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53in"/>
    </style:style>
    <style:style style:name="co2" style:family="table-column">
      <style:table-column-properties fo:break-before="auto" style:column-width="0.781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number-columns-repeated="11" table:default-cell-style-name="Default"/>
        <table:table-row table:style-name="ro1">
          <table:table-cell office:value-type="string">
            <text:p>Time[s]</text:p>
          </table:table-cell>
          <table:table-cell office:value-type="string">
            <text:p><text:s/>Channel 0</text:p>
          </table:table-cell>
          <table:table-cell office:value-type="string">
            <text:p><text:s/>Channel 1</text:p>
          </table:table-cell>
          <table:table-cell office:value-type="string">
            <text:p><text:s/>Channel 2</text:p>
          </table:table-cell>
          <table:table-cell table:number-columns-repeated="2"/>
          <table:table-cell office:value-type="string">
            <text:p>Time[s]</text:p>
          </table:table-cell>
          <table:table-cell office:value-type="string">
            <text:p>SEN</text:p>
          </table:table-cell>
          <table:table-cell office:value-type="string">
            <text:p>PA</text:p>
          </table:table-cell>
          <table:table-cell office:value-type="string">
            <text:p>PB</text:p>
          </table:table-cell>
          <table:table-cell office:value-type="string">
            <text:p>time this way</text:p>
          </table:table-cell>
          <table:table-cell table:number-columns-repeated="6"/>
        </table:table-row>
        <table:table-row table:style-name="ro1">
          <table:table-cell office:value-type="float" office:value="9.6">
            <text:p>9.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[.A3]-[.A2]" office:value-type="float" office:value="0.0764460000000007">
            <text:p>0.076446</text:p>
          </table:table-cell>
          <table:table-cell office:value-type="string">
            <text:p>SEN go high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[.G3]-[.G2]" office:value-type="float" office:value="0.101169000000001">
            <text:p>0.101169</text:p>
          </table:table-cell>
          <table:table-cell office:value-type="string">
            <text:p>SEN go hi</text:p>
          </table:table-cell>
          <table:table-cell table:number-columns-repeated="5"/>
        </table:table-row>
        <table:table-row table:style-name="ro1">
          <table:table-cell office:value-type="float" office:value="9.676446">
            <text:p>9.676446</text:p>
          </table:table-cell>
          <table:table-cell table:number-columns-repeated="3" office:value-type="float" office:value="1">
            <text:p>1</text:p>
          </table:table-cell>
          <table:table-cell table:formula="of:=[.A4]-[.A3]" office:value-type="float" office:value="0.193519999999999">
            <text:p>0.19352</text:p>
          </table:table-cell>
          <table:table-cell office:value-type="string">
            <text:p>delay b4 P...</text:p>
          </table:table-cell>
          <table:table-cell office:value-type="float" office:value="9.101169">
            <text:p>9.101169</text:p>
          </table:table-cell>
          <table:table-cell table:number-columns-repeated="3" office:value-type="float" office:value="1">
            <text:p>1</text:p>
          </table:table-cell>
          <table:table-cell table:formula="of:=[.G4]-[.G3]" office:value-type="float" office:value="0.185257">
            <text:p>0.185257</text:p>
          </table:table-cell>
          <table:table-cell office:value-type="string">
            <text:p>delay b4 P</text:p>
          </table:table-cell>
          <table:table-cell table:number-columns-repeated="5"/>
        </table:table-row>
        <table:table-row table:style-name="ro1">
          <table:table-cell office:value-type="float" office:value="9.869966">
            <text:p>9.8699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5]-[.A4]" office:value-type="float" office:value="0.000521000000000882">
            <text:p>0.000521</text:p>
          </table:table-cell>
          <table:table-cell office:value-type="string">
            <text:p>start P</text:p>
          </table:table-cell>
          <table:table-cell office:value-type="float" office:value="9.286426">
            <text:p>9.2864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5]-[.G4]" office:value-type="float" office:value="0.000520999999999106">
            <text:p>0.000521</text:p>
          </table:table-cell>
          <table:table-cell office:value-type="string">
            <text:p>start P</text:p>
          </table:table-cell>
          <table:table-cell table:number-columns-repeated="5"/>
        </table:table-row>
        <table:table-row table:style-name="ro1">
          <table:table-cell office:value-type="float" office:value="9.870487">
            <text:p>9.870487</text:p>
          </table:table-cell>
          <table:table-cell table:number-columns-repeated="3" office:value-type="float" office:value="1">
            <text:p>1</text:p>
          </table:table-cell>
          <table:table-cell table:formula="of:=[.A6]-[.A5]" office:value-type="float" office:value="0.00010399999999855">
            <text:p>0.000104</text:p>
          </table:table-cell>
          <table:table-cell/>
          <table:table-cell office:value-type="float" office:value="9.286947">
            <text:p>9.286947</text:p>
          </table:table-cell>
          <table:table-cell table:number-columns-repeated="3" office:value-type="float" office:value="1">
            <text:p>1</text:p>
          </table:table-cell>
          <table:table-cell table:formula="of:=[.G6]-[.G5]" office:value-type="float" office:value="0.000104000000000326">
            <text:p>0.000104</text:p>
          </table:table-cell>
          <table:table-cell table:number-columns-repeated="6"/>
        </table:table-row>
        <table:table-row table:style-name="ro1">
          <table:table-cell office:value-type="float" office:value="9.870591">
            <text:p>9.8705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7]-[.A6]" office:value-type="float" office:value="0.000104000000000326">
            <text:p>0.000104</text:p>
          </table:table-cell>
          <table:table-cell/>
          <table:table-cell office:value-type="float" office:value="9.287051">
            <text:p>9.2870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7]-[.G6]" office:value-type="float" office:value="0.000104000000000326">
            <text:p>0.000104</text:p>
          </table:table-cell>
          <table:table-cell table:number-columns-repeated="6"/>
        </table:table-row>
        <table:table-row table:style-name="ro1">
          <table:table-cell office:value-type="float" office:value="9.870695">
            <text:p>9.870695</text:p>
          </table:table-cell>
          <table:table-cell table:number-columns-repeated="3" office:value-type="float" office:value="1">
            <text:p>1</text:p>
          </table:table-cell>
          <table:table-cell table:formula="of:=[.A8]-[.A7]" office:value-type="float" office:value="0.000104000000000326">
            <text:p>0.000104</text:p>
          </table:table-cell>
          <table:table-cell/>
          <table:table-cell office:value-type="float" office:value="9.287155">
            <text:p>9.287155</text:p>
          </table:table-cell>
          <table:table-cell table:number-columns-repeated="3" office:value-type="float" office:value="1">
            <text:p>1</text:p>
          </table:table-cell>
          <table:table-cell table:formula="of:=[.G8]-[.G7]" office:value-type="float" office:value="0.000104000000000326">
            <text:p>0.000104</text:p>
          </table:table-cell>
          <table:table-cell table:number-columns-repeated="6"/>
        </table:table-row>
        <table:table-row table:style-name="ro1">
          <table:table-cell office:value-type="float" office:value="9.870799">
            <text:p>9.8707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9]-[.A8]" office:value-type="float" office:value="0.000104000000000326">
            <text:p>0.000104</text:p>
          </table:table-cell>
          <table:table-cell office:value-type="string">
            <text:p>end P</text:p>
          </table:table-cell>
          <table:table-cell office:value-type="float" office:value="9.287259">
            <text:p>9.2872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9]-[.G8]" office:value-type="float" office:value="0.00010399999999855">
            <text:p>0.000104</text:p>
          </table:table-cell>
          <table:table-cell table:number-columns-repeated="6"/>
        </table:table-row>
        <table:table-row table:style-name="ro1">
          <table:table-cell office:value-type="float" office:value="9.870903">
            <text:p>9.870903</text:p>
          </table:table-cell>
          <table:table-cell table:number-columns-repeated="3" office:value-type="float" office:value="1">
            <text:p>1</text:p>
          </table:table-cell>
          <table:table-cell table:formula="of:=[.A10]-[.A9]" office:value-type="float" office:value="0.00102700000000056">
            <text:p>0.001027</text:p>
          </table:table-cell>
          <table:table-cell/>
          <table:table-cell office:value-type="float" office:value="9.287363">
            <text:p>9.287363</text:p>
          </table:table-cell>
          <table:table-cell table:number-columns-repeated="3" office:value-type="float" office:value="1">
            <text:p>1</text:p>
          </table:table-cell>
          <table:table-cell table:formula="of:=[.G10]-[.G9]" office:value-type="float" office:value="0.0010930000000009">
            <text:p>0.001093</text:p>
          </table:table-cell>
          <table:table-cell table:number-columns-repeated="6"/>
        </table:table-row>
        <table:table-row table:style-name="ro1">
          <table:table-cell office:value-type="float" office:value="9.87193">
            <text:p>9.871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1]-[.A10]" office:value-type="float" office:value="0.00010399999999855">
            <text:p>0.000104</text:p>
          </table:table-cell>
          <table:table-cell office:value-type="string">
            <text:p>Start +</text:p>
          </table:table-cell>
          <table:table-cell office:value-type="float" office:value="9.288456">
            <text:p>9.2884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1]-[.G10]" office:value-type="float" office:value="0.000104000000000326">
            <text:p>0.000104</text:p>
          </table:table-cell>
          <table:table-cell table:number-columns-repeated="6"/>
        </table:table-row>
        <table:table-row table:style-name="ro1">
          <table:table-cell office:value-type="float" office:value="9.872034">
            <text:p>9.872034</text:p>
          </table:table-cell>
          <table:table-cell table:number-columns-repeated="3" office:value-type="float" office:value="1">
            <text:p>1</text:p>
          </table:table-cell>
          <table:table-cell table:formula="of:=[.A12]-[.A11]" office:value-type="float" office:value="0.000208999999999904">
            <text:p>0.000209</text:p>
          </table:table-cell>
          <table:table-cell/>
          <table:table-cell office:value-type="float" office:value="9.28856">
            <text:p>9.28856</text:p>
          </table:table-cell>
          <table:table-cell table:number-columns-repeated="3" office:value-type="float" office:value="1">
            <text:p>1</text:p>
          </table:table-cell>
          <table:table-cell table:formula="of:=[.G12]-[.G11]" office:value-type="float" office:value="0.000207999999998876">
            <text:p>0.000208</text:p>
          </table:table-cell>
          <table:table-cell table:number-columns-repeated="6"/>
        </table:table-row>
        <table:table-row table:style-name="ro1">
          <table:table-cell office:value-type="float" office:value="9.872243">
            <text:p>9.8722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3]-[.A12]" office:value-type="float" office:value="0.000104000000000326">
            <text:p>0.000104</text:p>
          </table:table-cell>
          <table:table-cell/>
          <table:table-cell office:value-type="float" office:value="9.288768">
            <text:p>9.2887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3]-[.G12]" office:value-type="float" office:value="0.000104000000000326">
            <text:p>0.000104</text:p>
          </table:table-cell>
          <table:table-cell table:number-columns-repeated="6"/>
        </table:table-row>
        <table:table-row table:style-name="ro1">
          <table:table-cell office:value-type="float" office:value="9.872347">
            <text:p>9.872347</text:p>
          </table:table-cell>
          <table:table-cell table:number-columns-repeated="3" office:value-type="float" office:value="1">
            <text:p>1</text:p>
          </table:table-cell>
          <table:table-cell table:formula="of:=[.A14]-[.A13]" office:value-type="float" office:value="0.000104000000000326">
            <text:p>0.000104</text:p>
          </table:table-cell>
          <table:table-cell/>
          <table:table-cell office:value-type="float" office:value="9.288872">
            <text:p>9.288872</text:p>
          </table:table-cell>
          <table:table-cell table:number-columns-repeated="3" office:value-type="float" office:value="1">
            <text:p>1</text:p>
          </table:table-cell>
          <table:table-cell table:formula="of:=[.G14]-[.G13]" office:value-type="float" office:value="0.000104000000000326">
            <text:p>0.000104</text:p>
          </table:table-cell>
          <table:table-cell table:number-columns-repeated="6"/>
        </table:table-row>
        <table:table-row table:style-name="ro1">
          <table:table-cell office:value-type="float" office:value="9.872451">
            <text:p>9.8724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5]-[.A14]" office:value-type="float" office:value="0.000104000000000326">
            <text:p>0.000104</text:p>
          </table:table-cell>
          <table:table-cell/>
          <table:table-cell office:value-type="float" office:value="9.288976">
            <text:p>9.2889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5]-[.G14]" office:value-type="float" office:value="0.000104000000000326">
            <text:p>0.000104</text:p>
          </table:table-cell>
          <table:table-cell table:number-columns-repeated="6"/>
        </table:table-row>
        <table:table-row table:style-name="ro1">
          <table:table-cell office:value-type="float" office:value="9.872555">
            <text:p>9.872555</text:p>
          </table:table-cell>
          <table:table-cell table:number-columns-repeated="3" office:value-type="float" office:value="1">
            <text:p>1</text:p>
          </table:table-cell>
          <table:table-cell table:formula="of:=[.A16]-[.A15]" office:value-type="float" office:value="0.000104000000000326">
            <text:p>0.000104</text:p>
          </table:table-cell>
          <table:table-cell/>
          <table:table-cell office:value-type="float" office:value="9.28908">
            <text:p>9.28908</text:p>
          </table:table-cell>
          <table:table-cell table:number-columns-repeated="3" office:value-type="float" office:value="1">
            <text:p>1</text:p>
          </table:table-cell>
          <table:table-cell table:formula="of:=[.G16]-[.G15]" office:value-type="float" office:value="0.000104000000000326">
            <text:p>0.000104</text:p>
          </table:table-cell>
          <table:table-cell table:number-columns-repeated="6"/>
        </table:table-row>
        <table:table-row table:style-name="ro1">
          <table:table-cell office:value-type="float" office:value="9.872659">
            <text:p>9.8726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7]-[.A16]" office:value-type="float" office:value="0.000208999999999904">
            <text:p>0.000209</text:p>
          </table:table-cell>
          <table:table-cell office:value-type="string">
            <text:p>End +</text:p>
          </table:table-cell>
          <table:table-cell office:value-type="float" office:value="9.289184">
            <text:p>9.2891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7]-[.G16]" office:value-type="float" office:value="0.000207999999998876">
            <text:p>0.000208</text:p>
          </table:table-cell>
          <table:table-cell table:number-columns-repeated="6"/>
        </table:table-row>
        <table:table-row table:style-name="ro1">
          <table:table-cell office:value-type="float" office:value="9.872868">
            <text:p>9.872868</text:p>
          </table:table-cell>
          <table:table-cell table:number-columns-repeated="3" office:value-type="float" office:value="1">
            <text:p>1</text:p>
          </table:table-cell>
          <table:table-cell table:formula="of:=[.A18]-[.A17]" office:value-type="float" office:value="0.00129999999999875">
            <text:p>0.0013</text:p>
          </table:table-cell>
          <table:table-cell/>
          <table:table-cell office:value-type="float" office:value="9.289392">
            <text:p>9.289392</text:p>
          </table:table-cell>
          <table:table-cell table:number-columns-repeated="3" office:value-type="float" office:value="1">
            <text:p>1</text:p>
          </table:table-cell>
          <table:table-cell table:formula="of:=[.G18]-[.G17]" office:value-type="float" office:value="0.0010930000000009">
            <text:p>0.001093</text:p>
          </table:table-cell>
          <table:table-cell table:number-columns-repeated="6"/>
        </table:table-row>
        <table:table-row table:style-name="ro1">
          <table:table-cell office:value-type="float" office:value="9.874168">
            <text:p>9.8741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9]-[.A18]" office:value-type="float" office:value="0.000521000000000882">
            <text:p>0.000521</text:p>
          </table:table-cell>
          <table:table-cell office:value-type="string">
            <text:p>Start 0</text:p>
          </table:table-cell>
          <table:table-cell office:value-type="float" office:value="9.290485">
            <text:p>9.2904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9]-[.G18]" office:value-type="float" office:value="0.000520999999999106">
            <text:p>0.000521</text:p>
          </table:table-cell>
          <table:table-cell table:number-columns-repeated="6"/>
        </table:table-row>
        <table:table-row table:style-name="ro1">
          <table:table-cell office:value-type="float" office:value="9.874689">
            <text:p>9.874689</text:p>
          </table:table-cell>
          <table:table-cell table:number-columns-repeated="3" office:value-type="float" office:value="1">
            <text:p>1</text:p>
          </table:table-cell>
          <table:table-cell table:formula="of:=[.A20]-[.A19]" office:value-type="float" office:value="0.000208000000000652">
            <text:p>0.000208</text:p>
          </table:table-cell>
          <table:table-cell/>
          <table:table-cell office:value-type="float" office:value="9.291006">
            <text:p>9.291006</text:p>
          </table:table-cell>
          <table:table-cell table:number-columns-repeated="3" office:value-type="float" office:value="1">
            <text:p>1</text:p>
          </table:table-cell>
          <table:table-cell table:formula="of:=[.G20]-[.G19]" office:value-type="float" office:value="0.000208000000000652">
            <text:p>0.000208</text:p>
          </table:table-cell>
          <table:table-cell table:number-columns-repeated="6"/>
        </table:table-row>
        <table:table-row table:style-name="ro1">
          <table:table-cell office:value-type="float" office:value="9.874897">
            <text:p>9.8748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1]-[.A20]" office:value-type="float" office:value="0.000208999999999904">
            <text:p>0.000209</text:p>
          </table:table-cell>
          <table:table-cell office:value-type="string">
            <text:p>End 0</text:p>
          </table:table-cell>
          <table:table-cell office:value-type="float" office:value="9.291214">
            <text:p>9.2912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21]-[.G20]" office:value-type="float" office:value="0.000208000000000652">
            <text:p>0.000208</text:p>
          </table:table-cell>
          <table:table-cell table:number-columns-repeated="6"/>
        </table:table-row>
        <table:table-row table:style-name="ro1">
          <table:table-cell office:value-type="float" office:value="9.875106">
            <text:p>9.875106</text:p>
          </table:table-cell>
          <table:table-cell table:number-columns-repeated="3" office:value-type="float" office:value="1">
            <text:p>1</text:p>
          </table:table-cell>
          <table:table-cell table:formula="of:=[.A22]-[.A21]" office:value-type="float" office:value="0.00128999999999913">
            <text:p>0.00129</text:p>
          </table:table-cell>
          <table:table-cell/>
          <table:table-cell office:value-type="float" office:value="9.291422">
            <text:p>9.291422</text:p>
          </table:table-cell>
          <table:table-cell table:number-columns-repeated="3" office:value-type="float" office:value="1">
            <text:p>1</text:p>
          </table:table-cell>
          <table:table-cell table:formula="of:=[.G22]-[.G21]" office:value-type="float" office:value="0.00109299999999912">
            <text:p>0.001093</text:p>
          </table:table-cell>
          <table:table-cell table:number-columns-repeated="6"/>
        </table:table-row>
        <table:table-row table:style-name="ro1">
          <table:table-cell office:value-type="float" office:value="9.876396">
            <text:p>9.876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3]-[.A22]" office:value-type="float" office:value="0.000521000000000882">
            <text:p>0.000521</text:p>
          </table:table-cell>
          <table:table-cell office:value-type="string">
            <text:p>Start 0</text:p>
          </table:table-cell>
          <table:table-cell office:value-type="float" office:value="9.292515">
            <text:p>9.2925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23]-[.G22]" office:value-type="float" office:value="0.000519999999999854">
            <text:p>0.00052</text:p>
          </table:table-cell>
          <table:table-cell table:number-columns-repeated="6"/>
        </table:table-row>
        <table:table-row table:style-name="ro1">
          <table:table-cell office:value-type="float" office:value="9.876917">
            <text:p>9.876917</text:p>
          </table:table-cell>
          <table:table-cell table:number-columns-repeated="3" office:value-type="float" office:value="1">
            <text:p>1</text:p>
          </table:table-cell>
          <table:table-cell table:formula="of:=[.A24]-[.A23]" office:value-type="float" office:value="0.000207999999998876">
            <text:p>0.000208</text:p>
          </table:table-cell>
          <table:table-cell/>
          <table:table-cell office:value-type="float" office:value="9.293035">
            <text:p>9.293035</text:p>
          </table:table-cell>
          <table:table-cell table:number-columns-repeated="3" office:value-type="float" office:value="1">
            <text:p>1</text:p>
          </table:table-cell>
          <table:table-cell table:formula="of:=[.G24]-[.G23]" office:value-type="float" office:value="0.000208999999999904">
            <text:p>0.000209</text:p>
          </table:table-cell>
          <table:table-cell table:number-columns-repeated="6"/>
        </table:table-row>
        <table:table-row table:style-name="ro1">
          <table:table-cell office:value-type="float" office:value="9.877125">
            <text:p>9.877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5]-[.A24]" office:value-type="float" office:value="0.000208000000000652">
            <text:p>0.000208</text:p>
          </table:table-cell>
          <table:table-cell office:value-type="string">
            <text:p>End 0</text:p>
          </table:table-cell>
          <table:table-cell office:value-type="float" office:value="9.293244">
            <text:p>9.2932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25]-[.G24]" office:value-type="float" office:value="0.000208000000000652">
            <text:p>0.000208</text:p>
          </table:table-cell>
          <table:table-cell table:number-columns-repeated="6"/>
        </table:table-row>
        <table:table-row table:style-name="ro1">
          <table:table-cell office:value-type="float" office:value="9.877333">
            <text:p>9.877333</text:p>
          </table:table-cell>
          <table:table-cell table:number-columns-repeated="3" office:value-type="float" office:value="1">
            <text:p>1</text:p>
          </table:table-cell>
          <table:table-cell table:formula="of:=[.A26]-[.A25]" office:value-type="float" office:value="0.00129100000000015">
            <text:p>0.001291</text:p>
          </table:table-cell>
          <table:table-cell/>
          <table:table-cell office:value-type="float" office:value="9.293452">
            <text:p>9.293452</text:p>
          </table:table-cell>
          <table:table-cell table:number-columns-repeated="3" office:value-type="float" office:value="1">
            <text:p>1</text:p>
          </table:table-cell>
          <table:table-cell table:formula="of:=[.G26]-[.G25]" office:value-type="float" office:value="0.00109299999999912">
            <text:p>0.001093</text:p>
          </table:table-cell>
          <table:table-cell table:number-columns-repeated="6"/>
        </table:table-row>
        <table:table-row table:style-name="ro1">
          <table:table-cell office:value-type="float" office:value="9.878624">
            <text:p>9.8786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7]-[.A26]" office:value-type="float" office:value="0.000520999999999106">
            <text:p>0.000521</text:p>
          </table:table-cell>
          <table:table-cell office:value-type="string">
            <text:p>Start 0</text:p>
          </table:table-cell>
          <table:table-cell office:value-type="float" office:value="9.294545">
            <text:p>9.2945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27]-[.G26]" office:value-type="float" office:value="0.000519999999999854">
            <text:p>0.00052</text:p>
          </table:table-cell>
          <table:table-cell table:number-columns-repeated="6"/>
        </table:table-row>
        <table:table-row table:style-name="ro1">
          <table:table-cell office:value-type="float" office:value="9.879145">
            <text:p>9.879145</text:p>
          </table:table-cell>
          <table:table-cell table:number-columns-repeated="3" office:value-type="float" office:value="1">
            <text:p>1</text:p>
          </table:table-cell>
          <table:table-cell table:formula="of:=[.A28]-[.A27]" office:value-type="float" office:value="0.000208999999999904">
            <text:p>0.000209</text:p>
          </table:table-cell>
          <table:table-cell/>
          <table:table-cell office:value-type="float" office:value="9.295065">
            <text:p>9.295065</text:p>
          </table:table-cell>
          <table:table-cell table:number-columns-repeated="3" office:value-type="float" office:value="1">
            <text:p>1</text:p>
          </table:table-cell>
          <table:table-cell table:formula="of:=[.G28]-[.G27]" office:value-type="float" office:value="0.000208000000000652">
            <text:p>0.000208</text:p>
          </table:table-cell>
          <table:table-cell table:number-columns-repeated="6"/>
        </table:table-row>
        <table:table-row table:style-name="ro1">
          <table:table-cell office:value-type="float" office:value="9.879354">
            <text:p>9.8793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9]-[.A28]" office:value-type="float" office:value="0.000208000000000652">
            <text:p>0.000208</text:p>
          </table:table-cell>
          <table:table-cell office:value-type="string">
            <text:p>End 0</text:p>
          </table:table-cell>
          <table:table-cell office:value-type="float" office:value="9.295273">
            <text:p>9.2952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29]-[.G28]" office:value-type="float" office:value="0.000208000000000652">
            <text:p>0.000208</text:p>
          </table:table-cell>
          <table:table-cell table:number-columns-repeated="6"/>
        </table:table-row>
        <table:table-row table:style-name="ro1">
          <table:table-cell office:value-type="float" office:value="9.879562">
            <text:p>9.879562</text:p>
          </table:table-cell>
          <table:table-cell table:number-columns-repeated="3" office:value-type="float" office:value="1">
            <text:p>1</text:p>
          </table:table-cell>
          <table:table-cell table:formula="of:=[.A30]-[.A29]" office:value-type="float" office:value="0.00129100000000015">
            <text:p>0.001291</text:p>
          </table:table-cell>
          <table:table-cell/>
          <table:table-cell office:value-type="float" office:value="9.295481">
            <text:p>9.295481</text:p>
          </table:table-cell>
          <table:table-cell table:number-columns-repeated="3" office:value-type="float" office:value="1">
            <text:p>1</text:p>
          </table:table-cell>
          <table:table-cell table:formula="of:=[.G30]-[.G29]" office:value-type="float" office:value="0.00109299999999912">
            <text:p>0.001093</text:p>
          </table:table-cell>
          <table:table-cell table:number-columns-repeated="6"/>
        </table:table-row>
        <table:table-row table:style-name="ro1">
          <table:table-cell office:value-type="float" office:value="9.880853">
            <text:p>9.8808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31]-[.A30]" office:value-type="float" office:value="0.000520999999999106">
            <text:p>0.000521</text:p>
          </table:table-cell>
          <table:table-cell office:value-type="string">
            <text:p>Start 0</text:p>
          </table:table-cell>
          <table:table-cell office:value-type="float" office:value="9.296574">
            <text:p>9.2965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31]-[.G30]" office:value-type="float" office:value="0.000521000000000882">
            <text:p>0.000521</text:p>
          </table:table-cell>
          <table:table-cell table:number-columns-repeated="6"/>
        </table:table-row>
        <table:table-row table:style-name="ro1">
          <table:table-cell office:value-type="float" office:value="9.881374">
            <text:p>9.881374</text:p>
          </table:table-cell>
          <table:table-cell table:number-columns-repeated="3" office:value-type="float" office:value="1">
            <text:p>1</text:p>
          </table:table-cell>
          <table:table-cell table:formula="of:=[.A32]-[.A31]" office:value-type="float" office:value="0.000208000000000652">
            <text:p>0.000208</text:p>
          </table:table-cell>
          <table:table-cell/>
          <table:table-cell office:value-type="float" office:value="9.297095">
            <text:p>9.297095</text:p>
          </table:table-cell>
          <table:table-cell table:number-columns-repeated="3" office:value-type="float" office:value="1">
            <text:p>1</text:p>
          </table:table-cell>
          <table:table-cell table:formula="of:=[.G32]-[.G31]" office:value-type="float" office:value="0.000207999999998876">
            <text:p>0.000208</text:p>
          </table:table-cell>
          <table:table-cell table:number-columns-repeated="6"/>
        </table:table-row>
        <table:table-row table:style-name="ro1">
          <table:table-cell office:value-type="float" office:value="9.881582">
            <text:p>9.881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33]-[.A32]" office:value-type="float" office:value="0.000208000000000652">
            <text:p>0.000208</text:p>
          </table:table-cell>
          <table:table-cell office:value-type="string">
            <text:p>End 0</text:p>
          </table:table-cell>
          <table:table-cell office:value-type="float" office:value="9.297303">
            <text:p>9.297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33]-[.G32]" office:value-type="float" office:value="0.000208000000000652">
            <text:p>0.000208</text:p>
          </table:table-cell>
          <table:table-cell table:number-columns-repeated="6"/>
        </table:table-row>
        <table:table-row table:style-name="ro1">
          <table:table-cell office:value-type="float" office:value="9.88179">
            <text:p>9.88179</text:p>
          </table:table-cell>
          <table:table-cell table:number-columns-repeated="3" office:value-type="float" office:value="1">
            <text:p>1</text:p>
          </table:table-cell>
          <table:table-cell table:formula="of:=[.A34]-[.A33]" office:value-type="float" office:value="0.00128999999999913">
            <text:p>0.00129</text:p>
          </table:table-cell>
          <table:table-cell/>
          <table:table-cell office:value-type="float" office:value="9.297511">
            <text:p>9.297511</text:p>
          </table:table-cell>
          <table:table-cell table:number-columns-repeated="3" office:value-type="float" office:value="1">
            <text:p>1</text:p>
          </table:table-cell>
          <table:table-cell table:formula="of:=[.G34]-[.G33]" office:value-type="float" office:value="0.00109299999999912">
            <text:p>0.001093</text:p>
          </table:table-cell>
          <table:table-cell table:number-columns-repeated="6"/>
        </table:table-row>
        <table:table-row table:style-name="ro1">
          <table:table-cell office:value-type="float" office:value="9.88308">
            <text:p>9.883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35]-[.A34]" office:value-type="float" office:value="0.000521000000000882">
            <text:p>0.000521</text:p>
          </table:table-cell>
          <table:table-cell office:value-type="string">
            <text:p>Start 0</text:p>
          </table:table-cell>
          <table:table-cell office:value-type="float" office:value="9.298604">
            <text:p>9.2986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35]-[.G34]" office:value-type="float" office:value="0.00052000000000163">
            <text:p>0.00052</text:p>
          </table:table-cell>
          <table:table-cell table:number-columns-repeated="6"/>
        </table:table-row>
        <table:table-row table:style-name="ro1">
          <table:table-cell office:value-type="float" office:value="9.883601">
            <text:p>9.883601</text:p>
          </table:table-cell>
          <table:table-cell table:number-columns-repeated="3" office:value-type="float" office:value="1">
            <text:p>1</text:p>
          </table:table-cell>
          <table:table-cell table:formula="of:=[.A36]-[.A35]" office:value-type="float" office:value="0.000208999999999904">
            <text:p>0.000209</text:p>
          </table:table-cell>
          <table:table-cell/>
          <table:table-cell office:value-type="float" office:value="9.299124">
            <text:p>9.299124</text:p>
          </table:table-cell>
          <table:table-cell table:number-columns-repeated="3" office:value-type="float" office:value="1">
            <text:p>1</text:p>
          </table:table-cell>
          <table:table-cell table:formula="of:=[.G36]-[.G35]" office:value-type="float" office:value="0.000208999999999904">
            <text:p>0.000209</text:p>
          </table:table-cell>
          <table:table-cell table:number-columns-repeated="6"/>
        </table:table-row>
        <table:table-row table:style-name="ro1">
          <table:table-cell office:value-type="float" office:value="9.88381">
            <text:p>9.883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37]-[.A36]" office:value-type="float" office:value="0.000207999999998876">
            <text:p>0.000208</text:p>
          </table:table-cell>
          <table:table-cell office:value-type="string">
            <text:p>End 0</text:p>
          </table:table-cell>
          <table:table-cell office:value-type="float" office:value="9.299333">
            <text:p>9.2993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37]-[.G36]" office:value-type="float" office:value="0.000207999999998876">
            <text:p>0.000208</text:p>
          </table:table-cell>
          <table:table-cell table:number-columns-repeated="6"/>
        </table:table-row>
        <table:table-row table:style-name="ro1">
          <table:table-cell office:value-type="float" office:value="9.884018">
            <text:p>9.884018</text:p>
          </table:table-cell>
          <table:table-cell table:number-columns-repeated="3" office:value-type="float" office:value="1">
            <text:p>1</text:p>
          </table:table-cell>
          <table:table-cell table:formula="of:=[.A38]-[.A37]" office:value-type="float" office:value="0.000988000000001321">
            <text:p>0.000988</text:p>
          </table:table-cell>
          <table:table-cell/>
          <table:table-cell office:value-type="float" office:value="9.299541">
            <text:p>9.299541</text:p>
          </table:table-cell>
          <table:table-cell table:number-columns-repeated="3" office:value-type="float" office:value="1">
            <text:p>1</text:p>
          </table:table-cell>
          <table:table-cell table:formula="of:=[.G38]-[.G37]" office:value-type="float" office:value="0.0010930000000009">
            <text:p>0.001093</text:p>
          </table:table-cell>
          <table:table-cell table:number-columns-repeated="6"/>
        </table:table-row>
        <table:table-row table:style-name="ro1">
          <table:table-cell office:value-type="float" office:value="9.885006">
            <text:p>9.8850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39]-[.A38]" office:value-type="float" office:value="0.000104000000000326">
            <text:p>0.000104</text:p>
          </table:table-cell>
          <table:table-cell office:value-type="string">
            <text:p>start CR</text:p>
          </table:table-cell>
          <table:table-cell office:value-type="float" office:value="9.300634">
            <text:p>9.3006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39]-[.G38]" office:value-type="float" office:value="0.000104000000000326">
            <text:p>0.000104</text:p>
          </table:table-cell>
          <table:table-cell table:number-columns-repeated="6"/>
        </table:table-row>
        <table:table-row table:style-name="ro1">
          <table:table-cell office:value-type="float" office:value="9.88511">
            <text:p>9.88511</text:p>
          </table:table-cell>
          <table:table-cell table:number-columns-repeated="3" office:value-type="float" office:value="1">
            <text:p>1</text:p>
          </table:table-cell>
          <table:table-cell table:formula="of:=[.A40]-[.A39]" office:value-type="float" office:value="0.00010399999999855">
            <text:p>0.000104</text:p>
          </table:table-cell>
          <table:table-cell/>
          <table:table-cell office:value-type="float" office:value="9.300738">
            <text:p>9.300738</text:p>
          </table:table-cell>
          <table:table-cell table:number-columns-repeated="3" office:value-type="float" office:value="1">
            <text:p>1</text:p>
          </table:table-cell>
          <table:table-cell table:formula="of:=[.G40]-[.G39]" office:value-type="float" office:value="0.00010399999999855">
            <text:p>0.000104</text:p>
          </table:table-cell>
          <table:table-cell table:number-columns-repeated="6"/>
        </table:table-row>
        <table:table-row table:style-name="ro1">
          <table:table-cell office:value-type="float" office:value="9.885214">
            <text:p>9.8852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41]-[.A40]" office:value-type="float" office:value="0.000104000000000326">
            <text:p>0.000104</text:p>
          </table:table-cell>
          <table:table-cell/>
          <table:table-cell office:value-type="float" office:value="9.300842">
            <text:p>9.3008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41]-[.G40]" office:value-type="float" office:value="0.000104000000000326">
            <text:p>0.000104</text:p>
          </table:table-cell>
          <table:table-cell table:number-columns-repeated="6"/>
        </table:table-row>
        <table:table-row table:style-name="ro1">
          <table:table-cell office:value-type="float" office:value="9.885318">
            <text:p>9.885318</text:p>
          </table:table-cell>
          <table:table-cell table:number-columns-repeated="3" office:value-type="float" office:value="1">
            <text:p>1</text:p>
          </table:table-cell>
          <table:table-cell table:formula="of:=[.A42]-[.A41]" office:value-type="float" office:value="0.000208999999999904">
            <text:p>0.000209</text:p>
          </table:table-cell>
          <table:table-cell/>
          <table:table-cell office:value-type="float" office:value="9.300946">
            <text:p>9.300946</text:p>
          </table:table-cell>
          <table:table-cell table:number-columns-repeated="3" office:value-type="float" office:value="1">
            <text:p>1</text:p>
          </table:table-cell>
          <table:table-cell table:formula="of:=[.G42]-[.G41]" office:value-type="float" office:value="0.000208000000000652">
            <text:p>0.000208</text:p>
          </table:table-cell>
          <table:table-cell table:number-columns-repeated="6"/>
        </table:table-row>
        <table:table-row table:style-name="ro1">
          <table:table-cell office:value-type="float" office:value="9.885527">
            <text:p>9.8855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43]-[.A42]" office:value-type="float" office:value="0.000312000000000978">
            <text:p>0.000312</text:p>
          </table:table-cell>
          <table:table-cell office:value-type="string">
            <text:p>end CR</text:p>
          </table:table-cell>
          <table:table-cell office:value-type="float" office:value="9.301154">
            <text:p>9.301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43]-[.G42]" office:value-type="float" office:value="0.000311999999999202">
            <text:p>0.000312</text:p>
          </table:table-cell>
          <table:table-cell office:value-type="string">
            <text:p>end CR</text:p>
          </table:table-cell>
          <table:table-cell table:number-columns-repeated="5"/>
        </table:table-row>
        <table:table-row table:style-name="ro1">
          <table:table-cell office:value-type="float" office:value="9.885839">
            <text:p>9.885839</text:p>
          </table:table-cell>
          <table:table-cell table:number-columns-repeated="3" office:value-type="float" office:value="1">
            <text:p>1</text:p>
          </table:table-cell>
          <table:table-cell table:formula="of:=[.A44]-[.A43]" office:value-type="float" office:value="0.00247099999999989">
            <text:p>0.002471</text:p>
          </table:table-cell>
          <table:table-cell office:value-type="string">
            <text:p>pause b4 Q</text:p>
          </table:table-cell>
          <table:table-cell office:value-type="float" office:value="9.301466">
            <text:p>9.301466</text:p>
          </table:table-cell>
          <table:table-cell table:number-columns-repeated="3" office:value-type="float" office:value="1">
            <text:p>1</text:p>
          </table:table-cell>
          <table:table-cell table:formula="of:=[.G44]-[.G43]" office:value-type="float" office:value="0.00246800000000036">
            <text:p>0.002468</text:p>
          </table:table-cell>
          <table:table-cell office:value-type="string">
            <text:p>pause b4 Q</text:p>
          </table:table-cell>
          <table:table-cell table:number-columns-repeated="5"/>
        </table:table-row>
        <table:table-row table:style-name="ro1">
          <table:table-cell office:value-type="float" office:value="9.88831">
            <text:p>9.888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45]-[.A44]" office:value-type="float" office:value="0.0000429999999997932">
            <text:p>0.000043</text:p>
          </table:table-cell>
          <table:table-cell table:formula="of:=ROW([.E44])-43" office:value-type="float" office:value="1">
            <text:p>1</text:p>
          </table:table-cell>
          <table:table-cell office:value-type="float" office:value="9.303934">
            <text:p>9.3039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45]-[.G44]" office:value-type="float" office:value="0.0000450000000000728">
            <text:p>0.000045</text:p>
          </table:table-cell>
          <table:table-cell table:formula="of:=ROW([.K44])-43" office:value-type="float" office:value="1">
            <text:p>1</text:p>
          </table:table-cell>
          <table:table-cell table:formula="of:=[.C44]=[.I44]" office:value-type="boolean" office:boolean-value="true">
            <text:p>TRUE</text:p>
          </table:table-cell>
          <table:table-cell table:formula="of:=[.D44]=[.J44]" office:value-type="boolean" office:boolean-value="true">
            <text:p>TRUE</text:p>
          </table:table-cell>
          <table:table-cell table:formula="of:=[.E44]-[.K44]" office:value-type="float" office:value="-0.00000200000000027956">
            <text:p>-0.000002</text:p>
          </table:table-cell>
          <table:table-cell table:formula="of:=[.O44]&gt;0.00001" office:value-type="boolean" office:boolean-value="false">
            <text:p>FALSE</text:p>
          </table:table-cell>
          <table:table-cell table:formula="of:=[.O4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8353">
            <text:p>9.88835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46]-[.A45]" office:value-type="float" office:value="0.0000429999999997932">
            <text:p>0.000043</text:p>
          </table:table-cell>
          <table:table-cell table:formula="of:=ROW([.E45])-43" office:value-type="float" office:value="2">
            <text:p>2</text:p>
          </table:table-cell>
          <table:table-cell office:value-type="float" office:value="9.303979">
            <text:p>9.30397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46]-[.G45]" office:value-type="float" office:value="0.0000409999999995137">
            <text:p>0.000041</text:p>
          </table:table-cell>
          <table:table-cell table:formula="of:=ROW([.K45])-43" office:value-type="float" office:value="2">
            <text:p>2</text:p>
          </table:table-cell>
          <table:table-cell table:formula="of:=[.C45]=[.I45]" office:value-type="boolean" office:boolean-value="true">
            <text:p>TRUE</text:p>
          </table:table-cell>
          <table:table-cell table:formula="of:=[.D45]=[.J45]" office:value-type="boolean" office:boolean-value="true">
            <text:p>TRUE</text:p>
          </table:table-cell>
          <table:table-cell table:formula="of:=[.E45]-[.K45]" office:value-type="float" office:value="0.00000200000000027956">
            <text:p>0.000002</text:p>
          </table:table-cell>
          <table:table-cell table:formula="of:=[.O45]&gt;0.00001" office:value-type="boolean" office:boolean-value="false">
            <text:p>FALSE</text:p>
          </table:table-cell>
          <table:table-cell table:formula="of:=[.O4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8396">
            <text:p>9.88839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47]-[.A46]" office:value-type="float" office:value="0.0000420000000005416">
            <text:p>0.000042</text:p>
          </table:table-cell>
          <table:table-cell table:formula="of:=ROW([.E46])-43" office:value-type="float" office:value="3">
            <text:p>3</text:p>
          </table:table-cell>
          <table:table-cell office:value-type="float" office:value="9.30402">
            <text:p>9.3040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47]-[.G46]" office:value-type="float" office:value="0.0000450000000000728">
            <text:p>0.000045</text:p>
          </table:table-cell>
          <table:table-cell table:formula="of:=ROW([.K46])-43" office:value-type="float" office:value="3">
            <text:p>3</text:p>
          </table:table-cell>
          <table:table-cell table:formula="of:=[.C46]=[.I46]" office:value-type="boolean" office:boolean-value="true">
            <text:p>TRUE</text:p>
          </table:table-cell>
          <table:table-cell table:formula="of:=[.D46]=[.J46]" office:value-type="boolean" office:boolean-value="true">
            <text:p>TRUE</text:p>
          </table:table-cell>
          <table:table-cell table:formula="of:=[.E46]-[.K46]" office:value-type="float" office:value="-0.00000299999999953116">
            <text:p>-0.000003</text:p>
          </table:table-cell>
          <table:table-cell table:formula="of:=[.O46]&gt;0.00001" office:value-type="boolean" office:boolean-value="false">
            <text:p>FALSE</text:p>
          </table:table-cell>
          <table:table-cell table:formula="of:=[.O4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8438">
            <text:p>9.888438</text:p>
          </table:table-cell>
          <table:table-cell table:number-columns-repeated="3" office:value-type="float" office:value="1">
            <text:p>1</text:p>
          </table:table-cell>
          <table:table-cell table:formula="of:=[.A48]-[.A47]" office:value-type="float" office:value="0.0000429999999997932">
            <text:p>0.000043</text:p>
          </table:table-cell>
          <table:table-cell table:formula="of:=ROW([.E47])-43" office:value-type="float" office:value="4">
            <text:p>4</text:p>
          </table:table-cell>
          <table:table-cell office:value-type="float" office:value="9.304065">
            <text:p>9.304065</text:p>
          </table:table-cell>
          <table:table-cell table:number-columns-repeated="3" office:value-type="float" office:value="1">
            <text:p>1</text:p>
          </table:table-cell>
          <table:table-cell table:formula="of:=[.G48]-[.G47]" office:value-type="float" office:value="0.0000420000000005416">
            <text:p>0.000042</text:p>
          </table:table-cell>
          <table:table-cell table:formula="of:=ROW([.K47])-43" office:value-type="float" office:value="4">
            <text:p>4</text:p>
          </table:table-cell>
          <table:table-cell table:formula="of:=[.C47]=[.I47]" office:value-type="boolean" office:boolean-value="true">
            <text:p>TRUE</text:p>
          </table:table-cell>
          <table:table-cell table:formula="of:=[.D47]=[.J47]" office:value-type="boolean" office:boolean-value="true">
            <text:p>TRUE</text:p>
          </table:table-cell>
          <table:table-cell table:formula="of:=[.E47]-[.K47]" office:value-type="float" office:value="0.0000009999999992516">
            <text:p>0.000001</text:p>
          </table:table-cell>
          <table:table-cell table:formula="of:=[.O47]&gt;0.00001" office:value-type="boolean" office:boolean-value="false">
            <text:p>FALSE</text:p>
          </table:table-cell>
          <table:table-cell table:formula="of:=[.O4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8481">
            <text:p>9.8884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49]-[.A48]" office:value-type="float" office:value="0.0000429999999997932">
            <text:p>0.000043</text:p>
          </table:table-cell>
          <table:table-cell table:formula="of:=ROW([.E48])-43" office:value-type="float" office:value="5">
            <text:p>5</text:p>
          </table:table-cell>
          <table:table-cell office:value-type="float" office:value="9.304107">
            <text:p>9.3041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49]-[.G48]" office:value-type="float" office:value="0.0000439999999990448">
            <text:p>0.000044</text:p>
          </table:table-cell>
          <table:table-cell table:formula="of:=ROW([.K48])-43" office:value-type="float" office:value="5">
            <text:p>5</text:p>
          </table:table-cell>
          <table:table-cell table:formula="of:=[.C48]=[.I48]" office:value-type="boolean" office:boolean-value="true">
            <text:p>TRUE</text:p>
          </table:table-cell>
          <table:table-cell table:formula="of:=[.D48]=[.J48]" office:value-type="boolean" office:boolean-value="true">
            <text:p>TRUE</text:p>
          </table:table-cell>
          <table:table-cell table:formula="of:=[.E48]-[.K48]" office:value-type="float" office:value="-0.0000009999999992516">
            <text:p>-0.000001</text:p>
          </table:table-cell>
          <table:table-cell table:formula="of:=[.O48]&gt;0.00001" office:value-type="boolean" office:boolean-value="false">
            <text:p>FALSE</text:p>
          </table:table-cell>
          <table:table-cell table:formula="of:=[.O4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8524">
            <text:p>9.88852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50]-[.A49]" office:value-type="float" office:value="0.0000420000000005416">
            <text:p>0.000042</text:p>
          </table:table-cell>
          <table:table-cell table:formula="of:=ROW([.E49])-43" office:value-type="float" office:value="6">
            <text:p>6</text:p>
          </table:table-cell>
          <table:table-cell office:value-type="float" office:value="9.304151">
            <text:p>9.30415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50]-[.G49]" office:value-type="float" office:value="0.0000420000000005416">
            <text:p>0.000042</text:p>
          </table:table-cell>
          <table:table-cell table:formula="of:=ROW([.K49])-43" office:value-type="float" office:value="6">
            <text:p>6</text:p>
          </table:table-cell>
          <table:table-cell table:formula="of:=[.C49]=[.I49]" office:value-type="boolean" office:boolean-value="true">
            <text:p>TRUE</text:p>
          </table:table-cell>
          <table:table-cell table:formula="of:=[.D49]=[.J49]" office:value-type="boolean" office:boolean-value="true">
            <text:p>TRUE</text:p>
          </table:table-cell>
          <table:table-cell table:formula="of:=[.E49]-[.K49]" office:value-type="float" office:value="0">
            <text:p>0</text:p>
          </table:table-cell>
          <table:table-cell table:formula="of:=[.O49]&gt;0.00001" office:value-type="boolean" office:boolean-value="false">
            <text:p>FALSE</text:p>
          </table:table-cell>
          <table:table-cell table:formula="of:=[.O4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8566">
            <text:p>9.88856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51]-[.A50]" office:value-type="float" office:value="0.0000429999999997932">
            <text:p>0.000043</text:p>
          </table:table-cell>
          <table:table-cell table:formula="of:=ROW([.E50])-43" office:value-type="float" office:value="7">
            <text:p>7</text:p>
          </table:table-cell>
          <table:table-cell office:value-type="float" office:value="9.304193">
            <text:p>9.30419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51]-[.G50]" office:value-type="float" office:value="0.0000450000000000728">
            <text:p>0.000045</text:p>
          </table:table-cell>
          <table:table-cell table:formula="of:=ROW([.K50])-43" office:value-type="float" office:value="7">
            <text:p>7</text:p>
          </table:table-cell>
          <table:table-cell table:formula="of:=[.C50]=[.I50]" office:value-type="boolean" office:boolean-value="true">
            <text:p>TRUE</text:p>
          </table:table-cell>
          <table:table-cell table:formula="of:=[.D50]=[.J50]" office:value-type="boolean" office:boolean-value="true">
            <text:p>TRUE</text:p>
          </table:table-cell>
          <table:table-cell table:formula="of:=[.E50]-[.K50]" office:value-type="float" office:value="-0.00000200000000027956">
            <text:p>-0.000002</text:p>
          </table:table-cell>
          <table:table-cell table:formula="of:=[.O50]&gt;0.00001" office:value-type="boolean" office:boolean-value="false">
            <text:p>FALSE</text:p>
          </table:table-cell>
          <table:table-cell table:formula="of:=[.O5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8609">
            <text:p>9.888609</text:p>
          </table:table-cell>
          <table:table-cell table:number-columns-repeated="3" office:value-type="float" office:value="1">
            <text:p>1</text:p>
          </table:table-cell>
          <table:table-cell table:formula="of:=[.A52]-[.A51]" office:value-type="float" office:value="0.0000429999999997932">
            <text:p>0.000043</text:p>
          </table:table-cell>
          <table:table-cell table:formula="of:=ROW([.E51])-43" office:value-type="float" office:value="8">
            <text:p>8</text:p>
          </table:table-cell>
          <table:table-cell office:value-type="float" office:value="9.304238">
            <text:p>9.304238</text:p>
          </table:table-cell>
          <table:table-cell table:number-columns-repeated="3" office:value-type="float" office:value="1">
            <text:p>1</text:p>
          </table:table-cell>
          <table:table-cell table:formula="of:=[.G52]-[.G51]" office:value-type="float" office:value="0.0000409999999995137">
            <text:p>0.000041</text:p>
          </table:table-cell>
          <table:table-cell table:formula="of:=ROW([.K51])-43" office:value-type="float" office:value="8">
            <text:p>8</text:p>
          </table:table-cell>
          <table:table-cell table:formula="of:=[.C51]=[.I51]" office:value-type="boolean" office:boolean-value="true">
            <text:p>TRUE</text:p>
          </table:table-cell>
          <table:table-cell table:formula="of:=[.D51]=[.J51]" office:value-type="boolean" office:boolean-value="true">
            <text:p>TRUE</text:p>
          </table:table-cell>
          <table:table-cell table:formula="of:=[.E51]-[.K51]" office:value-type="float" office:value="0.00000200000000027956">
            <text:p>0.000002</text:p>
          </table:table-cell>
          <table:table-cell table:formula="of:=[.O51]&gt;0.00001" office:value-type="boolean" office:boolean-value="false">
            <text:p>FALSE</text:p>
          </table:table-cell>
          <table:table-cell table:formula="of:=[.O5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8652">
            <text:p>9.8886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53]-[.A52]" office:value-type="float" office:value="0.0000419999999987653">
            <text:p>0.000042</text:p>
          </table:table-cell>
          <table:table-cell table:formula="of:=ROW([.E52])-43" office:value-type="float" office:value="9">
            <text:p>9</text:p>
          </table:table-cell>
          <table:table-cell office:value-type="float" office:value="9.304279">
            <text:p>9.3042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53]-[.G52]" office:value-type="float" office:value="0.0000450000000000728">
            <text:p>0.000045</text:p>
          </table:table-cell>
          <table:table-cell table:formula="of:=ROW([.K52])-43" office:value-type="float" office:value="9">
            <text:p>9</text:p>
          </table:table-cell>
          <table:table-cell table:formula="of:=[.C52]=[.I52]" office:value-type="boolean" office:boolean-value="true">
            <text:p>TRUE</text:p>
          </table:table-cell>
          <table:table-cell table:formula="of:=[.D52]=[.J52]" office:value-type="boolean" office:boolean-value="true">
            <text:p>TRUE</text:p>
          </table:table-cell>
          <table:table-cell table:formula="of:=[.E52]-[.K52]" office:value-type="float" office:value="-0.00000300000000130751">
            <text:p>-0.000003</text:p>
          </table:table-cell>
          <table:table-cell table:formula="of:=[.O52]&gt;0.00001" office:value-type="boolean" office:boolean-value="false">
            <text:p>FALSE</text:p>
          </table:table-cell>
          <table:table-cell table:formula="of:=[.O5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8694">
            <text:p>9.88869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54]-[.A53]" office:value-type="float" office:value="0.0000430000000015696">
            <text:p>0.000043</text:p>
          </table:table-cell>
          <table:table-cell table:formula="of:=ROW([.E53])-43" office:value-type="float" office:value="10">
            <text:p>10</text:p>
          </table:table-cell>
          <table:table-cell office:value-type="float" office:value="9.304324">
            <text:p>9.30432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54]-[.G53]" office:value-type="float" office:value="0.0000420000000005416">
            <text:p>0.000042</text:p>
          </table:table-cell>
          <table:table-cell table:formula="of:=ROW([.K53])-43" office:value-type="float" office:value="10">
            <text:p>10</text:p>
          </table:table-cell>
          <table:table-cell table:formula="of:=[.C53]=[.I53]" office:value-type="boolean" office:boolean-value="true">
            <text:p>TRUE</text:p>
          </table:table-cell>
          <table:table-cell table:formula="of:=[.D53]=[.J53]" office:value-type="boolean" office:boolean-value="true">
            <text:p>TRUE</text:p>
          </table:table-cell>
          <table:table-cell table:formula="of:=[.E53]-[.K53]" office:value-type="float" office:value="0.00000100000000102796">
            <text:p>0.000001</text:p>
          </table:table-cell>
          <table:table-cell table:formula="of:=[.O53]&gt;0.00001" office:value-type="boolean" office:boolean-value="false">
            <text:p>FALSE</text:p>
          </table:table-cell>
          <table:table-cell table:formula="of:=[.O5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8737">
            <text:p>9.88873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55]-[.A54]" office:value-type="float" office:value="0.0000429999999997932">
            <text:p>0.000043</text:p>
          </table:table-cell>
          <table:table-cell table:formula="of:=ROW([.E54])-43" office:value-type="float" office:value="11">
            <text:p>11</text:p>
          </table:table-cell>
          <table:table-cell office:value-type="float" office:value="9.304366">
            <text:p>9.30436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55]-[.G54]" office:value-type="float" office:value="0.0000440000000008212">
            <text:p>0.000044</text:p>
          </table:table-cell>
          <table:table-cell table:formula="of:=ROW([.K54])-43" office:value-type="float" office:value="11">
            <text:p>11</text:p>
          </table:table-cell>
          <table:table-cell table:formula="of:=[.C54]=[.I54]" office:value-type="boolean" office:boolean-value="true">
            <text:p>TRUE</text:p>
          </table:table-cell>
          <table:table-cell table:formula="of:=[.D54]=[.J54]" office:value-type="boolean" office:boolean-value="true">
            <text:p>TRUE</text:p>
          </table:table-cell>
          <table:table-cell table:formula="of:=[.E54]-[.K54]" office:value-type="float" office:value="-0.00000100000000102796">
            <text:p>-0.000001</text:p>
          </table:table-cell>
          <table:table-cell table:formula="of:=[.O54]&gt;0.00001" office:value-type="boolean" office:boolean-value="false">
            <text:p>FALSE</text:p>
          </table:table-cell>
          <table:table-cell table:formula="of:=[.O5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878">
            <text:p>9.88878</text:p>
          </table:table-cell>
          <table:table-cell table:number-columns-repeated="3" office:value-type="float" office:value="1">
            <text:p>1</text:p>
          </table:table-cell>
          <table:table-cell table:formula="of:=[.A56]-[.A55]" office:value-type="float" office:value="0.0000419999999987653">
            <text:p>0.000042</text:p>
          </table:table-cell>
          <table:table-cell table:formula="of:=ROW([.E55])-43" office:value-type="float" office:value="12">
            <text:p>12</text:p>
          </table:table-cell>
          <table:table-cell office:value-type="float" office:value="9.30441">
            <text:p>9.30441</text:p>
          </table:table-cell>
          <table:table-cell table:number-columns-repeated="3" office:value-type="float" office:value="1">
            <text:p>1</text:p>
          </table:table-cell>
          <table:table-cell table:formula="of:=[.G56]-[.G55]" office:value-type="float" office:value="0.0000419999999987653">
            <text:p>0.000042</text:p>
          </table:table-cell>
          <table:table-cell table:formula="of:=ROW([.K55])-43" office:value-type="float" office:value="12">
            <text:p>12</text:p>
          </table:table-cell>
          <table:table-cell table:formula="of:=[.C55]=[.I55]" office:value-type="boolean" office:boolean-value="true">
            <text:p>TRUE</text:p>
          </table:table-cell>
          <table:table-cell table:formula="of:=[.D55]=[.J55]" office:value-type="boolean" office:boolean-value="true">
            <text:p>TRUE</text:p>
          </table:table-cell>
          <table:table-cell table:formula="of:=[.E55]-[.K55]" office:value-type="float" office:value="0">
            <text:p>0</text:p>
          </table:table-cell>
          <table:table-cell table:formula="of:=[.O55]&gt;0.00001" office:value-type="boolean" office:boolean-value="false">
            <text:p>FALSE</text:p>
          </table:table-cell>
          <table:table-cell table:formula="of:=[.O5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8822">
            <text:p>9.8888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57]-[.A56]" office:value-type="float" office:value="0.0000429999999997932">
            <text:p>0.000043</text:p>
          </table:table-cell>
          <table:table-cell table:formula="of:=ROW([.E56])-43" office:value-type="float" office:value="13">
            <text:p>13</text:p>
          </table:table-cell>
          <table:table-cell office:value-type="float" office:value="9.304452">
            <text:p>9.3044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57]-[.G56]" office:value-type="float" office:value="0.0000450000000000728">
            <text:p>0.000045</text:p>
          </table:table-cell>
          <table:table-cell table:formula="of:=ROW([.K56])-43" office:value-type="float" office:value="13">
            <text:p>13</text:p>
          </table:table-cell>
          <table:table-cell table:formula="of:=[.C56]=[.I56]" office:value-type="boolean" office:boolean-value="true">
            <text:p>TRUE</text:p>
          </table:table-cell>
          <table:table-cell table:formula="of:=[.D56]=[.J56]" office:value-type="boolean" office:boolean-value="true">
            <text:p>TRUE</text:p>
          </table:table-cell>
          <table:table-cell table:formula="of:=[.E56]-[.K56]" office:value-type="float" office:value="-0.00000200000000027956">
            <text:p>-0.000002</text:p>
          </table:table-cell>
          <table:table-cell table:formula="of:=[.O56]&gt;0.00001" office:value-type="boolean" office:boolean-value="false">
            <text:p>FALSE</text:p>
          </table:table-cell>
          <table:table-cell table:formula="of:=[.O5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8865">
            <text:p>9.88886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58]-[.A57]" office:value-type="float" office:value="0.0000430000000015696">
            <text:p>0.000043</text:p>
          </table:table-cell>
          <table:table-cell table:formula="of:=ROW([.E57])-43" office:value-type="float" office:value="14">
            <text:p>14</text:p>
          </table:table-cell>
          <table:table-cell office:value-type="float" office:value="9.304497">
            <text:p>9.30449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58]-[.G57]" office:value-type="float" office:value="0.0000420000000005416">
            <text:p>0.000042</text:p>
          </table:table-cell>
          <table:table-cell table:formula="of:=ROW([.K57])-43" office:value-type="float" office:value="14">
            <text:p>14</text:p>
          </table:table-cell>
          <table:table-cell table:formula="of:=[.C57]=[.I57]" office:value-type="boolean" office:boolean-value="true">
            <text:p>TRUE</text:p>
          </table:table-cell>
          <table:table-cell table:formula="of:=[.D57]=[.J57]" office:value-type="boolean" office:boolean-value="true">
            <text:p>TRUE</text:p>
          </table:table-cell>
          <table:table-cell table:formula="of:=[.E57]-[.K57]" office:value-type="float" office:value="0.00000100000000102796">
            <text:p>0.000001</text:p>
          </table:table-cell>
          <table:table-cell table:formula="of:=[.O57]&gt;0.00001" office:value-type="boolean" office:boolean-value="false">
            <text:p>FALSE</text:p>
          </table:table-cell>
          <table:table-cell table:formula="of:=[.O5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8908">
            <text:p>9.88890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59]-[.A58]" office:value-type="float" office:value="0.0000419999999987653">
            <text:p>0.000042</text:p>
          </table:table-cell>
          <table:table-cell table:formula="of:=ROW([.E58])-43" office:value-type="float" office:value="15">
            <text:p>15</text:p>
          </table:table-cell>
          <table:table-cell office:value-type="float" office:value="9.304539">
            <text:p>9.30453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59]-[.G58]" office:value-type="float" office:value="0.0000439999999990448">
            <text:p>0.000044</text:p>
          </table:table-cell>
          <table:table-cell table:formula="of:=ROW([.K58])-43" office:value-type="float" office:value="15">
            <text:p>15</text:p>
          </table:table-cell>
          <table:table-cell table:formula="of:=[.C58]=[.I58]" office:value-type="boolean" office:boolean-value="true">
            <text:p>TRUE</text:p>
          </table:table-cell>
          <table:table-cell table:formula="of:=[.D58]=[.J58]" office:value-type="boolean" office:boolean-value="true">
            <text:p>TRUE</text:p>
          </table:table-cell>
          <table:table-cell table:formula="of:=[.E58]-[.K58]" office:value-type="float" office:value="-0.00000200000000027956">
            <text:p>-0.000002</text:p>
          </table:table-cell>
          <table:table-cell table:formula="of:=[.O58]&gt;0.00001" office:value-type="boolean" office:boolean-value="false">
            <text:p>FALSE</text:p>
          </table:table-cell>
          <table:table-cell table:formula="of:=[.O5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895">
            <text:p>9.88895</text:p>
          </table:table-cell>
          <table:table-cell table:number-columns-repeated="3" office:value-type="float" office:value="1">
            <text:p>1</text:p>
          </table:table-cell>
          <table:table-cell table:formula="of:=[.A60]-[.A59]" office:value-type="float" office:value="0.0000429999999997932">
            <text:p>0.000043</text:p>
          </table:table-cell>
          <table:table-cell table:formula="of:=ROW([.E59])-43" office:value-type="float" office:value="16">
            <text:p>16</text:p>
          </table:table-cell>
          <table:table-cell office:value-type="float" office:value="9.304583">
            <text:p>9.304583</text:p>
          </table:table-cell>
          <table:table-cell table:number-columns-repeated="3" office:value-type="float" office:value="1">
            <text:p>1</text:p>
          </table:table-cell>
          <table:table-cell table:formula="of:=[.G60]-[.G59]" office:value-type="float" office:value="0.0000480000000013803">
            <text:p>0.000048</text:p>
          </table:table-cell>
          <table:table-cell table:formula="of:=ROW([.K59])-43" office:value-type="float" office:value="16">
            <text:p>16</text:p>
          </table:table-cell>
          <table:table-cell table:formula="of:=[.C59]=[.I59]" office:value-type="boolean" office:boolean-value="true">
            <text:p>TRUE</text:p>
          </table:table-cell>
          <table:table-cell table:formula="of:=[.D59]=[.J59]" office:value-type="boolean" office:boolean-value="true">
            <text:p>TRUE</text:p>
          </table:table-cell>
          <table:table-cell table:formula="of:=[.E59]-[.K59]" office:value-type="float" office:value="-0.00000500000000158707">
            <text:p>-0.000005</text:p>
          </table:table-cell>
          <table:table-cell table:formula="of:=[.O59]&gt;0.00001" office:value-type="boolean" office:boolean-value="false">
            <text:p>FALSE</text:p>
          </table:table-cell>
          <table:table-cell table:formula="of:=[.O5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8993">
            <text:p>9.8889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61]-[.A60]" office:value-type="float" office:value="0.0000430000000015696">
            <text:p>0.000043</text:p>
          </table:table-cell>
          <table:table-cell table:formula="of:=ROW([.E60])-43" office:value-type="float" office:value="17">
            <text:p>17</text:p>
          </table:table-cell>
          <table:table-cell office:value-type="float" office:value="9.304631">
            <text:p>9.3046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61]-[.G60]" office:value-type="float" office:value="0.0000450000000000728">
            <text:p>0.000045</text:p>
          </table:table-cell>
          <table:table-cell table:formula="of:=ROW([.K60])-43" office:value-type="float" office:value="17">
            <text:p>17</text:p>
          </table:table-cell>
          <table:table-cell table:formula="of:=[.C60]=[.I60]" office:value-type="boolean" office:boolean-value="true">
            <text:p>TRUE</text:p>
          </table:table-cell>
          <table:table-cell table:formula="of:=[.D60]=[.J60]" office:value-type="boolean" office:boolean-value="true">
            <text:p>TRUE</text:p>
          </table:table-cell>
          <table:table-cell table:formula="of:=[.E60]-[.K60]" office:value-type="float" office:value="-0.0000019999999985032">
            <text:p>-0.000002</text:p>
          </table:table-cell>
          <table:table-cell table:formula="of:=[.O60]&gt;0.00001" office:value-type="boolean" office:boolean-value="false">
            <text:p>FALSE</text:p>
          </table:table-cell>
          <table:table-cell table:formula="of:=[.O6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9036">
            <text:p>9.88903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62]-[.A61]" office:value-type="float" office:value="0.0000429999999997932">
            <text:p>0.000043</text:p>
          </table:table-cell>
          <table:table-cell table:formula="of:=ROW([.E61])-43" office:value-type="float" office:value="18">
            <text:p>18</text:p>
          </table:table-cell>
          <table:table-cell office:value-type="float" office:value="9.304676">
            <text:p>9.30467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62]-[.G61]" office:value-type="float" office:value="0.0000409999999995137">
            <text:p>0.000041</text:p>
          </table:table-cell>
          <table:table-cell table:formula="of:=ROW([.K61])-43" office:value-type="float" office:value="18">
            <text:p>18</text:p>
          </table:table-cell>
          <table:table-cell table:formula="of:=[.C61]=[.I61]" office:value-type="boolean" office:boolean-value="true">
            <text:p>TRUE</text:p>
          </table:table-cell>
          <table:table-cell table:formula="of:=[.D61]=[.J61]" office:value-type="boolean" office:boolean-value="true">
            <text:p>TRUE</text:p>
          </table:table-cell>
          <table:table-cell table:formula="of:=[.E61]-[.K61]" office:value-type="float" office:value="0.00000200000000027956">
            <text:p>0.000002</text:p>
          </table:table-cell>
          <table:table-cell table:formula="of:=[.O61]&gt;0.00001" office:value-type="boolean" office:boolean-value="false">
            <text:p>FALSE</text:p>
          </table:table-cell>
          <table:table-cell table:formula="of:=[.O6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9079">
            <text:p>9.88907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63]-[.A62]" office:value-type="float" office:value="0.0000419999999987653">
            <text:p>0.000042</text:p>
          </table:table-cell>
          <table:table-cell table:formula="of:=ROW([.E62])-43" office:value-type="float" office:value="19">
            <text:p>19</text:p>
          </table:table-cell>
          <table:table-cell office:value-type="float" office:value="9.304717">
            <text:p>9.30471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63]-[.G62]" office:value-type="float" office:value="0.0000450000000000728">
            <text:p>0.000045</text:p>
          </table:table-cell>
          <table:table-cell table:formula="of:=ROW([.K62])-43" office:value-type="float" office:value="19">
            <text:p>19</text:p>
          </table:table-cell>
          <table:table-cell table:formula="of:=[.C62]=[.I62]" office:value-type="boolean" office:boolean-value="true">
            <text:p>TRUE</text:p>
          </table:table-cell>
          <table:table-cell table:formula="of:=[.D62]=[.J62]" office:value-type="boolean" office:boolean-value="true">
            <text:p>TRUE</text:p>
          </table:table-cell>
          <table:table-cell table:formula="of:=[.E62]-[.K62]" office:value-type="float" office:value="-0.00000300000000130751">
            <text:p>-0.000003</text:p>
          </table:table-cell>
          <table:table-cell table:formula="of:=[.O62]&gt;0.00001" office:value-type="boolean" office:boolean-value="false">
            <text:p>FALSE</text:p>
          </table:table-cell>
          <table:table-cell table:formula="of:=[.O6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9121">
            <text:p>9.889121</text:p>
          </table:table-cell>
          <table:table-cell table:number-columns-repeated="3" office:value-type="float" office:value="1">
            <text:p>1</text:p>
          </table:table-cell>
          <table:table-cell table:formula="of:=[.A64]-[.A63]" office:value-type="float" office:value="0.0000429999999997932">
            <text:p>0.000043</text:p>
          </table:table-cell>
          <table:table-cell table:formula="of:=ROW([.E63])-43" office:value-type="float" office:value="20">
            <text:p>20</text:p>
          </table:table-cell>
          <table:table-cell office:value-type="float" office:value="9.304762">
            <text:p>9.304762</text:p>
          </table:table-cell>
          <table:table-cell table:number-columns-repeated="3" office:value-type="float" office:value="1">
            <text:p>1</text:p>
          </table:table-cell>
          <table:table-cell table:formula="of:=[.G64]-[.G63]" office:value-type="float" office:value="0.0000420000000005416">
            <text:p>0.000042</text:p>
          </table:table-cell>
          <table:table-cell table:formula="of:=ROW([.K63])-43" office:value-type="float" office:value="20">
            <text:p>20</text:p>
          </table:table-cell>
          <table:table-cell table:formula="of:=[.C63]=[.I63]" office:value-type="boolean" office:boolean-value="true">
            <text:p>TRUE</text:p>
          </table:table-cell>
          <table:table-cell table:formula="of:=[.D63]=[.J63]" office:value-type="boolean" office:boolean-value="true">
            <text:p>TRUE</text:p>
          </table:table-cell>
          <table:table-cell table:formula="of:=[.E63]-[.K63]" office:value-type="float" office:value="0.0000009999999992516">
            <text:p>0.000001</text:p>
          </table:table-cell>
          <table:table-cell table:formula="of:=[.O63]&gt;0.00001" office:value-type="boolean" office:boolean-value="false">
            <text:p>FALSE</text:p>
          </table:table-cell>
          <table:table-cell table:formula="of:=[.O6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9164">
            <text:p>9.8891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65]-[.A64]" office:value-type="float" office:value="0.0000420000000005416">
            <text:p>0.000042</text:p>
          </table:table-cell>
          <table:table-cell table:formula="of:=ROW([.E64])-43" office:value-type="float" office:value="21">
            <text:p>21</text:p>
          </table:table-cell>
          <table:table-cell office:value-type="float" office:value="9.304804">
            <text:p>9.3048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65]-[.G64]" office:value-type="float" office:value="0.0000450000000000728">
            <text:p>0.000045</text:p>
          </table:table-cell>
          <table:table-cell table:formula="of:=ROW([.K64])-43" office:value-type="float" office:value="21">
            <text:p>21</text:p>
          </table:table-cell>
          <table:table-cell table:formula="of:=[.C64]=[.I64]" office:value-type="boolean" office:boolean-value="true">
            <text:p>TRUE</text:p>
          </table:table-cell>
          <table:table-cell table:formula="of:=[.D64]=[.J64]" office:value-type="boolean" office:boolean-value="true">
            <text:p>TRUE</text:p>
          </table:table-cell>
          <table:table-cell table:formula="of:=[.E64]-[.K64]" office:value-type="float" office:value="-0.00000299999999953116">
            <text:p>-0.000003</text:p>
          </table:table-cell>
          <table:table-cell table:formula="of:=[.O64]&gt;0.00001" office:value-type="boolean" office:boolean-value="false">
            <text:p>FALSE</text:p>
          </table:table-cell>
          <table:table-cell table:formula="of:=[.O6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9206">
            <text:p>9.88920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66]-[.A65]" office:value-type="float" office:value="0.0000429999999997932">
            <text:p>0.000043</text:p>
          </table:table-cell>
          <table:table-cell table:formula="of:=ROW([.E65])-43" office:value-type="float" office:value="22">
            <text:p>22</text:p>
          </table:table-cell>
          <table:table-cell office:value-type="float" office:value="9.304849">
            <text:p>9.30484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66]-[.G65]" office:value-type="float" office:value="0.0000409999999995137">
            <text:p>0.000041</text:p>
          </table:table-cell>
          <table:table-cell table:formula="of:=ROW([.K65])-43" office:value-type="float" office:value="22">
            <text:p>22</text:p>
          </table:table-cell>
          <table:table-cell table:formula="of:=[.C65]=[.I65]" office:value-type="boolean" office:boolean-value="true">
            <text:p>TRUE</text:p>
          </table:table-cell>
          <table:table-cell table:formula="of:=[.D65]=[.J65]" office:value-type="boolean" office:boolean-value="true">
            <text:p>TRUE</text:p>
          </table:table-cell>
          <table:table-cell table:formula="of:=[.E65]-[.K65]" office:value-type="float" office:value="0.00000200000000027956">
            <text:p>0.000002</text:p>
          </table:table-cell>
          <table:table-cell table:formula="of:=[.O65]&gt;0.00001" office:value-type="boolean" office:boolean-value="false">
            <text:p>FALSE</text:p>
          </table:table-cell>
          <table:table-cell table:formula="of:=[.O6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9249">
            <text:p>9.88924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67]-[.A66]" office:value-type="float" office:value="0.0000429999999997932">
            <text:p>0.000043</text:p>
          </table:table-cell>
          <table:table-cell table:formula="of:=ROW([.E66])-43" office:value-type="float" office:value="23">
            <text:p>23</text:p>
          </table:table-cell>
          <table:table-cell office:value-type="float" office:value="9.30489">
            <text:p>9.3048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67]-[.G66]" office:value-type="float" office:value="0.0000450000000000728">
            <text:p>0.000045</text:p>
          </table:table-cell>
          <table:table-cell table:formula="of:=ROW([.K66])-43" office:value-type="float" office:value="23">
            <text:p>23</text:p>
          </table:table-cell>
          <table:table-cell table:formula="of:=[.C66]=[.I66]" office:value-type="boolean" office:boolean-value="true">
            <text:p>TRUE</text:p>
          </table:table-cell>
          <table:table-cell table:formula="of:=[.D66]=[.J66]" office:value-type="boolean" office:boolean-value="true">
            <text:p>TRUE</text:p>
          </table:table-cell>
          <table:table-cell table:formula="of:=[.E66]-[.K66]" office:value-type="float" office:value="-0.00000200000000027956">
            <text:p>-0.000002</text:p>
          </table:table-cell>
          <table:table-cell table:formula="of:=[.O66]&gt;0.00001" office:value-type="boolean" office:boolean-value="false">
            <text:p>FALSE</text:p>
          </table:table-cell>
          <table:table-cell table:formula="of:=[.O6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9292">
            <text:p>9.889292</text:p>
          </table:table-cell>
          <table:table-cell table:number-columns-repeated="3" office:value-type="float" office:value="1">
            <text:p>1</text:p>
          </table:table-cell>
          <table:table-cell table:formula="of:=[.A68]-[.A67]" office:value-type="float" office:value="0.0000429999999997932">
            <text:p>0.000043</text:p>
          </table:table-cell>
          <table:table-cell table:formula="of:=ROW([.E67])-43" office:value-type="float" office:value="24">
            <text:p>24</text:p>
          </table:table-cell>
          <table:table-cell office:value-type="float" office:value="9.304935">
            <text:p>9.304935</text:p>
          </table:table-cell>
          <table:table-cell table:number-columns-repeated="3" office:value-type="float" office:value="1">
            <text:p>1</text:p>
          </table:table-cell>
          <table:table-cell table:formula="of:=[.G68]-[.G67]" office:value-type="float" office:value="0.0000419999999987653">
            <text:p>0.000042</text:p>
          </table:table-cell>
          <table:table-cell table:formula="of:=ROW([.K67])-43" office:value-type="float" office:value="24">
            <text:p>24</text:p>
          </table:table-cell>
          <table:table-cell table:formula="of:=[.C67]=[.I67]" office:value-type="boolean" office:boolean-value="true">
            <text:p>TRUE</text:p>
          </table:table-cell>
          <table:table-cell table:formula="of:=[.D67]=[.J67]" office:value-type="boolean" office:boolean-value="true">
            <text:p>TRUE</text:p>
          </table:table-cell>
          <table:table-cell table:formula="of:=[.E67]-[.K67]" office:value-type="float" office:value="0.00000100000000102796">
            <text:p>0.000001</text:p>
          </table:table-cell>
          <table:table-cell table:formula="of:=[.O67]&gt;0.00001" office:value-type="boolean" office:boolean-value="false">
            <text:p>FALSE</text:p>
          </table:table-cell>
          <table:table-cell table:formula="of:=[.O6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9335">
            <text:p>9.8893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69]-[.A68]" office:value-type="float" office:value="0.0000420000000005416">
            <text:p>0.000042</text:p>
          </table:table-cell>
          <table:table-cell table:formula="of:=ROW([.E68])-43" office:value-type="float" office:value="25">
            <text:p>25</text:p>
          </table:table-cell>
          <table:table-cell office:value-type="float" office:value="9.304977">
            <text:p>9.3049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69]-[.G68]" office:value-type="float" office:value="0.0000440000000008212">
            <text:p>0.000044</text:p>
          </table:table-cell>
          <table:table-cell table:formula="of:=ROW([.K68])-43" office:value-type="float" office:value="25">
            <text:p>25</text:p>
          </table:table-cell>
          <table:table-cell table:formula="of:=[.C68]=[.I68]" office:value-type="boolean" office:boolean-value="true">
            <text:p>TRUE</text:p>
          </table:table-cell>
          <table:table-cell table:formula="of:=[.D68]=[.J68]" office:value-type="boolean" office:boolean-value="true">
            <text:p>TRUE</text:p>
          </table:table-cell>
          <table:table-cell table:formula="of:=[.E68]-[.K68]" office:value-type="float" office:value="-0.00000200000000027956">
            <text:p>-0.000002</text:p>
          </table:table-cell>
          <table:table-cell table:formula="of:=[.O68]&gt;0.00001" office:value-type="boolean" office:boolean-value="false">
            <text:p>FALSE</text:p>
          </table:table-cell>
          <table:table-cell table:formula="of:=[.O6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9377">
            <text:p>9.88937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70]-[.A69]" office:value-type="float" office:value="0.0000429999999997932">
            <text:p>0.000043</text:p>
          </table:table-cell>
          <table:table-cell table:formula="of:=ROW([.E69])-43" office:value-type="float" office:value="26">
            <text:p>26</text:p>
          </table:table-cell>
          <table:table-cell office:value-type="float" office:value="9.305021">
            <text:p>9.30502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70]-[.G69]" office:value-type="float" office:value="0.0000420000000005416">
            <text:p>0.000042</text:p>
          </table:table-cell>
          <table:table-cell table:formula="of:=ROW([.K69])-43" office:value-type="float" office:value="26">
            <text:p>26</text:p>
          </table:table-cell>
          <table:table-cell table:formula="of:=[.C69]=[.I69]" office:value-type="boolean" office:boolean-value="true">
            <text:p>TRUE</text:p>
          </table:table-cell>
          <table:table-cell table:formula="of:=[.D69]=[.J69]" office:value-type="boolean" office:boolean-value="true">
            <text:p>TRUE</text:p>
          </table:table-cell>
          <table:table-cell table:formula="of:=[.E69]-[.K69]" office:value-type="float" office:value="0.0000009999999992516">
            <text:p>0.000001</text:p>
          </table:table-cell>
          <table:table-cell table:formula="of:=[.O69]&gt;0.00001" office:value-type="boolean" office:boolean-value="false">
            <text:p>FALSE</text:p>
          </table:table-cell>
          <table:table-cell table:formula="of:=[.O6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942">
            <text:p>9.8894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71]-[.A70]" office:value-type="float" office:value="0.0000429999999997932">
            <text:p>0.000043</text:p>
          </table:table-cell>
          <table:table-cell table:formula="of:=ROW([.E70])-43" office:value-type="float" office:value="27">
            <text:p>27</text:p>
          </table:table-cell>
          <table:table-cell office:value-type="float" office:value="9.305063">
            <text:p>9.30506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71]-[.G70]" office:value-type="float" office:value="0.0000439999999990448">
            <text:p>0.000044</text:p>
          </table:table-cell>
          <table:table-cell table:formula="of:=ROW([.K70])-43" office:value-type="float" office:value="27">
            <text:p>27</text:p>
          </table:table-cell>
          <table:table-cell table:formula="of:=[.C70]=[.I70]" office:value-type="boolean" office:boolean-value="true">
            <text:p>TRUE</text:p>
          </table:table-cell>
          <table:table-cell table:formula="of:=[.D70]=[.J70]" office:value-type="boolean" office:boolean-value="true">
            <text:p>TRUE</text:p>
          </table:table-cell>
          <table:table-cell table:formula="of:=[.E70]-[.K70]" office:value-type="float" office:value="-0.0000009999999992516">
            <text:p>-0.000001</text:p>
          </table:table-cell>
          <table:table-cell table:formula="of:=[.O70]&gt;0.00001" office:value-type="boolean" office:boolean-value="false">
            <text:p>FALSE</text:p>
          </table:table-cell>
          <table:table-cell table:formula="of:=[.O7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9463">
            <text:p>9.889463</text:p>
          </table:table-cell>
          <table:table-cell table:number-columns-repeated="3" office:value-type="float" office:value="1">
            <text:p>1</text:p>
          </table:table-cell>
          <table:table-cell table:formula="of:=[.A72]-[.A71]" office:value-type="float" office:value="0.0000420000000005416">
            <text:p>0.000042</text:p>
          </table:table-cell>
          <table:table-cell table:formula="of:=ROW([.E71])-43" office:value-type="float" office:value="28">
            <text:p>28</text:p>
          </table:table-cell>
          <table:table-cell office:value-type="float" office:value="9.305107">
            <text:p>9.305107</text:p>
          </table:table-cell>
          <table:table-cell table:number-columns-repeated="3" office:value-type="float" office:value="1">
            <text:p>1</text:p>
          </table:table-cell>
          <table:table-cell table:formula="of:=[.G72]-[.G71]" office:value-type="float" office:value="0.0000420000000005416">
            <text:p>0.000042</text:p>
          </table:table-cell>
          <table:table-cell table:formula="of:=ROW([.K71])-43" office:value-type="float" office:value="28">
            <text:p>28</text:p>
          </table:table-cell>
          <table:table-cell table:formula="of:=[.C71]=[.I71]" office:value-type="boolean" office:boolean-value="true">
            <text:p>TRUE</text:p>
          </table:table-cell>
          <table:table-cell table:formula="of:=[.D71]=[.J71]" office:value-type="boolean" office:boolean-value="true">
            <text:p>TRUE</text:p>
          </table:table-cell>
          <table:table-cell table:formula="of:=[.E71]-[.K71]" office:value-type="float" office:value="0">
            <text:p>0</text:p>
          </table:table-cell>
          <table:table-cell table:formula="of:=[.O71]&gt;0.00001" office:value-type="boolean" office:boolean-value="false">
            <text:p>FALSE</text:p>
          </table:table-cell>
          <table:table-cell table:formula="of:=[.O7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9505">
            <text:p>9.8895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73]-[.A72]" office:value-type="float" office:value="0.0000429999999997932">
            <text:p>0.000043</text:p>
          </table:table-cell>
          <table:table-cell table:formula="of:=ROW([.E72])-43" office:value-type="float" office:value="29">
            <text:p>29</text:p>
          </table:table-cell>
          <table:table-cell office:value-type="float" office:value="9.305149">
            <text:p>9.3051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73]-[.G72]" office:value-type="float" office:value="0.0000450000000000728">
            <text:p>0.000045</text:p>
          </table:table-cell>
          <table:table-cell table:formula="of:=ROW([.K72])-43" office:value-type="float" office:value="29">
            <text:p>29</text:p>
          </table:table-cell>
          <table:table-cell table:formula="of:=[.C72]=[.I72]" office:value-type="boolean" office:boolean-value="true">
            <text:p>TRUE</text:p>
          </table:table-cell>
          <table:table-cell table:formula="of:=[.D72]=[.J72]" office:value-type="boolean" office:boolean-value="true">
            <text:p>TRUE</text:p>
          </table:table-cell>
          <table:table-cell table:formula="of:=[.E72]-[.K72]" office:value-type="float" office:value="-0.00000200000000027956">
            <text:p>-0.000002</text:p>
          </table:table-cell>
          <table:table-cell table:formula="of:=[.O72]&gt;0.00001" office:value-type="boolean" office:boolean-value="false">
            <text:p>FALSE</text:p>
          </table:table-cell>
          <table:table-cell table:formula="of:=[.O7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9548">
            <text:p>9.88954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74]-[.A73]" office:value-type="float" office:value="0.0000429999999997932">
            <text:p>0.000043</text:p>
          </table:table-cell>
          <table:table-cell table:formula="of:=ROW([.E73])-43" office:value-type="float" office:value="30">
            <text:p>30</text:p>
          </table:table-cell>
          <table:table-cell office:value-type="float" office:value="9.305194">
            <text:p>9.30519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74]-[.G73]" office:value-type="float" office:value="0.0000420000000005416">
            <text:p>0.000042</text:p>
          </table:table-cell>
          <table:table-cell table:formula="of:=ROW([.K73])-43" office:value-type="float" office:value="30">
            <text:p>30</text:p>
          </table:table-cell>
          <table:table-cell table:formula="of:=[.C73]=[.I73]" office:value-type="boolean" office:boolean-value="true">
            <text:p>TRUE</text:p>
          </table:table-cell>
          <table:table-cell table:formula="of:=[.D73]=[.J73]" office:value-type="boolean" office:boolean-value="true">
            <text:p>TRUE</text:p>
          </table:table-cell>
          <table:table-cell table:formula="of:=[.E73]-[.K73]" office:value-type="float" office:value="0.0000009999999992516">
            <text:p>0.000001</text:p>
          </table:table-cell>
          <table:table-cell table:formula="of:=[.O73]&gt;0.00001" office:value-type="boolean" office:boolean-value="false">
            <text:p>FALSE</text:p>
          </table:table-cell>
          <table:table-cell table:formula="of:=[.O7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9591">
            <text:p>9.88959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75]-[.A74]" office:value-type="float" office:value="0.0000850000000003348">
            <text:p>0.000085</text:p>
          </table:table-cell>
          <table:table-cell office:value-type="string">
            <text:p>first time</text:p>
          </table:table-cell>
          <table:table-cell office:value-type="float" office:value="9.305236">
            <text:p>9.30523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75]-[.G74]" office:value-type="float" office:value="0.0000889999999991176">
            <text:p>0.000089</text:p>
          </table:table-cell>
          <table:table-cell office:value-type="string">
            <text:p>first time</text:p>
          </table:table-cell>
          <table:table-cell table:formula="of:=[.C74]=[.I74]" office:value-type="boolean" office:boolean-value="true">
            <text:p>TRUE</text:p>
          </table:table-cell>
          <table:table-cell table:formula="of:=[.D74]=[.J74]" office:value-type="boolean" office:boolean-value="true">
            <text:p>TRUE</text:p>
          </table:table-cell>
          <table:table-cell table:formula="of:=[.E74]-[.K74]" office:value-type="float" office:value="-0.00000399999999878276">
            <text:p>-0.000004</text:p>
          </table:table-cell>
          <table:table-cell table:formula="of:=[.O74]&gt;0.00001" office:value-type="boolean" office:boolean-value="false">
            <text:p>FALSE</text:p>
          </table:table-cell>
          <table:table-cell table:formula="of:=[.O7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9676">
            <text:p>9.889676</text:p>
          </table:table-cell>
          <table:table-cell table:number-columns-repeated="3" office:value-type="float" office:value="1">
            <text:p>1</text:p>
          </table:table-cell>
          <table:table-cell table:formula="of:=[.A76]-[.A75]" office:value-type="float" office:value="0.0000429999999997932">
            <text:p>0.000043</text:p>
          </table:table-cell>
          <table:table-cell table:formula="of:=ROW([.E75])-74" office:value-type="float" office:value="1">
            <text:p>1</text:p>
          </table:table-cell>
          <table:table-cell office:value-type="float" office:value="9.305325">
            <text:p>9.305325</text:p>
          </table:table-cell>
          <table:table-cell table:number-columns-repeated="3" office:value-type="float" office:value="1">
            <text:p>1</text:p>
          </table:table-cell>
          <table:table-cell table:formula="of:=[.G76]-[.G75]" office:value-type="float" office:value="0.0000420000000005416">
            <text:p>0.000042</text:p>
          </table:table-cell>
          <table:table-cell table:formula="of:=ROW([.K75])-74" office:value-type="float" office:value="1">
            <text:p>1</text:p>
          </table:table-cell>
          <table:table-cell table:formula="of:=[.C75]=[.I75]" office:value-type="boolean" office:boolean-value="true">
            <text:p>TRUE</text:p>
          </table:table-cell>
          <table:table-cell table:formula="of:=[.D75]=[.J75]" office:value-type="boolean" office:boolean-value="true">
            <text:p>TRUE</text:p>
          </table:table-cell>
          <table:table-cell table:formula="of:=[.E75]-[.K75]" office:value-type="float" office:value="0.0000009999999992516">
            <text:p>0.000001</text:p>
          </table:table-cell>
          <table:table-cell table:formula="of:=[.O75]&gt;0.00001" office:value-type="boolean" office:boolean-value="false">
            <text:p>FALSE</text:p>
          </table:table-cell>
          <table:table-cell table:formula="of:=[.O7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9719">
            <text:p>9.8897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77]-[.A76]" office:value-type="float" office:value="0.0000420000000005416">
            <text:p>0.000042</text:p>
          </table:table-cell>
          <table:table-cell table:formula="of:=ROW([.E76])-74" office:value-type="float" office:value="2">
            <text:p>2</text:p>
          </table:table-cell>
          <table:table-cell office:value-type="float" office:value="9.305367">
            <text:p>9.3053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77]-[.G76]" office:value-type="float" office:value="0.0000450000000000728">
            <text:p>0.000045</text:p>
          </table:table-cell>
          <table:table-cell table:formula="of:=ROW([.K76])-74" office:value-type="float" office:value="2">
            <text:p>2</text:p>
          </table:table-cell>
          <table:table-cell table:formula="of:=[.C76]=[.I76]" office:value-type="boolean" office:boolean-value="true">
            <text:p>TRUE</text:p>
          </table:table-cell>
          <table:table-cell table:formula="of:=[.D76]=[.J76]" office:value-type="boolean" office:boolean-value="true">
            <text:p>TRUE</text:p>
          </table:table-cell>
          <table:table-cell table:formula="of:=[.E76]-[.K76]" office:value-type="float" office:value="-0.00000299999999953116">
            <text:p>-0.000003</text:p>
          </table:table-cell>
          <table:table-cell table:formula="of:=[.O76]&gt;0.00001" office:value-type="boolean" office:boolean-value="false">
            <text:p>FALSE</text:p>
          </table:table-cell>
          <table:table-cell table:formula="of:=[.O7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9761">
            <text:p>9.88976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78]-[.A77]" office:value-type="float" office:value="0.0000429999999997932">
            <text:p>0.000043</text:p>
          </table:table-cell>
          <table:table-cell table:formula="of:=ROW([.E77])-74" office:value-type="float" office:value="3">
            <text:p>3</text:p>
          </table:table-cell>
          <table:table-cell office:value-type="float" office:value="9.305412">
            <text:p>9.3054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78]-[.G77]" office:value-type="float" office:value="0.0000409999999995137">
            <text:p>0.000041</text:p>
          </table:table-cell>
          <table:table-cell table:formula="of:=ROW([.K77])-74" office:value-type="float" office:value="3">
            <text:p>3</text:p>
          </table:table-cell>
          <table:table-cell table:formula="of:=[.C77]=[.I77]" office:value-type="boolean" office:boolean-value="true">
            <text:p>TRUE</text:p>
          </table:table-cell>
          <table:table-cell table:formula="of:=[.D77]=[.J77]" office:value-type="boolean" office:boolean-value="true">
            <text:p>TRUE</text:p>
          </table:table-cell>
          <table:table-cell table:formula="of:=[.E77]-[.K77]" office:value-type="float" office:value="0.00000200000000027956">
            <text:p>0.000002</text:p>
          </table:table-cell>
          <table:table-cell table:formula="of:=[.O77]&gt;0.00001" office:value-type="boolean" office:boolean-value="false">
            <text:p>FALSE</text:p>
          </table:table-cell>
          <table:table-cell table:formula="of:=[.O7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9804">
            <text:p>9.88980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79]-[.A78]" office:value-type="float" office:value="0.0000429999999997932">
            <text:p>0.000043</text:p>
          </table:table-cell>
          <table:table-cell table:formula="of:=ROW([.E78])-74" office:value-type="float" office:value="4">
            <text:p>4</text:p>
          </table:table-cell>
          <table:table-cell office:value-type="float" office:value="9.305453">
            <text:p>9.30545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79]-[.G78]" office:value-type="float" office:value="0.0000450000000000728">
            <text:p>0.000045</text:p>
          </table:table-cell>
          <table:table-cell table:formula="of:=ROW([.K78])-74" office:value-type="float" office:value="4">
            <text:p>4</text:p>
          </table:table-cell>
          <table:table-cell table:formula="of:=[.C78]=[.I78]" office:value-type="boolean" office:boolean-value="true">
            <text:p>TRUE</text:p>
          </table:table-cell>
          <table:table-cell table:formula="of:=[.D78]=[.J78]" office:value-type="boolean" office:boolean-value="true">
            <text:p>TRUE</text:p>
          </table:table-cell>
          <table:table-cell table:formula="of:=[.E78]-[.K78]" office:value-type="float" office:value="-0.00000200000000027956">
            <text:p>-0.000002</text:p>
          </table:table-cell>
          <table:table-cell table:formula="of:=[.O78]&gt;0.00001" office:value-type="boolean" office:boolean-value="false">
            <text:p>FALSE</text:p>
          </table:table-cell>
          <table:table-cell table:formula="of:=[.O7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9847">
            <text:p>9.889847</text:p>
          </table:table-cell>
          <table:table-cell table:number-columns-repeated="3" office:value-type="float" office:value="1">
            <text:p>1</text:p>
          </table:table-cell>
          <table:table-cell table:formula="of:=[.A80]-[.A79]" office:value-type="float" office:value="0.0000420000000005416">
            <text:p>0.000042</text:p>
          </table:table-cell>
          <table:table-cell table:formula="of:=ROW([.E79])-74" office:value-type="float" office:value="5">
            <text:p>5</text:p>
          </table:table-cell>
          <table:table-cell office:value-type="float" office:value="9.305498">
            <text:p>9.305498</text:p>
          </table:table-cell>
          <table:table-cell table:number-columns-repeated="3" office:value-type="float" office:value="1">
            <text:p>1</text:p>
          </table:table-cell>
          <table:table-cell table:formula="of:=[.G80]-[.G79]" office:value-type="float" office:value="0.0000420000000005416">
            <text:p>0.000042</text:p>
          </table:table-cell>
          <table:table-cell table:formula="of:=ROW([.K79])-74" office:value-type="float" office:value="5">
            <text:p>5</text:p>
          </table:table-cell>
          <table:table-cell table:formula="of:=[.C79]=[.I79]" office:value-type="boolean" office:boolean-value="true">
            <text:p>TRUE</text:p>
          </table:table-cell>
          <table:table-cell table:formula="of:=[.D79]=[.J79]" office:value-type="boolean" office:boolean-value="true">
            <text:p>TRUE</text:p>
          </table:table-cell>
          <table:table-cell table:formula="of:=[.E79]-[.K79]" office:value-type="float" office:value="0">
            <text:p>0</text:p>
          </table:table-cell>
          <table:table-cell table:formula="of:=[.O79]&gt;0.00001" office:value-type="boolean" office:boolean-value="false">
            <text:p>FALSE</text:p>
          </table:table-cell>
          <table:table-cell table:formula="of:=[.O7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9889">
            <text:p>9.8898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81]-[.A80]" office:value-type="float" office:value="0.0000429999999997932">
            <text:p>0.000043</text:p>
          </table:table-cell>
          <table:table-cell table:formula="of:=ROW([.E80])-74" office:value-type="float" office:value="6">
            <text:p>6</text:p>
          </table:table-cell>
          <table:table-cell office:value-type="float" office:value="9.30554">
            <text:p>9.305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81]-[.G80]" office:value-type="float" office:value="0.0000450000000000728">
            <text:p>0.000045</text:p>
          </table:table-cell>
          <table:table-cell table:formula="of:=ROW([.K80])-74" office:value-type="float" office:value="6">
            <text:p>6</text:p>
          </table:table-cell>
          <table:table-cell table:formula="of:=[.C80]=[.I80]" office:value-type="boolean" office:boolean-value="true">
            <text:p>TRUE</text:p>
          </table:table-cell>
          <table:table-cell table:formula="of:=[.D80]=[.J80]" office:value-type="boolean" office:boolean-value="true">
            <text:p>TRUE</text:p>
          </table:table-cell>
          <table:table-cell table:formula="of:=[.E80]-[.K80]" office:value-type="float" office:value="-0.00000200000000027956">
            <text:p>-0.000002</text:p>
          </table:table-cell>
          <table:table-cell table:formula="of:=[.O80]&gt;0.00001" office:value-type="boolean" office:boolean-value="false">
            <text:p>FALSE</text:p>
          </table:table-cell>
          <table:table-cell table:formula="of:=[.O8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9932">
            <text:p>9.88993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82]-[.A81]" office:value-type="float" office:value="0.0000429999999997932">
            <text:p>0.000043</text:p>
          </table:table-cell>
          <table:table-cell table:formula="of:=ROW([.E81])-74" office:value-type="float" office:value="7">
            <text:p>7</text:p>
          </table:table-cell>
          <table:table-cell office:value-type="float" office:value="9.305585">
            <text:p>9.30558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82]-[.G81]" office:value-type="float" office:value="0.000046999999998576">
            <text:p>0.000047</text:p>
          </table:table-cell>
          <table:table-cell table:formula="of:=ROW([.K81])-74" office:value-type="float" office:value="7">
            <text:p>7</text:p>
          </table:table-cell>
          <table:table-cell table:formula="of:=[.C81]=[.I81]" office:value-type="boolean" office:boolean-value="true">
            <text:p>TRUE</text:p>
          </table:table-cell>
          <table:table-cell table:formula="of:=[.D81]=[.J81]" office:value-type="boolean" office:boolean-value="true">
            <text:p>TRUE</text:p>
          </table:table-cell>
          <table:table-cell table:formula="of:=[.E81]-[.K81]" office:value-type="float" office:value="-0.00000399999999878276">
            <text:p>-0.000004</text:p>
          </table:table-cell>
          <table:table-cell table:formula="of:=[.O81]&gt;0.00001" office:value-type="boolean" office:boolean-value="false">
            <text:p>FALSE</text:p>
          </table:table-cell>
          <table:table-cell table:formula="of:=[.O8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89975">
            <text:p>9.88997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83]-[.A82]" office:value-type="float" office:value="0.0000420000000005416">
            <text:p>0.000042</text:p>
          </table:table-cell>
          <table:table-cell table:formula="of:=ROW([.E82])-74" office:value-type="float" office:value="8">
            <text:p>8</text:p>
          </table:table-cell>
          <table:table-cell office:value-type="float" office:value="9.305632">
            <text:p>9.30563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83]-[.G82]" office:value-type="float" office:value="0.0000450000000000728">
            <text:p>0.000045</text:p>
          </table:table-cell>
          <table:table-cell table:formula="of:=ROW([.K82])-74" office:value-type="float" office:value="8">
            <text:p>8</text:p>
          </table:table-cell>
          <table:table-cell table:formula="of:=[.C82]=[.I82]" office:value-type="boolean" office:boolean-value="true">
            <text:p>TRUE</text:p>
          </table:table-cell>
          <table:table-cell table:formula="of:=[.D82]=[.J82]" office:value-type="boolean" office:boolean-value="true">
            <text:p>TRUE</text:p>
          </table:table-cell>
          <table:table-cell table:formula="of:=[.E82]-[.K82]" office:value-type="float" office:value="-0.00000299999999953116">
            <text:p>-0.000003</text:p>
          </table:table-cell>
          <table:table-cell table:formula="of:=[.O82]&gt;0.00001" office:value-type="boolean" office:boolean-value="false">
            <text:p>FALSE</text:p>
          </table:table-cell>
          <table:table-cell table:formula="of:=[.O8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0017">
            <text:p>9.890017</text:p>
          </table:table-cell>
          <table:table-cell table:number-columns-repeated="3" office:value-type="float" office:value="1">
            <text:p>1</text:p>
          </table:table-cell>
          <table:table-cell table:formula="of:=[.A84]-[.A83]" office:value-type="float" office:value="0.0000429999999997932">
            <text:p>0.000043</text:p>
          </table:table-cell>
          <table:table-cell table:formula="of:=ROW([.E83])-74" office:value-type="float" office:value="9">
            <text:p>9</text:p>
          </table:table-cell>
          <table:table-cell office:value-type="float" office:value="9.305677">
            <text:p>9.305677</text:p>
          </table:table-cell>
          <table:table-cell table:number-columns-repeated="3" office:value-type="float" office:value="1">
            <text:p>1</text:p>
          </table:table-cell>
          <table:table-cell table:formula="of:=[.G84]-[.G83]" office:value-type="float" office:value="0.0000420000000005416">
            <text:p>0.000042</text:p>
          </table:table-cell>
          <table:table-cell table:formula="of:=ROW([.K83])-74" office:value-type="float" office:value="9">
            <text:p>9</text:p>
          </table:table-cell>
          <table:table-cell table:formula="of:=[.C83]=[.I83]" office:value-type="boolean" office:boolean-value="true">
            <text:p>TRUE</text:p>
          </table:table-cell>
          <table:table-cell table:formula="of:=[.D83]=[.J83]" office:value-type="boolean" office:boolean-value="true">
            <text:p>TRUE</text:p>
          </table:table-cell>
          <table:table-cell table:formula="of:=[.E83]-[.K83]" office:value-type="float" office:value="0.0000009999999992516">
            <text:p>0.000001</text:p>
          </table:table-cell>
          <table:table-cell table:formula="of:=[.O83]&gt;0.00001" office:value-type="boolean" office:boolean-value="false">
            <text:p>FALSE</text:p>
          </table:table-cell>
          <table:table-cell table:formula="of:=[.O8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006">
            <text:p>9.890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85]-[.A84]" office:value-type="float" office:value="0.0000429999999997932">
            <text:p>0.000043</text:p>
          </table:table-cell>
          <table:table-cell table:formula="of:=ROW([.E84])-74" office:value-type="float" office:value="10">
            <text:p>10</text:p>
          </table:table-cell>
          <table:table-cell office:value-type="float" office:value="9.305719">
            <text:p>9.3057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85]-[.G84]" office:value-type="float" office:value="0.0000440000000008212">
            <text:p>0.000044</text:p>
          </table:table-cell>
          <table:table-cell table:formula="of:=ROW([.K84])-74" office:value-type="float" office:value="10">
            <text:p>10</text:p>
          </table:table-cell>
          <table:table-cell table:formula="of:=[.C84]=[.I84]" office:value-type="boolean" office:boolean-value="true">
            <text:p>TRUE</text:p>
          </table:table-cell>
          <table:table-cell table:formula="of:=[.D84]=[.J84]" office:value-type="boolean" office:boolean-value="true">
            <text:p>TRUE</text:p>
          </table:table-cell>
          <table:table-cell table:formula="of:=[.E84]-[.K84]" office:value-type="float" office:value="-0.00000100000000102796">
            <text:p>-0.000001</text:p>
          </table:table-cell>
          <table:table-cell table:formula="of:=[.O84]&gt;0.00001" office:value-type="boolean" office:boolean-value="false">
            <text:p>FALSE</text:p>
          </table:table-cell>
          <table:table-cell table:formula="of:=[.O8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0103">
            <text:p>9.89010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86]-[.A85]" office:value-type="float" office:value="0.0000420000000005416">
            <text:p>0.000042</text:p>
          </table:table-cell>
          <table:table-cell table:formula="of:=ROW([.E85])-74" office:value-type="float" office:value="11">
            <text:p>11</text:p>
          </table:table-cell>
          <table:table-cell office:value-type="float" office:value="9.305763">
            <text:p>9.3057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86]-[.G85]" office:value-type="float" office:value="0.0000419999999987653">
            <text:p>0.000042</text:p>
          </table:table-cell>
          <table:table-cell table:formula="of:=ROW([.K85])-74" office:value-type="float" office:value="11">
            <text:p>11</text:p>
          </table:table-cell>
          <table:table-cell table:formula="of:=[.C85]=[.I85]" office:value-type="boolean" office:boolean-value="true">
            <text:p>TRUE</text:p>
          </table:table-cell>
          <table:table-cell table:formula="of:=[.D85]=[.J85]" office:value-type="boolean" office:boolean-value="true">
            <text:p>TRUE</text:p>
          </table:table-cell>
          <table:table-cell table:formula="of:=[.E85]-[.K85]" office:value-type="float" office:value="1.77635683940025E-015">
            <text:p>1.77635683940025E-015</text:p>
          </table:table-cell>
          <table:table-cell table:formula="of:=[.O85]&gt;0.00001" office:value-type="boolean" office:boolean-value="false">
            <text:p>FALSE</text:p>
          </table:table-cell>
          <table:table-cell table:formula="of:=[.O8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0145">
            <text:p>9.89014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87]-[.A86]" office:value-type="float" office:value="0.0000429999999997932">
            <text:p>0.000043</text:p>
          </table:table-cell>
          <table:table-cell table:formula="of:=ROW([.E86])-74" office:value-type="float" office:value="12">
            <text:p>12</text:p>
          </table:table-cell>
          <table:table-cell office:value-type="float" office:value="9.305805">
            <text:p>9.30580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87]-[.G86]" office:value-type="float" office:value="0.0000450000000000728">
            <text:p>0.000045</text:p>
          </table:table-cell>
          <table:table-cell table:formula="of:=ROW([.K86])-74" office:value-type="float" office:value="12">
            <text:p>12</text:p>
          </table:table-cell>
          <table:table-cell table:formula="of:=[.C86]=[.I86]" office:value-type="boolean" office:boolean-value="true">
            <text:p>TRUE</text:p>
          </table:table-cell>
          <table:table-cell table:formula="of:=[.D86]=[.J86]" office:value-type="boolean" office:boolean-value="true">
            <text:p>TRUE</text:p>
          </table:table-cell>
          <table:table-cell table:formula="of:=[.E86]-[.K86]" office:value-type="float" office:value="-0.00000200000000027956">
            <text:p>-0.000002</text:p>
          </table:table-cell>
          <table:table-cell table:formula="of:=[.O86]&gt;0.00001" office:value-type="boolean" office:boolean-value="false">
            <text:p>FALSE</text:p>
          </table:table-cell>
          <table:table-cell table:formula="of:=[.O8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0188">
            <text:p>9.890188</text:p>
          </table:table-cell>
          <table:table-cell table:number-columns-repeated="3" office:value-type="float" office:value="1">
            <text:p>1</text:p>
          </table:table-cell>
          <table:table-cell table:formula="of:=[.A88]-[.A87]" office:value-type="float" office:value="0.0000429999999997932">
            <text:p>0.000043</text:p>
          </table:table-cell>
          <table:table-cell table:formula="of:=ROW([.E87])-74" office:value-type="float" office:value="13">
            <text:p>13</text:p>
          </table:table-cell>
          <table:table-cell office:value-type="float" office:value="9.30585">
            <text:p>9.30585</text:p>
          </table:table-cell>
          <table:table-cell table:number-columns-repeated="3" office:value-type="float" office:value="1">
            <text:p>1</text:p>
          </table:table-cell>
          <table:table-cell table:formula="of:=[.G88]-[.G87]" office:value-type="float" office:value="0.0000420000000005416">
            <text:p>0.000042</text:p>
          </table:table-cell>
          <table:table-cell table:formula="of:=ROW([.K87])-74" office:value-type="float" office:value="13">
            <text:p>13</text:p>
          </table:table-cell>
          <table:table-cell table:formula="of:=[.C87]=[.I87]" office:value-type="boolean" office:boolean-value="true">
            <text:p>TRUE</text:p>
          </table:table-cell>
          <table:table-cell table:formula="of:=[.D87]=[.J87]" office:value-type="boolean" office:boolean-value="true">
            <text:p>TRUE</text:p>
          </table:table-cell>
          <table:table-cell table:formula="of:=[.E87]-[.K87]" office:value-type="float" office:value="0.0000009999999992516">
            <text:p>0.000001</text:p>
          </table:table-cell>
          <table:table-cell table:formula="of:=[.O87]&gt;0.00001" office:value-type="boolean" office:boolean-value="false">
            <text:p>FALSE</text:p>
          </table:table-cell>
          <table:table-cell table:formula="of:=[.O8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0231">
            <text:p>9.8902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89]-[.A88]" office:value-type="float" office:value="0.0000420000000005416">
            <text:p>0.000042</text:p>
          </table:table-cell>
          <table:table-cell table:formula="of:=ROW([.E88])-74" office:value-type="float" office:value="14">
            <text:p>14</text:p>
          </table:table-cell>
          <table:table-cell office:value-type="float" office:value="9.305892">
            <text:p>9.305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89]-[.G88]" office:value-type="float" office:value="0.0000439999999990448">
            <text:p>0.000044</text:p>
          </table:table-cell>
          <table:table-cell table:formula="of:=ROW([.K88])-74" office:value-type="float" office:value="14">
            <text:p>14</text:p>
          </table:table-cell>
          <table:table-cell table:formula="of:=[.C88]=[.I88]" office:value-type="boolean" office:boolean-value="true">
            <text:p>TRUE</text:p>
          </table:table-cell>
          <table:table-cell table:formula="of:=[.D88]=[.J88]" office:value-type="boolean" office:boolean-value="true">
            <text:p>TRUE</text:p>
          </table:table-cell>
          <table:table-cell table:formula="of:=[.E88]-[.K88]" office:value-type="float" office:value="-0.0000019999999985032">
            <text:p>-0.000002</text:p>
          </table:table-cell>
          <table:table-cell table:formula="of:=[.O88]&gt;0.00001" office:value-type="boolean" office:boolean-value="false">
            <text:p>FALSE</text:p>
          </table:table-cell>
          <table:table-cell table:formula="of:=[.O8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0273">
            <text:p>9.89027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90]-[.A89]" office:value-type="float" office:value="0.0000429999999997932">
            <text:p>0.000043</text:p>
          </table:table-cell>
          <table:table-cell table:formula="of:=ROW([.E89])-74" office:value-type="float" office:value="15">
            <text:p>15</text:p>
          </table:table-cell>
          <table:table-cell office:value-type="float" office:value="9.305936">
            <text:p>9.30593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90]-[.G89]" office:value-type="float" office:value="0.0000420000000005416">
            <text:p>0.000042</text:p>
          </table:table-cell>
          <table:table-cell table:formula="of:=ROW([.K89])-74" office:value-type="float" office:value="15">
            <text:p>15</text:p>
          </table:table-cell>
          <table:table-cell table:formula="of:=[.C89]=[.I89]" office:value-type="boolean" office:boolean-value="true">
            <text:p>TRUE</text:p>
          </table:table-cell>
          <table:table-cell table:formula="of:=[.D89]=[.J89]" office:value-type="boolean" office:boolean-value="true">
            <text:p>TRUE</text:p>
          </table:table-cell>
          <table:table-cell table:formula="of:=[.E89]-[.K89]" office:value-type="float" office:value="0.0000009999999992516">
            <text:p>0.000001</text:p>
          </table:table-cell>
          <table:table-cell table:formula="of:=[.O89]&gt;0.00001" office:value-type="boolean" office:boolean-value="false">
            <text:p>FALSE</text:p>
          </table:table-cell>
          <table:table-cell table:formula="of:=[.O8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0316">
            <text:p>9.89031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91]-[.A90]" office:value-type="float" office:value="0.0000429999999997932">
            <text:p>0.000043</text:p>
          </table:table-cell>
          <table:table-cell table:formula="of:=ROW([.E90])-74" office:value-type="float" office:value="16">
            <text:p>16</text:p>
          </table:table-cell>
          <table:table-cell office:value-type="float" office:value="9.305978">
            <text:p>9.30597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91]-[.G90]" office:value-type="float" office:value="0.0000440000000008212">
            <text:p>0.000044</text:p>
          </table:table-cell>
          <table:table-cell table:formula="of:=ROW([.K90])-74" office:value-type="float" office:value="16">
            <text:p>16</text:p>
          </table:table-cell>
          <table:table-cell table:formula="of:=[.C90]=[.I90]" office:value-type="boolean" office:boolean-value="true">
            <text:p>TRUE</text:p>
          </table:table-cell>
          <table:table-cell table:formula="of:=[.D90]=[.J90]" office:value-type="boolean" office:boolean-value="true">
            <text:p>TRUE</text:p>
          </table:table-cell>
          <table:table-cell table:formula="of:=[.E90]-[.K90]" office:value-type="float" office:value="-0.00000100000000102796">
            <text:p>-0.000001</text:p>
          </table:table-cell>
          <table:table-cell table:formula="of:=[.O90]&gt;0.00001" office:value-type="boolean" office:boolean-value="false">
            <text:p>FALSE</text:p>
          </table:table-cell>
          <table:table-cell table:formula="of:=[.O9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0359">
            <text:p>9.890359</text:p>
          </table:table-cell>
          <table:table-cell table:number-columns-repeated="3" office:value-type="float" office:value="1">
            <text:p>1</text:p>
          </table:table-cell>
          <table:table-cell table:formula="of:=[.A92]-[.A91]" office:value-type="float" office:value="0.0000420000000005416">
            <text:p>0.000042</text:p>
          </table:table-cell>
          <table:table-cell table:formula="of:=ROW([.E91])-74" office:value-type="float" office:value="17">
            <text:p>17</text:p>
          </table:table-cell>
          <table:table-cell office:value-type="float" office:value="9.306022">
            <text:p>9.306022</text:p>
          </table:table-cell>
          <table:table-cell table:number-columns-repeated="3" office:value-type="float" office:value="1">
            <text:p>1</text:p>
          </table:table-cell>
          <table:table-cell table:formula="of:=[.G92]-[.G91]" office:value-type="float" office:value="0.0000419999999987653">
            <text:p>0.000042</text:p>
          </table:table-cell>
          <table:table-cell table:formula="of:=ROW([.K91])-74" office:value-type="float" office:value="17">
            <text:p>17</text:p>
          </table:table-cell>
          <table:table-cell table:formula="of:=[.C91]=[.I91]" office:value-type="boolean" office:boolean-value="true">
            <text:p>TRUE</text:p>
          </table:table-cell>
          <table:table-cell table:formula="of:=[.D91]=[.J91]" office:value-type="boolean" office:boolean-value="true">
            <text:p>TRUE</text:p>
          </table:table-cell>
          <table:table-cell table:formula="of:=[.E91]-[.K91]" office:value-type="float" office:value="1.77635683940025E-015">
            <text:p>1.77635683940025E-015</text:p>
          </table:table-cell>
          <table:table-cell table:formula="of:=[.O91]&gt;0.00001" office:value-type="boolean" office:boolean-value="false">
            <text:p>FALSE</text:p>
          </table:table-cell>
          <table:table-cell table:formula="of:=[.O9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0401">
            <text:p>9.8904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93]-[.A92]" office:value-type="float" office:value="0.0000429999999997932">
            <text:p>0.000043</text:p>
          </table:table-cell>
          <table:table-cell table:formula="of:=ROW([.E92])-74" office:value-type="float" office:value="18">
            <text:p>18</text:p>
          </table:table-cell>
          <table:table-cell office:value-type="float" office:value="9.306064">
            <text:p>9.3060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93]-[.G92]" office:value-type="float" office:value="0.0000450000000000728">
            <text:p>0.000045</text:p>
          </table:table-cell>
          <table:table-cell table:formula="of:=ROW([.K92])-74" office:value-type="float" office:value="18">
            <text:p>18</text:p>
          </table:table-cell>
          <table:table-cell table:formula="of:=[.C92]=[.I92]" office:value-type="boolean" office:boolean-value="true">
            <text:p>TRUE</text:p>
          </table:table-cell>
          <table:table-cell table:formula="of:=[.D92]=[.J92]" office:value-type="boolean" office:boolean-value="true">
            <text:p>TRUE</text:p>
          </table:table-cell>
          <table:table-cell table:formula="of:=[.E92]-[.K92]" office:value-type="float" office:value="-0.00000200000000027956">
            <text:p>-0.000002</text:p>
          </table:table-cell>
          <table:table-cell table:formula="of:=[.O92]&gt;0.00001" office:value-type="boolean" office:boolean-value="false">
            <text:p>FALSE</text:p>
          </table:table-cell>
          <table:table-cell table:formula="of:=[.O9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0444">
            <text:p>9.89044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94]-[.A93]" office:value-type="float" office:value="0.0000429999999997932">
            <text:p>0.000043</text:p>
          </table:table-cell>
          <table:table-cell table:formula="of:=ROW([.E93])-74" office:value-type="float" office:value="19">
            <text:p>19</text:p>
          </table:table-cell>
          <table:table-cell office:value-type="float" office:value="9.306109">
            <text:p>9.30610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94]-[.G93]" office:value-type="float" office:value="0.0000420000000005416">
            <text:p>0.000042</text:p>
          </table:table-cell>
          <table:table-cell table:formula="of:=ROW([.K93])-74" office:value-type="float" office:value="19">
            <text:p>19</text:p>
          </table:table-cell>
          <table:table-cell table:formula="of:=[.C93]=[.I93]" office:value-type="boolean" office:boolean-value="true">
            <text:p>TRUE</text:p>
          </table:table-cell>
          <table:table-cell table:formula="of:=[.D93]=[.J93]" office:value-type="boolean" office:boolean-value="true">
            <text:p>TRUE</text:p>
          </table:table-cell>
          <table:table-cell table:formula="of:=[.E93]-[.K93]" office:value-type="float" office:value="0.0000009999999992516">
            <text:p>0.000001</text:p>
          </table:table-cell>
          <table:table-cell table:formula="of:=[.O93]&gt;0.00001" office:value-type="boolean" office:boolean-value="false">
            <text:p>FALSE</text:p>
          </table:table-cell>
          <table:table-cell table:formula="of:=[.O9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0487">
            <text:p>9.89048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95]-[.A94]" office:value-type="float" office:value="0.0000420000000005416">
            <text:p>0.000042</text:p>
          </table:table-cell>
          <table:table-cell table:formula="of:=ROW([.E94])-74" office:value-type="float" office:value="20">
            <text:p>20</text:p>
          </table:table-cell>
          <table:table-cell office:value-type="float" office:value="9.306151">
            <text:p>9.30615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95]-[.G94]" office:value-type="float" office:value="0.0000440000000008212">
            <text:p>0.000044</text:p>
          </table:table-cell>
          <table:table-cell table:formula="of:=ROW([.K94])-74" office:value-type="float" office:value="20">
            <text:p>20</text:p>
          </table:table-cell>
          <table:table-cell table:formula="of:=[.C94]=[.I94]" office:value-type="boolean" office:boolean-value="true">
            <text:p>TRUE</text:p>
          </table:table-cell>
          <table:table-cell table:formula="of:=[.D94]=[.J94]" office:value-type="boolean" office:boolean-value="true">
            <text:p>TRUE</text:p>
          </table:table-cell>
          <table:table-cell table:formula="of:=[.E94]-[.K94]" office:value-type="float" office:value="-0.00000200000000027956">
            <text:p>-0.000002</text:p>
          </table:table-cell>
          <table:table-cell table:formula="of:=[.O94]&gt;0.00001" office:value-type="boolean" office:boolean-value="false">
            <text:p>FALSE</text:p>
          </table:table-cell>
          <table:table-cell table:formula="of:=[.O9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0529">
            <text:p>9.890529</text:p>
          </table:table-cell>
          <table:table-cell table:number-columns-repeated="3" office:value-type="float" office:value="1">
            <text:p>1</text:p>
          </table:table-cell>
          <table:table-cell table:formula="of:=[.A96]-[.A95]" office:value-type="float" office:value="0.0000429999999997932">
            <text:p>0.000043</text:p>
          </table:table-cell>
          <table:table-cell table:formula="of:=ROW([.E95])-74" office:value-type="float" office:value="21">
            <text:p>21</text:p>
          </table:table-cell>
          <table:table-cell office:value-type="float" office:value="9.306195">
            <text:p>9.306195</text:p>
          </table:table-cell>
          <table:table-cell table:number-columns-repeated="3" office:value-type="float" office:value="1">
            <text:p>1</text:p>
          </table:table-cell>
          <table:table-cell table:formula="of:=[.G96]-[.G95]" office:value-type="float" office:value="0.0000419999999987653">
            <text:p>0.000042</text:p>
          </table:table-cell>
          <table:table-cell table:formula="of:=ROW([.K95])-74" office:value-type="float" office:value="21">
            <text:p>21</text:p>
          </table:table-cell>
          <table:table-cell table:formula="of:=[.C95]=[.I95]" office:value-type="boolean" office:boolean-value="true">
            <text:p>TRUE</text:p>
          </table:table-cell>
          <table:table-cell table:formula="of:=[.D95]=[.J95]" office:value-type="boolean" office:boolean-value="true">
            <text:p>TRUE</text:p>
          </table:table-cell>
          <table:table-cell table:formula="of:=[.E95]-[.K95]" office:value-type="float" office:value="0.00000100000000102796">
            <text:p>0.000001</text:p>
          </table:table-cell>
          <table:table-cell table:formula="of:=[.O95]&gt;0.00001" office:value-type="boolean" office:boolean-value="false">
            <text:p>FALSE</text:p>
          </table:table-cell>
          <table:table-cell table:formula="of:=[.O9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0572">
            <text:p>9.890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97]-[.A96]" office:value-type="float" office:value="0.0000429999999997932">
            <text:p>0.000043</text:p>
          </table:table-cell>
          <table:table-cell table:formula="of:=ROW([.E96])-74" office:value-type="float" office:value="22">
            <text:p>22</text:p>
          </table:table-cell>
          <table:table-cell office:value-type="float" office:value="9.306237">
            <text:p>9.3062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97]-[.G96]" office:value-type="float" office:value="0.0000450000000000728">
            <text:p>0.000045</text:p>
          </table:table-cell>
          <table:table-cell table:formula="of:=ROW([.K96])-74" office:value-type="float" office:value="22">
            <text:p>22</text:p>
          </table:table-cell>
          <table:table-cell table:formula="of:=[.C96]=[.I96]" office:value-type="boolean" office:boolean-value="true">
            <text:p>TRUE</text:p>
          </table:table-cell>
          <table:table-cell table:formula="of:=[.D96]=[.J96]" office:value-type="boolean" office:boolean-value="true">
            <text:p>TRUE</text:p>
          </table:table-cell>
          <table:table-cell table:formula="of:=[.E96]-[.K96]" office:value-type="float" office:value="-0.00000200000000027956">
            <text:p>-0.000002</text:p>
          </table:table-cell>
          <table:table-cell table:formula="of:=[.O96]&gt;0.00001" office:value-type="boolean" office:boolean-value="false">
            <text:p>FALSE</text:p>
          </table:table-cell>
          <table:table-cell table:formula="of:=[.O9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0615">
            <text:p>9.8906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98]-[.A97]" office:value-type="float" office:value="0.0000419999999987653">
            <text:p>0.000042</text:p>
          </table:table-cell>
          <table:table-cell table:formula="of:=ROW([.E97])-74" office:value-type="float" office:value="23">
            <text:p>23</text:p>
          </table:table-cell>
          <table:table-cell office:value-type="float" office:value="9.306282">
            <text:p>9.30628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98]-[.G97]" office:value-type="float" office:value="0.00004100000000129">
            <text:p>0.000041</text:p>
          </table:table-cell>
          <table:table-cell table:formula="of:=ROW([.K97])-74" office:value-type="float" office:value="23">
            <text:p>23</text:p>
          </table:table-cell>
          <table:table-cell table:formula="of:=[.C97]=[.I97]" office:value-type="boolean" office:boolean-value="true">
            <text:p>TRUE</text:p>
          </table:table-cell>
          <table:table-cell table:formula="of:=[.D97]=[.J97]" office:value-type="boolean" office:boolean-value="true">
            <text:p>TRUE</text:p>
          </table:table-cell>
          <table:table-cell table:formula="of:=[.E97]-[.K97]" office:value-type="float" office:value="0.000000999999997475243">
            <text:p>0.000001</text:p>
          </table:table-cell>
          <table:table-cell table:formula="of:=[.O97]&gt;0.00001" office:value-type="boolean" office:boolean-value="false">
            <text:p>FALSE</text:p>
          </table:table-cell>
          <table:table-cell table:formula="of:=[.O9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0657">
            <text:p>9.89065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99]-[.A98]" office:value-type="float" office:value="0.0000430000000015696">
            <text:p>0.000043</text:p>
          </table:table-cell>
          <table:table-cell table:formula="of:=ROW([.E98])-74" office:value-type="float" office:value="24">
            <text:p>24</text:p>
          </table:table-cell>
          <table:table-cell office:value-type="float" office:value="9.306323">
            <text:p>9.3063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99]-[.G98]" office:value-type="float" office:value="0.0000449999999982964">
            <text:p>0.000045</text:p>
          </table:table-cell>
          <table:table-cell table:formula="of:=ROW([.K98])-74" office:value-type="float" office:value="24">
            <text:p>24</text:p>
          </table:table-cell>
          <table:table-cell table:formula="of:=[.C98]=[.I98]" office:value-type="boolean" office:boolean-value="true">
            <text:p>TRUE</text:p>
          </table:table-cell>
          <table:table-cell table:formula="of:=[.D98]=[.J98]" office:value-type="boolean" office:boolean-value="true">
            <text:p>TRUE</text:p>
          </table:table-cell>
          <table:table-cell table:formula="of:=[.E98]-[.K98]" office:value-type="float" office:value="-0.00000199999999672684">
            <text:p>-0.000002</text:p>
          </table:table-cell>
          <table:table-cell table:formula="of:=[.O98]&gt;0.00001" office:value-type="boolean" office:boolean-value="false">
            <text:p>FALSE</text:p>
          </table:table-cell>
          <table:table-cell table:formula="of:=[.O9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07">
            <text:p>9.8907</text:p>
          </table:table-cell>
          <table:table-cell table:number-columns-repeated="3" office:value-type="float" office:value="1">
            <text:p>1</text:p>
          </table:table-cell>
          <table:table-cell table:formula="of:=[.A100]-[.A99]" office:value-type="float" office:value="0.0000429999999997932">
            <text:p>0.000043</text:p>
          </table:table-cell>
          <table:table-cell table:formula="of:=ROW([.E99])-74" office:value-type="float" office:value="25">
            <text:p>25</text:p>
          </table:table-cell>
          <table:table-cell office:value-type="float" office:value="9.306368">
            <text:p>9.306368</text:p>
          </table:table-cell>
          <table:table-cell table:number-columns-repeated="3" office:value-type="float" office:value="1">
            <text:p>1</text:p>
          </table:table-cell>
          <table:table-cell table:formula="of:=[.G100]-[.G99]" office:value-type="float" office:value="0.0000420000000005416">
            <text:p>0.000042</text:p>
          </table:table-cell>
          <table:table-cell table:formula="of:=ROW([.K99])-74" office:value-type="float" office:value="25">
            <text:p>25</text:p>
          </table:table-cell>
          <table:table-cell table:formula="of:=[.C99]=[.I99]" office:value-type="boolean" office:boolean-value="true">
            <text:p>TRUE</text:p>
          </table:table-cell>
          <table:table-cell table:formula="of:=[.D99]=[.J99]" office:value-type="boolean" office:boolean-value="true">
            <text:p>TRUE</text:p>
          </table:table-cell>
          <table:table-cell table:formula="of:=[.E99]-[.K99]" office:value-type="float" office:value="0.0000009999999992516">
            <text:p>0.000001</text:p>
          </table:table-cell>
          <table:table-cell table:formula="of:=[.O99]&gt;0.00001" office:value-type="boolean" office:boolean-value="false">
            <text:p>FALSE</text:p>
          </table:table-cell>
          <table:table-cell table:formula="of:=[.O9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0743">
            <text:p>9.8907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01]-[.A100]" office:value-type="float" office:value="0.0000419999999987653">
            <text:p>0.000042</text:p>
          </table:table-cell>
          <table:table-cell table:formula="of:=ROW([.E100])-74" office:value-type="float" office:value="26">
            <text:p>26</text:p>
          </table:table-cell>
          <table:table-cell office:value-type="float" office:value="9.30641">
            <text:p>9.306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01]-[.G100]" office:value-type="float" office:value="0.0000450000000000728">
            <text:p>0.000045</text:p>
          </table:table-cell>
          <table:table-cell table:formula="of:=ROW([.K100])-74" office:value-type="float" office:value="26">
            <text:p>26</text:p>
          </table:table-cell>
          <table:table-cell table:formula="of:=[.C100]=[.I100]" office:value-type="boolean" office:boolean-value="true">
            <text:p>TRUE</text:p>
          </table:table-cell>
          <table:table-cell table:formula="of:=[.D100]=[.J100]" office:value-type="boolean" office:boolean-value="true">
            <text:p>TRUE</text:p>
          </table:table-cell>
          <table:table-cell table:formula="of:=[.E100]-[.K100]" office:value-type="float" office:value="-0.00000300000000130751">
            <text:p>-0.000003</text:p>
          </table:table-cell>
          <table:table-cell table:formula="of:=[.O100]&gt;0.00001" office:value-type="boolean" office:boolean-value="false">
            <text:p>FALSE</text:p>
          </table:table-cell>
          <table:table-cell table:formula="of:=[.O10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0785">
            <text:p>9.89078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102]-[.A101]" office:value-type="float" office:value="0.0000429999999997932">
            <text:p>0.000043</text:p>
          </table:table-cell>
          <table:table-cell table:formula="of:=ROW([.E101])-74" office:value-type="float" office:value="27">
            <text:p>27</text:p>
          </table:table-cell>
          <table:table-cell office:value-type="float" office:value="9.306455">
            <text:p>9.3064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102]-[.G101]" office:value-type="float" office:value="0.0000409999999995137">
            <text:p>0.000041</text:p>
          </table:table-cell>
          <table:table-cell table:formula="of:=ROW([.K101])-74" office:value-type="float" office:value="27">
            <text:p>27</text:p>
          </table:table-cell>
          <table:table-cell table:formula="of:=[.C101]=[.I101]" office:value-type="boolean" office:boolean-value="true">
            <text:p>TRUE</text:p>
          </table:table-cell>
          <table:table-cell table:formula="of:=[.D101]=[.J101]" office:value-type="boolean" office:boolean-value="true">
            <text:p>TRUE</text:p>
          </table:table-cell>
          <table:table-cell table:formula="of:=[.E101]-[.K101]" office:value-type="float" office:value="0.00000200000000027956">
            <text:p>0.000002</text:p>
          </table:table-cell>
          <table:table-cell table:formula="of:=[.O101]&gt;0.00001" office:value-type="boolean" office:boolean-value="false">
            <text:p>FALSE</text:p>
          </table:table-cell>
          <table:table-cell table:formula="of:=[.O10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0828">
            <text:p>9.8908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03]-[.A102]" office:value-type="float" office:value="0.0000430000000015696">
            <text:p>0.000043</text:p>
          </table:table-cell>
          <table:table-cell table:formula="of:=ROW([.E102])-74" office:value-type="float" office:value="28">
            <text:p>28</text:p>
          </table:table-cell>
          <table:table-cell office:value-type="float" office:value="9.306496">
            <text:p>9.30649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103]-[.G102]" office:value-type="float" office:value="0.0000450000000000728">
            <text:p>0.000045</text:p>
          </table:table-cell>
          <table:table-cell table:formula="of:=ROW([.K102])-74" office:value-type="float" office:value="28">
            <text:p>28</text:p>
          </table:table-cell>
          <table:table-cell table:formula="of:=[.C102]=[.I102]" office:value-type="boolean" office:boolean-value="true">
            <text:p>TRUE</text:p>
          </table:table-cell>
          <table:table-cell table:formula="of:=[.D102]=[.J102]" office:value-type="boolean" office:boolean-value="true">
            <text:p>TRUE</text:p>
          </table:table-cell>
          <table:table-cell table:formula="of:=[.E102]-[.K102]" office:value-type="float" office:value="-0.0000019999999985032">
            <text:p>-0.000002</text:p>
          </table:table-cell>
          <table:table-cell table:formula="of:=[.O102]&gt;0.00001" office:value-type="boolean" office:boolean-value="false">
            <text:p>FALSE</text:p>
          </table:table-cell>
          <table:table-cell table:formula="of:=[.O10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0871">
            <text:p>9.890871</text:p>
          </table:table-cell>
          <table:table-cell table:number-columns-repeated="3" office:value-type="float" office:value="1">
            <text:p>1</text:p>
          </table:table-cell>
          <table:table-cell table:formula="of:=[.A104]-[.A103]" office:value-type="float" office:value="0.0000419999999987653">
            <text:p>0.000042</text:p>
          </table:table-cell>
          <table:table-cell table:formula="of:=ROW([.E103])-74" office:value-type="float" office:value="29">
            <text:p>29</text:p>
          </table:table-cell>
          <table:table-cell office:value-type="float" office:value="9.306541">
            <text:p>9.306541</text:p>
          </table:table-cell>
          <table:table-cell table:number-columns-repeated="3" office:value-type="float" office:value="1">
            <text:p>1</text:p>
          </table:table-cell>
          <table:table-cell table:formula="of:=[.G104]-[.G103]" office:value-type="float" office:value="0.0000420000000005416">
            <text:p>0.000042</text:p>
          </table:table-cell>
          <table:table-cell table:formula="of:=ROW([.K103])-74" office:value-type="float" office:value="29">
            <text:p>29</text:p>
          </table:table-cell>
          <table:table-cell table:formula="of:=[.C103]=[.I103]" office:value-type="boolean" office:boolean-value="true">
            <text:p>TRUE</text:p>
          </table:table-cell>
          <table:table-cell table:formula="of:=[.D103]=[.J103]" office:value-type="boolean" office:boolean-value="true">
            <text:p>TRUE</text:p>
          </table:table-cell>
          <table:table-cell table:formula="of:=[.E103]-[.K103]" office:value-type="float" office:value="-1.77635683940025E-015">
            <text:p>-1.77635683940025E-015</text:p>
          </table:table-cell>
          <table:table-cell table:formula="of:=[.O103]&gt;0.00001" office:value-type="boolean" office:boolean-value="false">
            <text:p>FALSE</text:p>
          </table:table-cell>
          <table:table-cell table:formula="of:=[.O10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0913">
            <text:p>9.8909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05]-[.A104]" office:value-type="float" office:value="0.0000429999999997932">
            <text:p>0.000043</text:p>
          </table:table-cell>
          <table:table-cell table:formula="of:=ROW([.E104])-74" office:value-type="float" office:value="30">
            <text:p>30</text:p>
          </table:table-cell>
          <table:table-cell office:value-type="float" office:value="9.306583">
            <text:p>9.3065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05]-[.G104]" office:value-type="float" office:value="0.0000440000000008212">
            <text:p>0.000044</text:p>
          </table:table-cell>
          <table:table-cell table:formula="of:=ROW([.K104])-74" office:value-type="float" office:value="30">
            <text:p>30</text:p>
          </table:table-cell>
          <table:table-cell table:formula="of:=[.C104]=[.I104]" office:value-type="boolean" office:boolean-value="true">
            <text:p>TRUE</text:p>
          </table:table-cell>
          <table:table-cell table:formula="of:=[.D104]=[.J104]" office:value-type="boolean" office:boolean-value="true">
            <text:p>TRUE</text:p>
          </table:table-cell>
          <table:table-cell table:formula="of:=[.E104]-[.K104]" office:value-type="float" office:value="-0.00000100000000102796">
            <text:p>-0.000001</text:p>
          </table:table-cell>
          <table:table-cell table:formula="of:=[.O104]&gt;0.00001" office:value-type="boolean" office:boolean-value="false">
            <text:p>FALSE</text:p>
          </table:table-cell>
          <table:table-cell table:formula="of:=[.O10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0956">
            <text:p>9.89095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106]-[.A105]" office:value-type="float" office:value="0.0000850000000003348">
            <text:p>0.000085</text:p>
          </table:table-cell>
          <table:table-cell office:value-type="string">
            <text:p>second time</text:p>
          </table:table-cell>
          <table:table-cell office:value-type="float" office:value="9.306627">
            <text:p>9.30662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106]-[.G105]" office:value-type="float" office:value="0.0000929999999996767">
            <text:p>0.000093</text:p>
          </table:table-cell>
          <table:table-cell office:value-type="string">
            <text:p>second time</text:p>
          </table:table-cell>
          <table:table-cell table:formula="of:=[.C105]=[.I105]" office:value-type="boolean" office:boolean-value="true">
            <text:p>TRUE</text:p>
          </table:table-cell>
          <table:table-cell table:formula="of:=[.D105]=[.J105]" office:value-type="boolean" office:boolean-value="true">
            <text:p>TRUE</text:p>
          </table:table-cell>
          <table:table-cell table:formula="of:=[.E105]-[.K105]" office:value-type="float" office:value="-0.00000799999999934187">
            <text:p>-0.000008</text:p>
          </table:table-cell>
          <table:table-cell table:formula="of:=[.O105]&gt;0.00001" office:value-type="boolean" office:boolean-value="false">
            <text:p>FALSE</text:p>
          </table:table-cell>
          <table:table-cell table:formula="of:=[.O10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1041">
            <text:p>9.89104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07]-[.A106]" office:value-type="float" office:value="0.0000429999999997932">
            <text:p>0.000043</text:p>
          </table:table-cell>
          <table:table-cell table:formula="of:=ROW([.E106])-105" office:value-type="float" office:value="1">
            <text:p>1</text:p>
          </table:table-cell>
          <table:table-cell office:value-type="float" office:value="9.30672">
            <text:p>9.306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107]-[.G106]" office:value-type="float" office:value="0.0000450000000000728">
            <text:p>0.000045</text:p>
          </table:table-cell>
          <table:table-cell table:formula="of:=ROW([.K106])-105" office:value-type="float" office:value="1">
            <text:p>1</text:p>
          </table:table-cell>
          <table:table-cell table:formula="of:=[.C106]=[.I106]" office:value-type="boolean" office:boolean-value="true">
            <text:p>TRUE</text:p>
          </table:table-cell>
          <table:table-cell table:formula="of:=[.D106]=[.J106]" office:value-type="boolean" office:boolean-value="true">
            <text:p>TRUE</text:p>
          </table:table-cell>
          <table:table-cell table:formula="of:=[.E106]-[.K106]" office:value-type="float" office:value="-0.00000200000000027956">
            <text:p>-0.000002</text:p>
          </table:table-cell>
          <table:table-cell table:formula="of:=[.O106]&gt;0.00001" office:value-type="boolean" office:boolean-value="false">
            <text:p>FALSE</text:p>
          </table:table-cell>
          <table:table-cell table:formula="of:=[.O10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1084">
            <text:p>9.891084</text:p>
          </table:table-cell>
          <table:table-cell table:number-columns-repeated="3" office:value-type="float" office:value="1">
            <text:p>1</text:p>
          </table:table-cell>
          <table:table-cell table:formula="of:=[.A108]-[.A107]" office:value-type="float" office:value="0.0000430000000015696">
            <text:p>0.000043</text:p>
          </table:table-cell>
          <table:table-cell table:formula="of:=ROW([.E107])-105" office:value-type="float" office:value="2">
            <text:p>2</text:p>
          </table:table-cell>
          <table:table-cell office:value-type="float" office:value="9.306765">
            <text:p>9.306765</text:p>
          </table:table-cell>
          <table:table-cell table:number-columns-repeated="3" office:value-type="float" office:value="1">
            <text:p>1</text:p>
          </table:table-cell>
          <table:table-cell table:formula="of:=[.G108]-[.G107]" office:value-type="float" office:value="0.0000409999999995137">
            <text:p>0.000041</text:p>
          </table:table-cell>
          <table:table-cell table:formula="of:=ROW([.K107])-105" office:value-type="float" office:value="2">
            <text:p>2</text:p>
          </table:table-cell>
          <table:table-cell table:formula="of:=[.C107]=[.I107]" office:value-type="boolean" office:boolean-value="true">
            <text:p>TRUE</text:p>
          </table:table-cell>
          <table:table-cell table:formula="of:=[.D107]=[.J107]" office:value-type="boolean" office:boolean-value="true">
            <text:p>TRUE</text:p>
          </table:table-cell>
          <table:table-cell table:formula="of:=[.E107]-[.K107]" office:value-type="float" office:value="0.00000200000000205591">
            <text:p>0.000002</text:p>
          </table:table-cell>
          <table:table-cell table:formula="of:=[.O107]&gt;0.00001" office:value-type="boolean" office:boolean-value="false">
            <text:p>FALSE</text:p>
          </table:table-cell>
          <table:table-cell table:formula="of:=[.O10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1127">
            <text:p>9.8911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09]-[.A108]" office:value-type="float" office:value="0.0000419999999987653">
            <text:p>0.000042</text:p>
          </table:table-cell>
          <table:table-cell table:formula="of:=ROW([.E108])-105" office:value-type="float" office:value="3">
            <text:p>3</text:p>
          </table:table-cell>
          <table:table-cell office:value-type="float" office:value="9.306806">
            <text:p>9.3068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09]-[.G108]" office:value-type="float" office:value="0.0000450000000000728">
            <text:p>0.000045</text:p>
          </table:table-cell>
          <table:table-cell table:formula="of:=ROW([.K108])-105" office:value-type="float" office:value="3">
            <text:p>3</text:p>
          </table:table-cell>
          <table:table-cell table:formula="of:=[.C108]=[.I108]" office:value-type="boolean" office:boolean-value="true">
            <text:p>TRUE</text:p>
          </table:table-cell>
          <table:table-cell table:formula="of:=[.D108]=[.J108]" office:value-type="boolean" office:boolean-value="true">
            <text:p>TRUE</text:p>
          </table:table-cell>
          <table:table-cell table:formula="of:=[.E108]-[.K108]" office:value-type="float" office:value="-0.00000300000000130751">
            <text:p>-0.000003</text:p>
          </table:table-cell>
          <table:table-cell table:formula="of:=[.O108]&gt;0.00001" office:value-type="boolean" office:boolean-value="false">
            <text:p>FALSE</text:p>
          </table:table-cell>
          <table:table-cell table:formula="of:=[.O10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1169">
            <text:p>9.89116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110]-[.A109]" office:value-type="float" office:value="0.0000429999999997932">
            <text:p>0.000043</text:p>
          </table:table-cell>
          <table:table-cell table:formula="of:=ROW([.E109])-105" office:value-type="float" office:value="4">
            <text:p>4</text:p>
          </table:table-cell>
          <table:table-cell office:value-type="float" office:value="9.306851">
            <text:p>9.30685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110]-[.G109]" office:value-type="float" office:value="0.0000420000000005416">
            <text:p>0.000042</text:p>
          </table:table-cell>
          <table:table-cell table:formula="of:=ROW([.K109])-105" office:value-type="float" office:value="4">
            <text:p>4</text:p>
          </table:table-cell>
          <table:table-cell table:formula="of:=[.C109]=[.I109]" office:value-type="boolean" office:boolean-value="true">
            <text:p>TRUE</text:p>
          </table:table-cell>
          <table:table-cell table:formula="of:=[.D109]=[.J109]" office:value-type="boolean" office:boolean-value="true">
            <text:p>TRUE</text:p>
          </table:table-cell>
          <table:table-cell table:formula="of:=[.E109]-[.K109]" office:value-type="float" office:value="0.0000009999999992516">
            <text:p>0.000001</text:p>
          </table:table-cell>
          <table:table-cell table:formula="of:=[.O109]&gt;0.00001" office:value-type="boolean" office:boolean-value="false">
            <text:p>FALSE</text:p>
          </table:table-cell>
          <table:table-cell table:formula="of:=[.O10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1212">
            <text:p>9.8912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11]-[.A110]" office:value-type="float" office:value="0.0000429999999997932">
            <text:p>0.000043</text:p>
          </table:table-cell>
          <table:table-cell table:formula="of:=ROW([.E110])-105" office:value-type="float" office:value="5">
            <text:p>5</text:p>
          </table:table-cell>
          <table:table-cell office:value-type="float" office:value="9.306893">
            <text:p>9.30689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111]-[.G110]" office:value-type="float" office:value="0.0000439999999990448">
            <text:p>0.000044</text:p>
          </table:table-cell>
          <table:table-cell table:formula="of:=ROW([.K110])-105" office:value-type="float" office:value="5">
            <text:p>5</text:p>
          </table:table-cell>
          <table:table-cell table:formula="of:=[.C110]=[.I110]" office:value-type="boolean" office:boolean-value="true">
            <text:p>TRUE</text:p>
          </table:table-cell>
          <table:table-cell table:formula="of:=[.D110]=[.J110]" office:value-type="boolean" office:boolean-value="true">
            <text:p>TRUE</text:p>
          </table:table-cell>
          <table:table-cell table:formula="of:=[.E110]-[.K110]" office:value-type="float" office:value="-0.0000009999999992516">
            <text:p>-0.000001</text:p>
          </table:table-cell>
          <table:table-cell table:formula="of:=[.O110]&gt;0.00001" office:value-type="boolean" office:boolean-value="false">
            <text:p>FALSE</text:p>
          </table:table-cell>
          <table:table-cell table:formula="of:=[.O11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1255">
            <text:p>9.891255</text:p>
          </table:table-cell>
          <table:table-cell table:number-columns-repeated="3" office:value-type="float" office:value="1">
            <text:p>1</text:p>
          </table:table-cell>
          <table:table-cell table:formula="of:=[.A112]-[.A111]" office:value-type="float" office:value="0.0000420000000005416">
            <text:p>0.000042</text:p>
          </table:table-cell>
          <table:table-cell table:formula="of:=ROW([.E111])-105" office:value-type="float" office:value="6">
            <text:p>6</text:p>
          </table:table-cell>
          <table:table-cell office:value-type="float" office:value="9.306937">
            <text:p>9.306937</text:p>
          </table:table-cell>
          <table:table-cell table:number-columns-repeated="3" office:value-type="float" office:value="1">
            <text:p>1</text:p>
          </table:table-cell>
          <table:table-cell table:formula="of:=[.G112]-[.G111]" office:value-type="float" office:value="0.0000420000000005416">
            <text:p>0.000042</text:p>
          </table:table-cell>
          <table:table-cell table:formula="of:=ROW([.K111])-105" office:value-type="float" office:value="6">
            <text:p>6</text:p>
          </table:table-cell>
          <table:table-cell table:formula="of:=[.C111]=[.I111]" office:value-type="boolean" office:boolean-value="true">
            <text:p>TRUE</text:p>
          </table:table-cell>
          <table:table-cell table:formula="of:=[.D111]=[.J111]" office:value-type="boolean" office:boolean-value="true">
            <text:p>TRUE</text:p>
          </table:table-cell>
          <table:table-cell table:formula="of:=[.E111]-[.K111]" office:value-type="float" office:value="0">
            <text:p>0</text:p>
          </table:table-cell>
          <table:table-cell table:formula="of:=[.O111]&gt;0.00001" office:value-type="boolean" office:boolean-value="false">
            <text:p>FALSE</text:p>
          </table:table-cell>
          <table:table-cell table:formula="of:=[.O11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1297">
            <text:p>9.8912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13]-[.A112]" office:value-type="float" office:value="0.0000429999999997932">
            <text:p>0.000043</text:p>
          </table:table-cell>
          <table:table-cell table:formula="of:=ROW([.E112])-105" office:value-type="float" office:value="7">
            <text:p>7</text:p>
          </table:table-cell>
          <table:table-cell office:value-type="float" office:value="9.306979">
            <text:p>9.3069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13]-[.G112]" office:value-type="float" office:value="0.0000450000000000728">
            <text:p>0.000045</text:p>
          </table:table-cell>
          <table:table-cell table:formula="of:=ROW([.K112])-105" office:value-type="float" office:value="7">
            <text:p>7</text:p>
          </table:table-cell>
          <table:table-cell table:formula="of:=[.C112]=[.I112]" office:value-type="boolean" office:boolean-value="true">
            <text:p>TRUE</text:p>
          </table:table-cell>
          <table:table-cell table:formula="of:=[.D112]=[.J112]" office:value-type="boolean" office:boolean-value="true">
            <text:p>TRUE</text:p>
          </table:table-cell>
          <table:table-cell table:formula="of:=[.E112]-[.K112]" office:value-type="float" office:value="-0.00000200000000027956">
            <text:p>-0.000002</text:p>
          </table:table-cell>
          <table:table-cell table:formula="of:=[.O112]&gt;0.00001" office:value-type="boolean" office:boolean-value="false">
            <text:p>FALSE</text:p>
          </table:table-cell>
          <table:table-cell table:formula="of:=[.O11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134">
            <text:p>9.891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114]-[.A113]" office:value-type="float" office:value="0.0000429999999997932">
            <text:p>0.000043</text:p>
          </table:table-cell>
          <table:table-cell table:formula="of:=ROW([.E113])-105" office:value-type="float" office:value="8">
            <text:p>8</text:p>
          </table:table-cell>
          <table:table-cell office:value-type="float" office:value="9.307024">
            <text:p>9.30702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114]-[.G113]" office:value-type="float" office:value="0.0000420000000005416">
            <text:p>0.000042</text:p>
          </table:table-cell>
          <table:table-cell table:formula="of:=ROW([.K113])-105" office:value-type="float" office:value="8">
            <text:p>8</text:p>
          </table:table-cell>
          <table:table-cell table:formula="of:=[.C113]=[.I113]" office:value-type="boolean" office:boolean-value="true">
            <text:p>TRUE</text:p>
          </table:table-cell>
          <table:table-cell table:formula="of:=[.D113]=[.J113]" office:value-type="boolean" office:boolean-value="true">
            <text:p>TRUE</text:p>
          </table:table-cell>
          <table:table-cell table:formula="of:=[.E113]-[.K113]" office:value-type="float" office:value="0.0000009999999992516">
            <text:p>0.000001</text:p>
          </table:table-cell>
          <table:table-cell table:formula="of:=[.O113]&gt;0.00001" office:value-type="boolean" office:boolean-value="false">
            <text:p>FALSE</text:p>
          </table:table-cell>
          <table:table-cell table:formula="of:=[.O11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1383">
            <text:p>9.89138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15]-[.A114]" office:value-type="float" office:value="0.0000420000000005416">
            <text:p>0.000042</text:p>
          </table:table-cell>
          <table:table-cell table:formula="of:=ROW([.E114])-105" office:value-type="float" office:value="9">
            <text:p>9</text:p>
          </table:table-cell>
          <table:table-cell office:value-type="float" office:value="9.307066">
            <text:p>9.30706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115]-[.G114]" office:value-type="float" office:value="0.0000439999999990448">
            <text:p>0.000044</text:p>
          </table:table-cell>
          <table:table-cell table:formula="of:=ROW([.K114])-105" office:value-type="float" office:value="9">
            <text:p>9</text:p>
          </table:table-cell>
          <table:table-cell table:formula="of:=[.C114]=[.I114]" office:value-type="boolean" office:boolean-value="true">
            <text:p>TRUE</text:p>
          </table:table-cell>
          <table:table-cell table:formula="of:=[.D114]=[.J114]" office:value-type="boolean" office:boolean-value="true">
            <text:p>TRUE</text:p>
          </table:table-cell>
          <table:table-cell table:formula="of:=[.E114]-[.K114]" office:value-type="float" office:value="-0.0000019999999985032">
            <text:p>-0.000002</text:p>
          </table:table-cell>
          <table:table-cell table:formula="of:=[.O114]&gt;0.00001" office:value-type="boolean" office:boolean-value="false">
            <text:p>FALSE</text:p>
          </table:table-cell>
          <table:table-cell table:formula="of:=[.O11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1425">
            <text:p>9.891425</text:p>
          </table:table-cell>
          <table:table-cell table:number-columns-repeated="3" office:value-type="float" office:value="1">
            <text:p>1</text:p>
          </table:table-cell>
          <table:table-cell table:formula="of:=[.A116]-[.A115]" office:value-type="float" office:value="0.0000429999999997932">
            <text:p>0.000043</text:p>
          </table:table-cell>
          <table:table-cell table:formula="of:=ROW([.E115])-105" office:value-type="float" office:value="10">
            <text:p>10</text:p>
          </table:table-cell>
          <table:table-cell office:value-type="float" office:value="9.30711">
            <text:p>9.30711</text:p>
          </table:table-cell>
          <table:table-cell table:number-columns-repeated="3" office:value-type="float" office:value="1">
            <text:p>1</text:p>
          </table:table-cell>
          <table:table-cell table:formula="of:=[.G116]-[.G115]" office:value-type="float" office:value="0.0000420000000005416">
            <text:p>0.000042</text:p>
          </table:table-cell>
          <table:table-cell table:formula="of:=ROW([.K115])-105" office:value-type="float" office:value="10">
            <text:p>10</text:p>
          </table:table-cell>
          <table:table-cell table:formula="of:=[.C115]=[.I115]" office:value-type="boolean" office:boolean-value="true">
            <text:p>TRUE</text:p>
          </table:table-cell>
          <table:table-cell table:formula="of:=[.D115]=[.J115]" office:value-type="boolean" office:boolean-value="true">
            <text:p>TRUE</text:p>
          </table:table-cell>
          <table:table-cell table:formula="of:=[.E115]-[.K115]" office:value-type="float" office:value="0.0000009999999992516">
            <text:p>0.000001</text:p>
          </table:table-cell>
          <table:table-cell table:formula="of:=[.O115]&gt;0.00001" office:value-type="boolean" office:boolean-value="false">
            <text:p>FALSE</text:p>
          </table:table-cell>
          <table:table-cell table:formula="of:=[.O11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1468">
            <text:p>9.8914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17]-[.A116]" office:value-type="float" office:value="0.0000429999999997932">
            <text:p>0.000043</text:p>
          </table:table-cell>
          <table:table-cell table:formula="of:=ROW([.E116])-105" office:value-type="float" office:value="11">
            <text:p>11</text:p>
          </table:table-cell>
          <table:table-cell office:value-type="float" office:value="9.307152">
            <text:p>9.3071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17]-[.G116]" office:value-type="float" office:value="0.0000450000000000728">
            <text:p>0.000045</text:p>
          </table:table-cell>
          <table:table-cell table:formula="of:=ROW([.K116])-105" office:value-type="float" office:value="11">
            <text:p>11</text:p>
          </table:table-cell>
          <table:table-cell table:formula="of:=[.C116]=[.I116]" office:value-type="boolean" office:boolean-value="true">
            <text:p>TRUE</text:p>
          </table:table-cell>
          <table:table-cell table:formula="of:=[.D116]=[.J116]" office:value-type="boolean" office:boolean-value="true">
            <text:p>TRUE</text:p>
          </table:table-cell>
          <table:table-cell table:formula="of:=[.E116]-[.K116]" office:value-type="float" office:value="-0.00000200000000027956">
            <text:p>-0.000002</text:p>
          </table:table-cell>
          <table:table-cell table:formula="of:=[.O116]&gt;0.00001" office:value-type="boolean" office:boolean-value="false">
            <text:p>FALSE</text:p>
          </table:table-cell>
          <table:table-cell table:formula="of:=[.O11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1511">
            <text:p>9.8915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118]-[.A117]" office:value-type="float" office:value="0.0000420000000005416">
            <text:p>0.000042</text:p>
          </table:table-cell>
          <table:table-cell table:formula="of:=ROW([.E117])-105" office:value-type="float" office:value="12">
            <text:p>12</text:p>
          </table:table-cell>
          <table:table-cell office:value-type="float" office:value="9.307197">
            <text:p>9.30719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118]-[.G117]" office:value-type="float" office:value="0.0000409999999995137">
            <text:p>0.000041</text:p>
          </table:table-cell>
          <table:table-cell table:formula="of:=ROW([.K117])-105" office:value-type="float" office:value="12">
            <text:p>12</text:p>
          </table:table-cell>
          <table:table-cell table:formula="of:=[.C117]=[.I117]" office:value-type="boolean" office:boolean-value="true">
            <text:p>TRUE</text:p>
          </table:table-cell>
          <table:table-cell table:formula="of:=[.D117]=[.J117]" office:value-type="boolean" office:boolean-value="true">
            <text:p>TRUE</text:p>
          </table:table-cell>
          <table:table-cell table:formula="of:=[.E117]-[.K117]" office:value-type="float" office:value="0.00000100000000102796">
            <text:p>0.000001</text:p>
          </table:table-cell>
          <table:table-cell table:formula="of:=[.O117]&gt;0.00001" office:value-type="boolean" office:boolean-value="false">
            <text:p>FALSE</text:p>
          </table:table-cell>
          <table:table-cell table:formula="of:=[.O11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1553">
            <text:p>9.89155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19]-[.A118]" office:value-type="float" office:value="0.0000429999999997932">
            <text:p>0.000043</text:p>
          </table:table-cell>
          <table:table-cell table:formula="of:=ROW([.E118])-105" office:value-type="float" office:value="13">
            <text:p>13</text:p>
          </table:table-cell>
          <table:table-cell office:value-type="float" office:value="9.307238">
            <text:p>9.30723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119]-[.G118]" office:value-type="float" office:value="0.0000450000000000728">
            <text:p>0.000045</text:p>
          </table:table-cell>
          <table:table-cell table:formula="of:=ROW([.K118])-105" office:value-type="float" office:value="13">
            <text:p>13</text:p>
          </table:table-cell>
          <table:table-cell table:formula="of:=[.C118]=[.I118]" office:value-type="boolean" office:boolean-value="true">
            <text:p>TRUE</text:p>
          </table:table-cell>
          <table:table-cell table:formula="of:=[.D118]=[.J118]" office:value-type="boolean" office:boolean-value="true">
            <text:p>TRUE</text:p>
          </table:table-cell>
          <table:table-cell table:formula="of:=[.E118]-[.K118]" office:value-type="float" office:value="-0.00000200000000027956">
            <text:p>-0.000002</text:p>
          </table:table-cell>
          <table:table-cell table:formula="of:=[.O118]&gt;0.00001" office:value-type="boolean" office:boolean-value="false">
            <text:p>FALSE</text:p>
          </table:table-cell>
          <table:table-cell table:formula="of:=[.O11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1596">
            <text:p>9.891596</text:p>
          </table:table-cell>
          <table:table-cell table:number-columns-repeated="3" office:value-type="float" office:value="1">
            <text:p>1</text:p>
          </table:table-cell>
          <table:table-cell table:formula="of:=[.A120]-[.A119]" office:value-type="float" office:value="0.0000429999999997932">
            <text:p>0.000043</text:p>
          </table:table-cell>
          <table:table-cell table:formula="of:=ROW([.E119])-105" office:value-type="float" office:value="14">
            <text:p>14</text:p>
          </table:table-cell>
          <table:table-cell office:value-type="float" office:value="9.307283">
            <text:p>9.307283</text:p>
          </table:table-cell>
          <table:table-cell table:number-columns-repeated="3" office:value-type="float" office:value="1">
            <text:p>1</text:p>
          </table:table-cell>
          <table:table-cell table:formula="of:=[.G120]-[.G119]" office:value-type="float" office:value="0.0000420000000005416">
            <text:p>0.000042</text:p>
          </table:table-cell>
          <table:table-cell table:formula="of:=ROW([.K119])-105" office:value-type="float" office:value="14">
            <text:p>14</text:p>
          </table:table-cell>
          <table:table-cell table:formula="of:=[.C119]=[.I119]" office:value-type="boolean" office:boolean-value="true">
            <text:p>TRUE</text:p>
          </table:table-cell>
          <table:table-cell table:formula="of:=[.D119]=[.J119]" office:value-type="boolean" office:boolean-value="true">
            <text:p>TRUE</text:p>
          </table:table-cell>
          <table:table-cell table:formula="of:=[.E119]-[.K119]" office:value-type="float" office:value="0.0000009999999992516">
            <text:p>0.000001</text:p>
          </table:table-cell>
          <table:table-cell table:formula="of:=[.O119]&gt;0.00001" office:value-type="boolean" office:boolean-value="false">
            <text:p>FALSE</text:p>
          </table:table-cell>
          <table:table-cell table:formula="of:=[.O11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1639">
            <text:p>9.8916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21]-[.A120]" office:value-type="float" office:value="0.0000420000000005416">
            <text:p>0.000042</text:p>
          </table:table-cell>
          <table:table-cell table:formula="of:=ROW([.E120])-105" office:value-type="float" office:value="15">
            <text:p>15</text:p>
          </table:table-cell>
          <table:table-cell office:value-type="float" office:value="9.307325">
            <text:p>9.307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21]-[.G120]" office:value-type="float" office:value="0.0000439999999990448">
            <text:p>0.000044</text:p>
          </table:table-cell>
          <table:table-cell table:formula="of:=ROW([.K120])-105" office:value-type="float" office:value="15">
            <text:p>15</text:p>
          </table:table-cell>
          <table:table-cell table:formula="of:=[.C120]=[.I120]" office:value-type="boolean" office:boolean-value="true">
            <text:p>TRUE</text:p>
          </table:table-cell>
          <table:table-cell table:formula="of:=[.D120]=[.J120]" office:value-type="boolean" office:boolean-value="true">
            <text:p>TRUE</text:p>
          </table:table-cell>
          <table:table-cell table:formula="of:=[.E120]-[.K120]" office:value-type="float" office:value="-0.0000019999999985032">
            <text:p>-0.000002</text:p>
          </table:table-cell>
          <table:table-cell table:formula="of:=[.O120]&gt;0.00001" office:value-type="boolean" office:boolean-value="false">
            <text:p>FALSE</text:p>
          </table:table-cell>
          <table:table-cell table:formula="of:=[.O12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1681">
            <text:p>9.89168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122]-[.A121]" office:value-type="float" office:value="0.0000429999999997932">
            <text:p>0.000043</text:p>
          </table:table-cell>
          <table:table-cell table:formula="of:=ROW([.E121])-105" office:value-type="float" office:value="16">
            <text:p>16</text:p>
          </table:table-cell>
          <table:table-cell office:value-type="float" office:value="9.307369">
            <text:p>9.30736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122]-[.G121]" office:value-type="float" office:value="0.0000420000000005416">
            <text:p>0.000042</text:p>
          </table:table-cell>
          <table:table-cell table:formula="of:=ROW([.K121])-105" office:value-type="float" office:value="16">
            <text:p>16</text:p>
          </table:table-cell>
          <table:table-cell table:formula="of:=[.C121]=[.I121]" office:value-type="boolean" office:boolean-value="true">
            <text:p>TRUE</text:p>
          </table:table-cell>
          <table:table-cell table:formula="of:=[.D121]=[.J121]" office:value-type="boolean" office:boolean-value="true">
            <text:p>TRUE</text:p>
          </table:table-cell>
          <table:table-cell table:formula="of:=[.E121]-[.K121]" office:value-type="float" office:value="0.0000009999999992516">
            <text:p>0.000001</text:p>
          </table:table-cell>
          <table:table-cell table:formula="of:=[.O121]&gt;0.00001" office:value-type="boolean" office:boolean-value="false">
            <text:p>FALSE</text:p>
          </table:table-cell>
          <table:table-cell table:formula="of:=[.O12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1724">
            <text:p>9.8917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23]-[.A122]" office:value-type="float" office:value="0.0000429999999997932">
            <text:p>0.000043</text:p>
          </table:table-cell>
          <table:table-cell table:formula="of:=ROW([.E122])-105" office:value-type="float" office:value="17">
            <text:p>17</text:p>
          </table:table-cell>
          <table:table-cell office:value-type="float" office:value="9.307411">
            <text:p>9.30741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123]-[.G122]" office:value-type="float" office:value="0.0000450000000000728">
            <text:p>0.000045</text:p>
          </table:table-cell>
          <table:table-cell table:formula="of:=ROW([.K122])-105" office:value-type="float" office:value="17">
            <text:p>17</text:p>
          </table:table-cell>
          <table:table-cell table:formula="of:=[.C122]=[.I122]" office:value-type="boolean" office:boolean-value="true">
            <text:p>TRUE</text:p>
          </table:table-cell>
          <table:table-cell table:formula="of:=[.D122]=[.J122]" office:value-type="boolean" office:boolean-value="true">
            <text:p>TRUE</text:p>
          </table:table-cell>
          <table:table-cell table:formula="of:=[.E122]-[.K122]" office:value-type="float" office:value="-0.00000200000000027956">
            <text:p>-0.000002</text:p>
          </table:table-cell>
          <table:table-cell table:formula="of:=[.O122]&gt;0.00001" office:value-type="boolean" office:boolean-value="false">
            <text:p>FALSE</text:p>
          </table:table-cell>
          <table:table-cell table:formula="of:=[.O12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1767">
            <text:p>9.891767</text:p>
          </table:table-cell>
          <table:table-cell table:number-columns-repeated="3" office:value-type="float" office:value="1">
            <text:p>1</text:p>
          </table:table-cell>
          <table:table-cell table:formula="of:=[.A124]-[.A123]" office:value-type="float" office:value="0.0000420000000005416">
            <text:p>0.000042</text:p>
          </table:table-cell>
          <table:table-cell table:formula="of:=ROW([.E123])-105" office:value-type="float" office:value="18">
            <text:p>18</text:p>
          </table:table-cell>
          <table:table-cell office:value-type="float" office:value="9.307456">
            <text:p>9.307456</text:p>
          </table:table-cell>
          <table:table-cell table:number-columns-repeated="3" office:value-type="float" office:value="1">
            <text:p>1</text:p>
          </table:table-cell>
          <table:table-cell table:formula="of:=[.G124]-[.G123]" office:value-type="float" office:value="0.0000420000000005416">
            <text:p>0.000042</text:p>
          </table:table-cell>
          <table:table-cell table:formula="of:=ROW([.K123])-105" office:value-type="float" office:value="18">
            <text:p>18</text:p>
          </table:table-cell>
          <table:table-cell table:formula="of:=[.C123]=[.I123]" office:value-type="boolean" office:boolean-value="true">
            <text:p>TRUE</text:p>
          </table:table-cell>
          <table:table-cell table:formula="of:=[.D123]=[.J123]" office:value-type="boolean" office:boolean-value="true">
            <text:p>TRUE</text:p>
          </table:table-cell>
          <table:table-cell table:formula="of:=[.E123]-[.K123]" office:value-type="float" office:value="0">
            <text:p>0</text:p>
          </table:table-cell>
          <table:table-cell table:formula="of:=[.O123]&gt;0.00001" office:value-type="boolean" office:boolean-value="false">
            <text:p>FALSE</text:p>
          </table:table-cell>
          <table:table-cell table:formula="of:=[.O12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1809">
            <text:p>9.8918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25]-[.A124]" office:value-type="float" office:value="0.0000429999999997932">
            <text:p>0.000043</text:p>
          </table:table-cell>
          <table:table-cell table:formula="of:=ROW([.E124])-105" office:value-type="float" office:value="19">
            <text:p>19</text:p>
          </table:table-cell>
          <table:table-cell office:value-type="float" office:value="9.307498">
            <text:p>9.3074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25]-[.G124]" office:value-type="float" office:value="0.0000439999999990448">
            <text:p>0.000044</text:p>
          </table:table-cell>
          <table:table-cell table:formula="of:=ROW([.K124])-105" office:value-type="float" office:value="19">
            <text:p>19</text:p>
          </table:table-cell>
          <table:table-cell table:formula="of:=[.C124]=[.I124]" office:value-type="boolean" office:boolean-value="true">
            <text:p>TRUE</text:p>
          </table:table-cell>
          <table:table-cell table:formula="of:=[.D124]=[.J124]" office:value-type="boolean" office:boolean-value="true">
            <text:p>TRUE</text:p>
          </table:table-cell>
          <table:table-cell table:formula="of:=[.E124]-[.K124]" office:value-type="float" office:value="-0.0000009999999992516">
            <text:p>-0.000001</text:p>
          </table:table-cell>
          <table:table-cell table:formula="of:=[.O124]&gt;0.00001" office:value-type="boolean" office:boolean-value="false">
            <text:p>FALSE</text:p>
          </table:table-cell>
          <table:table-cell table:formula="of:=[.O12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1852">
            <text:p>9.89185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126]-[.A125]" office:value-type="float" office:value="0.0000429999999997932">
            <text:p>0.000043</text:p>
          </table:table-cell>
          <table:table-cell table:formula="of:=ROW([.E125])-105" office:value-type="float" office:value="20">
            <text:p>20</text:p>
          </table:table-cell>
          <table:table-cell office:value-type="float" office:value="9.307542">
            <text:p>9.30754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126]-[.G125]" office:value-type="float" office:value="0.0000420000000005416">
            <text:p>0.000042</text:p>
          </table:table-cell>
          <table:table-cell table:formula="of:=ROW([.K125])-105" office:value-type="float" office:value="20">
            <text:p>20</text:p>
          </table:table-cell>
          <table:table-cell table:formula="of:=[.C125]=[.I125]" office:value-type="boolean" office:boolean-value="true">
            <text:p>TRUE</text:p>
          </table:table-cell>
          <table:table-cell table:formula="of:=[.D125]=[.J125]" office:value-type="boolean" office:boolean-value="true">
            <text:p>TRUE</text:p>
          </table:table-cell>
          <table:table-cell table:formula="of:=[.E125]-[.K125]" office:value-type="float" office:value="0.0000009999999992516">
            <text:p>0.000001</text:p>
          </table:table-cell>
          <table:table-cell table:formula="of:=[.O125]&gt;0.00001" office:value-type="boolean" office:boolean-value="false">
            <text:p>FALSE</text:p>
          </table:table-cell>
          <table:table-cell table:formula="of:=[.O12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1895">
            <text:p>9.89189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27]-[.A126]" office:value-type="float" office:value="0.0000420000000005416">
            <text:p>0.000042</text:p>
          </table:table-cell>
          <table:table-cell table:formula="of:=ROW([.E126])-105" office:value-type="float" office:value="21">
            <text:p>21</text:p>
          </table:table-cell>
          <table:table-cell office:value-type="float" office:value="9.307584">
            <text:p>9.30758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127]-[.G126]" office:value-type="float" office:value="0.0000439999999990448">
            <text:p>0.000044</text:p>
          </table:table-cell>
          <table:table-cell table:formula="of:=ROW([.K126])-105" office:value-type="float" office:value="21">
            <text:p>21</text:p>
          </table:table-cell>
          <table:table-cell table:formula="of:=[.C126]=[.I126]" office:value-type="boolean" office:boolean-value="true">
            <text:p>TRUE</text:p>
          </table:table-cell>
          <table:table-cell table:formula="of:=[.D126]=[.J126]" office:value-type="boolean" office:boolean-value="true">
            <text:p>TRUE</text:p>
          </table:table-cell>
          <table:table-cell table:formula="of:=[.E126]-[.K126]" office:value-type="float" office:value="-0.0000019999999985032">
            <text:p>-0.000002</text:p>
          </table:table-cell>
          <table:table-cell table:formula="of:=[.O126]&gt;0.00001" office:value-type="boolean" office:boolean-value="false">
            <text:p>FALSE</text:p>
          </table:table-cell>
          <table:table-cell table:formula="of:=[.O12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1937">
            <text:p>9.891937</text:p>
          </table:table-cell>
          <table:table-cell table:number-columns-repeated="3" office:value-type="float" office:value="1">
            <text:p>1</text:p>
          </table:table-cell>
          <table:table-cell table:formula="of:=[.A128]-[.A127]" office:value-type="float" office:value="0.0000429999999997932">
            <text:p>0.000043</text:p>
          </table:table-cell>
          <table:table-cell table:formula="of:=ROW([.E127])-105" office:value-type="float" office:value="22">
            <text:p>22</text:p>
          </table:table-cell>
          <table:table-cell office:value-type="float" office:value="9.307628">
            <text:p>9.307628</text:p>
          </table:table-cell>
          <table:table-cell table:number-columns-repeated="3" office:value-type="float" office:value="1">
            <text:p>1</text:p>
          </table:table-cell>
          <table:table-cell table:formula="of:=[.G128]-[.G127]" office:value-type="float" office:value="0.0000480000000013803">
            <text:p>0.000048</text:p>
          </table:table-cell>
          <table:table-cell table:formula="of:=ROW([.K127])-105" office:value-type="float" office:value="22">
            <text:p>22</text:p>
          </table:table-cell>
          <table:table-cell table:formula="of:=[.C127]=[.I127]" office:value-type="boolean" office:boolean-value="true">
            <text:p>TRUE</text:p>
          </table:table-cell>
          <table:table-cell table:formula="of:=[.D127]=[.J127]" office:value-type="boolean" office:boolean-value="true">
            <text:p>TRUE</text:p>
          </table:table-cell>
          <table:table-cell table:formula="of:=[.E127]-[.K127]" office:value-type="float" office:value="-0.00000500000000158707">
            <text:p>-0.000005</text:p>
          </table:table-cell>
          <table:table-cell table:formula="of:=[.O127]&gt;0.00001" office:value-type="boolean" office:boolean-value="false">
            <text:p>FALSE</text:p>
          </table:table-cell>
          <table:table-cell table:formula="of:=[.O12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198">
            <text:p>9.891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29]-[.A128]" office:value-type="float" office:value="0.0000429999999997932">
            <text:p>0.000043</text:p>
          </table:table-cell>
          <table:table-cell table:formula="of:=ROW([.E128])-105" office:value-type="float" office:value="23">
            <text:p>23</text:p>
          </table:table-cell>
          <table:table-cell office:value-type="float" office:value="9.307676">
            <text:p>9.3076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29]-[.G128]" office:value-type="float" office:value="0.0000450000000000728">
            <text:p>0.000045</text:p>
          </table:table-cell>
          <table:table-cell table:formula="of:=ROW([.K128])-105" office:value-type="float" office:value="23">
            <text:p>23</text:p>
          </table:table-cell>
          <table:table-cell table:formula="of:=[.C128]=[.I128]" office:value-type="boolean" office:boolean-value="true">
            <text:p>TRUE</text:p>
          </table:table-cell>
          <table:table-cell table:formula="of:=[.D128]=[.J128]" office:value-type="boolean" office:boolean-value="true">
            <text:p>TRUE</text:p>
          </table:table-cell>
          <table:table-cell table:formula="of:=[.E128]-[.K128]" office:value-type="float" office:value="-0.00000200000000027956">
            <text:p>-0.000002</text:p>
          </table:table-cell>
          <table:table-cell table:formula="of:=[.O128]&gt;0.00001" office:value-type="boolean" office:boolean-value="false">
            <text:p>FALSE</text:p>
          </table:table-cell>
          <table:table-cell table:formula="of:=[.O12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2023">
            <text:p>9.89202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130]-[.A129]" office:value-type="float" office:value="0.0000420000000005416">
            <text:p>0.000042</text:p>
          </table:table-cell>
          <table:table-cell table:formula="of:=ROW([.E129])-105" office:value-type="float" office:value="24">
            <text:p>24</text:p>
          </table:table-cell>
          <table:table-cell office:value-type="float" office:value="9.307721">
            <text:p>9.30772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130]-[.G129]" office:value-type="float" office:value="0.0000419999999987653">
            <text:p>0.000042</text:p>
          </table:table-cell>
          <table:table-cell table:formula="of:=ROW([.K129])-105" office:value-type="float" office:value="24">
            <text:p>24</text:p>
          </table:table-cell>
          <table:table-cell table:formula="of:=[.C129]=[.I129]" office:value-type="boolean" office:boolean-value="true">
            <text:p>TRUE</text:p>
          </table:table-cell>
          <table:table-cell table:formula="of:=[.D129]=[.J129]" office:value-type="boolean" office:boolean-value="true">
            <text:p>TRUE</text:p>
          </table:table-cell>
          <table:table-cell table:formula="of:=[.E129]-[.K129]" office:value-type="float" office:value="1.77635683940025E-015">
            <text:p>1.77635683940025E-015</text:p>
          </table:table-cell>
          <table:table-cell table:formula="of:=[.O129]&gt;0.00001" office:value-type="boolean" office:boolean-value="false">
            <text:p>FALSE</text:p>
          </table:table-cell>
          <table:table-cell table:formula="of:=[.O12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2065">
            <text:p>9.89206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31]-[.A130]" office:value-type="float" office:value="0.0000429999999997932">
            <text:p>0.000043</text:p>
          </table:table-cell>
          <table:table-cell table:formula="of:=ROW([.E130])-105" office:value-type="float" office:value="25">
            <text:p>25</text:p>
          </table:table-cell>
          <table:table-cell office:value-type="float" office:value="9.307763">
            <text:p>9.30776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131]-[.G130]" office:value-type="float" office:value="0.0000440000000008212">
            <text:p>0.000044</text:p>
          </table:table-cell>
          <table:table-cell table:formula="of:=ROW([.K130])-105" office:value-type="float" office:value="25">
            <text:p>25</text:p>
          </table:table-cell>
          <table:table-cell table:formula="of:=[.C130]=[.I130]" office:value-type="boolean" office:boolean-value="true">
            <text:p>TRUE</text:p>
          </table:table-cell>
          <table:table-cell table:formula="of:=[.D130]=[.J130]" office:value-type="boolean" office:boolean-value="true">
            <text:p>TRUE</text:p>
          </table:table-cell>
          <table:table-cell table:formula="of:=[.E130]-[.K130]" office:value-type="float" office:value="-0.00000100000000102796">
            <text:p>-0.000001</text:p>
          </table:table-cell>
          <table:table-cell table:formula="of:=[.O130]&gt;0.00001" office:value-type="boolean" office:boolean-value="false">
            <text:p>FALSE</text:p>
          </table:table-cell>
          <table:table-cell table:formula="of:=[.O13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2108">
            <text:p>9.892108</text:p>
          </table:table-cell>
          <table:table-cell table:number-columns-repeated="3" office:value-type="float" office:value="1">
            <text:p>1</text:p>
          </table:table-cell>
          <table:table-cell table:formula="of:=[.A132]-[.A131]" office:value-type="float" office:value="0.0000429999999997932">
            <text:p>0.000043</text:p>
          </table:table-cell>
          <table:table-cell table:formula="of:=ROW([.E131])-105" office:value-type="float" office:value="26">
            <text:p>26</text:p>
          </table:table-cell>
          <table:table-cell office:value-type="float" office:value="9.307807">
            <text:p>9.307807</text:p>
          </table:table-cell>
          <table:table-cell table:number-columns-repeated="3" office:value-type="float" office:value="1">
            <text:p>1</text:p>
          </table:table-cell>
          <table:table-cell table:formula="of:=[.G132]-[.G131]" office:value-type="float" office:value="0.0000419999999987653">
            <text:p>0.000042</text:p>
          </table:table-cell>
          <table:table-cell table:formula="of:=ROW([.K131])-105" office:value-type="float" office:value="26">
            <text:p>26</text:p>
          </table:table-cell>
          <table:table-cell table:formula="of:=[.C131]=[.I131]" office:value-type="boolean" office:boolean-value="true">
            <text:p>TRUE</text:p>
          </table:table-cell>
          <table:table-cell table:formula="of:=[.D131]=[.J131]" office:value-type="boolean" office:boolean-value="true">
            <text:p>TRUE</text:p>
          </table:table-cell>
          <table:table-cell table:formula="of:=[.E131]-[.K131]" office:value-type="float" office:value="0.00000100000000102796">
            <text:p>0.000001</text:p>
          </table:table-cell>
          <table:table-cell table:formula="of:=[.O131]&gt;0.00001" office:value-type="boolean" office:boolean-value="false">
            <text:p>FALSE</text:p>
          </table:table-cell>
          <table:table-cell table:formula="of:=[.O13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2151">
            <text:p>9.8921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33]-[.A132]" office:value-type="float" office:value="0.0000420000000005416">
            <text:p>0.000042</text:p>
          </table:table-cell>
          <table:table-cell table:formula="of:=ROW([.E132])-105" office:value-type="float" office:value="27">
            <text:p>27</text:p>
          </table:table-cell>
          <table:table-cell office:value-type="float" office:value="9.307849">
            <text:p>9.3078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33]-[.G132]" office:value-type="float" office:value="0.0000450000000000728">
            <text:p>0.000045</text:p>
          </table:table-cell>
          <table:table-cell table:formula="of:=ROW([.K132])-105" office:value-type="float" office:value="27">
            <text:p>27</text:p>
          </table:table-cell>
          <table:table-cell table:formula="of:=[.C132]=[.I132]" office:value-type="boolean" office:boolean-value="true">
            <text:p>TRUE</text:p>
          </table:table-cell>
          <table:table-cell table:formula="of:=[.D132]=[.J132]" office:value-type="boolean" office:boolean-value="true">
            <text:p>TRUE</text:p>
          </table:table-cell>
          <table:table-cell table:formula="of:=[.E132]-[.K132]" office:value-type="float" office:value="-0.00000299999999953116">
            <text:p>-0.000003</text:p>
          </table:table-cell>
          <table:table-cell table:formula="of:=[.O132]&gt;0.00001" office:value-type="boolean" office:boolean-value="false">
            <text:p>FALSE</text:p>
          </table:table-cell>
          <table:table-cell table:formula="of:=[.O13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2193">
            <text:p>9.89219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134]-[.A133]" office:value-type="float" office:value="0.0000429999999997932">
            <text:p>0.000043</text:p>
          </table:table-cell>
          <table:table-cell table:formula="of:=ROW([.E133])-105" office:value-type="float" office:value="28">
            <text:p>28</text:p>
          </table:table-cell>
          <table:table-cell office:value-type="float" office:value="9.307894">
            <text:p>9.30789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134]-[.G133]" office:value-type="float" office:value="0.0000420000000005416">
            <text:p>0.000042</text:p>
          </table:table-cell>
          <table:table-cell table:formula="of:=ROW([.K133])-105" office:value-type="float" office:value="28">
            <text:p>28</text:p>
          </table:table-cell>
          <table:table-cell table:formula="of:=[.C133]=[.I133]" office:value-type="boolean" office:boolean-value="true">
            <text:p>TRUE</text:p>
          </table:table-cell>
          <table:table-cell table:formula="of:=[.D133]=[.J133]" office:value-type="boolean" office:boolean-value="true">
            <text:p>TRUE</text:p>
          </table:table-cell>
          <table:table-cell table:formula="of:=[.E133]-[.K133]" office:value-type="float" office:value="0.0000009999999992516">
            <text:p>0.000001</text:p>
          </table:table-cell>
          <table:table-cell table:formula="of:=[.O133]&gt;0.00001" office:value-type="boolean" office:boolean-value="false">
            <text:p>FALSE</text:p>
          </table:table-cell>
          <table:table-cell table:formula="of:=[.O13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2236">
            <text:p>9.89223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35]-[.A134]" office:value-type="float" office:value="0.0000429999999997932">
            <text:p>0.000043</text:p>
          </table:table-cell>
          <table:table-cell table:formula="of:=ROW([.E134])-105" office:value-type="float" office:value="29">
            <text:p>29</text:p>
          </table:table-cell>
          <table:table-cell office:value-type="float" office:value="9.307936">
            <text:p>9.30793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135]-[.G134]" office:value-type="float" office:value="0.0000440000000008212">
            <text:p>0.000044</text:p>
          </table:table-cell>
          <table:table-cell table:formula="of:=ROW([.K134])-105" office:value-type="float" office:value="29">
            <text:p>29</text:p>
          </table:table-cell>
          <table:table-cell table:formula="of:=[.C134]=[.I134]" office:value-type="boolean" office:boolean-value="true">
            <text:p>TRUE</text:p>
          </table:table-cell>
          <table:table-cell table:formula="of:=[.D134]=[.J134]" office:value-type="boolean" office:boolean-value="true">
            <text:p>TRUE</text:p>
          </table:table-cell>
          <table:table-cell table:formula="of:=[.E134]-[.K134]" office:value-type="float" office:value="-0.00000100000000102796">
            <text:p>-0.000001</text:p>
          </table:table-cell>
          <table:table-cell table:formula="of:=[.O134]&gt;0.00001" office:value-type="boolean" office:boolean-value="false">
            <text:p>FALSE</text:p>
          </table:table-cell>
          <table:table-cell table:formula="of:=[.O13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2279">
            <text:p>9.892279</text:p>
          </table:table-cell>
          <table:table-cell table:number-columns-repeated="3" office:value-type="float" office:value="1">
            <text:p>1</text:p>
          </table:table-cell>
          <table:table-cell table:formula="of:=[.A136]-[.A135]" office:value-type="float" office:value="0.0000429999999997932">
            <text:p>0.000043</text:p>
          </table:table-cell>
          <table:table-cell table:formula="of:=ROW([.E135])-105" office:value-type="float" office:value="30">
            <text:p>30</text:p>
          </table:table-cell>
          <table:table-cell office:value-type="float" office:value="9.30798">
            <text:p>9.30798</text:p>
          </table:table-cell>
          <table:table-cell table:number-columns-repeated="3" office:value-type="float" office:value="1">
            <text:p>1</text:p>
          </table:table-cell>
          <table:table-cell table:formula="of:=[.G136]-[.G135]" office:value-type="float" office:value="0.0000419999999987653">
            <text:p>0.000042</text:p>
          </table:table-cell>
          <table:table-cell table:formula="of:=ROW([.K135])-105" office:value-type="float" office:value="30">
            <text:p>30</text:p>
          </table:table-cell>
          <table:table-cell table:formula="of:=[.C135]=[.I135]" office:value-type="boolean" office:boolean-value="true">
            <text:p>TRUE</text:p>
          </table:table-cell>
          <table:table-cell table:formula="of:=[.D135]=[.J135]" office:value-type="boolean" office:boolean-value="true">
            <text:p>TRUE</text:p>
          </table:table-cell>
          <table:table-cell table:formula="of:=[.E135]-[.K135]" office:value-type="float" office:value="0.00000100000000102796">
            <text:p>0.000001</text:p>
          </table:table-cell>
          <table:table-cell table:formula="of:=[.O135]&gt;0.00001" office:value-type="boolean" office:boolean-value="false">
            <text:p>FALSE</text:p>
          </table:table-cell>
          <table:table-cell table:formula="of:=[.O13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2322">
            <text:p>9.8923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37]-[.A136]" office:value-type="float" office:value="0.0000850000000003348">
            <text:p>0.000085</text:p>
          </table:table-cell>
          <table:table-cell office:value-type="string">
            <text:p>third time</text:p>
          </table:table-cell>
          <table:table-cell office:value-type="float" office:value="9.308022">
            <text:p>9.3080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37]-[.G136]" office:value-type="float" office:value="0.0000900000000001455">
            <text:p>0.00009</text:p>
          </table:table-cell>
          <table:table-cell office:value-type="string">
            <text:p>third time</text:p>
          </table:table-cell>
          <table:table-cell table:formula="of:=[.C136]=[.I136]" office:value-type="boolean" office:boolean-value="true">
            <text:p>TRUE</text:p>
          </table:table-cell>
          <table:table-cell table:formula="of:=[.D136]=[.J136]" office:value-type="boolean" office:boolean-value="true">
            <text:p>TRUE</text:p>
          </table:table-cell>
          <table:table-cell table:formula="of:=[.E136]-[.K136]" office:value-type="float" office:value="-0.00000499999999981071">
            <text:p>-0.000005</text:p>
          </table:table-cell>
          <table:table-cell table:formula="of:=[.O136]&gt;0.00001" office:value-type="boolean" office:boolean-value="false">
            <text:p>FALSE</text:p>
          </table:table-cell>
          <table:table-cell table:formula="of:=[.O13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2407">
            <text:p>9.89240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138]-[.A137]" office:value-type="float" office:value="0.0000429999999997932">
            <text:p>0.000043</text:p>
          </table:table-cell>
          <table:table-cell table:formula="of:=ROW([.E137])-136" office:value-type="float" office:value="1">
            <text:p>1</text:p>
          </table:table-cell>
          <table:table-cell office:value-type="float" office:value="9.308112">
            <text:p>9.3081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138]-[.G137]" office:value-type="float" office:value="0.00004100000000129">
            <text:p>0.000041</text:p>
          </table:table-cell>
          <table:table-cell table:formula="of:=ROW([.K137])-136" office:value-type="float" office:value="1">
            <text:p>1</text:p>
          </table:table-cell>
          <table:table-cell table:formula="of:=[.C137]=[.I137]" office:value-type="boolean" office:boolean-value="true">
            <text:p>TRUE</text:p>
          </table:table-cell>
          <table:table-cell table:formula="of:=[.D137]=[.J137]" office:value-type="boolean" office:boolean-value="true">
            <text:p>TRUE</text:p>
          </table:table-cell>
          <table:table-cell table:formula="of:=[.E137]-[.K137]" office:value-type="float" office:value="0.0000019999999985032">
            <text:p>0.000002</text:p>
          </table:table-cell>
          <table:table-cell table:formula="of:=[.O137]&gt;0.00001" office:value-type="boolean" office:boolean-value="false">
            <text:p>FALSE</text:p>
          </table:table-cell>
          <table:table-cell table:formula="of:=[.O13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245">
            <text:p>9.8924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39]-[.A138]" office:value-type="float" office:value="0.0000420000000005416">
            <text:p>0.000042</text:p>
          </table:table-cell>
          <table:table-cell table:formula="of:=ROW([.E138])-136" office:value-type="float" office:value="2">
            <text:p>2</text:p>
          </table:table-cell>
          <table:table-cell office:value-type="float" office:value="9.308153">
            <text:p>9.30815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139]-[.G138]" office:value-type="float" office:value="0.0000450000000000728">
            <text:p>0.000045</text:p>
          </table:table-cell>
          <table:table-cell table:formula="of:=ROW([.K138])-136" office:value-type="float" office:value="2">
            <text:p>2</text:p>
          </table:table-cell>
          <table:table-cell table:formula="of:=[.C138]=[.I138]" office:value-type="boolean" office:boolean-value="true">
            <text:p>TRUE</text:p>
          </table:table-cell>
          <table:table-cell table:formula="of:=[.D138]=[.J138]" office:value-type="boolean" office:boolean-value="true">
            <text:p>TRUE</text:p>
          </table:table-cell>
          <table:table-cell table:formula="of:=[.E138]-[.K138]" office:value-type="float" office:value="-0.00000299999999953116">
            <text:p>-0.000003</text:p>
          </table:table-cell>
          <table:table-cell table:formula="of:=[.O138]&gt;0.00001" office:value-type="boolean" office:boolean-value="false">
            <text:p>FALSE</text:p>
          </table:table-cell>
          <table:table-cell table:formula="of:=[.O13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2492">
            <text:p>9.892492</text:p>
          </table:table-cell>
          <table:table-cell table:number-columns-repeated="3" office:value-type="float" office:value="1">
            <text:p>1</text:p>
          </table:table-cell>
          <table:table-cell table:formula="of:=[.A140]-[.A139]" office:value-type="float" office:value="0.0000429999999997932">
            <text:p>0.000043</text:p>
          </table:table-cell>
          <table:table-cell table:formula="of:=ROW([.E139])-136" office:value-type="float" office:value="3">
            <text:p>3</text:p>
          </table:table-cell>
          <table:table-cell office:value-type="float" office:value="9.308198">
            <text:p>9.308198</text:p>
          </table:table-cell>
          <table:table-cell table:number-columns-repeated="3" office:value-type="float" office:value="1">
            <text:p>1</text:p>
          </table:table-cell>
          <table:table-cell table:formula="of:=[.G140]-[.G139]" office:value-type="float" office:value="0.0000419999999987653">
            <text:p>0.000042</text:p>
          </table:table-cell>
          <table:table-cell table:formula="of:=ROW([.K139])-136" office:value-type="float" office:value="3">
            <text:p>3</text:p>
          </table:table-cell>
          <table:table-cell table:formula="of:=[.C139]=[.I139]" office:value-type="boolean" office:boolean-value="true">
            <text:p>TRUE</text:p>
          </table:table-cell>
          <table:table-cell table:formula="of:=[.D139]=[.J139]" office:value-type="boolean" office:boolean-value="true">
            <text:p>TRUE</text:p>
          </table:table-cell>
          <table:table-cell table:formula="of:=[.E139]-[.K139]" office:value-type="float" office:value="0.00000100000000102796">
            <text:p>0.000001</text:p>
          </table:table-cell>
          <table:table-cell table:formula="of:=[.O139]&gt;0.00001" office:value-type="boolean" office:boolean-value="false">
            <text:p>FALSE</text:p>
          </table:table-cell>
          <table:table-cell table:formula="of:=[.O13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2535">
            <text:p>9.8925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41]-[.A140]" office:value-type="float" office:value="0.0000429999999997932">
            <text:p>0.000043</text:p>
          </table:table-cell>
          <table:table-cell table:formula="of:=ROW([.E140])-136" office:value-type="float" office:value="4">
            <text:p>4</text:p>
          </table:table-cell>
          <table:table-cell office:value-type="float" office:value="9.30824">
            <text:p>9.308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41]-[.G140]" office:value-type="float" office:value="0.0000440000000008212">
            <text:p>0.000044</text:p>
          </table:table-cell>
          <table:table-cell table:formula="of:=ROW([.K140])-136" office:value-type="float" office:value="4">
            <text:p>4</text:p>
          </table:table-cell>
          <table:table-cell table:formula="of:=[.C140]=[.I140]" office:value-type="boolean" office:boolean-value="true">
            <text:p>TRUE</text:p>
          </table:table-cell>
          <table:table-cell table:formula="of:=[.D140]=[.J140]" office:value-type="boolean" office:boolean-value="true">
            <text:p>TRUE</text:p>
          </table:table-cell>
          <table:table-cell table:formula="of:=[.E140]-[.K140]" office:value-type="float" office:value="-0.00000100000000102796">
            <text:p>-0.000001</text:p>
          </table:table-cell>
          <table:table-cell table:formula="of:=[.O140]&gt;0.00001" office:value-type="boolean" office:boolean-value="false">
            <text:p>FALSE</text:p>
          </table:table-cell>
          <table:table-cell table:formula="of:=[.O14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2578">
            <text:p>9.89257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142]-[.A141]" office:value-type="float" office:value="0.0000420000000005416">
            <text:p>0.000042</text:p>
          </table:table-cell>
          <table:table-cell table:formula="of:=ROW([.E141])-136" office:value-type="float" office:value="5">
            <text:p>5</text:p>
          </table:table-cell>
          <table:table-cell office:value-type="float" office:value="9.308284">
            <text:p>9.30828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142]-[.G141]" office:value-type="float" office:value="0.0000419999999987653">
            <text:p>0.000042</text:p>
          </table:table-cell>
          <table:table-cell table:formula="of:=ROW([.K141])-136" office:value-type="float" office:value="5">
            <text:p>5</text:p>
          </table:table-cell>
          <table:table-cell table:formula="of:=[.C141]=[.I141]" office:value-type="boolean" office:boolean-value="true">
            <text:p>TRUE</text:p>
          </table:table-cell>
          <table:table-cell table:formula="of:=[.D141]=[.J141]" office:value-type="boolean" office:boolean-value="true">
            <text:p>TRUE</text:p>
          </table:table-cell>
          <table:table-cell table:formula="of:=[.E141]-[.K141]" office:value-type="float" office:value="1.77635683940025E-015">
            <text:p>1.77635683940025E-015</text:p>
          </table:table-cell>
          <table:table-cell table:formula="of:=[.O141]&gt;0.00001" office:value-type="boolean" office:boolean-value="false">
            <text:p>FALSE</text:p>
          </table:table-cell>
          <table:table-cell table:formula="of:=[.O14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262">
            <text:p>9.8926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43]-[.A142]" office:value-type="float" office:value="0.0000429999999997932">
            <text:p>0.000043</text:p>
          </table:table-cell>
          <table:table-cell table:formula="of:=ROW([.E142])-136" office:value-type="float" office:value="6">
            <text:p>6</text:p>
          </table:table-cell>
          <table:table-cell office:value-type="float" office:value="9.308326">
            <text:p>9.3083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143]-[.G142]" office:value-type="float" office:value="0.0000450000000000728">
            <text:p>0.000045</text:p>
          </table:table-cell>
          <table:table-cell table:formula="of:=ROW([.K142])-136" office:value-type="float" office:value="6">
            <text:p>6</text:p>
          </table:table-cell>
          <table:table-cell table:formula="of:=[.C142]=[.I142]" office:value-type="boolean" office:boolean-value="true">
            <text:p>TRUE</text:p>
          </table:table-cell>
          <table:table-cell table:formula="of:=[.D142]=[.J142]" office:value-type="boolean" office:boolean-value="true">
            <text:p>TRUE</text:p>
          </table:table-cell>
          <table:table-cell table:formula="of:=[.E142]-[.K142]" office:value-type="float" office:value="-0.00000200000000027956">
            <text:p>-0.000002</text:p>
          </table:table-cell>
          <table:table-cell table:formula="of:=[.O142]&gt;0.00001" office:value-type="boolean" office:boolean-value="false">
            <text:p>FALSE</text:p>
          </table:table-cell>
          <table:table-cell table:formula="of:=[.O14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2663">
            <text:p>9.892663</text:p>
          </table:table-cell>
          <table:table-cell table:number-columns-repeated="3" office:value-type="float" office:value="1">
            <text:p>1</text:p>
          </table:table-cell>
          <table:table-cell table:formula="of:=[.A144]-[.A143]" office:value-type="float" office:value="0.0000429999999997932">
            <text:p>0.000043</text:p>
          </table:table-cell>
          <table:table-cell table:formula="of:=ROW([.E143])-136" office:value-type="float" office:value="7">
            <text:p>7</text:p>
          </table:table-cell>
          <table:table-cell office:value-type="float" office:value="9.308371">
            <text:p>9.308371</text:p>
          </table:table-cell>
          <table:table-cell table:number-columns-repeated="3" office:value-type="float" office:value="1">
            <text:p>1</text:p>
          </table:table-cell>
          <table:table-cell table:formula="of:=[.G144]-[.G143]" office:value-type="float" office:value="0.00004100000000129">
            <text:p>0.000041</text:p>
          </table:table-cell>
          <table:table-cell table:formula="of:=ROW([.K143])-136" office:value-type="float" office:value="7">
            <text:p>7</text:p>
          </table:table-cell>
          <table:table-cell table:formula="of:=[.C143]=[.I143]" office:value-type="boolean" office:boolean-value="true">
            <text:p>TRUE</text:p>
          </table:table-cell>
          <table:table-cell table:formula="of:=[.D143]=[.J143]" office:value-type="boolean" office:boolean-value="true">
            <text:p>TRUE</text:p>
          </table:table-cell>
          <table:table-cell table:formula="of:=[.E143]-[.K143]" office:value-type="float" office:value="0.0000019999999985032">
            <text:p>0.000002</text:p>
          </table:table-cell>
          <table:table-cell table:formula="of:=[.O143]&gt;0.00001" office:value-type="boolean" office:boolean-value="false">
            <text:p>FALSE</text:p>
          </table:table-cell>
          <table:table-cell table:formula="of:=[.O14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2706">
            <text:p>9.892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45]-[.A144]" office:value-type="float" office:value="0.0000419999999987653">
            <text:p>0.000042</text:p>
          </table:table-cell>
          <table:table-cell table:formula="of:=ROW([.E144])-136" office:value-type="float" office:value="8">
            <text:p>8</text:p>
          </table:table-cell>
          <table:table-cell office:value-type="float" office:value="9.308412">
            <text:p>9.3084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45]-[.G144]" office:value-type="float" office:value="0.0000450000000000728">
            <text:p>0.000045</text:p>
          </table:table-cell>
          <table:table-cell table:formula="of:=ROW([.K144])-136" office:value-type="float" office:value="8">
            <text:p>8</text:p>
          </table:table-cell>
          <table:table-cell table:formula="of:=[.C144]=[.I144]" office:value-type="boolean" office:boolean-value="true">
            <text:p>TRUE</text:p>
          </table:table-cell>
          <table:table-cell table:formula="of:=[.D144]=[.J144]" office:value-type="boolean" office:boolean-value="true">
            <text:p>TRUE</text:p>
          </table:table-cell>
          <table:table-cell table:formula="of:=[.E144]-[.K144]" office:value-type="float" office:value="-0.00000300000000130751">
            <text:p>-0.000003</text:p>
          </table:table-cell>
          <table:table-cell table:formula="of:=[.O144]&gt;0.00001" office:value-type="boolean" office:boolean-value="false">
            <text:p>FALSE</text:p>
          </table:table-cell>
          <table:table-cell table:formula="of:=[.O14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2748">
            <text:p>9.89274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146]-[.A145]" office:value-type="float" office:value="0.0000430000000015696">
            <text:p>0.000043</text:p>
          </table:table-cell>
          <table:table-cell table:formula="of:=ROW([.E145])-136" office:value-type="float" office:value="9">
            <text:p>9</text:p>
          </table:table-cell>
          <table:table-cell office:value-type="float" office:value="9.308457">
            <text:p>9.30845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146]-[.G145]" office:value-type="float" office:value="0.0000419999999987653">
            <text:p>0.000042</text:p>
          </table:table-cell>
          <table:table-cell table:formula="of:=ROW([.K145])-136" office:value-type="float" office:value="9">
            <text:p>9</text:p>
          </table:table-cell>
          <table:table-cell table:formula="of:=[.C145]=[.I145]" office:value-type="boolean" office:boolean-value="true">
            <text:p>TRUE</text:p>
          </table:table-cell>
          <table:table-cell table:formula="of:=[.D145]=[.J145]" office:value-type="boolean" office:boolean-value="true">
            <text:p>TRUE</text:p>
          </table:table-cell>
          <table:table-cell table:formula="of:=[.E145]-[.K145]" office:value-type="float" office:value="0.00000100000000280431">
            <text:p>0.000001</text:p>
          </table:table-cell>
          <table:table-cell table:formula="of:=[.O145]&gt;0.00001" office:value-type="boolean" office:boolean-value="false">
            <text:p>FALSE</text:p>
          </table:table-cell>
          <table:table-cell table:formula="of:=[.O14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2791">
            <text:p>9.89279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47]-[.A146]" office:value-type="float" office:value="0.0000429999999997932">
            <text:p>0.000043</text:p>
          </table:table-cell>
          <table:table-cell table:formula="of:=ROW([.E146])-136" office:value-type="float" office:value="10">
            <text:p>10</text:p>
          </table:table-cell>
          <table:table-cell office:value-type="float" office:value="9.308499">
            <text:p>9.30849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147]-[.G146]" office:value-type="float" office:value="0.0000440000000008212">
            <text:p>0.000044</text:p>
          </table:table-cell>
          <table:table-cell table:formula="of:=ROW([.K146])-136" office:value-type="float" office:value="10">
            <text:p>10</text:p>
          </table:table-cell>
          <table:table-cell table:formula="of:=[.C146]=[.I146]" office:value-type="boolean" office:boolean-value="true">
            <text:p>TRUE</text:p>
          </table:table-cell>
          <table:table-cell table:formula="of:=[.D146]=[.J146]" office:value-type="boolean" office:boolean-value="true">
            <text:p>TRUE</text:p>
          </table:table-cell>
          <table:table-cell table:formula="of:=[.E146]-[.K146]" office:value-type="float" office:value="-0.00000100000000102796">
            <text:p>-0.000001</text:p>
          </table:table-cell>
          <table:table-cell table:formula="of:=[.O146]&gt;0.00001" office:value-type="boolean" office:boolean-value="false">
            <text:p>FALSE</text:p>
          </table:table-cell>
          <table:table-cell table:formula="of:=[.O14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2834">
            <text:p>9.892834</text:p>
          </table:table-cell>
          <table:table-cell table:number-columns-repeated="3" office:value-type="float" office:value="1">
            <text:p>1</text:p>
          </table:table-cell>
          <table:table-cell table:formula="of:=[.A148]-[.A147]" office:value-type="float" office:value="0.0000419999999987653">
            <text:p>0.000042</text:p>
          </table:table-cell>
          <table:table-cell table:formula="of:=ROW([.E147])-136" office:value-type="float" office:value="11">
            <text:p>11</text:p>
          </table:table-cell>
          <table:table-cell office:value-type="float" office:value="9.308543">
            <text:p>9.308543</text:p>
          </table:table-cell>
          <table:table-cell table:number-columns-repeated="3" office:value-type="float" office:value="1">
            <text:p>1</text:p>
          </table:table-cell>
          <table:table-cell table:formula="of:=[.G148]-[.G147]" office:value-type="float" office:value="0.0000420000000005416">
            <text:p>0.000042</text:p>
          </table:table-cell>
          <table:table-cell table:formula="of:=ROW([.K147])-136" office:value-type="float" office:value="11">
            <text:p>11</text:p>
          </table:table-cell>
          <table:table-cell table:formula="of:=[.C147]=[.I147]" office:value-type="boolean" office:boolean-value="true">
            <text:p>TRUE</text:p>
          </table:table-cell>
          <table:table-cell table:formula="of:=[.D147]=[.J147]" office:value-type="boolean" office:boolean-value="true">
            <text:p>TRUE</text:p>
          </table:table-cell>
          <table:table-cell table:formula="of:=[.E147]-[.K147]" office:value-type="float" office:value="-1.77635683940025E-015">
            <text:p>-1.77635683940025E-015</text:p>
          </table:table-cell>
          <table:table-cell table:formula="of:=[.O147]&gt;0.00001" office:value-type="boolean" office:boolean-value="false">
            <text:p>FALSE</text:p>
          </table:table-cell>
          <table:table-cell table:formula="of:=[.O14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2876">
            <text:p>9.8928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49]-[.A148]" office:value-type="float" office:value="0.0000429999999997932">
            <text:p>0.000043</text:p>
          </table:table-cell>
          <table:table-cell table:formula="of:=ROW([.E148])-136" office:value-type="float" office:value="12">
            <text:p>12</text:p>
          </table:table-cell>
          <table:table-cell office:value-type="float" office:value="9.308585">
            <text:p>9.3085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49]-[.G148]" office:value-type="float" office:value="0.0000450000000000728">
            <text:p>0.000045</text:p>
          </table:table-cell>
          <table:table-cell table:formula="of:=ROW([.K148])-136" office:value-type="float" office:value="12">
            <text:p>12</text:p>
          </table:table-cell>
          <table:table-cell table:formula="of:=[.C148]=[.I148]" office:value-type="boolean" office:boolean-value="true">
            <text:p>TRUE</text:p>
          </table:table-cell>
          <table:table-cell table:formula="of:=[.D148]=[.J148]" office:value-type="boolean" office:boolean-value="true">
            <text:p>TRUE</text:p>
          </table:table-cell>
          <table:table-cell table:formula="of:=[.E148]-[.K148]" office:value-type="float" office:value="-0.00000200000000027956">
            <text:p>-0.000002</text:p>
          </table:table-cell>
          <table:table-cell table:formula="of:=[.O148]&gt;0.00001" office:value-type="boolean" office:boolean-value="false">
            <text:p>FALSE</text:p>
          </table:table-cell>
          <table:table-cell table:formula="of:=[.O14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2919">
            <text:p>9.89291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150]-[.A149]" office:value-type="float" office:value="0.0000430000000015696">
            <text:p>0.000043</text:p>
          </table:table-cell>
          <table:table-cell table:formula="of:=ROW([.E149])-136" office:value-type="float" office:value="13">
            <text:p>13</text:p>
          </table:table-cell>
          <table:table-cell office:value-type="float" office:value="9.30863">
            <text:p>9.308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150]-[.G149]" office:value-type="float" office:value="0.0000419999999987653">
            <text:p>0.000042</text:p>
          </table:table-cell>
          <table:table-cell table:formula="of:=ROW([.K149])-136" office:value-type="float" office:value="13">
            <text:p>13</text:p>
          </table:table-cell>
          <table:table-cell table:formula="of:=[.C149]=[.I149]" office:value-type="boolean" office:boolean-value="true">
            <text:p>TRUE</text:p>
          </table:table-cell>
          <table:table-cell table:formula="of:=[.D149]=[.J149]" office:value-type="boolean" office:boolean-value="true">
            <text:p>TRUE</text:p>
          </table:table-cell>
          <table:table-cell table:formula="of:=[.E149]-[.K149]" office:value-type="float" office:value="0.00000100000000280431">
            <text:p>0.000001</text:p>
          </table:table-cell>
          <table:table-cell table:formula="of:=[.O149]&gt;0.00001" office:value-type="boolean" office:boolean-value="false">
            <text:p>FALSE</text:p>
          </table:table-cell>
          <table:table-cell table:formula="of:=[.O14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2962">
            <text:p>9.89296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51]-[.A150]" office:value-type="float" office:value="0.0000419999999987653">
            <text:p>0.000042</text:p>
          </table:table-cell>
          <table:table-cell table:formula="of:=ROW([.E150])-136" office:value-type="float" office:value="14">
            <text:p>14</text:p>
          </table:table-cell>
          <table:table-cell office:value-type="float" office:value="9.308672">
            <text:p>9.3086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151]-[.G150]" office:value-type="float" office:value="0.0000499999999998835">
            <text:p>0.00005</text:p>
          </table:table-cell>
          <table:table-cell table:formula="of:=ROW([.K150])-136" office:value-type="float" office:value="14">
            <text:p>14</text:p>
          </table:table-cell>
          <table:table-cell table:formula="of:=[.C150]=[.I150]" office:value-type="boolean" office:boolean-value="true">
            <text:p>TRUE</text:p>
          </table:table-cell>
          <table:table-cell table:formula="of:=[.D150]=[.J150]" office:value-type="boolean" office:boolean-value="true">
            <text:p>TRUE</text:p>
          </table:table-cell>
          <table:table-cell table:formula="of:=[.E150]-[.K150]" office:value-type="float" office:value="-0.00000800000000111822">
            <text:p>-0.000008</text:p>
          </table:table-cell>
          <table:table-cell table:formula="of:=[.O150]&gt;0.00001" office:value-type="boolean" office:boolean-value="false">
            <text:p>FALSE</text:p>
          </table:table-cell>
          <table:table-cell table:formula="of:=[.O15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3004">
            <text:p>9.893004</text:p>
          </table:table-cell>
          <table:table-cell table:number-columns-repeated="3" office:value-type="float" office:value="1">
            <text:p>1</text:p>
          </table:table-cell>
          <table:table-cell table:formula="of:=[.A152]-[.A151]" office:value-type="float" office:value="0.0000429999999997932">
            <text:p>0.000043</text:p>
          </table:table-cell>
          <table:table-cell table:formula="of:=ROW([.E151])-136" office:value-type="float" office:value="15">
            <text:p>15</text:p>
          </table:table-cell>
          <table:table-cell office:value-type="float" office:value="9.308722">
            <text:p>9.308722</text:p>
          </table:table-cell>
          <table:table-cell table:number-columns-repeated="3" office:value-type="float" office:value="1">
            <text:p>1</text:p>
          </table:table-cell>
          <table:table-cell table:formula="of:=[.G152]-[.G151]" office:value-type="float" office:value="0.0000420000000005416">
            <text:p>0.000042</text:p>
          </table:table-cell>
          <table:table-cell table:formula="of:=ROW([.K151])-136" office:value-type="float" office:value="15">
            <text:p>15</text:p>
          </table:table-cell>
          <table:table-cell table:formula="of:=[.C151]=[.I151]" office:value-type="boolean" office:boolean-value="true">
            <text:p>TRUE</text:p>
          </table:table-cell>
          <table:table-cell table:formula="of:=[.D151]=[.J151]" office:value-type="boolean" office:boolean-value="true">
            <text:p>TRUE</text:p>
          </table:table-cell>
          <table:table-cell table:formula="of:=[.E151]-[.K151]" office:value-type="float" office:value="0.0000009999999992516">
            <text:p>0.000001</text:p>
          </table:table-cell>
          <table:table-cell table:formula="of:=[.O151]&gt;0.00001" office:value-type="boolean" office:boolean-value="false">
            <text:p>FALSE</text:p>
          </table:table-cell>
          <table:table-cell table:formula="of:=[.O15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3047">
            <text:p>9.8930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53]-[.A152]" office:value-type="float" office:value="0.0000430000000015696">
            <text:p>0.000043</text:p>
          </table:table-cell>
          <table:table-cell table:formula="of:=ROW([.E152])-136" office:value-type="float" office:value="16">
            <text:p>16</text:p>
          </table:table-cell>
          <table:table-cell office:value-type="float" office:value="9.308764">
            <text:p>9.3087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53]-[.G152]" office:value-type="float" office:value="0.0000450000000000728">
            <text:p>0.000045</text:p>
          </table:table-cell>
          <table:table-cell table:formula="of:=ROW([.K152])-136" office:value-type="float" office:value="16">
            <text:p>16</text:p>
          </table:table-cell>
          <table:table-cell table:formula="of:=[.C152]=[.I152]" office:value-type="boolean" office:boolean-value="true">
            <text:p>TRUE</text:p>
          </table:table-cell>
          <table:table-cell table:formula="of:=[.D152]=[.J152]" office:value-type="boolean" office:boolean-value="true">
            <text:p>TRUE</text:p>
          </table:table-cell>
          <table:table-cell table:formula="of:=[.E152]-[.K152]" office:value-type="float" office:value="-0.0000019999999985032">
            <text:p>-0.000002</text:p>
          </table:table-cell>
          <table:table-cell table:formula="of:=[.O152]&gt;0.00001" office:value-type="boolean" office:boolean-value="false">
            <text:p>FALSE</text:p>
          </table:table-cell>
          <table:table-cell table:formula="of:=[.O15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309">
            <text:p>9.8930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154]-[.A153]" office:value-type="float" office:value="0.0000419999999987653">
            <text:p>0.000042</text:p>
          </table:table-cell>
          <table:table-cell table:formula="of:=ROW([.E153])-136" office:value-type="float" office:value="17">
            <text:p>17</text:p>
          </table:table-cell>
          <table:table-cell office:value-type="float" office:value="9.308809">
            <text:p>9.30880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154]-[.G153]" office:value-type="float" office:value="0.0000409999999995137">
            <text:p>0.000041</text:p>
          </table:table-cell>
          <table:table-cell table:formula="of:=ROW([.K153])-136" office:value-type="float" office:value="17">
            <text:p>17</text:p>
          </table:table-cell>
          <table:table-cell table:formula="of:=[.C153]=[.I153]" office:value-type="boolean" office:boolean-value="true">
            <text:p>TRUE</text:p>
          </table:table-cell>
          <table:table-cell table:formula="of:=[.D153]=[.J153]" office:value-type="boolean" office:boolean-value="true">
            <text:p>TRUE</text:p>
          </table:table-cell>
          <table:table-cell table:formula="of:=[.E153]-[.K153]" office:value-type="float" office:value="0.0000009999999992516">
            <text:p>0.000001</text:p>
          </table:table-cell>
          <table:table-cell table:formula="of:=[.O153]&gt;0.00001" office:value-type="boolean" office:boolean-value="false">
            <text:p>FALSE</text:p>
          </table:table-cell>
          <table:table-cell table:formula="of:=[.O15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3132">
            <text:p>9.89313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55]-[.A154]" office:value-type="float" office:value="0.0000429999999997932">
            <text:p>0.000043</text:p>
          </table:table-cell>
          <table:table-cell table:formula="of:=ROW([.E154])-136" office:value-type="float" office:value="18">
            <text:p>18</text:p>
          </table:table-cell>
          <table:table-cell office:value-type="float" office:value="9.30885">
            <text:p>9.3088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155]-[.G154]" office:value-type="float" office:value="0.0000450000000000728">
            <text:p>0.000045</text:p>
          </table:table-cell>
          <table:table-cell table:formula="of:=ROW([.K154])-136" office:value-type="float" office:value="18">
            <text:p>18</text:p>
          </table:table-cell>
          <table:table-cell table:formula="of:=[.C154]=[.I154]" office:value-type="boolean" office:boolean-value="true">
            <text:p>TRUE</text:p>
          </table:table-cell>
          <table:table-cell table:formula="of:=[.D154]=[.J154]" office:value-type="boolean" office:boolean-value="true">
            <text:p>TRUE</text:p>
          </table:table-cell>
          <table:table-cell table:formula="of:=[.E154]-[.K154]" office:value-type="float" office:value="-0.00000200000000027956">
            <text:p>-0.000002</text:p>
          </table:table-cell>
          <table:table-cell table:formula="of:=[.O154]&gt;0.00001" office:value-type="boolean" office:boolean-value="false">
            <text:p>FALSE</text:p>
          </table:table-cell>
          <table:table-cell table:formula="of:=[.O15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3175">
            <text:p>9.893175</text:p>
          </table:table-cell>
          <table:table-cell table:number-columns-repeated="3" office:value-type="float" office:value="1">
            <text:p>1</text:p>
          </table:table-cell>
          <table:table-cell table:formula="of:=[.A156]-[.A155]" office:value-type="float" office:value="0.0000429999999997932">
            <text:p>0.000043</text:p>
          </table:table-cell>
          <table:table-cell table:formula="of:=ROW([.E155])-136" office:value-type="float" office:value="19">
            <text:p>19</text:p>
          </table:table-cell>
          <table:table-cell office:value-type="float" office:value="9.308895">
            <text:p>9.308895</text:p>
          </table:table-cell>
          <table:table-cell table:number-columns-repeated="3" office:value-type="float" office:value="1">
            <text:p>1</text:p>
          </table:table-cell>
          <table:table-cell table:formula="of:=[.G156]-[.G155]" office:value-type="float" office:value="0.0000420000000005416">
            <text:p>0.000042</text:p>
          </table:table-cell>
          <table:table-cell table:formula="of:=ROW([.K155])-136" office:value-type="float" office:value="19">
            <text:p>19</text:p>
          </table:table-cell>
          <table:table-cell table:formula="of:=[.C155]=[.I155]" office:value-type="boolean" office:boolean-value="true">
            <text:p>TRUE</text:p>
          </table:table-cell>
          <table:table-cell table:formula="of:=[.D155]=[.J155]" office:value-type="boolean" office:boolean-value="true">
            <text:p>TRUE</text:p>
          </table:table-cell>
          <table:table-cell table:formula="of:=[.E155]-[.K155]" office:value-type="float" office:value="0.0000009999999992516">
            <text:p>0.000001</text:p>
          </table:table-cell>
          <table:table-cell table:formula="of:=[.O155]&gt;0.00001" office:value-type="boolean" office:boolean-value="false">
            <text:p>FALSE</text:p>
          </table:table-cell>
          <table:table-cell table:formula="of:=[.O15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3218">
            <text:p>9.8932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57]-[.A156]" office:value-type="float" office:value="0.0000420000000005416">
            <text:p>0.000042</text:p>
          </table:table-cell>
          <table:table-cell table:formula="of:=ROW([.E156])-136" office:value-type="float" office:value="20">
            <text:p>20</text:p>
          </table:table-cell>
          <table:table-cell office:value-type="float" office:value="9.308937">
            <text:p>9.3089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57]-[.G156]" office:value-type="float" office:value="0.0000450000000000728">
            <text:p>0.000045</text:p>
          </table:table-cell>
          <table:table-cell table:formula="of:=ROW([.K156])-136" office:value-type="float" office:value="20">
            <text:p>20</text:p>
          </table:table-cell>
          <table:table-cell table:formula="of:=[.C156]=[.I156]" office:value-type="boolean" office:boolean-value="true">
            <text:p>TRUE</text:p>
          </table:table-cell>
          <table:table-cell table:formula="of:=[.D156]=[.J156]" office:value-type="boolean" office:boolean-value="true">
            <text:p>TRUE</text:p>
          </table:table-cell>
          <table:table-cell table:formula="of:=[.E156]-[.K156]" office:value-type="float" office:value="-0.00000299999999953116">
            <text:p>-0.000003</text:p>
          </table:table-cell>
          <table:table-cell table:formula="of:=[.O156]&gt;0.00001" office:value-type="boolean" office:boolean-value="false">
            <text:p>FALSE</text:p>
          </table:table-cell>
          <table:table-cell table:formula="of:=[.O15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326">
            <text:p>9.8932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158]-[.A157]" office:value-type="float" office:value="0.0000429999999997932">
            <text:p>0.000043</text:p>
          </table:table-cell>
          <table:table-cell table:formula="of:=ROW([.E157])-136" office:value-type="float" office:value="21">
            <text:p>21</text:p>
          </table:table-cell>
          <table:table-cell office:value-type="float" office:value="9.308982">
            <text:p>9.30898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158]-[.G157]" office:value-type="float" office:value="0.0000409999999995137">
            <text:p>0.000041</text:p>
          </table:table-cell>
          <table:table-cell table:formula="of:=ROW([.K157])-136" office:value-type="float" office:value="21">
            <text:p>21</text:p>
          </table:table-cell>
          <table:table-cell table:formula="of:=[.C157]=[.I157]" office:value-type="boolean" office:boolean-value="true">
            <text:p>TRUE</text:p>
          </table:table-cell>
          <table:table-cell table:formula="of:=[.D157]=[.J157]" office:value-type="boolean" office:boolean-value="true">
            <text:p>TRUE</text:p>
          </table:table-cell>
          <table:table-cell table:formula="of:=[.E157]-[.K157]" office:value-type="float" office:value="0.00000200000000027956">
            <text:p>0.000002</text:p>
          </table:table-cell>
          <table:table-cell table:formula="of:=[.O157]&gt;0.00001" office:value-type="boolean" office:boolean-value="false">
            <text:p>FALSE</text:p>
          </table:table-cell>
          <table:table-cell table:formula="of:=[.O15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3303">
            <text:p>9.89330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59]-[.A158]" office:value-type="float" office:value="0.0000429999999997932">
            <text:p>0.000043</text:p>
          </table:table-cell>
          <table:table-cell table:formula="of:=ROW([.E158])-136" office:value-type="float" office:value="22">
            <text:p>22</text:p>
          </table:table-cell>
          <table:table-cell office:value-type="float" office:value="9.309023">
            <text:p>9.3090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159]-[.G158]" office:value-type="float" office:value="0.0000450000000000728">
            <text:p>0.000045</text:p>
          </table:table-cell>
          <table:table-cell table:formula="of:=ROW([.K158])-136" office:value-type="float" office:value="22">
            <text:p>22</text:p>
          </table:table-cell>
          <table:table-cell table:formula="of:=[.C158]=[.I158]" office:value-type="boolean" office:boolean-value="true">
            <text:p>TRUE</text:p>
          </table:table-cell>
          <table:table-cell table:formula="of:=[.D158]=[.J158]" office:value-type="boolean" office:boolean-value="true">
            <text:p>TRUE</text:p>
          </table:table-cell>
          <table:table-cell table:formula="of:=[.E158]-[.K158]" office:value-type="float" office:value="-0.00000200000000027956">
            <text:p>-0.000002</text:p>
          </table:table-cell>
          <table:table-cell table:formula="of:=[.O158]&gt;0.00001" office:value-type="boolean" office:boolean-value="false">
            <text:p>FALSE</text:p>
          </table:table-cell>
          <table:table-cell table:formula="of:=[.O15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3346">
            <text:p>9.893346</text:p>
          </table:table-cell>
          <table:table-cell table:number-columns-repeated="3" office:value-type="float" office:value="1">
            <text:p>1</text:p>
          </table:table-cell>
          <table:table-cell table:formula="of:=[.A160]-[.A159]" office:value-type="float" office:value="0.0000420000000005416">
            <text:p>0.000042</text:p>
          </table:table-cell>
          <table:table-cell table:formula="of:=ROW([.E159])-136" office:value-type="float" office:value="23">
            <text:p>23</text:p>
          </table:table-cell>
          <table:table-cell office:value-type="float" office:value="9.309068">
            <text:p>9.309068</text:p>
          </table:table-cell>
          <table:table-cell table:number-columns-repeated="3" office:value-type="float" office:value="1">
            <text:p>1</text:p>
          </table:table-cell>
          <table:table-cell table:formula="of:=[.G160]-[.G159]" office:value-type="float" office:value="0.0000420000000005416">
            <text:p>0.000042</text:p>
          </table:table-cell>
          <table:table-cell table:formula="of:=ROW([.K159])-136" office:value-type="float" office:value="23">
            <text:p>23</text:p>
          </table:table-cell>
          <table:table-cell table:formula="of:=[.C159]=[.I159]" office:value-type="boolean" office:boolean-value="true">
            <text:p>TRUE</text:p>
          </table:table-cell>
          <table:table-cell table:formula="of:=[.D159]=[.J159]" office:value-type="boolean" office:boolean-value="true">
            <text:p>TRUE</text:p>
          </table:table-cell>
          <table:table-cell table:formula="of:=[.E159]-[.K159]" office:value-type="float" office:value="0">
            <text:p>0</text:p>
          </table:table-cell>
          <table:table-cell table:formula="of:=[.O159]&gt;0.00001" office:value-type="boolean" office:boolean-value="false">
            <text:p>FALSE</text:p>
          </table:table-cell>
          <table:table-cell table:formula="of:=[.O15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3388">
            <text:p>9.8933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61]-[.A160]" office:value-type="float" office:value="0.0000429999999997932">
            <text:p>0.000043</text:p>
          </table:table-cell>
          <table:table-cell table:formula="of:=ROW([.E160])-136" office:value-type="float" office:value="24">
            <text:p>24</text:p>
          </table:table-cell>
          <table:table-cell office:value-type="float" office:value="9.30911">
            <text:p>9.309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61]-[.G160]" office:value-type="float" office:value="0.0000439999999990448">
            <text:p>0.000044</text:p>
          </table:table-cell>
          <table:table-cell table:formula="of:=ROW([.K160])-136" office:value-type="float" office:value="24">
            <text:p>24</text:p>
          </table:table-cell>
          <table:table-cell table:formula="of:=[.C160]=[.I160]" office:value-type="boolean" office:boolean-value="true">
            <text:p>TRUE</text:p>
          </table:table-cell>
          <table:table-cell table:formula="of:=[.D160]=[.J160]" office:value-type="boolean" office:boolean-value="true">
            <text:p>TRUE</text:p>
          </table:table-cell>
          <table:table-cell table:formula="of:=[.E160]-[.K160]" office:value-type="float" office:value="-0.0000009999999992516">
            <text:p>-0.000001</text:p>
          </table:table-cell>
          <table:table-cell table:formula="of:=[.O160]&gt;0.00001" office:value-type="boolean" office:boolean-value="false">
            <text:p>FALSE</text:p>
          </table:table-cell>
          <table:table-cell table:formula="of:=[.O16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3431">
            <text:p>9.89343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162]-[.A161]" office:value-type="float" office:value="0.0000429999999997932">
            <text:p>0.000043</text:p>
          </table:table-cell>
          <table:table-cell table:formula="of:=ROW([.E161])-136" office:value-type="float" office:value="25">
            <text:p>25</text:p>
          </table:table-cell>
          <table:table-cell office:value-type="float" office:value="9.309154">
            <text:p>9.30915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162]-[.G161]" office:value-type="float" office:value="0.0000420000000005416">
            <text:p>0.000042</text:p>
          </table:table-cell>
          <table:table-cell table:formula="of:=ROW([.K161])-136" office:value-type="float" office:value="25">
            <text:p>25</text:p>
          </table:table-cell>
          <table:table-cell table:formula="of:=[.C161]=[.I161]" office:value-type="boolean" office:boolean-value="true">
            <text:p>TRUE</text:p>
          </table:table-cell>
          <table:table-cell table:formula="of:=[.D161]=[.J161]" office:value-type="boolean" office:boolean-value="true">
            <text:p>TRUE</text:p>
          </table:table-cell>
          <table:table-cell table:formula="of:=[.E161]-[.K161]" office:value-type="float" office:value="0.0000009999999992516">
            <text:p>0.000001</text:p>
          </table:table-cell>
          <table:table-cell table:formula="of:=[.O161]&gt;0.00001" office:value-type="boolean" office:boolean-value="false">
            <text:p>FALSE</text:p>
          </table:table-cell>
          <table:table-cell table:formula="of:=[.O16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3474">
            <text:p>9.89347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63]-[.A162]" office:value-type="float" office:value="0.0000420000000005416">
            <text:p>0.000042</text:p>
          </table:table-cell>
          <table:table-cell table:formula="of:=ROW([.E162])-136" office:value-type="float" office:value="26">
            <text:p>26</text:p>
          </table:table-cell>
          <table:table-cell office:value-type="float" office:value="9.309196">
            <text:p>9.30919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163]-[.G162]" office:value-type="float" office:value="0.0000440000000008212">
            <text:p>0.000044</text:p>
          </table:table-cell>
          <table:table-cell table:formula="of:=ROW([.K162])-136" office:value-type="float" office:value="26">
            <text:p>26</text:p>
          </table:table-cell>
          <table:table-cell table:formula="of:=[.C162]=[.I162]" office:value-type="boolean" office:boolean-value="true">
            <text:p>TRUE</text:p>
          </table:table-cell>
          <table:table-cell table:formula="of:=[.D162]=[.J162]" office:value-type="boolean" office:boolean-value="true">
            <text:p>TRUE</text:p>
          </table:table-cell>
          <table:table-cell table:formula="of:=[.E162]-[.K162]" office:value-type="float" office:value="-0.00000200000000027956">
            <text:p>-0.000002</text:p>
          </table:table-cell>
          <table:table-cell table:formula="of:=[.O162]&gt;0.00001" office:value-type="boolean" office:boolean-value="false">
            <text:p>FALSE</text:p>
          </table:table-cell>
          <table:table-cell table:formula="of:=[.O16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3516">
            <text:p>9.893516</text:p>
          </table:table-cell>
          <table:table-cell table:number-columns-repeated="3" office:value-type="float" office:value="1">
            <text:p>1</text:p>
          </table:table-cell>
          <table:table-cell table:formula="of:=[.A164]-[.A163]" office:value-type="float" office:value="0.0000429999999997932">
            <text:p>0.000043</text:p>
          </table:table-cell>
          <table:table-cell table:formula="of:=ROW([.E163])-136" office:value-type="float" office:value="27">
            <text:p>27</text:p>
          </table:table-cell>
          <table:table-cell office:value-type="float" office:value="9.30924">
            <text:p>9.30924</text:p>
          </table:table-cell>
          <table:table-cell table:number-columns-repeated="3" office:value-type="float" office:value="1">
            <text:p>1</text:p>
          </table:table-cell>
          <table:table-cell table:formula="of:=[.G164]-[.G163]" office:value-type="float" office:value="0.0000419999999987653">
            <text:p>0.000042</text:p>
          </table:table-cell>
          <table:table-cell table:formula="of:=ROW([.K163])-136" office:value-type="float" office:value="27">
            <text:p>27</text:p>
          </table:table-cell>
          <table:table-cell table:formula="of:=[.C163]=[.I163]" office:value-type="boolean" office:boolean-value="true">
            <text:p>TRUE</text:p>
          </table:table-cell>
          <table:table-cell table:formula="of:=[.D163]=[.J163]" office:value-type="boolean" office:boolean-value="true">
            <text:p>TRUE</text:p>
          </table:table-cell>
          <table:table-cell table:formula="of:=[.E163]-[.K163]" office:value-type="float" office:value="0.00000100000000102796">
            <text:p>0.000001</text:p>
          </table:table-cell>
          <table:table-cell table:formula="of:=[.O163]&gt;0.00001" office:value-type="boolean" office:boolean-value="false">
            <text:p>FALSE</text:p>
          </table:table-cell>
          <table:table-cell table:formula="of:=[.O16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3559">
            <text:p>9.8935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65]-[.A164]" office:value-type="float" office:value="0.0000429999999997932">
            <text:p>0.000043</text:p>
          </table:table-cell>
          <table:table-cell table:formula="of:=ROW([.E164])-136" office:value-type="float" office:value="28">
            <text:p>28</text:p>
          </table:table-cell>
          <table:table-cell office:value-type="float" office:value="9.309282">
            <text:p>9.3092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65]-[.G164]" office:value-type="float" office:value="0.0000450000000000728">
            <text:p>0.000045</text:p>
          </table:table-cell>
          <table:table-cell table:formula="of:=ROW([.K164])-136" office:value-type="float" office:value="28">
            <text:p>28</text:p>
          </table:table-cell>
          <table:table-cell table:formula="of:=[.C164]=[.I164]" office:value-type="boolean" office:boolean-value="true">
            <text:p>TRUE</text:p>
          </table:table-cell>
          <table:table-cell table:formula="of:=[.D164]=[.J164]" office:value-type="boolean" office:boolean-value="true">
            <text:p>TRUE</text:p>
          </table:table-cell>
          <table:table-cell table:formula="of:=[.E164]-[.K164]" office:value-type="float" office:value="-0.00000200000000027956">
            <text:p>-0.000002</text:p>
          </table:table-cell>
          <table:table-cell table:formula="of:=[.O164]&gt;0.00001" office:value-type="boolean" office:boolean-value="false">
            <text:p>FALSE</text:p>
          </table:table-cell>
          <table:table-cell table:formula="of:=[.O16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3602">
            <text:p>9.89360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166]-[.A165]" office:value-type="float" office:value="0.0000420000000005416">
            <text:p>0.000042</text:p>
          </table:table-cell>
          <table:table-cell table:formula="of:=ROW([.E165])-136" office:value-type="float" office:value="29">
            <text:p>29</text:p>
          </table:table-cell>
          <table:table-cell office:value-type="float" office:value="9.309327">
            <text:p>9.30932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166]-[.G165]" office:value-type="float" office:value="0.0000420000000005416">
            <text:p>0.000042</text:p>
          </table:table-cell>
          <table:table-cell table:formula="of:=ROW([.K165])-136" office:value-type="float" office:value="29">
            <text:p>29</text:p>
          </table:table-cell>
          <table:table-cell table:formula="of:=[.C165]=[.I165]" office:value-type="boolean" office:boolean-value="true">
            <text:p>TRUE</text:p>
          </table:table-cell>
          <table:table-cell table:formula="of:=[.D165]=[.J165]" office:value-type="boolean" office:boolean-value="true">
            <text:p>TRUE</text:p>
          </table:table-cell>
          <table:table-cell table:formula="of:=[.E165]-[.K165]" office:value-type="float" office:value="0">
            <text:p>0</text:p>
          </table:table-cell>
          <table:table-cell table:formula="of:=[.O165]&gt;0.00001" office:value-type="boolean" office:boolean-value="false">
            <text:p>FALSE</text:p>
          </table:table-cell>
          <table:table-cell table:formula="of:=[.O16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3644">
            <text:p>9.89364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67]-[.A166]" office:value-type="float" office:value="0.0000429999999997932">
            <text:p>0.000043</text:p>
          </table:table-cell>
          <table:table-cell table:formula="of:=ROW([.E166])-136" office:value-type="float" office:value="30">
            <text:p>30</text:p>
          </table:table-cell>
          <table:table-cell office:value-type="float" office:value="9.309369">
            <text:p>9.3093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167]-[.G166]" office:value-type="float" office:value="0.0000439999999990448">
            <text:p>0.000044</text:p>
          </table:table-cell>
          <table:table-cell table:formula="of:=ROW([.K166])-136" office:value-type="float" office:value="30">
            <text:p>30</text:p>
          </table:table-cell>
          <table:table-cell table:formula="of:=[.C166]=[.I166]" office:value-type="boolean" office:boolean-value="true">
            <text:p>TRUE</text:p>
          </table:table-cell>
          <table:table-cell table:formula="of:=[.D166]=[.J166]" office:value-type="boolean" office:boolean-value="true">
            <text:p>TRUE</text:p>
          </table:table-cell>
          <table:table-cell table:formula="of:=[.E166]-[.K166]" office:value-type="float" office:value="-0.0000009999999992516">
            <text:p>-0.000001</text:p>
          </table:table-cell>
          <table:table-cell table:formula="of:=[.O166]&gt;0.00001" office:value-type="boolean" office:boolean-value="false">
            <text:p>FALSE</text:p>
          </table:table-cell>
          <table:table-cell table:formula="of:=[.O16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3687">
            <text:p>9.893687</text:p>
          </table:table-cell>
          <table:table-cell table:number-columns-repeated="3" office:value-type="float" office:value="1">
            <text:p>1</text:p>
          </table:table-cell>
          <table:table-cell table:formula="of:=[.A168]-[.A167]" office:value-type="float" office:value="0.0000429999999997932">
            <text:p>0.000043</text:p>
          </table:table-cell>
          <table:table-cell table:formula="of:=ROW([.E167])-136" office:value-type="float" office:value="31">
            <text:p>31</text:p>
          </table:table-cell>
          <table:table-cell office:value-type="float" office:value="9.309413">
            <text:p>9.309413</text:p>
          </table:table-cell>
          <table:table-cell table:number-columns-repeated="3" office:value-type="float" office:value="1">
            <text:p>1</text:p>
          </table:table-cell>
          <table:table-cell table:formula="of:=[.G168]-[.G167]" office:value-type="float" office:value="0.0000420000000005416">
            <text:p>0.000042</text:p>
          </table:table-cell>
          <table:table-cell table:formula="of:=ROW([.K167])-136" office:value-type="float" office:value="31">
            <text:p>31</text:p>
          </table:table-cell>
          <table:table-cell table:formula="of:=[.C167]=[.I167]" office:value-type="boolean" office:boolean-value="true">
            <text:p>TRUE</text:p>
          </table:table-cell>
          <table:table-cell table:formula="of:=[.D167]=[.J167]" office:value-type="boolean" office:boolean-value="true">
            <text:p>TRUE</text:p>
          </table:table-cell>
          <table:table-cell table:formula="of:=[.E167]-[.K167]" office:value-type="float" office:value="0.0000009999999992516">
            <text:p>0.000001</text:p>
          </table:table-cell>
          <table:table-cell table:formula="of:=[.O167]&gt;0.00001" office:value-type="boolean" office:boolean-value="false">
            <text:p>FALSE</text:p>
          </table:table-cell>
          <table:table-cell table:formula="of:=[.O16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373">
            <text:p>9.893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69]-[.A168]" office:value-type="float" office:value="0.0000420000000005416">
            <text:p>0.000042</text:p>
          </table:table-cell>
          <table:table-cell table:formula="of:=ROW([.E168])-136" office:value-type="float" office:value="32">
            <text:p>32</text:p>
          </table:table-cell>
          <table:table-cell office:value-type="float" office:value="9.309455">
            <text:p>9.3094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69]-[.G168]" office:value-type="float" office:value="0.0000450000000000728">
            <text:p>0.000045</text:p>
          </table:table-cell>
          <table:table-cell table:formula="of:=ROW([.K168])-136" office:value-type="float" office:value="32">
            <text:p>32</text:p>
          </table:table-cell>
          <table:table-cell table:formula="of:=[.C168]=[.I168]" office:value-type="boolean" office:boolean-value="true">
            <text:p>TRUE</text:p>
          </table:table-cell>
          <table:table-cell table:formula="of:=[.D168]=[.J168]" office:value-type="boolean" office:boolean-value="true">
            <text:p>TRUE</text:p>
          </table:table-cell>
          <table:table-cell table:formula="of:=[.E168]-[.K168]" office:value-type="float" office:value="-0.00000299999999953116">
            <text:p>-0.000003</text:p>
          </table:table-cell>
          <table:table-cell table:formula="of:=[.O168]&gt;0.00001" office:value-type="boolean" office:boolean-value="false">
            <text:p>FALSE</text:p>
          </table:table-cell>
          <table:table-cell table:formula="of:=[.O16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3772">
            <text:p>9.89377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170]-[.A169]" office:value-type="float" office:value="0.0000429999999997932">
            <text:p>0.000043</text:p>
          </table:table-cell>
          <table:table-cell table:formula="of:=ROW([.E169])-136" office:value-type="float" office:value="33">
            <text:p>33</text:p>
          </table:table-cell>
          <table:table-cell office:value-type="float" office:value="9.3095">
            <text:p>9.309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170]-[.G169]" office:value-type="float" office:value="0.0000420000000005416">
            <text:p>0.000042</text:p>
          </table:table-cell>
          <table:table-cell table:formula="of:=ROW([.K169])-136" office:value-type="float" office:value="33">
            <text:p>33</text:p>
          </table:table-cell>
          <table:table-cell table:formula="of:=[.C169]=[.I169]" office:value-type="boolean" office:boolean-value="true">
            <text:p>TRUE</text:p>
          </table:table-cell>
          <table:table-cell table:formula="of:=[.D169]=[.J169]" office:value-type="boolean" office:boolean-value="true">
            <text:p>TRUE</text:p>
          </table:table-cell>
          <table:table-cell table:formula="of:=[.E169]-[.K169]" office:value-type="float" office:value="0.0000009999999992516">
            <text:p>0.000001</text:p>
          </table:table-cell>
          <table:table-cell table:formula="of:=[.O169]&gt;0.00001" office:value-type="boolean" office:boolean-value="false">
            <text:p>FALSE</text:p>
          </table:table-cell>
          <table:table-cell table:formula="of:=[.O16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3815">
            <text:p>9.8938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71]-[.A170]" office:value-type="float" office:value="0.0000429999999997932">
            <text:p>0.000043</text:p>
          </table:table-cell>
          <table:table-cell table:formula="of:=ROW([.E170])-136" office:value-type="float" office:value="34">
            <text:p>34</text:p>
          </table:table-cell>
          <table:table-cell office:value-type="float" office:value="9.309542">
            <text:p>9.30954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171]-[.G170]" office:value-type="float" office:value="0.0000439999999990448">
            <text:p>0.000044</text:p>
          </table:table-cell>
          <table:table-cell table:formula="of:=ROW([.K170])-136" office:value-type="float" office:value="34">
            <text:p>34</text:p>
          </table:table-cell>
          <table:table-cell table:formula="of:=[.C170]=[.I170]" office:value-type="boolean" office:boolean-value="true">
            <text:p>TRUE</text:p>
          </table:table-cell>
          <table:table-cell table:formula="of:=[.D170]=[.J170]" office:value-type="boolean" office:boolean-value="true">
            <text:p>TRUE</text:p>
          </table:table-cell>
          <table:table-cell table:formula="of:=[.E170]-[.K170]" office:value-type="float" office:value="-0.0000009999999992516">
            <text:p>-0.000001</text:p>
          </table:table-cell>
          <table:table-cell table:formula="of:=[.O170]&gt;0.00001" office:value-type="boolean" office:boolean-value="false">
            <text:p>FALSE</text:p>
          </table:table-cell>
          <table:table-cell table:formula="of:=[.O17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3858">
            <text:p>9.893858</text:p>
          </table:table-cell>
          <table:table-cell table:number-columns-repeated="3" office:value-type="float" office:value="1">
            <text:p>1</text:p>
          </table:table-cell>
          <table:table-cell table:formula="of:=[.A172]-[.A171]" office:value-type="float" office:value="0.0000420000000005416">
            <text:p>0.000042</text:p>
          </table:table-cell>
          <table:table-cell table:formula="of:=ROW([.E171])-136" office:value-type="float" office:value="35">
            <text:p>35</text:p>
          </table:table-cell>
          <table:table-cell office:value-type="float" office:value="9.309586">
            <text:p>9.309586</text:p>
          </table:table-cell>
          <table:table-cell table:number-columns-repeated="3" office:value-type="float" office:value="1">
            <text:p>1</text:p>
          </table:table-cell>
          <table:table-cell table:formula="of:=[.G172]-[.G171]" office:value-type="float" office:value="0.0000420000000005416">
            <text:p>0.000042</text:p>
          </table:table-cell>
          <table:table-cell table:formula="of:=ROW([.K171])-136" office:value-type="float" office:value="35">
            <text:p>35</text:p>
          </table:table-cell>
          <table:table-cell table:formula="of:=[.C171]=[.I171]" office:value-type="boolean" office:boolean-value="true">
            <text:p>TRUE</text:p>
          </table:table-cell>
          <table:table-cell table:formula="of:=[.D171]=[.J171]" office:value-type="boolean" office:boolean-value="true">
            <text:p>TRUE</text:p>
          </table:table-cell>
          <table:table-cell table:formula="of:=[.E171]-[.K171]" office:value-type="float" office:value="0">
            <text:p>0</text:p>
          </table:table-cell>
          <table:table-cell table:formula="of:=[.O171]&gt;0.00001" office:value-type="boolean" office:boolean-value="false">
            <text:p>FALSE</text:p>
          </table:table-cell>
          <table:table-cell table:formula="of:=[.O17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39">
            <text:p>9.89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73]-[.A172]" office:value-type="float" office:value="0.0000429999999997932">
            <text:p>0.000043</text:p>
          </table:table-cell>
          <table:table-cell table:formula="of:=ROW([.E172])-136" office:value-type="float" office:value="36">
            <text:p>36</text:p>
          </table:table-cell>
          <table:table-cell office:value-type="float" office:value="9.309628">
            <text:p>9.3096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73]-[.G172]" office:value-type="float" office:value="0.0000450000000000728">
            <text:p>0.000045</text:p>
          </table:table-cell>
          <table:table-cell table:formula="of:=ROW([.K172])-136" office:value-type="float" office:value="36">
            <text:p>36</text:p>
          </table:table-cell>
          <table:table-cell table:formula="of:=[.C172]=[.I172]" office:value-type="boolean" office:boolean-value="true">
            <text:p>TRUE</text:p>
          </table:table-cell>
          <table:table-cell table:formula="of:=[.D172]=[.J172]" office:value-type="boolean" office:boolean-value="true">
            <text:p>TRUE</text:p>
          </table:table-cell>
          <table:table-cell table:formula="of:=[.E172]-[.K172]" office:value-type="float" office:value="-0.00000200000000027956">
            <text:p>-0.000002</text:p>
          </table:table-cell>
          <table:table-cell table:formula="of:=[.O172]&gt;0.00001" office:value-type="boolean" office:boolean-value="false">
            <text:p>FALSE</text:p>
          </table:table-cell>
          <table:table-cell table:formula="of:=[.O17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3943">
            <text:p>9.8939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174]-[.A173]" office:value-type="float" office:value="0.0000429999999997932">
            <text:p>0.000043</text:p>
          </table:table-cell>
          <table:table-cell table:formula="of:=ROW([.E173])-136" office:value-type="float" office:value="37">
            <text:p>37</text:p>
          </table:table-cell>
          <table:table-cell office:value-type="float" office:value="9.309673">
            <text:p>9.30967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174]-[.G173]" office:value-type="float" office:value="0.0000409999999995137">
            <text:p>0.000041</text:p>
          </table:table-cell>
          <table:table-cell table:formula="of:=ROW([.K173])-136" office:value-type="float" office:value="37">
            <text:p>37</text:p>
          </table:table-cell>
          <table:table-cell table:formula="of:=[.C173]=[.I173]" office:value-type="boolean" office:boolean-value="true">
            <text:p>TRUE</text:p>
          </table:table-cell>
          <table:table-cell table:formula="of:=[.D173]=[.J173]" office:value-type="boolean" office:boolean-value="true">
            <text:p>TRUE</text:p>
          </table:table-cell>
          <table:table-cell table:formula="of:=[.E173]-[.K173]" office:value-type="float" office:value="0.00000200000000027956">
            <text:p>0.000002</text:p>
          </table:table-cell>
          <table:table-cell table:formula="of:=[.O173]&gt;0.00001" office:value-type="boolean" office:boolean-value="false">
            <text:p>FALSE</text:p>
          </table:table-cell>
          <table:table-cell table:formula="of:=[.O17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3986">
            <text:p>9.89398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75]-[.A174]" office:value-type="float" office:value="0.0000420000000005416">
            <text:p>0.000042</text:p>
          </table:table-cell>
          <table:table-cell table:formula="of:=ROW([.E174])-136" office:value-type="float" office:value="38">
            <text:p>38</text:p>
          </table:table-cell>
          <table:table-cell office:value-type="float" office:value="9.309714">
            <text:p>9.3097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175]-[.G174]" office:value-type="float" office:value="0.0000510000000009114">
            <text:p>0.000051</text:p>
          </table:table-cell>
          <table:table-cell table:formula="of:=ROW([.K174])-136" office:value-type="float" office:value="38">
            <text:p>38</text:p>
          </table:table-cell>
          <table:table-cell table:formula="of:=[.C174]=[.I174]" office:value-type="boolean" office:boolean-value="true">
            <text:p>TRUE</text:p>
          </table:table-cell>
          <table:table-cell table:formula="of:=[.D174]=[.J174]" office:value-type="boolean" office:boolean-value="true">
            <text:p>TRUE</text:p>
          </table:table-cell>
          <table:table-cell table:formula="of:=[.E174]-[.K174]" office:value-type="float" office:value="-0.00000900000000036982">
            <text:p>-0.000009</text:p>
          </table:table-cell>
          <table:table-cell table:formula="of:=[.O174]&gt;0.00001" office:value-type="boolean" office:boolean-value="false">
            <text:p>FALSE</text:p>
          </table:table-cell>
          <table:table-cell table:formula="of:=[.O17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4028">
            <text:p>9.894028</text:p>
          </table:table-cell>
          <table:table-cell table:number-columns-repeated="3" office:value-type="float" office:value="1">
            <text:p>1</text:p>
          </table:table-cell>
          <table:table-cell table:formula="of:=[.A176]-[.A175]" office:value-type="float" office:value="0.0000429999999997932">
            <text:p>0.000043</text:p>
          </table:table-cell>
          <table:table-cell table:formula="of:=ROW([.E175])-136" office:value-type="float" office:value="39">
            <text:p>39</text:p>
          </table:table-cell>
          <table:table-cell office:value-type="float" office:value="9.309765">
            <text:p>9.309765</text:p>
          </table:table-cell>
          <table:table-cell table:number-columns-repeated="3" office:value-type="float" office:value="1">
            <text:p>1</text:p>
          </table:table-cell>
          <table:table-cell table:formula="of:=[.G176]-[.G175]" office:value-type="float" office:value="0.0000419999999987653">
            <text:p>0.000042</text:p>
          </table:table-cell>
          <table:table-cell table:formula="of:=ROW([.K175])-136" office:value-type="float" office:value="39">
            <text:p>39</text:p>
          </table:table-cell>
          <table:table-cell table:formula="of:=[.C175]=[.I175]" office:value-type="boolean" office:boolean-value="true">
            <text:p>TRUE</text:p>
          </table:table-cell>
          <table:table-cell table:formula="of:=[.D175]=[.J175]" office:value-type="boolean" office:boolean-value="true">
            <text:p>TRUE</text:p>
          </table:table-cell>
          <table:table-cell table:formula="of:=[.E175]-[.K175]" office:value-type="float" office:value="0.00000100000000102796">
            <text:p>0.000001</text:p>
          </table:table-cell>
          <table:table-cell table:formula="of:=[.O175]&gt;0.00001" office:value-type="boolean" office:boolean-value="false">
            <text:p>FALSE</text:p>
          </table:table-cell>
          <table:table-cell table:formula="of:=[.O17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4071">
            <text:p>9.8940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77]-[.A176]" office:value-type="float" office:value="0.0000429999999997932">
            <text:p>0.000043</text:p>
          </table:table-cell>
          <table:table-cell table:formula="of:=ROW([.E176])-136" office:value-type="float" office:value="40">
            <text:p>40</text:p>
          </table:table-cell>
          <table:table-cell office:value-type="float" office:value="9.309807">
            <text:p>9.3098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77]-[.G176]" office:value-type="float" office:value="0.0000450000000000728">
            <text:p>0.000045</text:p>
          </table:table-cell>
          <table:table-cell table:formula="of:=ROW([.K176])-136" office:value-type="float" office:value="40">
            <text:p>40</text:p>
          </table:table-cell>
          <table:table-cell table:formula="of:=[.C176]=[.I176]" office:value-type="boolean" office:boolean-value="true">
            <text:p>TRUE</text:p>
          </table:table-cell>
          <table:table-cell table:formula="of:=[.D176]=[.J176]" office:value-type="boolean" office:boolean-value="true">
            <text:p>TRUE</text:p>
          </table:table-cell>
          <table:table-cell table:formula="of:=[.E176]-[.K176]" office:value-type="float" office:value="-0.00000200000000027956">
            <text:p>-0.000002</text:p>
          </table:table-cell>
          <table:table-cell table:formula="of:=[.O176]&gt;0.00001" office:value-type="boolean" office:boolean-value="false">
            <text:p>FALSE</text:p>
          </table:table-cell>
          <table:table-cell table:formula="of:=[.O17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4114">
            <text:p>9.8941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178]-[.A177]" office:value-type="float" office:value="0.0000420000000005416">
            <text:p>0.000042</text:p>
          </table:table-cell>
          <table:table-cell table:formula="of:=ROW([.E177])-136" office:value-type="float" office:value="41">
            <text:p>41</text:p>
          </table:table-cell>
          <table:table-cell office:value-type="float" office:value="9.309852">
            <text:p>9.30985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178]-[.G177]" office:value-type="float" office:value="0.00004100000000129">
            <text:p>0.000041</text:p>
          </table:table-cell>
          <table:table-cell table:formula="of:=ROW([.K177])-136" office:value-type="float" office:value="41">
            <text:p>41</text:p>
          </table:table-cell>
          <table:table-cell table:formula="of:=[.C177]=[.I177]" office:value-type="boolean" office:boolean-value="true">
            <text:p>TRUE</text:p>
          </table:table-cell>
          <table:table-cell table:formula="of:=[.D177]=[.J177]" office:value-type="boolean" office:boolean-value="true">
            <text:p>TRUE</text:p>
          </table:table-cell>
          <table:table-cell table:formula="of:=[.E177]-[.K177]" office:value-type="float" office:value="0.0000009999999992516">
            <text:p>0.000001</text:p>
          </table:table-cell>
          <table:table-cell table:formula="of:=[.O177]&gt;0.00001" office:value-type="boolean" office:boolean-value="false">
            <text:p>FALSE</text:p>
          </table:table-cell>
          <table:table-cell table:formula="of:=[.O17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4156">
            <text:p>9.89415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79]-[.A178]" office:value-type="float" office:value="0.0000429999999997932">
            <text:p>0.000043</text:p>
          </table:table-cell>
          <table:table-cell table:formula="of:=ROW([.E178])-136" office:value-type="float" office:value="42">
            <text:p>42</text:p>
          </table:table-cell>
          <table:table-cell office:value-type="float" office:value="9.309893">
            <text:p>9.30989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179]-[.G178]" office:value-type="float" office:value="0.0000450000000000728">
            <text:p>0.000045</text:p>
          </table:table-cell>
          <table:table-cell table:formula="of:=ROW([.K178])-136" office:value-type="float" office:value="42">
            <text:p>42</text:p>
          </table:table-cell>
          <table:table-cell table:formula="of:=[.C178]=[.I178]" office:value-type="boolean" office:boolean-value="true">
            <text:p>TRUE</text:p>
          </table:table-cell>
          <table:table-cell table:formula="of:=[.D178]=[.J178]" office:value-type="boolean" office:boolean-value="true">
            <text:p>TRUE</text:p>
          </table:table-cell>
          <table:table-cell table:formula="of:=[.E178]-[.K178]" office:value-type="float" office:value="-0.00000200000000027956">
            <text:p>-0.000002</text:p>
          </table:table-cell>
          <table:table-cell table:formula="of:=[.O178]&gt;0.00001" office:value-type="boolean" office:boolean-value="false">
            <text:p>FALSE</text:p>
          </table:table-cell>
          <table:table-cell table:formula="of:=[.O17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4199">
            <text:p>9.894199</text:p>
          </table:table-cell>
          <table:table-cell table:number-columns-repeated="3" office:value-type="float" office:value="1">
            <text:p>1</text:p>
          </table:table-cell>
          <table:table-cell table:formula="of:=[.A180]-[.A179]" office:value-type="float" office:value="0.0000429999999997932">
            <text:p>0.000043</text:p>
          </table:table-cell>
          <table:table-cell table:formula="of:=ROW([.E179])-136" office:value-type="float" office:value="43">
            <text:p>43</text:p>
          </table:table-cell>
          <table:table-cell office:value-type="float" office:value="9.309938">
            <text:p>9.309938</text:p>
          </table:table-cell>
          <table:table-cell table:number-columns-repeated="3" office:value-type="float" office:value="1">
            <text:p>1</text:p>
          </table:table-cell>
          <table:table-cell table:formula="of:=[.G180]-[.G179]" office:value-type="float" office:value="0.0000419999999987653">
            <text:p>0.000042</text:p>
          </table:table-cell>
          <table:table-cell table:formula="of:=ROW([.K179])-136" office:value-type="float" office:value="43">
            <text:p>43</text:p>
          </table:table-cell>
          <table:table-cell table:formula="of:=[.C179]=[.I179]" office:value-type="boolean" office:boolean-value="true">
            <text:p>TRUE</text:p>
          </table:table-cell>
          <table:table-cell table:formula="of:=[.D179]=[.J179]" office:value-type="boolean" office:boolean-value="true">
            <text:p>TRUE</text:p>
          </table:table-cell>
          <table:table-cell table:formula="of:=[.E179]-[.K179]" office:value-type="float" office:value="0.00000100000000102796">
            <text:p>0.000001</text:p>
          </table:table-cell>
          <table:table-cell table:formula="of:=[.O179]&gt;0.00001" office:value-type="boolean" office:boolean-value="false">
            <text:p>FALSE</text:p>
          </table:table-cell>
          <table:table-cell table:formula="of:=[.O17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4242">
            <text:p>9.8942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81]-[.A180]" office:value-type="float" office:value="0.0000420000000005416">
            <text:p>0.000042</text:p>
          </table:table-cell>
          <table:table-cell table:formula="of:=ROW([.E180])-136" office:value-type="float" office:value="44">
            <text:p>44</text:p>
          </table:table-cell>
          <table:table-cell office:value-type="float" office:value="9.30998">
            <text:p>9.309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81]-[.G180]" office:value-type="float" office:value="0.0000440000000008212">
            <text:p>0.000044</text:p>
          </table:table-cell>
          <table:table-cell table:formula="of:=ROW([.K180])-136" office:value-type="float" office:value="44">
            <text:p>44</text:p>
          </table:table-cell>
          <table:table-cell table:formula="of:=[.C180]=[.I180]" office:value-type="boolean" office:boolean-value="true">
            <text:p>TRUE</text:p>
          </table:table-cell>
          <table:table-cell table:formula="of:=[.D180]=[.J180]" office:value-type="boolean" office:boolean-value="true">
            <text:p>TRUE</text:p>
          </table:table-cell>
          <table:table-cell table:formula="of:=[.E180]-[.K180]" office:value-type="float" office:value="-0.00000200000000027956">
            <text:p>-0.000002</text:p>
          </table:table-cell>
          <table:table-cell table:formula="of:=[.O180]&gt;0.00001" office:value-type="boolean" office:boolean-value="false">
            <text:p>FALSE</text:p>
          </table:table-cell>
          <table:table-cell table:formula="of:=[.O18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4284">
            <text:p>9.89428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182]-[.A181]" office:value-type="float" office:value="0.0000429999999997932">
            <text:p>0.000043</text:p>
          </table:table-cell>
          <table:table-cell table:formula="of:=ROW([.E181])-136" office:value-type="float" office:value="45">
            <text:p>45</text:p>
          </table:table-cell>
          <table:table-cell office:value-type="float" office:value="9.310024">
            <text:p>9.31002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182]-[.G181]" office:value-type="float" office:value="0.0000420000000005416">
            <text:p>0.000042</text:p>
          </table:table-cell>
          <table:table-cell table:formula="of:=ROW([.K181])-136" office:value-type="float" office:value="45">
            <text:p>45</text:p>
          </table:table-cell>
          <table:table-cell table:formula="of:=[.C181]=[.I181]" office:value-type="boolean" office:boolean-value="true">
            <text:p>TRUE</text:p>
          </table:table-cell>
          <table:table-cell table:formula="of:=[.D181]=[.J181]" office:value-type="boolean" office:boolean-value="true">
            <text:p>TRUE</text:p>
          </table:table-cell>
          <table:table-cell table:formula="of:=[.E181]-[.K181]" office:value-type="float" office:value="0.0000009999999992516">
            <text:p>0.000001</text:p>
          </table:table-cell>
          <table:table-cell table:formula="of:=[.O181]&gt;0.00001" office:value-type="boolean" office:boolean-value="false">
            <text:p>FALSE</text:p>
          </table:table-cell>
          <table:table-cell table:formula="of:=[.O18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4327">
            <text:p>9.89432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83]-[.A182]" office:value-type="float" office:value="0.0000429999999997932">
            <text:p>0.000043</text:p>
          </table:table-cell>
          <table:table-cell table:formula="of:=ROW([.E182])-136" office:value-type="float" office:value="46">
            <text:p>46</text:p>
          </table:table-cell>
          <table:table-cell office:value-type="float" office:value="9.310066">
            <text:p>9.31006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183]-[.G182]" office:value-type="float" office:value="0.0000439999999990448">
            <text:p>0.000044</text:p>
          </table:table-cell>
          <table:table-cell table:formula="of:=ROW([.K182])-136" office:value-type="float" office:value="46">
            <text:p>46</text:p>
          </table:table-cell>
          <table:table-cell table:formula="of:=[.C182]=[.I182]" office:value-type="boolean" office:boolean-value="true">
            <text:p>TRUE</text:p>
          </table:table-cell>
          <table:table-cell table:formula="of:=[.D182]=[.J182]" office:value-type="boolean" office:boolean-value="true">
            <text:p>TRUE</text:p>
          </table:table-cell>
          <table:table-cell table:formula="of:=[.E182]-[.K182]" office:value-type="float" office:value="-0.0000009999999992516">
            <text:p>-0.000001</text:p>
          </table:table-cell>
          <table:table-cell table:formula="of:=[.O182]&gt;0.00001" office:value-type="boolean" office:boolean-value="false">
            <text:p>FALSE</text:p>
          </table:table-cell>
          <table:table-cell table:formula="of:=[.O18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437">
            <text:p>9.89437</text:p>
          </table:table-cell>
          <table:table-cell table:number-columns-repeated="3" office:value-type="float" office:value="1">
            <text:p>1</text:p>
          </table:table-cell>
          <table:table-cell table:formula="of:=[.A184]-[.A183]" office:value-type="float" office:value="0.0000419999999987653">
            <text:p>0.000042</text:p>
          </table:table-cell>
          <table:table-cell table:formula="of:=ROW([.E183])-136" office:value-type="float" office:value="47">
            <text:p>47</text:p>
          </table:table-cell>
          <table:table-cell office:value-type="float" office:value="9.31011">
            <text:p>9.31011</text:p>
          </table:table-cell>
          <table:table-cell table:number-columns-repeated="3" office:value-type="float" office:value="1">
            <text:p>1</text:p>
          </table:table-cell>
          <table:table-cell table:formula="of:=[.G184]-[.G183]" office:value-type="float" office:value="0.0000420000000005416">
            <text:p>0.000042</text:p>
          </table:table-cell>
          <table:table-cell table:formula="of:=ROW([.K183])-136" office:value-type="float" office:value="47">
            <text:p>47</text:p>
          </table:table-cell>
          <table:table-cell table:formula="of:=[.C183]=[.I183]" office:value-type="boolean" office:boolean-value="true">
            <text:p>TRUE</text:p>
          </table:table-cell>
          <table:table-cell table:formula="of:=[.D183]=[.J183]" office:value-type="boolean" office:boolean-value="true">
            <text:p>TRUE</text:p>
          </table:table-cell>
          <table:table-cell table:formula="of:=[.E183]-[.K183]" office:value-type="float" office:value="-1.77635683940025E-015">
            <text:p>-1.77635683940025E-015</text:p>
          </table:table-cell>
          <table:table-cell table:formula="of:=[.O183]&gt;0.00001" office:value-type="boolean" office:boolean-value="false">
            <text:p>FALSE</text:p>
          </table:table-cell>
          <table:table-cell table:formula="of:=[.O18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4412">
            <text:p>9.8944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85]-[.A184]" office:value-type="float" office:value="0.0000430000000015696">
            <text:p>0.000043</text:p>
          </table:table-cell>
          <table:table-cell table:formula="of:=ROW([.E184])-136" office:value-type="float" office:value="48">
            <text:p>48</text:p>
          </table:table-cell>
          <table:table-cell office:value-type="float" office:value="9.310152">
            <text:p>9.3101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85]-[.G184]" office:value-type="float" office:value="0.0000450000000000728">
            <text:p>0.000045</text:p>
          </table:table-cell>
          <table:table-cell table:formula="of:=ROW([.K184])-136" office:value-type="float" office:value="48">
            <text:p>48</text:p>
          </table:table-cell>
          <table:table-cell table:formula="of:=[.C184]=[.I184]" office:value-type="boolean" office:boolean-value="true">
            <text:p>TRUE</text:p>
          </table:table-cell>
          <table:table-cell table:formula="of:=[.D184]=[.J184]" office:value-type="boolean" office:boolean-value="true">
            <text:p>TRUE</text:p>
          </table:table-cell>
          <table:table-cell table:formula="of:=[.E184]-[.K184]" office:value-type="float" office:value="-0.0000019999999985032">
            <text:p>-0.000002</text:p>
          </table:table-cell>
          <table:table-cell table:formula="of:=[.O184]&gt;0.00001" office:value-type="boolean" office:boolean-value="false">
            <text:p>FALSE</text:p>
          </table:table-cell>
          <table:table-cell table:formula="of:=[.O18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4455">
            <text:p>9.8944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186]-[.A185]" office:value-type="float" office:value="0.0000429999999997932">
            <text:p>0.000043</text:p>
          </table:table-cell>
          <table:table-cell table:formula="of:=ROW([.E185])-136" office:value-type="float" office:value="49">
            <text:p>49</text:p>
          </table:table-cell>
          <table:table-cell office:value-type="float" office:value="9.310197">
            <text:p>9.31019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186]-[.G185]" office:value-type="float" office:value="0.0000419999999987653">
            <text:p>0.000042</text:p>
          </table:table-cell>
          <table:table-cell table:formula="of:=ROW([.K185])-136" office:value-type="float" office:value="49">
            <text:p>49</text:p>
          </table:table-cell>
          <table:table-cell table:formula="of:=[.C185]=[.I185]" office:value-type="boolean" office:boolean-value="true">
            <text:p>TRUE</text:p>
          </table:table-cell>
          <table:table-cell table:formula="of:=[.D185]=[.J185]" office:value-type="boolean" office:boolean-value="true">
            <text:p>TRUE</text:p>
          </table:table-cell>
          <table:table-cell table:formula="of:=[.E185]-[.K185]" office:value-type="float" office:value="0.00000100000000102796">
            <text:p>0.000001</text:p>
          </table:table-cell>
          <table:table-cell table:formula="of:=[.O185]&gt;0.00001" office:value-type="boolean" office:boolean-value="false">
            <text:p>FALSE</text:p>
          </table:table-cell>
          <table:table-cell table:formula="of:=[.O18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4498">
            <text:p>9.89449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87]-[.A186]" office:value-type="float" office:value="0.0000419999999987653">
            <text:p>0.000042</text:p>
          </table:table-cell>
          <table:table-cell table:formula="of:=ROW([.E186])-136" office:value-type="float" office:value="50">
            <text:p>50</text:p>
          </table:table-cell>
          <table:table-cell office:value-type="float" office:value="9.310239">
            <text:p>9.31023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187]-[.G186]" office:value-type="float" office:value="0.0000440000000008212">
            <text:p>0.000044</text:p>
          </table:table-cell>
          <table:table-cell table:formula="of:=ROW([.K186])-136" office:value-type="float" office:value="50">
            <text:p>50</text:p>
          </table:table-cell>
          <table:table-cell table:formula="of:=[.C186]=[.I186]" office:value-type="boolean" office:boolean-value="true">
            <text:p>TRUE</text:p>
          </table:table-cell>
          <table:table-cell table:formula="of:=[.D186]=[.J186]" office:value-type="boolean" office:boolean-value="true">
            <text:p>TRUE</text:p>
          </table:table-cell>
          <table:table-cell table:formula="of:=[.E186]-[.K186]" office:value-type="float" office:value="-0.00000200000000205591">
            <text:p>-0.000002</text:p>
          </table:table-cell>
          <table:table-cell table:formula="of:=[.O186]&gt;0.00001" office:value-type="boolean" office:boolean-value="false">
            <text:p>FALSE</text:p>
          </table:table-cell>
          <table:table-cell table:formula="of:=[.O18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454">
            <text:p>9.89454</text:p>
          </table:table-cell>
          <table:table-cell table:number-columns-repeated="3" office:value-type="float" office:value="1">
            <text:p>1</text:p>
          </table:table-cell>
          <table:table-cell table:formula="of:=[.A188]-[.A187]" office:value-type="float" office:value="0.0000430000000015696">
            <text:p>0.000043</text:p>
          </table:table-cell>
          <table:table-cell table:formula="of:=ROW([.E187])-136" office:value-type="float" office:value="51">
            <text:p>51</text:p>
          </table:table-cell>
          <table:table-cell office:value-type="float" office:value="9.310283">
            <text:p>9.310283</text:p>
          </table:table-cell>
          <table:table-cell table:number-columns-repeated="3" office:value-type="float" office:value="1">
            <text:p>1</text:p>
          </table:table-cell>
          <table:table-cell table:formula="of:=[.G188]-[.G187]" office:value-type="float" office:value="0.0000420000000005416">
            <text:p>0.000042</text:p>
          </table:table-cell>
          <table:table-cell table:formula="of:=ROW([.K187])-136" office:value-type="float" office:value="51">
            <text:p>51</text:p>
          </table:table-cell>
          <table:table-cell table:formula="of:=[.C187]=[.I187]" office:value-type="boolean" office:boolean-value="true">
            <text:p>TRUE</text:p>
          </table:table-cell>
          <table:table-cell table:formula="of:=[.D187]=[.J187]" office:value-type="boolean" office:boolean-value="true">
            <text:p>TRUE</text:p>
          </table:table-cell>
          <table:table-cell table:formula="of:=[.E187]-[.K187]" office:value-type="float" office:value="0.00000100000000102796">
            <text:p>0.000001</text:p>
          </table:table-cell>
          <table:table-cell table:formula="of:=[.O187]&gt;0.00001" office:value-type="boolean" office:boolean-value="false">
            <text:p>FALSE</text:p>
          </table:table-cell>
          <table:table-cell table:formula="of:=[.O18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4583">
            <text:p>9.8945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89]-[.A188]" office:value-type="float" office:value="0.0000429999999997932">
            <text:p>0.000043</text:p>
          </table:table-cell>
          <table:table-cell table:formula="of:=ROW([.E188])-136" office:value-type="float" office:value="52">
            <text:p>52</text:p>
          </table:table-cell>
          <table:table-cell office:value-type="float" office:value="9.310325">
            <text:p>9.310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89]-[.G188]" office:value-type="float" office:value="0.0000450000000000728">
            <text:p>0.000045</text:p>
          </table:table-cell>
          <table:table-cell table:formula="of:=ROW([.K188])-136" office:value-type="float" office:value="52">
            <text:p>52</text:p>
          </table:table-cell>
          <table:table-cell table:formula="of:=[.C188]=[.I188]" office:value-type="boolean" office:boolean-value="true">
            <text:p>TRUE</text:p>
          </table:table-cell>
          <table:table-cell table:formula="of:=[.D188]=[.J188]" office:value-type="boolean" office:boolean-value="true">
            <text:p>TRUE</text:p>
          </table:table-cell>
          <table:table-cell table:formula="of:=[.E188]-[.K188]" office:value-type="float" office:value="-0.00000200000000027956">
            <text:p>-0.000002</text:p>
          </table:table-cell>
          <table:table-cell table:formula="of:=[.O188]&gt;0.00001" office:value-type="boolean" office:boolean-value="false">
            <text:p>FALSE</text:p>
          </table:table-cell>
          <table:table-cell table:formula="of:=[.O18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4626">
            <text:p>9.89462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190]-[.A189]" office:value-type="float" office:value="0.0000419999999987653">
            <text:p>0.000042</text:p>
          </table:table-cell>
          <table:table-cell table:formula="of:=ROW([.E189])-136" office:value-type="float" office:value="53">
            <text:p>53</text:p>
          </table:table-cell>
          <table:table-cell office:value-type="float" office:value="9.31037">
            <text:p>9.3103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190]-[.G189]" office:value-type="float" office:value="0.0000409999999995137">
            <text:p>0.000041</text:p>
          </table:table-cell>
          <table:table-cell table:formula="of:=ROW([.K189])-136" office:value-type="float" office:value="53">
            <text:p>53</text:p>
          </table:table-cell>
          <table:table-cell table:formula="of:=[.C189]=[.I189]" office:value-type="boolean" office:boolean-value="true">
            <text:p>TRUE</text:p>
          </table:table-cell>
          <table:table-cell table:formula="of:=[.D189]=[.J189]" office:value-type="boolean" office:boolean-value="true">
            <text:p>TRUE</text:p>
          </table:table-cell>
          <table:table-cell table:formula="of:=[.E189]-[.K189]" office:value-type="float" office:value="0.0000009999999992516">
            <text:p>0.000001</text:p>
          </table:table-cell>
          <table:table-cell table:formula="of:=[.O189]&gt;0.00001" office:value-type="boolean" office:boolean-value="false">
            <text:p>FALSE</text:p>
          </table:table-cell>
          <table:table-cell table:formula="of:=[.O18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4668">
            <text:p>9.89466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91]-[.A190]" office:value-type="float" office:value="0.0000429999999997932">
            <text:p>0.000043</text:p>
          </table:table-cell>
          <table:table-cell table:formula="of:=ROW([.E190])-136" office:value-type="float" office:value="54">
            <text:p>54</text:p>
          </table:table-cell>
          <table:table-cell office:value-type="float" office:value="9.310411">
            <text:p>9.31041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191]-[.G190]" office:value-type="float" office:value="0.0000450000000000728">
            <text:p>0.000045</text:p>
          </table:table-cell>
          <table:table-cell table:formula="of:=ROW([.K190])-136" office:value-type="float" office:value="54">
            <text:p>54</text:p>
          </table:table-cell>
          <table:table-cell table:formula="of:=[.C190]=[.I190]" office:value-type="boolean" office:boolean-value="true">
            <text:p>TRUE</text:p>
          </table:table-cell>
          <table:table-cell table:formula="of:=[.D190]=[.J190]" office:value-type="boolean" office:boolean-value="true">
            <text:p>TRUE</text:p>
          </table:table-cell>
          <table:table-cell table:formula="of:=[.E190]-[.K190]" office:value-type="float" office:value="-0.00000200000000027956">
            <text:p>-0.000002</text:p>
          </table:table-cell>
          <table:table-cell table:formula="of:=[.O190]&gt;0.00001" office:value-type="boolean" office:boolean-value="false">
            <text:p>FALSE</text:p>
          </table:table-cell>
          <table:table-cell table:formula="of:=[.O19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4711">
            <text:p>9.894711</text:p>
          </table:table-cell>
          <table:table-cell table:number-columns-repeated="3" office:value-type="float" office:value="1">
            <text:p>1</text:p>
          </table:table-cell>
          <table:table-cell table:formula="of:=[.A192]-[.A191]" office:value-type="float" office:value="0.0000430000000015696">
            <text:p>0.000043</text:p>
          </table:table-cell>
          <table:table-cell table:formula="of:=ROW([.E191])-136" office:value-type="float" office:value="55">
            <text:p>55</text:p>
          </table:table-cell>
          <table:table-cell office:value-type="float" office:value="9.310456">
            <text:p>9.310456</text:p>
          </table:table-cell>
          <table:table-cell table:number-columns-repeated="3" office:value-type="float" office:value="1">
            <text:p>1</text:p>
          </table:table-cell>
          <table:table-cell table:formula="of:=[.G192]-[.G191]" office:value-type="float" office:value="0.0000420000000005416">
            <text:p>0.000042</text:p>
          </table:table-cell>
          <table:table-cell table:formula="of:=ROW([.K191])-136" office:value-type="float" office:value="55">
            <text:p>55</text:p>
          </table:table-cell>
          <table:table-cell table:formula="of:=[.C191]=[.I191]" office:value-type="boolean" office:boolean-value="true">
            <text:p>TRUE</text:p>
          </table:table-cell>
          <table:table-cell table:formula="of:=[.D191]=[.J191]" office:value-type="boolean" office:boolean-value="true">
            <text:p>TRUE</text:p>
          </table:table-cell>
          <table:table-cell table:formula="of:=[.E191]-[.K191]" office:value-type="float" office:value="0.00000100000000102796">
            <text:p>0.000001</text:p>
          </table:table-cell>
          <table:table-cell table:formula="of:=[.O191]&gt;0.00001" office:value-type="boolean" office:boolean-value="false">
            <text:p>FALSE</text:p>
          </table:table-cell>
          <table:table-cell table:formula="of:=[.O19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4754">
            <text:p>9.8947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93]-[.A192]" office:value-type="float" office:value="0.0000419999999987653">
            <text:p>0.000042</text:p>
          </table:table-cell>
          <table:table-cell table:formula="of:=ROW([.E192])-136" office:value-type="float" office:value="56">
            <text:p>56</text:p>
          </table:table-cell>
          <table:table-cell office:value-type="float" office:value="9.310498">
            <text:p>9.3104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93]-[.G192]" office:value-type="float" office:value="0.0000449999999982964">
            <text:p>0.000045</text:p>
          </table:table-cell>
          <table:table-cell table:formula="of:=ROW([.K192])-136" office:value-type="float" office:value="56">
            <text:p>56</text:p>
          </table:table-cell>
          <table:table-cell table:formula="of:=[.C192]=[.I192]" office:value-type="boolean" office:boolean-value="true">
            <text:p>TRUE</text:p>
          </table:table-cell>
          <table:table-cell table:formula="of:=[.D192]=[.J192]" office:value-type="boolean" office:boolean-value="true">
            <text:p>TRUE</text:p>
          </table:table-cell>
          <table:table-cell table:formula="of:=[.E192]-[.K192]" office:value-type="float" office:value="-0.00000299999999953116">
            <text:p>-0.000003</text:p>
          </table:table-cell>
          <table:table-cell table:formula="of:=[.O192]&gt;0.00001" office:value-type="boolean" office:boolean-value="false">
            <text:p>FALSE</text:p>
          </table:table-cell>
          <table:table-cell table:formula="of:=[.O19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4796">
            <text:p>9.89479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194]-[.A193]" office:value-type="float" office:value="0.0000429999999997932">
            <text:p>0.000043</text:p>
          </table:table-cell>
          <table:table-cell table:formula="of:=ROW([.E193])-136" office:value-type="float" office:value="57">
            <text:p>57</text:p>
          </table:table-cell>
          <table:table-cell office:value-type="float" office:value="9.310543">
            <text:p>9.3105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194]-[.G193]" office:value-type="float" office:value="0.00004100000000129">
            <text:p>0.000041</text:p>
          </table:table-cell>
          <table:table-cell table:formula="of:=ROW([.K193])-136" office:value-type="float" office:value="57">
            <text:p>57</text:p>
          </table:table-cell>
          <table:table-cell table:formula="of:=[.C193]=[.I193]" office:value-type="boolean" office:boolean-value="true">
            <text:p>TRUE</text:p>
          </table:table-cell>
          <table:table-cell table:formula="of:=[.D193]=[.J193]" office:value-type="boolean" office:boolean-value="true">
            <text:p>TRUE</text:p>
          </table:table-cell>
          <table:table-cell table:formula="of:=[.E193]-[.K193]" office:value-type="float" office:value="0.0000019999999985032">
            <text:p>0.000002</text:p>
          </table:table-cell>
          <table:table-cell table:formula="of:=[.O193]&gt;0.00001" office:value-type="boolean" office:boolean-value="false">
            <text:p>FALSE</text:p>
          </table:table-cell>
          <table:table-cell table:formula="of:=[.O19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4839">
            <text:p>9.89483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95]-[.A194]" office:value-type="float" office:value="0.0000429999999997932">
            <text:p>0.000043</text:p>
          </table:table-cell>
          <table:table-cell table:formula="of:=ROW([.E194])-136" office:value-type="float" office:value="58">
            <text:p>58</text:p>
          </table:table-cell>
          <table:table-cell office:value-type="float" office:value="9.310584">
            <text:p>9.31058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195]-[.G194]" office:value-type="float" office:value="0.0000450000000000728">
            <text:p>0.000045</text:p>
          </table:table-cell>
          <table:table-cell table:formula="of:=ROW([.K194])-136" office:value-type="float" office:value="58">
            <text:p>58</text:p>
          </table:table-cell>
          <table:table-cell table:formula="of:=[.C194]=[.I194]" office:value-type="boolean" office:boolean-value="true">
            <text:p>TRUE</text:p>
          </table:table-cell>
          <table:table-cell table:formula="of:=[.D194]=[.J194]" office:value-type="boolean" office:boolean-value="true">
            <text:p>TRUE</text:p>
          </table:table-cell>
          <table:table-cell table:formula="of:=[.E194]-[.K194]" office:value-type="float" office:value="-0.00000200000000027956">
            <text:p>-0.000002</text:p>
          </table:table-cell>
          <table:table-cell table:formula="of:=[.O194]&gt;0.00001" office:value-type="boolean" office:boolean-value="false">
            <text:p>FALSE</text:p>
          </table:table-cell>
          <table:table-cell table:formula="of:=[.O19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4882">
            <text:p>9.894882</text:p>
          </table:table-cell>
          <table:table-cell table:number-columns-repeated="3" office:value-type="float" office:value="1">
            <text:p>1</text:p>
          </table:table-cell>
          <table:table-cell table:formula="of:=[.A196]-[.A195]" office:value-type="float" office:value="0.0000420000000005416">
            <text:p>0.000042</text:p>
          </table:table-cell>
          <table:table-cell table:formula="of:=ROW([.E195])-136" office:value-type="float" office:value="59">
            <text:p>59</text:p>
          </table:table-cell>
          <table:table-cell office:value-type="float" office:value="9.310629">
            <text:p>9.310629</text:p>
          </table:table-cell>
          <table:table-cell table:number-columns-repeated="3" office:value-type="float" office:value="1">
            <text:p>1</text:p>
          </table:table-cell>
          <table:table-cell table:formula="of:=[.G196]-[.G195]" office:value-type="float" office:value="0.0000419999999987653">
            <text:p>0.000042</text:p>
          </table:table-cell>
          <table:table-cell table:formula="of:=ROW([.K195])-136" office:value-type="float" office:value="59">
            <text:p>59</text:p>
          </table:table-cell>
          <table:table-cell table:formula="of:=[.C195]=[.I195]" office:value-type="boolean" office:boolean-value="true">
            <text:p>TRUE</text:p>
          </table:table-cell>
          <table:table-cell table:formula="of:=[.D195]=[.J195]" office:value-type="boolean" office:boolean-value="true">
            <text:p>TRUE</text:p>
          </table:table-cell>
          <table:table-cell table:formula="of:=[.E195]-[.K195]" office:value-type="float" office:value="1.77635683940025E-015">
            <text:p>1.77635683940025E-015</text:p>
          </table:table-cell>
          <table:table-cell table:formula="of:=[.O195]&gt;0.00001" office:value-type="boolean" office:boolean-value="false">
            <text:p>FALSE</text:p>
          </table:table-cell>
          <table:table-cell table:formula="of:=[.O19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4924">
            <text:p>9.8949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97]-[.A196]" office:value-type="float" office:value="0.0000429999999997932">
            <text:p>0.000043</text:p>
          </table:table-cell>
          <table:table-cell table:formula="of:=ROW([.E196])-136" office:value-type="float" office:value="60">
            <text:p>60</text:p>
          </table:table-cell>
          <table:table-cell office:value-type="float" office:value="9.310671">
            <text:p>9.3106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97]-[.G196]" office:value-type="float" office:value="0.0000440000000008212">
            <text:p>0.000044</text:p>
          </table:table-cell>
          <table:table-cell table:formula="of:=ROW([.K196])-136" office:value-type="float" office:value="60">
            <text:p>60</text:p>
          </table:table-cell>
          <table:table-cell table:formula="of:=[.C196]=[.I196]" office:value-type="boolean" office:boolean-value="true">
            <text:p>TRUE</text:p>
          </table:table-cell>
          <table:table-cell table:formula="of:=[.D196]=[.J196]" office:value-type="boolean" office:boolean-value="true">
            <text:p>TRUE</text:p>
          </table:table-cell>
          <table:table-cell table:formula="of:=[.E196]-[.K196]" office:value-type="float" office:value="-0.00000100000000102796">
            <text:p>-0.000001</text:p>
          </table:table-cell>
          <table:table-cell table:formula="of:=[.O196]&gt;0.00001" office:value-type="boolean" office:boolean-value="false">
            <text:p>FALSE</text:p>
          </table:table-cell>
          <table:table-cell table:formula="of:=[.O19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4967">
            <text:p>9.89496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198]-[.A197]" office:value-type="float" office:value="0.0000429999999997932">
            <text:p>0.000043</text:p>
          </table:table-cell>
          <table:table-cell table:formula="of:=ROW([.E197])-136" office:value-type="float" office:value="61">
            <text:p>61</text:p>
          </table:table-cell>
          <table:table-cell office:value-type="float" office:value="9.310715">
            <text:p>9.3107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198]-[.G197]" office:value-type="float" office:value="0.0000479999999996039">
            <text:p>0.000048</text:p>
          </table:table-cell>
          <table:table-cell table:formula="of:=ROW([.K197])-136" office:value-type="float" office:value="61">
            <text:p>61</text:p>
          </table:table-cell>
          <table:table-cell table:formula="of:=[.C197]=[.I197]" office:value-type="boolean" office:boolean-value="true">
            <text:p>TRUE</text:p>
          </table:table-cell>
          <table:table-cell table:formula="of:=[.D197]=[.J197]" office:value-type="boolean" office:boolean-value="true">
            <text:p>TRUE</text:p>
          </table:table-cell>
          <table:table-cell table:formula="of:=[.E197]-[.K197]" office:value-type="float" office:value="-0.00000499999999981071">
            <text:p>-0.000005</text:p>
          </table:table-cell>
          <table:table-cell table:formula="of:=[.O197]&gt;0.00001" office:value-type="boolean" office:boolean-value="false">
            <text:p>FALSE</text:p>
          </table:table-cell>
          <table:table-cell table:formula="of:=[.O19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501">
            <text:p>9.8950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99]-[.A198]" office:value-type="float" office:value="0.0000420000000005416">
            <text:p>0.000042</text:p>
          </table:table-cell>
          <table:table-cell table:formula="of:=ROW([.E198])-136" office:value-type="float" office:value="62">
            <text:p>62</text:p>
          </table:table-cell>
          <table:table-cell office:value-type="float" office:value="9.310763">
            <text:p>9.31076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199]-[.G198]" office:value-type="float" office:value="0.0000450000000000728">
            <text:p>0.000045</text:p>
          </table:table-cell>
          <table:table-cell table:formula="of:=ROW([.K198])-136" office:value-type="float" office:value="62">
            <text:p>62</text:p>
          </table:table-cell>
          <table:table-cell table:formula="of:=[.C198]=[.I198]" office:value-type="boolean" office:boolean-value="true">
            <text:p>TRUE</text:p>
          </table:table-cell>
          <table:table-cell table:formula="of:=[.D198]=[.J198]" office:value-type="boolean" office:boolean-value="true">
            <text:p>TRUE</text:p>
          </table:table-cell>
          <table:table-cell table:formula="of:=[.E198]-[.K198]" office:value-type="float" office:value="-0.00000299999999953116">
            <text:p>-0.000003</text:p>
          </table:table-cell>
          <table:table-cell table:formula="of:=[.O198]&gt;0.00001" office:value-type="boolean" office:boolean-value="false">
            <text:p>FALSE</text:p>
          </table:table-cell>
          <table:table-cell table:formula="of:=[.O19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5052">
            <text:p>9.895052</text:p>
          </table:table-cell>
          <table:table-cell table:number-columns-repeated="3" office:value-type="float" office:value="1">
            <text:p>1</text:p>
          </table:table-cell>
          <table:table-cell table:formula="of:=[.A200]-[.A199]" office:value-type="float" office:value="0.0000859999999995864">
            <text:p>0.000086</text:p>
          </table:table-cell>
          <table:table-cell office:value-type="string">
            <text:p>fourth time</text:p>
          </table:table-cell>
          <table:table-cell office:value-type="float" office:value="9.310808">
            <text:p>9.310808</text:p>
          </table:table-cell>
          <table:table-cell table:number-columns-repeated="3" office:value-type="float" office:value="1">
            <text:p>1</text:p>
          </table:table-cell>
          <table:table-cell table:formula="of:=[.G200]-[.G199]" office:value-type="float" office:value="0.0000870000000006144">
            <text:p>0.000087</text:p>
          </table:table-cell>
          <table:table-cell office:value-type="string">
            <text:p>fourth time</text:p>
          </table:table-cell>
          <table:table-cell table:formula="of:=[.C199]=[.I199]" office:value-type="boolean" office:boolean-value="true">
            <text:p>TRUE</text:p>
          </table:table-cell>
          <table:table-cell table:formula="of:=[.D199]=[.J199]" office:value-type="boolean" office:boolean-value="true">
            <text:p>TRUE</text:p>
          </table:table-cell>
          <table:table-cell table:formula="of:=[.E199]-[.K199]" office:value-type="float" office:value="-0.00000100000000102796">
            <text:p>-0.000001</text:p>
          </table:table-cell>
          <table:table-cell table:formula="of:=[.O199]&gt;0.00001" office:value-type="boolean" office:boolean-value="false">
            <text:p>FALSE</text:p>
          </table:table-cell>
          <table:table-cell table:formula="of:=[.O19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5138">
            <text:p>9.8951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01]-[.A200]" office:value-type="float" office:value="0.0000420000000005416">
            <text:p>0.000042</text:p>
          </table:table-cell>
          <table:table-cell table:formula="of:=ROW([.E200])-199" office:value-type="float" office:value="1">
            <text:p>1</text:p>
          </table:table-cell>
          <table:table-cell office:value-type="float" office:value="9.310895">
            <text:p>9.3108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201]-[.G200]" office:value-type="float" office:value="0.0000439999999990448">
            <text:p>0.000044</text:p>
          </table:table-cell>
          <table:table-cell table:formula="of:=ROW([.K200])-199" office:value-type="float" office:value="1">
            <text:p>1</text:p>
          </table:table-cell>
          <table:table-cell table:formula="of:=[.C200]=[.I200]" office:value-type="boolean" office:boolean-value="true">
            <text:p>TRUE</text:p>
          </table:table-cell>
          <table:table-cell table:formula="of:=[.D200]=[.J200]" office:value-type="boolean" office:boolean-value="true">
            <text:p>TRUE</text:p>
          </table:table-cell>
          <table:table-cell table:formula="of:=[.E200]-[.K200]" office:value-type="float" office:value="-0.0000019999999985032">
            <text:p>-0.000002</text:p>
          </table:table-cell>
          <table:table-cell table:formula="of:=[.O200]&gt;0.00001" office:value-type="boolean" office:boolean-value="false">
            <text:p>FALSE</text:p>
          </table:table-cell>
          <table:table-cell table:formula="of:=[.O20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518">
            <text:p>9.8951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202]-[.A201]" office:value-type="float" office:value="0.0000429999999997932">
            <text:p>0.000043</text:p>
          </table:table-cell>
          <table:table-cell table:formula="of:=ROW([.E201])-199" office:value-type="float" office:value="2">
            <text:p>2</text:p>
          </table:table-cell>
          <table:table-cell office:value-type="float" office:value="9.310939">
            <text:p>9.31093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202]-[.G201]" office:value-type="float" office:value="0.0000420000000005416">
            <text:p>0.000042</text:p>
          </table:table-cell>
          <table:table-cell table:formula="of:=ROW([.K201])-199" office:value-type="float" office:value="2">
            <text:p>2</text:p>
          </table:table-cell>
          <table:table-cell table:formula="of:=[.C201]=[.I201]" office:value-type="boolean" office:boolean-value="true">
            <text:p>TRUE</text:p>
          </table:table-cell>
          <table:table-cell table:formula="of:=[.D201]=[.J201]" office:value-type="boolean" office:boolean-value="true">
            <text:p>TRUE</text:p>
          </table:table-cell>
          <table:table-cell table:formula="of:=[.E201]-[.K201]" office:value-type="float" office:value="0.0000009999999992516">
            <text:p>0.000001</text:p>
          </table:table-cell>
          <table:table-cell table:formula="of:=[.O201]&gt;0.00001" office:value-type="boolean" office:boolean-value="false">
            <text:p>FALSE</text:p>
          </table:table-cell>
          <table:table-cell table:formula="of:=[.O20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5223">
            <text:p>9.8952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03]-[.A202]" office:value-type="float" office:value="0.0000429999999997932">
            <text:p>0.000043</text:p>
          </table:table-cell>
          <table:table-cell table:formula="of:=ROW([.E202])-199" office:value-type="float" office:value="3">
            <text:p>3</text:p>
          </table:table-cell>
          <table:table-cell office:value-type="float" office:value="9.310981">
            <text:p>9.31098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203]-[.G202]" office:value-type="float" office:value="0.0000440000000008212">
            <text:p>0.000044</text:p>
          </table:table-cell>
          <table:table-cell table:formula="of:=ROW([.K202])-199" office:value-type="float" office:value="3">
            <text:p>3</text:p>
          </table:table-cell>
          <table:table-cell table:formula="of:=[.C202]=[.I202]" office:value-type="boolean" office:boolean-value="true">
            <text:p>TRUE</text:p>
          </table:table-cell>
          <table:table-cell table:formula="of:=[.D202]=[.J202]" office:value-type="boolean" office:boolean-value="true">
            <text:p>TRUE</text:p>
          </table:table-cell>
          <table:table-cell table:formula="of:=[.E202]-[.K202]" office:value-type="float" office:value="-0.00000100000000102796">
            <text:p>-0.000001</text:p>
          </table:table-cell>
          <table:table-cell table:formula="of:=[.O202]&gt;0.00001" office:value-type="boolean" office:boolean-value="false">
            <text:p>FALSE</text:p>
          </table:table-cell>
          <table:table-cell table:formula="of:=[.O20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5266">
            <text:p>9.895266</text:p>
          </table:table-cell>
          <table:table-cell table:number-columns-repeated="3" office:value-type="float" office:value="1">
            <text:p>1</text:p>
          </table:table-cell>
          <table:table-cell table:formula="of:=[.A204]-[.A203]" office:value-type="float" office:value="0.0000420000000005416">
            <text:p>0.000042</text:p>
          </table:table-cell>
          <table:table-cell table:formula="of:=ROW([.E203])-199" office:value-type="float" office:value="4">
            <text:p>4</text:p>
          </table:table-cell>
          <table:table-cell office:value-type="float" office:value="9.311025">
            <text:p>9.311025</text:p>
          </table:table-cell>
          <table:table-cell table:number-columns-repeated="3" office:value-type="float" office:value="1">
            <text:p>1</text:p>
          </table:table-cell>
          <table:table-cell table:formula="of:=[.G204]-[.G203]" office:value-type="float" office:value="0.0000419999999987653">
            <text:p>0.000042</text:p>
          </table:table-cell>
          <table:table-cell table:formula="of:=ROW([.K203])-199" office:value-type="float" office:value="4">
            <text:p>4</text:p>
          </table:table-cell>
          <table:table-cell table:formula="of:=[.C203]=[.I203]" office:value-type="boolean" office:boolean-value="true">
            <text:p>TRUE</text:p>
          </table:table-cell>
          <table:table-cell table:formula="of:=[.D203]=[.J203]" office:value-type="boolean" office:boolean-value="true">
            <text:p>TRUE</text:p>
          </table:table-cell>
          <table:table-cell table:formula="of:=[.E203]-[.K203]" office:value-type="float" office:value="1.77635683940025E-015">
            <text:p>1.77635683940025E-015</text:p>
          </table:table-cell>
          <table:table-cell table:formula="of:=[.O203]&gt;0.00001" office:value-type="boolean" office:boolean-value="false">
            <text:p>FALSE</text:p>
          </table:table-cell>
          <table:table-cell table:formula="of:=[.O20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5308">
            <text:p>9.8953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05]-[.A204]" office:value-type="float" office:value="0.0000429999999997932">
            <text:p>0.000043</text:p>
          </table:table-cell>
          <table:table-cell table:formula="of:=ROW([.E204])-199" office:value-type="float" office:value="5">
            <text:p>5</text:p>
          </table:table-cell>
          <table:table-cell office:value-type="float" office:value="9.311067">
            <text:p>9.3110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205]-[.G204]" office:value-type="float" office:value="0.0000450000000000728">
            <text:p>0.000045</text:p>
          </table:table-cell>
          <table:table-cell table:formula="of:=ROW([.K204])-199" office:value-type="float" office:value="5">
            <text:p>5</text:p>
          </table:table-cell>
          <table:table-cell table:formula="of:=[.C204]=[.I204]" office:value-type="boolean" office:boolean-value="true">
            <text:p>TRUE</text:p>
          </table:table-cell>
          <table:table-cell table:formula="of:=[.D204]=[.J204]" office:value-type="boolean" office:boolean-value="true">
            <text:p>TRUE</text:p>
          </table:table-cell>
          <table:table-cell table:formula="of:=[.E204]-[.K204]" office:value-type="float" office:value="-0.00000200000000027956">
            <text:p>-0.000002</text:p>
          </table:table-cell>
          <table:table-cell table:formula="of:=[.O204]&gt;0.00001" office:value-type="boolean" office:boolean-value="false">
            <text:p>FALSE</text:p>
          </table:table-cell>
          <table:table-cell table:formula="of:=[.O20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5351">
            <text:p>9.89535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206]-[.A205]" office:value-type="float" office:value="0.0000429999999997932">
            <text:p>0.000043</text:p>
          </table:table-cell>
          <table:table-cell table:formula="of:=ROW([.E205])-199" office:value-type="float" office:value="6">
            <text:p>6</text:p>
          </table:table-cell>
          <table:table-cell office:value-type="float" office:value="9.311112">
            <text:p>9.3111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206]-[.G205]" office:value-type="float" office:value="0.0000420000000005416">
            <text:p>0.000042</text:p>
          </table:table-cell>
          <table:table-cell table:formula="of:=ROW([.K205])-199" office:value-type="float" office:value="6">
            <text:p>6</text:p>
          </table:table-cell>
          <table:table-cell table:formula="of:=[.C205]=[.I205]" office:value-type="boolean" office:boolean-value="true">
            <text:p>TRUE</text:p>
          </table:table-cell>
          <table:table-cell table:formula="of:=[.D205]=[.J205]" office:value-type="boolean" office:boolean-value="true">
            <text:p>TRUE</text:p>
          </table:table-cell>
          <table:table-cell table:formula="of:=[.E205]-[.K205]" office:value-type="float" office:value="0.0000009999999992516">
            <text:p>0.000001</text:p>
          </table:table-cell>
          <table:table-cell table:formula="of:=[.O205]&gt;0.00001" office:value-type="boolean" office:boolean-value="false">
            <text:p>FALSE</text:p>
          </table:table-cell>
          <table:table-cell table:formula="of:=[.O20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5394">
            <text:p>9.89539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07]-[.A206]" office:value-type="float" office:value="0.0000429999999997932">
            <text:p>0.000043</text:p>
          </table:table-cell>
          <table:table-cell table:formula="of:=ROW([.E206])-199" office:value-type="float" office:value="7">
            <text:p>7</text:p>
          </table:table-cell>
          <table:table-cell office:value-type="float" office:value="9.311154">
            <text:p>9.31115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207]-[.G206]" office:value-type="float" office:value="0.0000439999999990448">
            <text:p>0.000044</text:p>
          </table:table-cell>
          <table:table-cell table:formula="of:=ROW([.K206])-199" office:value-type="float" office:value="7">
            <text:p>7</text:p>
          </table:table-cell>
          <table:table-cell table:formula="of:=[.C206]=[.I206]" office:value-type="boolean" office:boolean-value="true">
            <text:p>TRUE</text:p>
          </table:table-cell>
          <table:table-cell table:formula="of:=[.D206]=[.J206]" office:value-type="boolean" office:boolean-value="true">
            <text:p>TRUE</text:p>
          </table:table-cell>
          <table:table-cell table:formula="of:=[.E206]-[.K206]" office:value-type="float" office:value="-0.0000009999999992516">
            <text:p>-0.000001</text:p>
          </table:table-cell>
          <table:table-cell table:formula="of:=[.O206]&gt;0.00001" office:value-type="boolean" office:boolean-value="false">
            <text:p>FALSE</text:p>
          </table:table-cell>
          <table:table-cell table:formula="of:=[.O20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5437">
            <text:p>9.895437</text:p>
          </table:table-cell>
          <table:table-cell table:number-columns-repeated="3" office:value-type="float" office:value="1">
            <text:p>1</text:p>
          </table:table-cell>
          <table:table-cell table:formula="of:=[.A208]-[.A207]" office:value-type="float" office:value="0.0000420000000005416">
            <text:p>0.000042</text:p>
          </table:table-cell>
          <table:table-cell table:formula="of:=ROW([.E207])-199" office:value-type="float" office:value="8">
            <text:p>8</text:p>
          </table:table-cell>
          <table:table-cell office:value-type="float" office:value="9.311198">
            <text:p>9.311198</text:p>
          </table:table-cell>
          <table:table-cell table:number-columns-repeated="3" office:value-type="float" office:value="1">
            <text:p>1</text:p>
          </table:table-cell>
          <table:table-cell table:formula="of:=[.G208]-[.G207]" office:value-type="float" office:value="0.0000420000000005416">
            <text:p>0.000042</text:p>
          </table:table-cell>
          <table:table-cell table:formula="of:=ROW([.K207])-199" office:value-type="float" office:value="8">
            <text:p>8</text:p>
          </table:table-cell>
          <table:table-cell table:formula="of:=[.C207]=[.I207]" office:value-type="boolean" office:boolean-value="true">
            <text:p>TRUE</text:p>
          </table:table-cell>
          <table:table-cell table:formula="of:=[.D207]=[.J207]" office:value-type="boolean" office:boolean-value="true">
            <text:p>TRUE</text:p>
          </table:table-cell>
          <table:table-cell table:formula="of:=[.E207]-[.K207]" office:value-type="float" office:value="0">
            <text:p>0</text:p>
          </table:table-cell>
          <table:table-cell table:formula="of:=[.O207]&gt;0.00001" office:value-type="boolean" office:boolean-value="false">
            <text:p>FALSE</text:p>
          </table:table-cell>
          <table:table-cell table:formula="of:=[.O20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5479">
            <text:p>9.895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09]-[.A208]" office:value-type="float" office:value="0.0000429999999997932">
            <text:p>0.000043</text:p>
          </table:table-cell>
          <table:table-cell table:formula="of:=ROW([.E208])-199" office:value-type="float" office:value="9">
            <text:p>9</text:p>
          </table:table-cell>
          <table:table-cell office:value-type="float" office:value="9.31124">
            <text:p>9.311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209]-[.G208]" office:value-type="float" office:value="0.0000450000000000728">
            <text:p>0.000045</text:p>
          </table:table-cell>
          <table:table-cell table:formula="of:=ROW([.K208])-199" office:value-type="float" office:value="9">
            <text:p>9</text:p>
          </table:table-cell>
          <table:table-cell table:formula="of:=[.C208]=[.I208]" office:value-type="boolean" office:boolean-value="true">
            <text:p>TRUE</text:p>
          </table:table-cell>
          <table:table-cell table:formula="of:=[.D208]=[.J208]" office:value-type="boolean" office:boolean-value="true">
            <text:p>TRUE</text:p>
          </table:table-cell>
          <table:table-cell table:formula="of:=[.E208]-[.K208]" office:value-type="float" office:value="-0.00000200000000027956">
            <text:p>-0.000002</text:p>
          </table:table-cell>
          <table:table-cell table:formula="of:=[.O208]&gt;0.00001" office:value-type="boolean" office:boolean-value="false">
            <text:p>FALSE</text:p>
          </table:table-cell>
          <table:table-cell table:formula="of:=[.O20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5522">
            <text:p>9.89552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210]-[.A209]" office:value-type="float" office:value="0.0000429999999997932">
            <text:p>0.000043</text:p>
          </table:table-cell>
          <table:table-cell table:formula="of:=ROW([.E209])-199" office:value-type="float" office:value="10">
            <text:p>10</text:p>
          </table:table-cell>
          <table:table-cell office:value-type="float" office:value="9.311285">
            <text:p>9.31128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210]-[.G209]" office:value-type="float" office:value="0.0000409999999995137">
            <text:p>0.000041</text:p>
          </table:table-cell>
          <table:table-cell table:formula="of:=ROW([.K209])-199" office:value-type="float" office:value="10">
            <text:p>10</text:p>
          </table:table-cell>
          <table:table-cell table:formula="of:=[.C209]=[.I209]" office:value-type="boolean" office:boolean-value="true">
            <text:p>TRUE</text:p>
          </table:table-cell>
          <table:table-cell table:formula="of:=[.D209]=[.J209]" office:value-type="boolean" office:boolean-value="true">
            <text:p>TRUE</text:p>
          </table:table-cell>
          <table:table-cell table:formula="of:=[.E209]-[.K209]" office:value-type="float" office:value="0.00000200000000027956">
            <text:p>0.000002</text:p>
          </table:table-cell>
          <table:table-cell table:formula="of:=[.O209]&gt;0.00001" office:value-type="boolean" office:boolean-value="false">
            <text:p>FALSE</text:p>
          </table:table-cell>
          <table:table-cell table:formula="of:=[.O20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5565">
            <text:p>9.89556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11]-[.A210]" office:value-type="float" office:value="0.0000420000000005416">
            <text:p>0.000042</text:p>
          </table:table-cell>
          <table:table-cell table:formula="of:=ROW([.E210])-199" office:value-type="float" office:value="11">
            <text:p>11</text:p>
          </table:table-cell>
          <table:table-cell office:value-type="float" office:value="9.311326">
            <text:p>9.3113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211]-[.G210]" office:value-type="float" office:value="0.0000450000000000728">
            <text:p>0.000045</text:p>
          </table:table-cell>
          <table:table-cell table:formula="of:=ROW([.K210])-199" office:value-type="float" office:value="11">
            <text:p>11</text:p>
          </table:table-cell>
          <table:table-cell table:formula="of:=[.C210]=[.I210]" office:value-type="boolean" office:boolean-value="true">
            <text:p>TRUE</text:p>
          </table:table-cell>
          <table:table-cell table:formula="of:=[.D210]=[.J210]" office:value-type="boolean" office:boolean-value="true">
            <text:p>TRUE</text:p>
          </table:table-cell>
          <table:table-cell table:formula="of:=[.E210]-[.K210]" office:value-type="float" office:value="-0.00000299999999953116">
            <text:p>-0.000003</text:p>
          </table:table-cell>
          <table:table-cell table:formula="of:=[.O210]&gt;0.00001" office:value-type="boolean" office:boolean-value="false">
            <text:p>FALSE</text:p>
          </table:table-cell>
          <table:table-cell table:formula="of:=[.O21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5607">
            <text:p>9.895607</text:p>
          </table:table-cell>
          <table:table-cell table:number-columns-repeated="3" office:value-type="float" office:value="1">
            <text:p>1</text:p>
          </table:table-cell>
          <table:table-cell table:formula="of:=[.A212]-[.A211]" office:value-type="float" office:value="0.0000429999999997932">
            <text:p>0.000043</text:p>
          </table:table-cell>
          <table:table-cell table:formula="of:=ROW([.E211])-199" office:value-type="float" office:value="12">
            <text:p>12</text:p>
          </table:table-cell>
          <table:table-cell office:value-type="float" office:value="9.311371">
            <text:p>9.311371</text:p>
          </table:table-cell>
          <table:table-cell table:number-columns-repeated="3" office:value-type="float" office:value="1">
            <text:p>1</text:p>
          </table:table-cell>
          <table:table-cell table:formula="of:=[.G212]-[.G211]" office:value-type="float" office:value="0.0000420000000005416">
            <text:p>0.000042</text:p>
          </table:table-cell>
          <table:table-cell table:formula="of:=ROW([.K211])-199" office:value-type="float" office:value="12">
            <text:p>12</text:p>
          </table:table-cell>
          <table:table-cell table:formula="of:=[.C211]=[.I211]" office:value-type="boolean" office:boolean-value="true">
            <text:p>TRUE</text:p>
          </table:table-cell>
          <table:table-cell table:formula="of:=[.D211]=[.J211]" office:value-type="boolean" office:boolean-value="true">
            <text:p>TRUE</text:p>
          </table:table-cell>
          <table:table-cell table:formula="of:=[.E211]-[.K211]" office:value-type="float" office:value="0.0000009999999992516">
            <text:p>0.000001</text:p>
          </table:table-cell>
          <table:table-cell table:formula="of:=[.O211]&gt;0.00001" office:value-type="boolean" office:boolean-value="false">
            <text:p>FALSE</text:p>
          </table:table-cell>
          <table:table-cell table:formula="of:=[.O21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565">
            <text:p>9.89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13]-[.A212]" office:value-type="float" office:value="0.0000429999999997932">
            <text:p>0.000043</text:p>
          </table:table-cell>
          <table:table-cell table:formula="of:=ROW([.E212])-199" office:value-type="float" office:value="13">
            <text:p>13</text:p>
          </table:table-cell>
          <table:table-cell office:value-type="float" office:value="9.311413">
            <text:p>9.3114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213]-[.G212]" office:value-type="float" office:value="0.0000440000000008212">
            <text:p>0.000044</text:p>
          </table:table-cell>
          <table:table-cell table:formula="of:=ROW([.K212])-199" office:value-type="float" office:value="13">
            <text:p>13</text:p>
          </table:table-cell>
          <table:table-cell table:formula="of:=[.C212]=[.I212]" office:value-type="boolean" office:boolean-value="true">
            <text:p>TRUE</text:p>
          </table:table-cell>
          <table:table-cell table:formula="of:=[.D212]=[.J212]" office:value-type="boolean" office:boolean-value="true">
            <text:p>TRUE</text:p>
          </table:table-cell>
          <table:table-cell table:formula="of:=[.E212]-[.K212]" office:value-type="float" office:value="-0.00000100000000102796">
            <text:p>-0.000001</text:p>
          </table:table-cell>
          <table:table-cell table:formula="of:=[.O212]&gt;0.00001" office:value-type="boolean" office:boolean-value="false">
            <text:p>FALSE</text:p>
          </table:table-cell>
          <table:table-cell table:formula="of:=[.O21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5693">
            <text:p>9.89569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214]-[.A213]" office:value-type="float" office:value="0.0000420000000005416">
            <text:p>0.000042</text:p>
          </table:table-cell>
          <table:table-cell table:formula="of:=ROW([.E213])-199" office:value-type="float" office:value="14">
            <text:p>14</text:p>
          </table:table-cell>
          <table:table-cell office:value-type="float" office:value="9.311457">
            <text:p>9.31145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214]-[.G213]" office:value-type="float" office:value="0.0000419999999987653">
            <text:p>0.000042</text:p>
          </table:table-cell>
          <table:table-cell table:formula="of:=ROW([.K213])-199" office:value-type="float" office:value="14">
            <text:p>14</text:p>
          </table:table-cell>
          <table:table-cell table:formula="of:=[.C213]=[.I213]" office:value-type="boolean" office:boolean-value="true">
            <text:p>TRUE</text:p>
          </table:table-cell>
          <table:table-cell table:formula="of:=[.D213]=[.J213]" office:value-type="boolean" office:boolean-value="true">
            <text:p>TRUE</text:p>
          </table:table-cell>
          <table:table-cell table:formula="of:=[.E213]-[.K213]" office:value-type="float" office:value="1.77635683940025E-015">
            <text:p>1.77635683940025E-015</text:p>
          </table:table-cell>
          <table:table-cell table:formula="of:=[.O213]&gt;0.00001" office:value-type="boolean" office:boolean-value="false">
            <text:p>FALSE</text:p>
          </table:table-cell>
          <table:table-cell table:formula="of:=[.O21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5735">
            <text:p>9.89573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15]-[.A214]" office:value-type="float" office:value="0.0000429999999997932">
            <text:p>0.000043</text:p>
          </table:table-cell>
          <table:table-cell table:formula="of:=ROW([.E214])-199" office:value-type="float" office:value="15">
            <text:p>15</text:p>
          </table:table-cell>
          <table:table-cell office:value-type="float" office:value="9.311499">
            <text:p>9.31149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215]-[.G214]" office:value-type="float" office:value="0.0000450000000000728">
            <text:p>0.000045</text:p>
          </table:table-cell>
          <table:table-cell table:formula="of:=ROW([.K214])-199" office:value-type="float" office:value="15">
            <text:p>15</text:p>
          </table:table-cell>
          <table:table-cell table:formula="of:=[.C214]=[.I214]" office:value-type="boolean" office:boolean-value="true">
            <text:p>TRUE</text:p>
          </table:table-cell>
          <table:table-cell table:formula="of:=[.D214]=[.J214]" office:value-type="boolean" office:boolean-value="true">
            <text:p>TRUE</text:p>
          </table:table-cell>
          <table:table-cell table:formula="of:=[.E214]-[.K214]" office:value-type="float" office:value="-0.00000200000000027956">
            <text:p>-0.000002</text:p>
          </table:table-cell>
          <table:table-cell table:formula="of:=[.O214]&gt;0.00001" office:value-type="boolean" office:boolean-value="false">
            <text:p>FALSE</text:p>
          </table:table-cell>
          <table:table-cell table:formula="of:=[.O21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5778">
            <text:p>9.895778</text:p>
          </table:table-cell>
          <table:table-cell table:number-columns-repeated="3" office:value-type="float" office:value="1">
            <text:p>1</text:p>
          </table:table-cell>
          <table:table-cell table:formula="of:=[.A216]-[.A215]" office:value-type="float" office:value="0.0000429999999997932">
            <text:p>0.000043</text:p>
          </table:table-cell>
          <table:table-cell table:formula="of:=ROW([.E215])-199" office:value-type="float" office:value="16">
            <text:p>16</text:p>
          </table:table-cell>
          <table:table-cell office:value-type="float" office:value="9.311544">
            <text:p>9.311544</text:p>
          </table:table-cell>
          <table:table-cell table:number-columns-repeated="3" office:value-type="float" office:value="1">
            <text:p>1</text:p>
          </table:table-cell>
          <table:table-cell table:formula="of:=[.G216]-[.G215]" office:value-type="float" office:value="0.0000420000000005416">
            <text:p>0.000042</text:p>
          </table:table-cell>
          <table:table-cell table:formula="of:=ROW([.K215])-199" office:value-type="float" office:value="16">
            <text:p>16</text:p>
          </table:table-cell>
          <table:table-cell table:formula="of:=[.C215]=[.I215]" office:value-type="boolean" office:boolean-value="true">
            <text:p>TRUE</text:p>
          </table:table-cell>
          <table:table-cell table:formula="of:=[.D215]=[.J215]" office:value-type="boolean" office:boolean-value="true">
            <text:p>TRUE</text:p>
          </table:table-cell>
          <table:table-cell table:formula="of:=[.E215]-[.K215]" office:value-type="float" office:value="0.0000009999999992516">
            <text:p>0.000001</text:p>
          </table:table-cell>
          <table:table-cell table:formula="of:=[.O215]&gt;0.00001" office:value-type="boolean" office:boolean-value="false">
            <text:p>FALSE</text:p>
          </table:table-cell>
          <table:table-cell table:formula="of:=[.O21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5821">
            <text:p>9.8958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17]-[.A216]" office:value-type="float" office:value="0.0000420000000005416">
            <text:p>0.000042</text:p>
          </table:table-cell>
          <table:table-cell table:formula="of:=ROW([.E216])-199" office:value-type="float" office:value="17">
            <text:p>17</text:p>
          </table:table-cell>
          <table:table-cell office:value-type="float" office:value="9.311586">
            <text:p>9.3115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217]-[.G216]" office:value-type="float" office:value="0.0000439999999990448">
            <text:p>0.000044</text:p>
          </table:table-cell>
          <table:table-cell table:formula="of:=ROW([.K216])-199" office:value-type="float" office:value="17">
            <text:p>17</text:p>
          </table:table-cell>
          <table:table-cell table:formula="of:=[.C216]=[.I216]" office:value-type="boolean" office:boolean-value="true">
            <text:p>TRUE</text:p>
          </table:table-cell>
          <table:table-cell table:formula="of:=[.D216]=[.J216]" office:value-type="boolean" office:boolean-value="true">
            <text:p>TRUE</text:p>
          </table:table-cell>
          <table:table-cell table:formula="of:=[.E216]-[.K216]" office:value-type="float" office:value="-0.0000019999999985032">
            <text:p>-0.000002</text:p>
          </table:table-cell>
          <table:table-cell table:formula="of:=[.O216]&gt;0.00001" office:value-type="boolean" office:boolean-value="false">
            <text:p>FALSE</text:p>
          </table:table-cell>
          <table:table-cell table:formula="of:=[.O21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5863">
            <text:p>9.8958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218]-[.A217]" office:value-type="float" office:value="0.0000429999999997932">
            <text:p>0.000043</text:p>
          </table:table-cell>
          <table:table-cell table:formula="of:=ROW([.E217])-199" office:value-type="float" office:value="18">
            <text:p>18</text:p>
          </table:table-cell>
          <table:table-cell office:value-type="float" office:value="9.31163">
            <text:p>9.311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218]-[.G217]" office:value-type="float" office:value="0.0000420000000005416">
            <text:p>0.000042</text:p>
          </table:table-cell>
          <table:table-cell table:formula="of:=ROW([.K217])-199" office:value-type="float" office:value="18">
            <text:p>18</text:p>
          </table:table-cell>
          <table:table-cell table:formula="of:=[.C217]=[.I217]" office:value-type="boolean" office:boolean-value="true">
            <text:p>TRUE</text:p>
          </table:table-cell>
          <table:table-cell table:formula="of:=[.D217]=[.J217]" office:value-type="boolean" office:boolean-value="true">
            <text:p>TRUE</text:p>
          </table:table-cell>
          <table:table-cell table:formula="of:=[.E217]-[.K217]" office:value-type="float" office:value="0.0000009999999992516">
            <text:p>0.000001</text:p>
          </table:table-cell>
          <table:table-cell table:formula="of:=[.O217]&gt;0.00001" office:value-type="boolean" office:boolean-value="false">
            <text:p>FALSE</text:p>
          </table:table-cell>
          <table:table-cell table:formula="of:=[.O21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5906">
            <text:p>9.89590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19]-[.A218]" office:value-type="float" office:value="0.0000429999999997932">
            <text:p>0.000043</text:p>
          </table:table-cell>
          <table:table-cell table:formula="of:=ROW([.E218])-199" office:value-type="float" office:value="19">
            <text:p>19</text:p>
          </table:table-cell>
          <table:table-cell office:value-type="float" office:value="9.311672">
            <text:p>9.3116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219]-[.G218]" office:value-type="float" office:value="0.0000440000000008212">
            <text:p>0.000044</text:p>
          </table:table-cell>
          <table:table-cell table:formula="of:=ROW([.K218])-199" office:value-type="float" office:value="19">
            <text:p>19</text:p>
          </table:table-cell>
          <table:table-cell table:formula="of:=[.C218]=[.I218]" office:value-type="boolean" office:boolean-value="true">
            <text:p>TRUE</text:p>
          </table:table-cell>
          <table:table-cell table:formula="of:=[.D218]=[.J218]" office:value-type="boolean" office:boolean-value="true">
            <text:p>TRUE</text:p>
          </table:table-cell>
          <table:table-cell table:formula="of:=[.E218]-[.K218]" office:value-type="float" office:value="-0.00000100000000102796">
            <text:p>-0.000001</text:p>
          </table:table-cell>
          <table:table-cell table:formula="of:=[.O218]&gt;0.00001" office:value-type="boolean" office:boolean-value="false">
            <text:p>FALSE</text:p>
          </table:table-cell>
          <table:table-cell table:formula="of:=[.O21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5949">
            <text:p>9.895949</text:p>
          </table:table-cell>
          <table:table-cell table:number-columns-repeated="3" office:value-type="float" office:value="1">
            <text:p>1</text:p>
          </table:table-cell>
          <table:table-cell table:formula="of:=[.A220]-[.A219]" office:value-type="float" office:value="0.0000420000000005416">
            <text:p>0.000042</text:p>
          </table:table-cell>
          <table:table-cell table:formula="of:=ROW([.E219])-199" office:value-type="float" office:value="20">
            <text:p>20</text:p>
          </table:table-cell>
          <table:table-cell office:value-type="float" office:value="9.311716">
            <text:p>9.311716</text:p>
          </table:table-cell>
          <table:table-cell table:number-columns-repeated="3" office:value-type="float" office:value="1">
            <text:p>1</text:p>
          </table:table-cell>
          <table:table-cell table:formula="of:=[.G220]-[.G219]" office:value-type="float" office:value="0.0000419999999987653">
            <text:p>0.000042</text:p>
          </table:table-cell>
          <table:table-cell table:formula="of:=ROW([.K219])-199" office:value-type="float" office:value="20">
            <text:p>20</text:p>
          </table:table-cell>
          <table:table-cell table:formula="of:=[.C219]=[.I219]" office:value-type="boolean" office:boolean-value="true">
            <text:p>TRUE</text:p>
          </table:table-cell>
          <table:table-cell table:formula="of:=[.D219]=[.J219]" office:value-type="boolean" office:boolean-value="true">
            <text:p>TRUE</text:p>
          </table:table-cell>
          <table:table-cell table:formula="of:=[.E219]-[.K219]" office:value-type="float" office:value="1.77635683940025E-015">
            <text:p>1.77635683940025E-015</text:p>
          </table:table-cell>
          <table:table-cell table:formula="of:=[.O219]&gt;0.00001" office:value-type="boolean" office:boolean-value="false">
            <text:p>FALSE</text:p>
          </table:table-cell>
          <table:table-cell table:formula="of:=[.O21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5991">
            <text:p>9.8959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21]-[.A220]" office:value-type="float" office:value="0.0000429999999997932">
            <text:p>0.000043</text:p>
          </table:table-cell>
          <table:table-cell table:formula="of:=ROW([.E220])-199" office:value-type="float" office:value="21">
            <text:p>21</text:p>
          </table:table-cell>
          <table:table-cell office:value-type="float" office:value="9.311758">
            <text:p>9.3117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221]-[.G220]" office:value-type="float" office:value="0.0000510000000009114">
            <text:p>0.000051</text:p>
          </table:table-cell>
          <table:table-cell table:formula="of:=ROW([.K220])-199" office:value-type="float" office:value="21">
            <text:p>21</text:p>
          </table:table-cell>
          <table:table-cell table:formula="of:=[.C220]=[.I220]" office:value-type="boolean" office:boolean-value="true">
            <text:p>TRUE</text:p>
          </table:table-cell>
          <table:table-cell table:formula="of:=[.D220]=[.J220]" office:value-type="boolean" office:boolean-value="true">
            <text:p>TRUE</text:p>
          </table:table-cell>
          <table:table-cell table:formula="of:=[.E220]-[.K220]" office:value-type="float" office:value="-0.00000800000000111822">
            <text:p>-0.000008</text:p>
          </table:table-cell>
          <table:table-cell table:formula="of:=[.O220]&gt;0.00001" office:value-type="boolean" office:boolean-value="false">
            <text:p>FALSE</text:p>
          </table:table-cell>
          <table:table-cell table:formula="of:=[.O22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6034">
            <text:p>9.8960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222]-[.A221]" office:value-type="float" office:value="0.0000429999999997932">
            <text:p>0.000043</text:p>
          </table:table-cell>
          <table:table-cell table:formula="of:=ROW([.E221])-199" office:value-type="float" office:value="22">
            <text:p>22</text:p>
          </table:table-cell>
          <table:table-cell office:value-type="float" office:value="9.311809">
            <text:p>9.31180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222]-[.G221]" office:value-type="float" office:value="0.0000420000000005416">
            <text:p>0.000042</text:p>
          </table:table-cell>
          <table:table-cell table:formula="of:=ROW([.K221])-199" office:value-type="float" office:value="22">
            <text:p>22</text:p>
          </table:table-cell>
          <table:table-cell table:formula="of:=[.C221]=[.I221]" office:value-type="boolean" office:boolean-value="true">
            <text:p>TRUE</text:p>
          </table:table-cell>
          <table:table-cell table:formula="of:=[.D221]=[.J221]" office:value-type="boolean" office:boolean-value="true">
            <text:p>TRUE</text:p>
          </table:table-cell>
          <table:table-cell table:formula="of:=[.E221]-[.K221]" office:value-type="float" office:value="0.0000009999999992516">
            <text:p>0.000001</text:p>
          </table:table-cell>
          <table:table-cell table:formula="of:=[.O221]&gt;0.00001" office:value-type="boolean" office:boolean-value="false">
            <text:p>FALSE</text:p>
          </table:table-cell>
          <table:table-cell table:formula="of:=[.O22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6077">
            <text:p>9.89607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23]-[.A222]" office:value-type="float" office:value="0.0000420000000005416">
            <text:p>0.000042</text:p>
          </table:table-cell>
          <table:table-cell table:formula="of:=ROW([.E222])-199" office:value-type="float" office:value="23">
            <text:p>23</text:p>
          </table:table-cell>
          <table:table-cell office:value-type="float" office:value="9.311851">
            <text:p>9.31185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223]-[.G222]" office:value-type="float" office:value="0.0000439999999990448">
            <text:p>0.000044</text:p>
          </table:table-cell>
          <table:table-cell table:formula="of:=ROW([.K222])-199" office:value-type="float" office:value="23">
            <text:p>23</text:p>
          </table:table-cell>
          <table:table-cell table:formula="of:=[.C222]=[.I222]" office:value-type="boolean" office:boolean-value="true">
            <text:p>TRUE</text:p>
          </table:table-cell>
          <table:table-cell table:formula="of:=[.D222]=[.J222]" office:value-type="boolean" office:boolean-value="true">
            <text:p>TRUE</text:p>
          </table:table-cell>
          <table:table-cell table:formula="of:=[.E222]-[.K222]" office:value-type="float" office:value="-0.0000019999999985032">
            <text:p>-0.000002</text:p>
          </table:table-cell>
          <table:table-cell table:formula="of:=[.O222]&gt;0.00001" office:value-type="boolean" office:boolean-value="false">
            <text:p>FALSE</text:p>
          </table:table-cell>
          <table:table-cell table:formula="of:=[.O22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6119">
            <text:p>9.896119</text:p>
          </table:table-cell>
          <table:table-cell table:number-columns-repeated="3" office:value-type="float" office:value="1">
            <text:p>1</text:p>
          </table:table-cell>
          <table:table-cell table:formula="of:=[.A224]-[.A223]" office:value-type="float" office:value="0.0000429999999997932">
            <text:p>0.000043</text:p>
          </table:table-cell>
          <table:table-cell table:formula="of:=ROW([.E223])-199" office:value-type="float" office:value="24">
            <text:p>24</text:p>
          </table:table-cell>
          <table:table-cell office:value-type="float" office:value="9.311895">
            <text:p>9.311895</text:p>
          </table:table-cell>
          <table:table-cell table:number-columns-repeated="3" office:value-type="float" office:value="1">
            <text:p>1</text:p>
          </table:table-cell>
          <table:table-cell table:formula="of:=[.G224]-[.G223]" office:value-type="float" office:value="0.0000420000000005416">
            <text:p>0.000042</text:p>
          </table:table-cell>
          <table:table-cell table:formula="of:=ROW([.K223])-199" office:value-type="float" office:value="24">
            <text:p>24</text:p>
          </table:table-cell>
          <table:table-cell table:formula="of:=[.C223]=[.I223]" office:value-type="boolean" office:boolean-value="true">
            <text:p>TRUE</text:p>
          </table:table-cell>
          <table:table-cell table:formula="of:=[.D223]=[.J223]" office:value-type="boolean" office:boolean-value="true">
            <text:p>TRUE</text:p>
          </table:table-cell>
          <table:table-cell table:formula="of:=[.E223]-[.K223]" office:value-type="float" office:value="0.0000009999999992516">
            <text:p>0.000001</text:p>
          </table:table-cell>
          <table:table-cell table:formula="of:=[.O223]&gt;0.00001" office:value-type="boolean" office:boolean-value="false">
            <text:p>FALSE</text:p>
          </table:table-cell>
          <table:table-cell table:formula="of:=[.O22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6162">
            <text:p>9.8961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25]-[.A224]" office:value-type="float" office:value="0.0000429999999997932">
            <text:p>0.000043</text:p>
          </table:table-cell>
          <table:table-cell table:formula="of:=ROW([.E224])-199" office:value-type="float" office:value="25">
            <text:p>25</text:p>
          </table:table-cell>
          <table:table-cell office:value-type="float" office:value="9.311937">
            <text:p>9.3119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225]-[.G224]" office:value-type="float" office:value="0.0000450000000000728">
            <text:p>0.000045</text:p>
          </table:table-cell>
          <table:table-cell table:formula="of:=ROW([.K224])-199" office:value-type="float" office:value="25">
            <text:p>25</text:p>
          </table:table-cell>
          <table:table-cell table:formula="of:=[.C224]=[.I224]" office:value-type="boolean" office:boolean-value="true">
            <text:p>TRUE</text:p>
          </table:table-cell>
          <table:table-cell table:formula="of:=[.D224]=[.J224]" office:value-type="boolean" office:boolean-value="true">
            <text:p>TRUE</text:p>
          </table:table-cell>
          <table:table-cell table:formula="of:=[.E224]-[.K224]" office:value-type="float" office:value="-0.00000200000000027956">
            <text:p>-0.000002</text:p>
          </table:table-cell>
          <table:table-cell table:formula="of:=[.O224]&gt;0.00001" office:value-type="boolean" office:boolean-value="false">
            <text:p>FALSE</text:p>
          </table:table-cell>
          <table:table-cell table:formula="of:=[.O22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6205">
            <text:p>9.89620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226]-[.A225]" office:value-type="float" office:value="0.0000420000000005416">
            <text:p>0.000042</text:p>
          </table:table-cell>
          <table:table-cell table:formula="of:=ROW([.E225])-199" office:value-type="float" office:value="26">
            <text:p>26</text:p>
          </table:table-cell>
          <table:table-cell office:value-type="float" office:value="9.311982">
            <text:p>9.31198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226]-[.G225]" office:value-type="float" office:value="0.0000419999999987653">
            <text:p>0.000042</text:p>
          </table:table-cell>
          <table:table-cell table:formula="of:=ROW([.K225])-199" office:value-type="float" office:value="26">
            <text:p>26</text:p>
          </table:table-cell>
          <table:table-cell table:formula="of:=[.C225]=[.I225]" office:value-type="boolean" office:boolean-value="true">
            <text:p>TRUE</text:p>
          </table:table-cell>
          <table:table-cell table:formula="of:=[.D225]=[.J225]" office:value-type="boolean" office:boolean-value="true">
            <text:p>TRUE</text:p>
          </table:table-cell>
          <table:table-cell table:formula="of:=[.E225]-[.K225]" office:value-type="float" office:value="1.77635683940025E-015">
            <text:p>1.77635683940025E-015</text:p>
          </table:table-cell>
          <table:table-cell table:formula="of:=[.O225]&gt;0.00001" office:value-type="boolean" office:boolean-value="false">
            <text:p>FALSE</text:p>
          </table:table-cell>
          <table:table-cell table:formula="of:=[.O22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6247">
            <text:p>9.89624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27]-[.A226]" office:value-type="float" office:value="0.0000429999999997932">
            <text:p>0.000043</text:p>
          </table:table-cell>
          <table:table-cell table:formula="of:=ROW([.E226])-199" office:value-type="float" office:value="27">
            <text:p>27</text:p>
          </table:table-cell>
          <table:table-cell office:value-type="float" office:value="9.312024">
            <text:p>9.3120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227]-[.G226]" office:value-type="float" office:value="0.0000440000000008212">
            <text:p>0.000044</text:p>
          </table:table-cell>
          <table:table-cell table:formula="of:=ROW([.K226])-199" office:value-type="float" office:value="27">
            <text:p>27</text:p>
          </table:table-cell>
          <table:table-cell table:formula="of:=[.C226]=[.I226]" office:value-type="boolean" office:boolean-value="true">
            <text:p>TRUE</text:p>
          </table:table-cell>
          <table:table-cell table:formula="of:=[.D226]=[.J226]" office:value-type="boolean" office:boolean-value="true">
            <text:p>TRUE</text:p>
          </table:table-cell>
          <table:table-cell table:formula="of:=[.E226]-[.K226]" office:value-type="float" office:value="-0.00000100000000102796">
            <text:p>-0.000001</text:p>
          </table:table-cell>
          <table:table-cell table:formula="of:=[.O226]&gt;0.00001" office:value-type="boolean" office:boolean-value="false">
            <text:p>FALSE</text:p>
          </table:table-cell>
          <table:table-cell table:formula="of:=[.O22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629">
            <text:p>9.89629</text:p>
          </table:table-cell>
          <table:table-cell table:number-columns-repeated="3" office:value-type="float" office:value="1">
            <text:p>1</text:p>
          </table:table-cell>
          <table:table-cell table:formula="of:=[.A228]-[.A227]" office:value-type="float" office:value="0.0000429999999997932">
            <text:p>0.000043</text:p>
          </table:table-cell>
          <table:table-cell table:formula="of:=ROW([.E227])-199" office:value-type="float" office:value="28">
            <text:p>28</text:p>
          </table:table-cell>
          <table:table-cell office:value-type="float" office:value="9.312068">
            <text:p>9.312068</text:p>
          </table:table-cell>
          <table:table-cell table:number-columns-repeated="3" office:value-type="float" office:value="1">
            <text:p>1</text:p>
          </table:table-cell>
          <table:table-cell table:formula="of:=[.G228]-[.G227]" office:value-type="float" office:value="0.0000420000000005416">
            <text:p>0.000042</text:p>
          </table:table-cell>
          <table:table-cell table:formula="of:=ROW([.K227])-199" office:value-type="float" office:value="28">
            <text:p>28</text:p>
          </table:table-cell>
          <table:table-cell table:formula="of:=[.C227]=[.I227]" office:value-type="boolean" office:boolean-value="true">
            <text:p>TRUE</text:p>
          </table:table-cell>
          <table:table-cell table:formula="of:=[.D227]=[.J227]" office:value-type="boolean" office:boolean-value="true">
            <text:p>TRUE</text:p>
          </table:table-cell>
          <table:table-cell table:formula="of:=[.E227]-[.K227]" office:value-type="float" office:value="0.0000009999999992516">
            <text:p>0.000001</text:p>
          </table:table-cell>
          <table:table-cell table:formula="of:=[.O227]&gt;0.00001" office:value-type="boolean" office:boolean-value="false">
            <text:p>FALSE</text:p>
          </table:table-cell>
          <table:table-cell table:formula="of:=[.O22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6333">
            <text:p>9.8963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29]-[.A228]" office:value-type="float" office:value="0.0000419999999987653">
            <text:p>0.000042</text:p>
          </table:table-cell>
          <table:table-cell table:formula="of:=ROW([.E228])-199" office:value-type="float" office:value="29">
            <text:p>29</text:p>
          </table:table-cell>
          <table:table-cell office:value-type="float" office:value="9.31211">
            <text:p>9.312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229]-[.G228]" office:value-type="float" office:value="0.0000450000000000728">
            <text:p>0.000045</text:p>
          </table:table-cell>
          <table:table-cell table:formula="of:=ROW([.K228])-199" office:value-type="float" office:value="29">
            <text:p>29</text:p>
          </table:table-cell>
          <table:table-cell table:formula="of:=[.C228]=[.I228]" office:value-type="boolean" office:boolean-value="true">
            <text:p>TRUE</text:p>
          </table:table-cell>
          <table:table-cell table:formula="of:=[.D228]=[.J228]" office:value-type="boolean" office:boolean-value="true">
            <text:p>TRUE</text:p>
          </table:table-cell>
          <table:table-cell table:formula="of:=[.E228]-[.K228]" office:value-type="float" office:value="-0.00000300000000130751">
            <text:p>-0.000003</text:p>
          </table:table-cell>
          <table:table-cell table:formula="of:=[.O228]&gt;0.00001" office:value-type="boolean" office:boolean-value="false">
            <text:p>FALSE</text:p>
          </table:table-cell>
          <table:table-cell table:formula="of:=[.O22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6375">
            <text:p>9.8963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230]-[.A229]" office:value-type="float" office:value="0.0000430000000015696">
            <text:p>0.000043</text:p>
          </table:table-cell>
          <table:table-cell table:formula="of:=ROW([.E229])-199" office:value-type="float" office:value="30">
            <text:p>30</text:p>
          </table:table-cell>
          <table:table-cell office:value-type="float" office:value="9.312155">
            <text:p>9.3121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230]-[.G229]" office:value-type="float" office:value="0.0000409999999995137">
            <text:p>0.000041</text:p>
          </table:table-cell>
          <table:table-cell table:formula="of:=ROW([.K229])-199" office:value-type="float" office:value="30">
            <text:p>30</text:p>
          </table:table-cell>
          <table:table-cell table:formula="of:=[.C229]=[.I229]" office:value-type="boolean" office:boolean-value="true">
            <text:p>TRUE</text:p>
          </table:table-cell>
          <table:table-cell table:formula="of:=[.D229]=[.J229]" office:value-type="boolean" office:boolean-value="true">
            <text:p>TRUE</text:p>
          </table:table-cell>
          <table:table-cell table:formula="of:=[.E229]-[.K229]" office:value-type="float" office:value="0.00000200000000205591">
            <text:p>0.000002</text:p>
          </table:table-cell>
          <table:table-cell table:formula="of:=[.O229]&gt;0.00001" office:value-type="boolean" office:boolean-value="false">
            <text:p>FALSE</text:p>
          </table:table-cell>
          <table:table-cell table:formula="of:=[.O22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6418">
            <text:p>9.89641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31]-[.A230]" office:value-type="float" office:value="0.0000849999999985585">
            <text:p>0.000085</text:p>
          </table:table-cell>
          <table:table-cell office:value-type="string">
            <text:p>fifth time</text:p>
          </table:table-cell>
          <table:table-cell office:value-type="float" office:value="9.312196">
            <text:p>9.31219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231]-[.G230]" office:value-type="float" office:value="0.0000900000000001455">
            <text:p>0.00009</text:p>
          </table:table-cell>
          <table:table-cell office:value-type="string">
            <text:p>fifth time</text:p>
          </table:table-cell>
          <table:table-cell table:formula="of:=[.C230]=[.I230]" office:value-type="boolean" office:boolean-value="true">
            <text:p>TRUE</text:p>
          </table:table-cell>
          <table:table-cell table:formula="of:=[.D230]=[.J230]" office:value-type="boolean" office:boolean-value="true">
            <text:p>TRUE</text:p>
          </table:table-cell>
          <table:table-cell table:formula="of:=[.E230]-[.K230]" office:value-type="float" office:value="-0.00000500000000158707">
            <text:p>-0.000005</text:p>
          </table:table-cell>
          <table:table-cell table:formula="of:=[.O230]&gt;0.00001" office:value-type="boolean" office:boolean-value="false">
            <text:p>FALSE</text:p>
          </table:table-cell>
          <table:table-cell table:formula="of:=[.O23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6503">
            <text:p>9.896503</text:p>
          </table:table-cell>
          <table:table-cell table:number-columns-repeated="3" office:value-type="float" office:value="1">
            <text:p>1</text:p>
          </table:table-cell>
          <table:table-cell table:formula="of:=[.A232]-[.A231]" office:value-type="float" office:value="0.0000430000000015696">
            <text:p>0.000043</text:p>
          </table:table-cell>
          <table:table-cell table:formula="of:=ROW([.E231])-230" office:value-type="float" office:value="1">
            <text:p>1</text:p>
          </table:table-cell>
          <table:table-cell office:value-type="float" office:value="9.312286">
            <text:p>9.312286</text:p>
          </table:table-cell>
          <table:table-cell table:number-columns-repeated="3" office:value-type="float" office:value="1">
            <text:p>1</text:p>
          </table:table-cell>
          <table:table-cell table:formula="of:=[.G232]-[.G231]" office:value-type="float" office:value="0.0000420000000005416">
            <text:p>0.000042</text:p>
          </table:table-cell>
          <table:table-cell table:formula="of:=ROW([.K231])-230" office:value-type="float" office:value="1">
            <text:p>1</text:p>
          </table:table-cell>
          <table:table-cell table:formula="of:=[.C231]=[.I231]" office:value-type="boolean" office:boolean-value="true">
            <text:p>TRUE</text:p>
          </table:table-cell>
          <table:table-cell table:formula="of:=[.D231]=[.J231]" office:value-type="boolean" office:boolean-value="true">
            <text:p>TRUE</text:p>
          </table:table-cell>
          <table:table-cell table:formula="of:=[.E231]-[.K231]" office:value-type="float" office:value="0.00000100000000102796">
            <text:p>0.000001</text:p>
          </table:table-cell>
          <table:table-cell table:formula="of:=[.O231]&gt;0.00001" office:value-type="boolean" office:boolean-value="false">
            <text:p>FALSE</text:p>
          </table:table-cell>
          <table:table-cell table:formula="of:=[.O23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6546">
            <text:p>9.8965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33]-[.A232]" office:value-type="float" office:value="0.0000429999999997932">
            <text:p>0.000043</text:p>
          </table:table-cell>
          <table:table-cell table:formula="of:=ROW([.E232])-230" office:value-type="float" office:value="2">
            <text:p>2</text:p>
          </table:table-cell>
          <table:table-cell office:value-type="float" office:value="9.312328">
            <text:p>9.3123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233]-[.G232]" office:value-type="float" office:value="0.0000439999999990448">
            <text:p>0.000044</text:p>
          </table:table-cell>
          <table:table-cell table:formula="of:=ROW([.K232])-230" office:value-type="float" office:value="2">
            <text:p>2</text:p>
          </table:table-cell>
          <table:table-cell table:formula="of:=[.C232]=[.I232]" office:value-type="boolean" office:boolean-value="true">
            <text:p>TRUE</text:p>
          </table:table-cell>
          <table:table-cell table:formula="of:=[.D232]=[.J232]" office:value-type="boolean" office:boolean-value="true">
            <text:p>TRUE</text:p>
          </table:table-cell>
          <table:table-cell table:formula="of:=[.E232]-[.K232]" office:value-type="float" office:value="-0.0000009999999992516">
            <text:p>-0.000001</text:p>
          </table:table-cell>
          <table:table-cell table:formula="of:=[.O232]&gt;0.00001" office:value-type="boolean" office:boolean-value="false">
            <text:p>FALSE</text:p>
          </table:table-cell>
          <table:table-cell table:formula="of:=[.O23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6589">
            <text:p>9.89658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234]-[.A233]" office:value-type="float" office:value="0.0000419999999987653">
            <text:p>0.000042</text:p>
          </table:table-cell>
          <table:table-cell table:formula="of:=ROW([.E233])-230" office:value-type="float" office:value="3">
            <text:p>3</text:p>
          </table:table-cell>
          <table:table-cell office:value-type="float" office:value="9.312372">
            <text:p>9.31237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234]-[.G233]" office:value-type="float" office:value="0.0000420000000005416">
            <text:p>0.000042</text:p>
          </table:table-cell>
          <table:table-cell table:formula="of:=ROW([.K233])-230" office:value-type="float" office:value="3">
            <text:p>3</text:p>
          </table:table-cell>
          <table:table-cell table:formula="of:=[.C233]=[.I233]" office:value-type="boolean" office:boolean-value="true">
            <text:p>TRUE</text:p>
          </table:table-cell>
          <table:table-cell table:formula="of:=[.D233]=[.J233]" office:value-type="boolean" office:boolean-value="true">
            <text:p>TRUE</text:p>
          </table:table-cell>
          <table:table-cell table:formula="of:=[.E233]-[.K233]" office:value-type="float" office:value="-1.77635683940025E-015">
            <text:p>-1.77635683940025E-015</text:p>
          </table:table-cell>
          <table:table-cell table:formula="of:=[.O233]&gt;0.00001" office:value-type="boolean" office:boolean-value="false">
            <text:p>FALSE</text:p>
          </table:table-cell>
          <table:table-cell table:formula="of:=[.O23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6631">
            <text:p>9.89663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35]-[.A234]" office:value-type="float" office:value="0.0000430000000015696">
            <text:p>0.000043</text:p>
          </table:table-cell>
          <table:table-cell table:formula="of:=ROW([.E234])-230" office:value-type="float" office:value="4">
            <text:p>4</text:p>
          </table:table-cell>
          <table:table-cell office:value-type="float" office:value="9.312414">
            <text:p>9.3124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235]-[.G234]" office:value-type="float" office:value="0.0000450000000000728">
            <text:p>0.000045</text:p>
          </table:table-cell>
          <table:table-cell table:formula="of:=ROW([.K234])-230" office:value-type="float" office:value="4">
            <text:p>4</text:p>
          </table:table-cell>
          <table:table-cell table:formula="of:=[.C234]=[.I234]" office:value-type="boolean" office:boolean-value="true">
            <text:p>TRUE</text:p>
          </table:table-cell>
          <table:table-cell table:formula="of:=[.D234]=[.J234]" office:value-type="boolean" office:boolean-value="true">
            <text:p>TRUE</text:p>
          </table:table-cell>
          <table:table-cell table:formula="of:=[.E234]-[.K234]" office:value-type="float" office:value="-0.0000019999999985032">
            <text:p>-0.000002</text:p>
          </table:table-cell>
          <table:table-cell table:formula="of:=[.O234]&gt;0.00001" office:value-type="boolean" office:boolean-value="false">
            <text:p>FALSE</text:p>
          </table:table-cell>
          <table:table-cell table:formula="of:=[.O23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6674">
            <text:p>9.896674</text:p>
          </table:table-cell>
          <table:table-cell table:number-columns-repeated="3" office:value-type="float" office:value="1">
            <text:p>1</text:p>
          </table:table-cell>
          <table:table-cell table:formula="of:=[.A236]-[.A235]" office:value-type="float" office:value="0.0000429999999997932">
            <text:p>0.000043</text:p>
          </table:table-cell>
          <table:table-cell table:formula="of:=ROW([.E235])-230" office:value-type="float" office:value="5">
            <text:p>5</text:p>
          </table:table-cell>
          <table:table-cell office:value-type="float" office:value="9.312459">
            <text:p>9.312459</text:p>
          </table:table-cell>
          <table:table-cell table:number-columns-repeated="3" office:value-type="float" office:value="1">
            <text:p>1</text:p>
          </table:table-cell>
          <table:table-cell table:formula="of:=[.G236]-[.G235]" office:value-type="float" office:value="0.0000419999999987653">
            <text:p>0.000042</text:p>
          </table:table-cell>
          <table:table-cell table:formula="of:=ROW([.K235])-230" office:value-type="float" office:value="5">
            <text:p>5</text:p>
          </table:table-cell>
          <table:table-cell table:formula="of:=[.C235]=[.I235]" office:value-type="boolean" office:boolean-value="true">
            <text:p>TRUE</text:p>
          </table:table-cell>
          <table:table-cell table:formula="of:=[.D235]=[.J235]" office:value-type="boolean" office:boolean-value="true">
            <text:p>TRUE</text:p>
          </table:table-cell>
          <table:table-cell table:formula="of:=[.E235]-[.K235]" office:value-type="float" office:value="0.00000100000000102796">
            <text:p>0.000001</text:p>
          </table:table-cell>
          <table:table-cell table:formula="of:=[.O235]&gt;0.00001" office:value-type="boolean" office:boolean-value="false">
            <text:p>FALSE</text:p>
          </table:table-cell>
          <table:table-cell table:formula="of:=[.O23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6717">
            <text:p>9.8967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37]-[.A236]" office:value-type="float" office:value="0.0000419999999987653">
            <text:p>0.000042</text:p>
          </table:table-cell>
          <table:table-cell table:formula="of:=ROW([.E236])-230" office:value-type="float" office:value="6">
            <text:p>6</text:p>
          </table:table-cell>
          <table:table-cell office:value-type="float" office:value="9.312501">
            <text:p>9.3125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237]-[.G236]" office:value-type="float" office:value="0.0000440000000008212">
            <text:p>0.000044</text:p>
          </table:table-cell>
          <table:table-cell table:formula="of:=ROW([.K236])-230" office:value-type="float" office:value="6">
            <text:p>6</text:p>
          </table:table-cell>
          <table:table-cell table:formula="of:=[.C236]=[.I236]" office:value-type="boolean" office:boolean-value="true">
            <text:p>TRUE</text:p>
          </table:table-cell>
          <table:table-cell table:formula="of:=[.D236]=[.J236]" office:value-type="boolean" office:boolean-value="true">
            <text:p>TRUE</text:p>
          </table:table-cell>
          <table:table-cell table:formula="of:=[.E236]-[.K236]" office:value-type="float" office:value="-0.00000200000000205591">
            <text:p>-0.000002</text:p>
          </table:table-cell>
          <table:table-cell table:formula="of:=[.O236]&gt;0.00001" office:value-type="boolean" office:boolean-value="false">
            <text:p>FALSE</text:p>
          </table:table-cell>
          <table:table-cell table:formula="of:=[.O23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6759">
            <text:p>9.89675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238]-[.A237]" office:value-type="float" office:value="0.0000429999999997932">
            <text:p>0.000043</text:p>
          </table:table-cell>
          <table:table-cell table:formula="of:=ROW([.E237])-230" office:value-type="float" office:value="7">
            <text:p>7</text:p>
          </table:table-cell>
          <table:table-cell office:value-type="float" office:value="9.312545">
            <text:p>9.31254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238]-[.G237]" office:value-type="float" office:value="0.0000420000000005416">
            <text:p>0.000042</text:p>
          </table:table-cell>
          <table:table-cell table:formula="of:=ROW([.K237])-230" office:value-type="float" office:value="7">
            <text:p>7</text:p>
          </table:table-cell>
          <table:table-cell table:formula="of:=[.C237]=[.I237]" office:value-type="boolean" office:boolean-value="true">
            <text:p>TRUE</text:p>
          </table:table-cell>
          <table:table-cell table:formula="of:=[.D237]=[.J237]" office:value-type="boolean" office:boolean-value="true">
            <text:p>TRUE</text:p>
          </table:table-cell>
          <table:table-cell table:formula="of:=[.E237]-[.K237]" office:value-type="float" office:value="0.0000009999999992516">
            <text:p>0.000001</text:p>
          </table:table-cell>
          <table:table-cell table:formula="of:=[.O237]&gt;0.00001" office:value-type="boolean" office:boolean-value="false">
            <text:p>FALSE</text:p>
          </table:table-cell>
          <table:table-cell table:formula="of:=[.O23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6802">
            <text:p>9.89680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39]-[.A238]" office:value-type="float" office:value="0.0000430000000015696">
            <text:p>0.000043</text:p>
          </table:table-cell>
          <table:table-cell table:formula="of:=ROW([.E238])-230" office:value-type="float" office:value="8">
            <text:p>8</text:p>
          </table:table-cell>
          <table:table-cell office:value-type="float" office:value="9.312587">
            <text:p>9.31258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239]-[.G238]" office:value-type="float" office:value="0.0000439999999990448">
            <text:p>0.000044</text:p>
          </table:table-cell>
          <table:table-cell table:formula="of:=ROW([.K238])-230" office:value-type="float" office:value="8">
            <text:p>8</text:p>
          </table:table-cell>
          <table:table-cell table:formula="of:=[.C238]=[.I238]" office:value-type="boolean" office:boolean-value="true">
            <text:p>TRUE</text:p>
          </table:table-cell>
          <table:table-cell table:formula="of:=[.D238]=[.J238]" office:value-type="boolean" office:boolean-value="true">
            <text:p>TRUE</text:p>
          </table:table-cell>
          <table:table-cell table:formula="of:=[.E238]-[.K238]" office:value-type="float" office:value="-0.000000999999997475243">
            <text:p>-0.000001</text:p>
          </table:table-cell>
          <table:table-cell table:formula="of:=[.O238]&gt;0.00001" office:value-type="boolean" office:boolean-value="false">
            <text:p>FALSE</text:p>
          </table:table-cell>
          <table:table-cell table:formula="of:=[.O23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6845">
            <text:p>9.896845</text:p>
          </table:table-cell>
          <table:table-cell table:number-columns-repeated="3" office:value-type="float" office:value="1">
            <text:p>1</text:p>
          </table:table-cell>
          <table:table-cell table:formula="of:=[.A240]-[.A239]" office:value-type="float" office:value="0.0000419999999987653">
            <text:p>0.000042</text:p>
          </table:table-cell>
          <table:table-cell table:formula="of:=ROW([.E239])-230" office:value-type="float" office:value="9">
            <text:p>9</text:p>
          </table:table-cell>
          <table:table-cell office:value-type="float" office:value="9.312631">
            <text:p>9.312631</text:p>
          </table:table-cell>
          <table:table-cell table:number-columns-repeated="3" office:value-type="float" office:value="1">
            <text:p>1</text:p>
          </table:table-cell>
          <table:table-cell table:formula="of:=[.G240]-[.G239]" office:value-type="float" office:value="0.0000420000000005416">
            <text:p>0.000042</text:p>
          </table:table-cell>
          <table:table-cell table:formula="of:=ROW([.K239])-230" office:value-type="float" office:value="9">
            <text:p>9</text:p>
          </table:table-cell>
          <table:table-cell table:formula="of:=[.C239]=[.I239]" office:value-type="boolean" office:boolean-value="true">
            <text:p>TRUE</text:p>
          </table:table-cell>
          <table:table-cell table:formula="of:=[.D239]=[.J239]" office:value-type="boolean" office:boolean-value="true">
            <text:p>TRUE</text:p>
          </table:table-cell>
          <table:table-cell table:formula="of:=[.E239]-[.K239]" office:value-type="float" office:value="-1.77635683940025E-015">
            <text:p>-1.77635683940025E-015</text:p>
          </table:table-cell>
          <table:table-cell table:formula="of:=[.O239]&gt;0.00001" office:value-type="boolean" office:boolean-value="false">
            <text:p>FALSE</text:p>
          </table:table-cell>
          <table:table-cell table:formula="of:=[.O23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6887">
            <text:p>9.8968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41]-[.A240]" office:value-type="float" office:value="0.0000429999999997932">
            <text:p>0.000043</text:p>
          </table:table-cell>
          <table:table-cell table:formula="of:=ROW([.E240])-230" office:value-type="float" office:value="10">
            <text:p>10</text:p>
          </table:table-cell>
          <table:table-cell office:value-type="float" office:value="9.312673">
            <text:p>9.3126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241]-[.G240]" office:value-type="float" office:value="0.0000450000000000728">
            <text:p>0.000045</text:p>
          </table:table-cell>
          <table:table-cell table:formula="of:=ROW([.K240])-230" office:value-type="float" office:value="10">
            <text:p>10</text:p>
          </table:table-cell>
          <table:table-cell table:formula="of:=[.C240]=[.I240]" office:value-type="boolean" office:boolean-value="true">
            <text:p>TRUE</text:p>
          </table:table-cell>
          <table:table-cell table:formula="of:=[.D240]=[.J240]" office:value-type="boolean" office:boolean-value="true">
            <text:p>TRUE</text:p>
          </table:table-cell>
          <table:table-cell table:formula="of:=[.E240]-[.K240]" office:value-type="float" office:value="-0.00000200000000027956">
            <text:p>-0.000002</text:p>
          </table:table-cell>
          <table:table-cell table:formula="of:=[.O240]&gt;0.00001" office:value-type="boolean" office:boolean-value="false">
            <text:p>FALSE</text:p>
          </table:table-cell>
          <table:table-cell table:formula="of:=[.O24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693">
            <text:p>9.8969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242]-[.A241]" office:value-type="float" office:value="0.0000429999999997932">
            <text:p>0.000043</text:p>
          </table:table-cell>
          <table:table-cell table:formula="of:=ROW([.E241])-230" office:value-type="float" office:value="11">
            <text:p>11</text:p>
          </table:table-cell>
          <table:table-cell office:value-type="float" office:value="9.312718">
            <text:p>9.31271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242]-[.G241]" office:value-type="float" office:value="0.0000420000000005416">
            <text:p>0.000042</text:p>
          </table:table-cell>
          <table:table-cell table:formula="of:=ROW([.K241])-230" office:value-type="float" office:value="11">
            <text:p>11</text:p>
          </table:table-cell>
          <table:table-cell table:formula="of:=[.C241]=[.I241]" office:value-type="boolean" office:boolean-value="true">
            <text:p>TRUE</text:p>
          </table:table-cell>
          <table:table-cell table:formula="of:=[.D241]=[.J241]" office:value-type="boolean" office:boolean-value="true">
            <text:p>TRUE</text:p>
          </table:table-cell>
          <table:table-cell table:formula="of:=[.E241]-[.K241]" office:value-type="float" office:value="0.0000009999999992516">
            <text:p>0.000001</text:p>
          </table:table-cell>
          <table:table-cell table:formula="of:=[.O241]&gt;0.00001" office:value-type="boolean" office:boolean-value="false">
            <text:p>FALSE</text:p>
          </table:table-cell>
          <table:table-cell table:formula="of:=[.O24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6973">
            <text:p>9.89697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43]-[.A242]" office:value-type="float" office:value="0.0000420000000005416">
            <text:p>0.000042</text:p>
          </table:table-cell>
          <table:table-cell table:formula="of:=ROW([.E242])-230" office:value-type="float" office:value="12">
            <text:p>12</text:p>
          </table:table-cell>
          <table:table-cell office:value-type="float" office:value="9.31276">
            <text:p>9.3127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243]-[.G242]" office:value-type="float" office:value="0.0000499999999998835">
            <text:p>0.00005</text:p>
          </table:table-cell>
          <table:table-cell table:formula="of:=ROW([.K242])-230" office:value-type="float" office:value="12">
            <text:p>12</text:p>
          </table:table-cell>
          <table:table-cell table:formula="of:=[.C242]=[.I242]" office:value-type="boolean" office:boolean-value="true">
            <text:p>TRUE</text:p>
          </table:table-cell>
          <table:table-cell table:formula="of:=[.D242]=[.J242]" office:value-type="boolean" office:boolean-value="true">
            <text:p>TRUE</text:p>
          </table:table-cell>
          <table:table-cell table:formula="of:=[.E242]-[.K242]" office:value-type="float" office:value="-0.00000799999999934187">
            <text:p>-0.000008</text:p>
          </table:table-cell>
          <table:table-cell table:formula="of:=[.O242]&gt;0.00001" office:value-type="boolean" office:boolean-value="false">
            <text:p>FALSE</text:p>
          </table:table-cell>
          <table:table-cell table:formula="of:=[.O24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7015">
            <text:p>9.897015</text:p>
          </table:table-cell>
          <table:table-cell table:number-columns-repeated="3" office:value-type="float" office:value="1">
            <text:p>1</text:p>
          </table:table-cell>
          <table:table-cell table:formula="of:=[.A244]-[.A243]" office:value-type="float" office:value="0.0000429999999997932">
            <text:p>0.000043</text:p>
          </table:table-cell>
          <table:table-cell table:formula="of:=ROW([.E243])-230" office:value-type="float" office:value="13">
            <text:p>13</text:p>
          </table:table-cell>
          <table:table-cell office:value-type="float" office:value="9.31281">
            <text:p>9.31281</text:p>
          </table:table-cell>
          <table:table-cell table:number-columns-repeated="3" office:value-type="float" office:value="1">
            <text:p>1</text:p>
          </table:table-cell>
          <table:table-cell table:formula="of:=[.G244]-[.G243]" office:value-type="float" office:value="0.0000419999999987653">
            <text:p>0.000042</text:p>
          </table:table-cell>
          <table:table-cell table:formula="of:=ROW([.K243])-230" office:value-type="float" office:value="13">
            <text:p>13</text:p>
          </table:table-cell>
          <table:table-cell table:formula="of:=[.C243]=[.I243]" office:value-type="boolean" office:boolean-value="true">
            <text:p>TRUE</text:p>
          </table:table-cell>
          <table:table-cell table:formula="of:=[.D243]=[.J243]" office:value-type="boolean" office:boolean-value="true">
            <text:p>TRUE</text:p>
          </table:table-cell>
          <table:table-cell table:formula="of:=[.E243]-[.K243]" office:value-type="float" office:value="0.00000100000000102796">
            <text:p>0.000001</text:p>
          </table:table-cell>
          <table:table-cell table:formula="of:=[.O243]&gt;0.00001" office:value-type="boolean" office:boolean-value="false">
            <text:p>FALSE</text:p>
          </table:table-cell>
          <table:table-cell table:formula="of:=[.O24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7058">
            <text:p>9.8970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45]-[.A244]" office:value-type="float" office:value="0.0000429999999997932">
            <text:p>0.000043</text:p>
          </table:table-cell>
          <table:table-cell table:formula="of:=ROW([.E244])-230" office:value-type="float" office:value="14">
            <text:p>14</text:p>
          </table:table-cell>
          <table:table-cell office:value-type="float" office:value="9.312852">
            <text:p>9.3128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245]-[.G244]" office:value-type="float" office:value="0.0000450000000000728">
            <text:p>0.000045</text:p>
          </table:table-cell>
          <table:table-cell table:formula="of:=ROW([.K244])-230" office:value-type="float" office:value="14">
            <text:p>14</text:p>
          </table:table-cell>
          <table:table-cell table:formula="of:=[.C244]=[.I244]" office:value-type="boolean" office:boolean-value="true">
            <text:p>TRUE</text:p>
          </table:table-cell>
          <table:table-cell table:formula="of:=[.D244]=[.J244]" office:value-type="boolean" office:boolean-value="true">
            <text:p>TRUE</text:p>
          </table:table-cell>
          <table:table-cell table:formula="of:=[.E244]-[.K244]" office:value-type="float" office:value="-0.00000200000000027956">
            <text:p>-0.000002</text:p>
          </table:table-cell>
          <table:table-cell table:formula="of:=[.O244]&gt;0.00001" office:value-type="boolean" office:boolean-value="false">
            <text:p>FALSE</text:p>
          </table:table-cell>
          <table:table-cell table:formula="of:=[.O24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7101">
            <text:p>9.89710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246]-[.A245]" office:value-type="float" office:value="0.0000420000000005416">
            <text:p>0.000042</text:p>
          </table:table-cell>
          <table:table-cell table:formula="of:=ROW([.E245])-230" office:value-type="float" office:value="15">
            <text:p>15</text:p>
          </table:table-cell>
          <table:table-cell office:value-type="float" office:value="9.312897">
            <text:p>9.31289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246]-[.G245]" office:value-type="float" office:value="0.0000420000000005416">
            <text:p>0.000042</text:p>
          </table:table-cell>
          <table:table-cell table:formula="of:=ROW([.K245])-230" office:value-type="float" office:value="15">
            <text:p>15</text:p>
          </table:table-cell>
          <table:table-cell table:formula="of:=[.C245]=[.I245]" office:value-type="boolean" office:boolean-value="true">
            <text:p>TRUE</text:p>
          </table:table-cell>
          <table:table-cell table:formula="of:=[.D245]=[.J245]" office:value-type="boolean" office:boolean-value="true">
            <text:p>TRUE</text:p>
          </table:table-cell>
          <table:table-cell table:formula="of:=[.E245]-[.K245]" office:value-type="float" office:value="0">
            <text:p>0</text:p>
          </table:table-cell>
          <table:table-cell table:formula="of:=[.O245]&gt;0.00001" office:value-type="boolean" office:boolean-value="false">
            <text:p>FALSE</text:p>
          </table:table-cell>
          <table:table-cell table:formula="of:=[.O24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7143">
            <text:p>9.89714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47]-[.A246]" office:value-type="float" office:value="0.0000429999999997932">
            <text:p>0.000043</text:p>
          </table:table-cell>
          <table:table-cell table:formula="of:=ROW([.E246])-230" office:value-type="float" office:value="16">
            <text:p>16</text:p>
          </table:table-cell>
          <table:table-cell office:value-type="float" office:value="9.312939">
            <text:p>9.31293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247]-[.G246]" office:value-type="float" office:value="0.0000439999999990448">
            <text:p>0.000044</text:p>
          </table:table-cell>
          <table:table-cell table:formula="of:=ROW([.K246])-230" office:value-type="float" office:value="16">
            <text:p>16</text:p>
          </table:table-cell>
          <table:table-cell table:formula="of:=[.C246]=[.I246]" office:value-type="boolean" office:boolean-value="true">
            <text:p>TRUE</text:p>
          </table:table-cell>
          <table:table-cell table:formula="of:=[.D246]=[.J246]" office:value-type="boolean" office:boolean-value="true">
            <text:p>TRUE</text:p>
          </table:table-cell>
          <table:table-cell table:formula="of:=[.E246]-[.K246]" office:value-type="float" office:value="-0.0000009999999992516">
            <text:p>-0.000001</text:p>
          </table:table-cell>
          <table:table-cell table:formula="of:=[.O246]&gt;0.00001" office:value-type="boolean" office:boolean-value="false">
            <text:p>FALSE</text:p>
          </table:table-cell>
          <table:table-cell table:formula="of:=[.O24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7186">
            <text:p>9.897186</text:p>
          </table:table-cell>
          <table:table-cell table:number-columns-repeated="3" office:value-type="float" office:value="1">
            <text:p>1</text:p>
          </table:table-cell>
          <table:table-cell table:formula="of:=[.A248]-[.A247]" office:value-type="float" office:value="0.0000429999999997932">
            <text:p>0.000043</text:p>
          </table:table-cell>
          <table:table-cell table:formula="of:=ROW([.E247])-230" office:value-type="float" office:value="17">
            <text:p>17</text:p>
          </table:table-cell>
          <table:table-cell office:value-type="float" office:value="9.312983">
            <text:p>9.312983</text:p>
          </table:table-cell>
          <table:table-cell table:number-columns-repeated="3" office:value-type="float" office:value="1">
            <text:p>1</text:p>
          </table:table-cell>
          <table:table-cell table:formula="of:=[.G248]-[.G247]" office:value-type="float" office:value="0.0000420000000005416">
            <text:p>0.000042</text:p>
          </table:table-cell>
          <table:table-cell table:formula="of:=ROW([.K247])-230" office:value-type="float" office:value="17">
            <text:p>17</text:p>
          </table:table-cell>
          <table:table-cell table:formula="of:=[.C247]=[.I247]" office:value-type="boolean" office:boolean-value="true">
            <text:p>TRUE</text:p>
          </table:table-cell>
          <table:table-cell table:formula="of:=[.D247]=[.J247]" office:value-type="boolean" office:boolean-value="true">
            <text:p>TRUE</text:p>
          </table:table-cell>
          <table:table-cell table:formula="of:=[.E247]-[.K247]" office:value-type="float" office:value="0.0000009999999992516">
            <text:p>0.000001</text:p>
          </table:table-cell>
          <table:table-cell table:formula="of:=[.O247]&gt;0.00001" office:value-type="boolean" office:boolean-value="false">
            <text:p>FALSE</text:p>
          </table:table-cell>
          <table:table-cell table:formula="of:=[.O24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7229">
            <text:p>9.8972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49]-[.A248]" office:value-type="float" office:value="0.0000420000000005416">
            <text:p>0.000042</text:p>
          </table:table-cell>
          <table:table-cell table:formula="of:=ROW([.E248])-230" office:value-type="float" office:value="18">
            <text:p>18</text:p>
          </table:table-cell>
          <table:table-cell office:value-type="float" office:value="9.313025">
            <text:p>9.3130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249]-[.G248]" office:value-type="float" office:value="0.0000450000000000728">
            <text:p>0.000045</text:p>
          </table:table-cell>
          <table:table-cell table:formula="of:=ROW([.K248])-230" office:value-type="float" office:value="18">
            <text:p>18</text:p>
          </table:table-cell>
          <table:table-cell table:formula="of:=[.C248]=[.I248]" office:value-type="boolean" office:boolean-value="true">
            <text:p>TRUE</text:p>
          </table:table-cell>
          <table:table-cell table:formula="of:=[.D248]=[.J248]" office:value-type="boolean" office:boolean-value="true">
            <text:p>TRUE</text:p>
          </table:table-cell>
          <table:table-cell table:formula="of:=[.E248]-[.K248]" office:value-type="float" office:value="-0.00000299999999953116">
            <text:p>-0.000003</text:p>
          </table:table-cell>
          <table:table-cell table:formula="of:=[.O248]&gt;0.00001" office:value-type="boolean" office:boolean-value="false">
            <text:p>FALSE</text:p>
          </table:table-cell>
          <table:table-cell table:formula="of:=[.O24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7271">
            <text:p>9.89727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250]-[.A249]" office:value-type="float" office:value="0.0000429999999997932">
            <text:p>0.000043</text:p>
          </table:table-cell>
          <table:table-cell table:formula="of:=ROW([.E249])-230" office:value-type="float" office:value="19">
            <text:p>19</text:p>
          </table:table-cell>
          <table:table-cell office:value-type="float" office:value="9.31307">
            <text:p>9.3130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250]-[.G249]" office:value-type="float" office:value="0.0000409999999995137">
            <text:p>0.000041</text:p>
          </table:table-cell>
          <table:table-cell table:formula="of:=ROW([.K249])-230" office:value-type="float" office:value="19">
            <text:p>19</text:p>
          </table:table-cell>
          <table:table-cell table:formula="of:=[.C249]=[.I249]" office:value-type="boolean" office:boolean-value="true">
            <text:p>TRUE</text:p>
          </table:table-cell>
          <table:table-cell table:formula="of:=[.D249]=[.J249]" office:value-type="boolean" office:boolean-value="true">
            <text:p>TRUE</text:p>
          </table:table-cell>
          <table:table-cell table:formula="of:=[.E249]-[.K249]" office:value-type="float" office:value="0.00000200000000027956">
            <text:p>0.000002</text:p>
          </table:table-cell>
          <table:table-cell table:formula="of:=[.O249]&gt;0.00001" office:value-type="boolean" office:boolean-value="false">
            <text:p>FALSE</text:p>
          </table:table-cell>
          <table:table-cell table:formula="of:=[.O24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7314">
            <text:p>9.8973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51]-[.A250]" office:value-type="float" office:value="0.0000429999999997932">
            <text:p>0.000043</text:p>
          </table:table-cell>
          <table:table-cell table:formula="of:=ROW([.E250])-230" office:value-type="float" office:value="20">
            <text:p>20</text:p>
          </table:table-cell>
          <table:table-cell office:value-type="float" office:value="9.313111">
            <text:p>9.31311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251]-[.G250]" office:value-type="float" office:value="0.0000450000000000728">
            <text:p>0.000045</text:p>
          </table:table-cell>
          <table:table-cell table:formula="of:=ROW([.K250])-230" office:value-type="float" office:value="20">
            <text:p>20</text:p>
          </table:table-cell>
          <table:table-cell table:formula="of:=[.C250]=[.I250]" office:value-type="boolean" office:boolean-value="true">
            <text:p>TRUE</text:p>
          </table:table-cell>
          <table:table-cell table:formula="of:=[.D250]=[.J250]" office:value-type="boolean" office:boolean-value="true">
            <text:p>TRUE</text:p>
          </table:table-cell>
          <table:table-cell table:formula="of:=[.E250]-[.K250]" office:value-type="float" office:value="-0.00000200000000027956">
            <text:p>-0.000002</text:p>
          </table:table-cell>
          <table:table-cell table:formula="of:=[.O250]&gt;0.00001" office:value-type="boolean" office:boolean-value="false">
            <text:p>FALSE</text:p>
          </table:table-cell>
          <table:table-cell table:formula="of:=[.O25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7357">
            <text:p>9.897357</text:p>
          </table:table-cell>
          <table:table-cell table:number-columns-repeated="3" office:value-type="float" office:value="1">
            <text:p>1</text:p>
          </table:table-cell>
          <table:table-cell table:formula="of:=[.A252]-[.A251]" office:value-type="float" office:value="0.0000420000000005416">
            <text:p>0.000042</text:p>
          </table:table-cell>
          <table:table-cell table:formula="of:=ROW([.E251])-230" office:value-type="float" office:value="21">
            <text:p>21</text:p>
          </table:table-cell>
          <table:table-cell office:value-type="float" office:value="9.313156">
            <text:p>9.313156</text:p>
          </table:table-cell>
          <table:table-cell table:number-columns-repeated="3" office:value-type="float" office:value="1">
            <text:p>1</text:p>
          </table:table-cell>
          <table:table-cell table:formula="of:=[.G252]-[.G251]" office:value-type="float" office:value="0.0000420000000005416">
            <text:p>0.000042</text:p>
          </table:table-cell>
          <table:table-cell table:formula="of:=ROW([.K251])-230" office:value-type="float" office:value="21">
            <text:p>21</text:p>
          </table:table-cell>
          <table:table-cell table:formula="of:=[.C251]=[.I251]" office:value-type="boolean" office:boolean-value="true">
            <text:p>TRUE</text:p>
          </table:table-cell>
          <table:table-cell table:formula="of:=[.D251]=[.J251]" office:value-type="boolean" office:boolean-value="true">
            <text:p>TRUE</text:p>
          </table:table-cell>
          <table:table-cell table:formula="of:=[.E251]-[.K251]" office:value-type="float" office:value="0">
            <text:p>0</text:p>
          </table:table-cell>
          <table:table-cell table:formula="of:=[.O251]&gt;0.00001" office:value-type="boolean" office:boolean-value="false">
            <text:p>FALSE</text:p>
          </table:table-cell>
          <table:table-cell table:formula="of:=[.O25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7399">
            <text:p>9.8973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53]-[.A252]" office:value-type="float" office:value="0.0000429999999997932">
            <text:p>0.000043</text:p>
          </table:table-cell>
          <table:table-cell table:formula="of:=ROW([.E252])-230" office:value-type="float" office:value="22">
            <text:p>22</text:p>
          </table:table-cell>
          <table:table-cell office:value-type="float" office:value="9.313198">
            <text:p>9.3131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253]-[.G252]" office:value-type="float" office:value="0.0000440000000008212">
            <text:p>0.000044</text:p>
          </table:table-cell>
          <table:table-cell table:formula="of:=ROW([.K252])-230" office:value-type="float" office:value="22">
            <text:p>22</text:p>
          </table:table-cell>
          <table:table-cell table:formula="of:=[.C252]=[.I252]" office:value-type="boolean" office:boolean-value="true">
            <text:p>TRUE</text:p>
          </table:table-cell>
          <table:table-cell table:formula="of:=[.D252]=[.J252]" office:value-type="boolean" office:boolean-value="true">
            <text:p>TRUE</text:p>
          </table:table-cell>
          <table:table-cell table:formula="of:=[.E252]-[.K252]" office:value-type="float" office:value="-0.00000100000000102796">
            <text:p>-0.000001</text:p>
          </table:table-cell>
          <table:table-cell table:formula="of:=[.O252]&gt;0.00001" office:value-type="boolean" office:boolean-value="false">
            <text:p>FALSE</text:p>
          </table:table-cell>
          <table:table-cell table:formula="of:=[.O25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7442">
            <text:p>9.89744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254]-[.A253]" office:value-type="float" office:value="0.0000429999999997932">
            <text:p>0.000043</text:p>
          </table:table-cell>
          <table:table-cell table:formula="of:=ROW([.E253])-230" office:value-type="float" office:value="23">
            <text:p>23</text:p>
          </table:table-cell>
          <table:table-cell office:value-type="float" office:value="9.313242">
            <text:p>9.31324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254]-[.G253]" office:value-type="float" office:value="0.0000419999999987653">
            <text:p>0.000042</text:p>
          </table:table-cell>
          <table:table-cell table:formula="of:=ROW([.K253])-230" office:value-type="float" office:value="23">
            <text:p>23</text:p>
          </table:table-cell>
          <table:table-cell table:formula="of:=[.C253]=[.I253]" office:value-type="boolean" office:boolean-value="true">
            <text:p>TRUE</text:p>
          </table:table-cell>
          <table:table-cell table:formula="of:=[.D253]=[.J253]" office:value-type="boolean" office:boolean-value="true">
            <text:p>TRUE</text:p>
          </table:table-cell>
          <table:table-cell table:formula="of:=[.E253]-[.K253]" office:value-type="float" office:value="0.00000100000000102796">
            <text:p>0.000001</text:p>
          </table:table-cell>
          <table:table-cell table:formula="of:=[.O253]&gt;0.00001" office:value-type="boolean" office:boolean-value="false">
            <text:p>FALSE</text:p>
          </table:table-cell>
          <table:table-cell table:formula="of:=[.O25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7485">
            <text:p>9.89748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55]-[.A254]" office:value-type="float" office:value="0.0000420000000005416">
            <text:p>0.000042</text:p>
          </table:table-cell>
          <table:table-cell table:formula="of:=ROW([.E254])-230" office:value-type="float" office:value="24">
            <text:p>24</text:p>
          </table:table-cell>
          <table:table-cell office:value-type="float" office:value="9.313284">
            <text:p>9.31328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255]-[.G254]" office:value-type="float" office:value="0.0000450000000000728">
            <text:p>0.000045</text:p>
          </table:table-cell>
          <table:table-cell table:formula="of:=ROW([.K254])-230" office:value-type="float" office:value="24">
            <text:p>24</text:p>
          </table:table-cell>
          <table:table-cell table:formula="of:=[.C254]=[.I254]" office:value-type="boolean" office:boolean-value="true">
            <text:p>TRUE</text:p>
          </table:table-cell>
          <table:table-cell table:formula="of:=[.D254]=[.J254]" office:value-type="boolean" office:boolean-value="true">
            <text:p>TRUE</text:p>
          </table:table-cell>
          <table:table-cell table:formula="of:=[.E254]-[.K254]" office:value-type="float" office:value="-0.00000299999999953116">
            <text:p>-0.000003</text:p>
          </table:table-cell>
          <table:table-cell table:formula="of:=[.O254]&gt;0.00001" office:value-type="boolean" office:boolean-value="false">
            <text:p>FALSE</text:p>
          </table:table-cell>
          <table:table-cell table:formula="of:=[.O25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7527">
            <text:p>9.897527</text:p>
          </table:table-cell>
          <table:table-cell table:number-columns-repeated="3" office:value-type="float" office:value="1">
            <text:p>1</text:p>
          </table:table-cell>
          <table:table-cell table:formula="of:=[.A256]-[.A255]" office:value-type="float" office:value="0.0000429999999997932">
            <text:p>0.000043</text:p>
          </table:table-cell>
          <table:table-cell table:formula="of:=ROW([.E255])-230" office:value-type="float" office:value="25">
            <text:p>25</text:p>
          </table:table-cell>
          <table:table-cell office:value-type="float" office:value="9.313329">
            <text:p>9.313329</text:p>
          </table:table-cell>
          <table:table-cell table:number-columns-repeated="3" office:value-type="float" office:value="1">
            <text:p>1</text:p>
          </table:table-cell>
          <table:table-cell table:formula="of:=[.G256]-[.G255]" office:value-type="float" office:value="0.00004100000000129">
            <text:p>0.000041</text:p>
          </table:table-cell>
          <table:table-cell table:formula="of:=ROW([.K255])-230" office:value-type="float" office:value="25">
            <text:p>25</text:p>
          </table:table-cell>
          <table:table-cell table:formula="of:=[.C255]=[.I255]" office:value-type="boolean" office:boolean-value="true">
            <text:p>TRUE</text:p>
          </table:table-cell>
          <table:table-cell table:formula="of:=[.D255]=[.J255]" office:value-type="boolean" office:boolean-value="true">
            <text:p>TRUE</text:p>
          </table:table-cell>
          <table:table-cell table:formula="of:=[.E255]-[.K255]" office:value-type="float" office:value="0.0000019999999985032">
            <text:p>0.000002</text:p>
          </table:table-cell>
          <table:table-cell table:formula="of:=[.O255]&gt;0.00001" office:value-type="boolean" office:boolean-value="false">
            <text:p>FALSE</text:p>
          </table:table-cell>
          <table:table-cell table:formula="of:=[.O25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757">
            <text:p>9.897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57]-[.A256]" office:value-type="float" office:value="0.0000429999999997932">
            <text:p>0.000043</text:p>
          </table:table-cell>
          <table:table-cell table:formula="of:=ROW([.E256])-230" office:value-type="float" office:value="26">
            <text:p>26</text:p>
          </table:table-cell>
          <table:table-cell office:value-type="float" office:value="9.31337">
            <text:p>9.313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257]-[.G256]" office:value-type="float" office:value="0.0000449999999982964">
            <text:p>0.000045</text:p>
          </table:table-cell>
          <table:table-cell table:formula="of:=ROW([.K256])-230" office:value-type="float" office:value="26">
            <text:p>26</text:p>
          </table:table-cell>
          <table:table-cell table:formula="of:=[.C256]=[.I256]" office:value-type="boolean" office:boolean-value="true">
            <text:p>TRUE</text:p>
          </table:table-cell>
          <table:table-cell table:formula="of:=[.D256]=[.J256]" office:value-type="boolean" office:boolean-value="true">
            <text:p>TRUE</text:p>
          </table:table-cell>
          <table:table-cell table:formula="of:=[.E256]-[.K256]" office:value-type="float" office:value="-0.0000019999999985032">
            <text:p>-0.000002</text:p>
          </table:table-cell>
          <table:table-cell table:formula="of:=[.O256]&gt;0.00001" office:value-type="boolean" office:boolean-value="false">
            <text:p>FALSE</text:p>
          </table:table-cell>
          <table:table-cell table:formula="of:=[.O25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7613">
            <text:p>9.8976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258]-[.A257]" office:value-type="float" office:value="0.0000420000000005416">
            <text:p>0.000042</text:p>
          </table:table-cell>
          <table:table-cell table:formula="of:=ROW([.E257])-230" office:value-type="float" office:value="27">
            <text:p>27</text:p>
          </table:table-cell>
          <table:table-cell office:value-type="float" office:value="9.313415">
            <text:p>9.3134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258]-[.G257]" office:value-type="float" office:value="0.0000420000000005416">
            <text:p>0.000042</text:p>
          </table:table-cell>
          <table:table-cell table:formula="of:=ROW([.K257])-230" office:value-type="float" office:value="27">
            <text:p>27</text:p>
          </table:table-cell>
          <table:table-cell table:formula="of:=[.C257]=[.I257]" office:value-type="boolean" office:boolean-value="true">
            <text:p>TRUE</text:p>
          </table:table-cell>
          <table:table-cell table:formula="of:=[.D257]=[.J257]" office:value-type="boolean" office:boolean-value="true">
            <text:p>TRUE</text:p>
          </table:table-cell>
          <table:table-cell table:formula="of:=[.E257]-[.K257]" office:value-type="float" office:value="0">
            <text:p>0</text:p>
          </table:table-cell>
          <table:table-cell table:formula="of:=[.O257]&gt;0.00001" office:value-type="boolean" office:boolean-value="false">
            <text:p>FALSE</text:p>
          </table:table-cell>
          <table:table-cell table:formula="of:=[.O25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7655">
            <text:p>9.89765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59]-[.A258]" office:value-type="float" office:value="0.0000429999999997932">
            <text:p>0.000043</text:p>
          </table:table-cell>
          <table:table-cell table:formula="of:=ROW([.E258])-230" office:value-type="float" office:value="28">
            <text:p>28</text:p>
          </table:table-cell>
          <table:table-cell office:value-type="float" office:value="9.313457">
            <text:p>9.31345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259]-[.G258]" office:value-type="float" office:value="0.0000440000000008212">
            <text:p>0.000044</text:p>
          </table:table-cell>
          <table:table-cell table:formula="of:=ROW([.K258])-230" office:value-type="float" office:value="28">
            <text:p>28</text:p>
          </table:table-cell>
          <table:table-cell table:formula="of:=[.C258]=[.I258]" office:value-type="boolean" office:boolean-value="true">
            <text:p>TRUE</text:p>
          </table:table-cell>
          <table:table-cell table:formula="of:=[.D258]=[.J258]" office:value-type="boolean" office:boolean-value="true">
            <text:p>TRUE</text:p>
          </table:table-cell>
          <table:table-cell table:formula="of:=[.E258]-[.K258]" office:value-type="float" office:value="-0.00000100000000102796">
            <text:p>-0.000001</text:p>
          </table:table-cell>
          <table:table-cell table:formula="of:=[.O258]&gt;0.00001" office:value-type="boolean" office:boolean-value="false">
            <text:p>FALSE</text:p>
          </table:table-cell>
          <table:table-cell table:formula="of:=[.O25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7698">
            <text:p>9.897698</text:p>
          </table:table-cell>
          <table:table-cell table:number-columns-repeated="3" office:value-type="float" office:value="1">
            <text:p>1</text:p>
          </table:table-cell>
          <table:table-cell table:formula="of:=[.A260]-[.A259]" office:value-type="float" office:value="0.0000429999999997932">
            <text:p>0.000043</text:p>
          </table:table-cell>
          <table:table-cell table:formula="of:=ROW([.E259])-230" office:value-type="float" office:value="29">
            <text:p>29</text:p>
          </table:table-cell>
          <table:table-cell office:value-type="float" office:value="9.313501">
            <text:p>9.313501</text:p>
          </table:table-cell>
          <table:table-cell table:number-columns-repeated="3" office:value-type="float" office:value="1">
            <text:p>1</text:p>
          </table:table-cell>
          <table:table-cell table:formula="of:=[.G260]-[.G259]" office:value-type="float" office:value="0.0000419999999987653">
            <text:p>0.000042</text:p>
          </table:table-cell>
          <table:table-cell table:formula="of:=ROW([.K259])-230" office:value-type="float" office:value="29">
            <text:p>29</text:p>
          </table:table-cell>
          <table:table-cell table:formula="of:=[.C259]=[.I259]" office:value-type="boolean" office:boolean-value="true">
            <text:p>TRUE</text:p>
          </table:table-cell>
          <table:table-cell table:formula="of:=[.D259]=[.J259]" office:value-type="boolean" office:boolean-value="true">
            <text:p>TRUE</text:p>
          </table:table-cell>
          <table:table-cell table:formula="of:=[.E259]-[.K259]" office:value-type="float" office:value="0.00000100000000102796">
            <text:p>0.000001</text:p>
          </table:table-cell>
          <table:table-cell table:formula="of:=[.O259]&gt;0.00001" office:value-type="boolean" office:boolean-value="false">
            <text:p>FALSE</text:p>
          </table:table-cell>
          <table:table-cell table:formula="of:=[.O25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7741">
            <text:p>9.8977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61]-[.A260]" office:value-type="float" office:value="0.0000420000000005416">
            <text:p>0.000042</text:p>
          </table:table-cell>
          <table:table-cell table:formula="of:=ROW([.E260])-230" office:value-type="float" office:value="30">
            <text:p>30</text:p>
          </table:table-cell>
          <table:table-cell office:value-type="float" office:value="9.313543">
            <text:p>9.3135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261]-[.G260]" office:value-type="float" office:value="0.0000450000000000728">
            <text:p>0.000045</text:p>
          </table:table-cell>
          <table:table-cell table:formula="of:=ROW([.K260])-230" office:value-type="float" office:value="30">
            <text:p>30</text:p>
          </table:table-cell>
          <table:table-cell table:formula="of:=[.C260]=[.I260]" office:value-type="boolean" office:boolean-value="true">
            <text:p>TRUE</text:p>
          </table:table-cell>
          <table:table-cell table:formula="of:=[.D260]=[.J260]" office:value-type="boolean" office:boolean-value="true">
            <text:p>TRUE</text:p>
          </table:table-cell>
          <table:table-cell table:formula="of:=[.E260]-[.K260]" office:value-type="float" office:value="-0.00000299999999953116">
            <text:p>-0.000003</text:p>
          </table:table-cell>
          <table:table-cell table:formula="of:=[.O260]&gt;0.00001" office:value-type="boolean" office:boolean-value="false">
            <text:p>FALSE</text:p>
          </table:table-cell>
          <table:table-cell table:formula="of:=[.O26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7783">
            <text:p>9.89778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262]-[.A261]" office:value-type="float" office:value="0.0000859999999995864">
            <text:p>0.000086</text:p>
          </table:table-cell>
          <table:table-cell office:value-type="string">
            <text:p>sixth time</text:p>
          </table:table-cell>
          <table:table-cell office:value-type="float" office:value="9.313588">
            <text:p>9.31358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262]-[.G261]" office:value-type="float" office:value="0.0000870000000006144">
            <text:p>0.000087</text:p>
          </table:table-cell>
          <table:table-cell office:value-type="string">
            <text:p>sixth time</text:p>
          </table:table-cell>
          <table:table-cell table:formula="of:=[.C261]=[.I261]" office:value-type="boolean" office:boolean-value="true">
            <text:p>TRUE</text:p>
          </table:table-cell>
          <table:table-cell table:formula="of:=[.D261]=[.J261]" office:value-type="boolean" office:boolean-value="true">
            <text:p>TRUE</text:p>
          </table:table-cell>
          <table:table-cell table:formula="of:=[.E261]-[.K261]" office:value-type="float" office:value="-0.00000100000000102796">
            <text:p>-0.000001</text:p>
          </table:table-cell>
          <table:table-cell table:formula="of:=[.O261]&gt;0.00001" office:value-type="boolean" office:boolean-value="false">
            <text:p>FALSE</text:p>
          </table:table-cell>
          <table:table-cell table:formula="of:=[.O26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7869">
            <text:p>9.8978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63]-[.A262]" office:value-type="float" office:value="0.0000420000000005416">
            <text:p>0.000042</text:p>
          </table:table-cell>
          <table:table-cell table:formula="of:=ROW([.E262])-261" office:value-type="float" office:value="1">
            <text:p>1</text:p>
          </table:table-cell>
          <table:table-cell office:value-type="float" office:value="9.313675">
            <text:p>9.31367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263]-[.G262]" office:value-type="float" office:value="0.0000440000000008212">
            <text:p>0.000044</text:p>
          </table:table-cell>
          <table:table-cell table:formula="of:=ROW([.K262])-261" office:value-type="float" office:value="1">
            <text:p>1</text:p>
          </table:table-cell>
          <table:table-cell table:formula="of:=[.C262]=[.I262]" office:value-type="boolean" office:boolean-value="true">
            <text:p>TRUE</text:p>
          </table:table-cell>
          <table:table-cell table:formula="of:=[.D262]=[.J262]" office:value-type="boolean" office:boolean-value="true">
            <text:p>TRUE</text:p>
          </table:table-cell>
          <table:table-cell table:formula="of:=[.E262]-[.K262]" office:value-type="float" office:value="-0.00000200000000027956">
            <text:p>-0.000002</text:p>
          </table:table-cell>
          <table:table-cell table:formula="of:=[.O262]&gt;0.00001" office:value-type="boolean" office:boolean-value="false">
            <text:p>FALSE</text:p>
          </table:table-cell>
          <table:table-cell table:formula="of:=[.O26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7911">
            <text:p>9.897911</text:p>
          </table:table-cell>
          <table:table-cell table:number-columns-repeated="3" office:value-type="float" office:value="1">
            <text:p>1</text:p>
          </table:table-cell>
          <table:table-cell table:formula="of:=[.A264]-[.A263]" office:value-type="float" office:value="0.0000429999999997932">
            <text:p>0.000043</text:p>
          </table:table-cell>
          <table:table-cell table:formula="of:=ROW([.E263])-261" office:value-type="float" office:value="2">
            <text:p>2</text:p>
          </table:table-cell>
          <table:table-cell office:value-type="float" office:value="9.313719">
            <text:p>9.313719</text:p>
          </table:table-cell>
          <table:table-cell table:number-columns-repeated="3" office:value-type="float" office:value="1">
            <text:p>1</text:p>
          </table:table-cell>
          <table:table-cell table:formula="of:=[.G264]-[.G263]" office:value-type="float" office:value="0.0000419999999987653">
            <text:p>0.000042</text:p>
          </table:table-cell>
          <table:table-cell table:formula="of:=ROW([.K263])-261" office:value-type="float" office:value="2">
            <text:p>2</text:p>
          </table:table-cell>
          <table:table-cell table:formula="of:=[.C263]=[.I263]" office:value-type="boolean" office:boolean-value="true">
            <text:p>TRUE</text:p>
          </table:table-cell>
          <table:table-cell table:formula="of:=[.D263]=[.J263]" office:value-type="boolean" office:boolean-value="true">
            <text:p>TRUE</text:p>
          </table:table-cell>
          <table:table-cell table:formula="of:=[.E263]-[.K263]" office:value-type="float" office:value="0.00000100000000102796">
            <text:p>0.000001</text:p>
          </table:table-cell>
          <table:table-cell table:formula="of:=[.O263]&gt;0.00001" office:value-type="boolean" office:boolean-value="false">
            <text:p>FALSE</text:p>
          </table:table-cell>
          <table:table-cell table:formula="of:=[.O26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7954">
            <text:p>9.8979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65]-[.A264]" office:value-type="float" office:value="0.0000429999999997932">
            <text:p>0.000043</text:p>
          </table:table-cell>
          <table:table-cell table:formula="of:=ROW([.E264])-261" office:value-type="float" office:value="3">
            <text:p>3</text:p>
          </table:table-cell>
          <table:table-cell office:value-type="float" office:value="9.313761">
            <text:p>9.3137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265]-[.G264]" office:value-type="float" office:value="0.0000450000000000728">
            <text:p>0.000045</text:p>
          </table:table-cell>
          <table:table-cell table:formula="of:=ROW([.K264])-261" office:value-type="float" office:value="3">
            <text:p>3</text:p>
          </table:table-cell>
          <table:table-cell table:formula="of:=[.C264]=[.I264]" office:value-type="boolean" office:boolean-value="true">
            <text:p>TRUE</text:p>
          </table:table-cell>
          <table:table-cell table:formula="of:=[.D264]=[.J264]" office:value-type="boolean" office:boolean-value="true">
            <text:p>TRUE</text:p>
          </table:table-cell>
          <table:table-cell table:formula="of:=[.E264]-[.K264]" office:value-type="float" office:value="-0.00000200000000027956">
            <text:p>-0.000002</text:p>
          </table:table-cell>
          <table:table-cell table:formula="of:=[.O264]&gt;0.00001" office:value-type="boolean" office:boolean-value="false">
            <text:p>FALSE</text:p>
          </table:table-cell>
          <table:table-cell table:formula="of:=[.O26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7997">
            <text:p>9.89799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266]-[.A265]" office:value-type="float" office:value="0.0000420000000005416">
            <text:p>0.000042</text:p>
          </table:table-cell>
          <table:table-cell table:formula="of:=ROW([.E265])-261" office:value-type="float" office:value="4">
            <text:p>4</text:p>
          </table:table-cell>
          <table:table-cell office:value-type="float" office:value="9.313806">
            <text:p>9.31380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266]-[.G265]" office:value-type="float" office:value="0.0000470000000003523">
            <text:p>0.000047</text:p>
          </table:table-cell>
          <table:table-cell table:formula="of:=ROW([.K265])-261" office:value-type="float" office:value="4">
            <text:p>4</text:p>
          </table:table-cell>
          <table:table-cell table:formula="of:=[.C265]=[.I265]" office:value-type="boolean" office:boolean-value="true">
            <text:p>TRUE</text:p>
          </table:table-cell>
          <table:table-cell table:formula="of:=[.D265]=[.J265]" office:value-type="boolean" office:boolean-value="true">
            <text:p>TRUE</text:p>
          </table:table-cell>
          <table:table-cell table:formula="of:=[.E265]-[.K265]" office:value-type="float" office:value="-0.00000499999999981071">
            <text:p>-0.000005</text:p>
          </table:table-cell>
          <table:table-cell table:formula="of:=[.O265]&gt;0.00001" office:value-type="boolean" office:boolean-value="false">
            <text:p>FALSE</text:p>
          </table:table-cell>
          <table:table-cell table:formula="of:=[.O26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8039">
            <text:p>9.89803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67]-[.A266]" office:value-type="float" office:value="0.0000429999999997932">
            <text:p>0.000043</text:p>
          </table:table-cell>
          <table:table-cell table:formula="of:=ROW([.E266])-261" office:value-type="float" office:value="5">
            <text:p>5</text:p>
          </table:table-cell>
          <table:table-cell office:value-type="float" office:value="9.313853">
            <text:p>9.31385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267]-[.G266]" office:value-type="float" office:value="0.0000450000000000728">
            <text:p>0.000045</text:p>
          </table:table-cell>
          <table:table-cell table:formula="of:=ROW([.K266])-261" office:value-type="float" office:value="5">
            <text:p>5</text:p>
          </table:table-cell>
          <table:table-cell table:formula="of:=[.C266]=[.I266]" office:value-type="boolean" office:boolean-value="true">
            <text:p>TRUE</text:p>
          </table:table-cell>
          <table:table-cell table:formula="of:=[.D266]=[.J266]" office:value-type="boolean" office:boolean-value="true">
            <text:p>TRUE</text:p>
          </table:table-cell>
          <table:table-cell table:formula="of:=[.E266]-[.K266]" office:value-type="float" office:value="-0.00000200000000027956">
            <text:p>-0.000002</text:p>
          </table:table-cell>
          <table:table-cell table:formula="of:=[.O266]&gt;0.00001" office:value-type="boolean" office:boolean-value="false">
            <text:p>FALSE</text:p>
          </table:table-cell>
          <table:table-cell table:formula="of:=[.O26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8082">
            <text:p>9.898082</text:p>
          </table:table-cell>
          <table:table-cell table:number-columns-repeated="3" office:value-type="float" office:value="1">
            <text:p>1</text:p>
          </table:table-cell>
          <table:table-cell table:formula="of:=[.A268]-[.A267]" office:value-type="float" office:value="0.0000429999999997932">
            <text:p>0.000043</text:p>
          </table:table-cell>
          <table:table-cell table:formula="of:=ROW([.E267])-261" office:value-type="float" office:value="6">
            <text:p>6</text:p>
          </table:table-cell>
          <table:table-cell office:value-type="float" office:value="9.313898">
            <text:p>9.313898</text:p>
          </table:table-cell>
          <table:table-cell table:number-columns-repeated="3" office:value-type="float" office:value="1">
            <text:p>1</text:p>
          </table:table-cell>
          <table:table-cell table:formula="of:=[.G268]-[.G267]" office:value-type="float" office:value="0.0000420000000005416">
            <text:p>0.000042</text:p>
          </table:table-cell>
          <table:table-cell table:formula="of:=ROW([.K267])-261" office:value-type="float" office:value="6">
            <text:p>6</text:p>
          </table:table-cell>
          <table:table-cell table:formula="of:=[.C267]=[.I267]" office:value-type="boolean" office:boolean-value="true">
            <text:p>TRUE</text:p>
          </table:table-cell>
          <table:table-cell table:formula="of:=[.D267]=[.J267]" office:value-type="boolean" office:boolean-value="true">
            <text:p>TRUE</text:p>
          </table:table-cell>
          <table:table-cell table:formula="of:=[.E267]-[.K267]" office:value-type="float" office:value="0.0000009999999992516">
            <text:p>0.000001</text:p>
          </table:table-cell>
          <table:table-cell table:formula="of:=[.O267]&gt;0.00001" office:value-type="boolean" office:boolean-value="false">
            <text:p>FALSE</text:p>
          </table:table-cell>
          <table:table-cell table:formula="of:=[.O26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8125">
            <text:p>9.898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69]-[.A268]" office:value-type="float" office:value="0.0000420000000005416">
            <text:p>0.000042</text:p>
          </table:table-cell>
          <table:table-cell table:formula="of:=ROW([.E268])-261" office:value-type="float" office:value="7">
            <text:p>7</text:p>
          </table:table-cell>
          <table:table-cell office:value-type="float" office:value="9.31394">
            <text:p>9.31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269]-[.G268]" office:value-type="float" office:value="0.0000450000000000728">
            <text:p>0.000045</text:p>
          </table:table-cell>
          <table:table-cell table:formula="of:=ROW([.K268])-261" office:value-type="float" office:value="7">
            <text:p>7</text:p>
          </table:table-cell>
          <table:table-cell table:formula="of:=[.C268]=[.I268]" office:value-type="boolean" office:boolean-value="true">
            <text:p>TRUE</text:p>
          </table:table-cell>
          <table:table-cell table:formula="of:=[.D268]=[.J268]" office:value-type="boolean" office:boolean-value="true">
            <text:p>TRUE</text:p>
          </table:table-cell>
          <table:table-cell table:formula="of:=[.E268]-[.K268]" office:value-type="float" office:value="-0.00000299999999953116">
            <text:p>-0.000003</text:p>
          </table:table-cell>
          <table:table-cell table:formula="of:=[.O268]&gt;0.00001" office:value-type="boolean" office:boolean-value="false">
            <text:p>FALSE</text:p>
          </table:table-cell>
          <table:table-cell table:formula="of:=[.O26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8167">
            <text:p>9.89816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270]-[.A269]" office:value-type="float" office:value="0.0000429999999997932">
            <text:p>0.000043</text:p>
          </table:table-cell>
          <table:table-cell table:formula="of:=ROW([.E269])-261" office:value-type="float" office:value="8">
            <text:p>8</text:p>
          </table:table-cell>
          <table:table-cell office:value-type="float" office:value="9.313985">
            <text:p>9.31398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270]-[.G269]" office:value-type="float" office:value="0.0000409999999995137">
            <text:p>0.000041</text:p>
          </table:table-cell>
          <table:table-cell table:formula="of:=ROW([.K269])-261" office:value-type="float" office:value="8">
            <text:p>8</text:p>
          </table:table-cell>
          <table:table-cell table:formula="of:=[.C269]=[.I269]" office:value-type="boolean" office:boolean-value="true">
            <text:p>TRUE</text:p>
          </table:table-cell>
          <table:table-cell table:formula="of:=[.D269]=[.J269]" office:value-type="boolean" office:boolean-value="true">
            <text:p>TRUE</text:p>
          </table:table-cell>
          <table:table-cell table:formula="of:=[.E269]-[.K269]" office:value-type="float" office:value="0.00000200000000027956">
            <text:p>0.000002</text:p>
          </table:table-cell>
          <table:table-cell table:formula="of:=[.O269]&gt;0.00001" office:value-type="boolean" office:boolean-value="false">
            <text:p>FALSE</text:p>
          </table:table-cell>
          <table:table-cell table:formula="of:=[.O26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821">
            <text:p>9.8982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71]-[.A270]" office:value-type="float" office:value="0.0000429999999997932">
            <text:p>0.000043</text:p>
          </table:table-cell>
          <table:table-cell table:formula="of:=ROW([.E270])-261" office:value-type="float" office:value="9">
            <text:p>9</text:p>
          </table:table-cell>
          <table:table-cell office:value-type="float" office:value="9.314026">
            <text:p>9.3140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271]-[.G270]" office:value-type="float" office:value="0.0000450000000000728">
            <text:p>0.000045</text:p>
          </table:table-cell>
          <table:table-cell table:formula="of:=ROW([.K270])-261" office:value-type="float" office:value="9">
            <text:p>9</text:p>
          </table:table-cell>
          <table:table-cell table:formula="of:=[.C270]=[.I270]" office:value-type="boolean" office:boolean-value="true">
            <text:p>TRUE</text:p>
          </table:table-cell>
          <table:table-cell table:formula="of:=[.D270]=[.J270]" office:value-type="boolean" office:boolean-value="true">
            <text:p>TRUE</text:p>
          </table:table-cell>
          <table:table-cell table:formula="of:=[.E270]-[.K270]" office:value-type="float" office:value="-0.00000200000000027956">
            <text:p>-0.000002</text:p>
          </table:table-cell>
          <table:table-cell table:formula="of:=[.O270]&gt;0.00001" office:value-type="boolean" office:boolean-value="false">
            <text:p>FALSE</text:p>
          </table:table-cell>
          <table:table-cell table:formula="of:=[.O27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8253">
            <text:p>9.898253</text:p>
          </table:table-cell>
          <table:table-cell table:number-columns-repeated="3" office:value-type="float" office:value="1">
            <text:p>1</text:p>
          </table:table-cell>
          <table:table-cell table:formula="of:=[.A272]-[.A271]" office:value-type="float" office:value="0.0000419999999987653">
            <text:p>0.000042</text:p>
          </table:table-cell>
          <table:table-cell table:formula="of:=ROW([.E271])-261" office:value-type="float" office:value="10">
            <text:p>10</text:p>
          </table:table-cell>
          <table:table-cell office:value-type="float" office:value="9.314071">
            <text:p>9.314071</text:p>
          </table:table-cell>
          <table:table-cell table:number-columns-repeated="3" office:value-type="float" office:value="1">
            <text:p>1</text:p>
          </table:table-cell>
          <table:table-cell table:formula="of:=[.G272]-[.G271]" office:value-type="float" office:value="0.0000420000000005416">
            <text:p>0.000042</text:p>
          </table:table-cell>
          <table:table-cell table:formula="of:=ROW([.K271])-261" office:value-type="float" office:value="10">
            <text:p>10</text:p>
          </table:table-cell>
          <table:table-cell table:formula="of:=[.C271]=[.I271]" office:value-type="boolean" office:boolean-value="true">
            <text:p>TRUE</text:p>
          </table:table-cell>
          <table:table-cell table:formula="of:=[.D271]=[.J271]" office:value-type="boolean" office:boolean-value="true">
            <text:p>TRUE</text:p>
          </table:table-cell>
          <table:table-cell table:formula="of:=[.E271]-[.K271]" office:value-type="float" office:value="-1.77635683940025E-015">
            <text:p>-1.77635683940025E-015</text:p>
          </table:table-cell>
          <table:table-cell table:formula="of:=[.O271]&gt;0.00001" office:value-type="boolean" office:boolean-value="false">
            <text:p>FALSE</text:p>
          </table:table-cell>
          <table:table-cell table:formula="of:=[.O27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8295">
            <text:p>9.8982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73]-[.A272]" office:value-type="float" office:value="0.0000430000000015696">
            <text:p>0.000043</text:p>
          </table:table-cell>
          <table:table-cell table:formula="of:=ROW([.E272])-261" office:value-type="float" office:value="11">
            <text:p>11</text:p>
          </table:table-cell>
          <table:table-cell office:value-type="float" office:value="9.314113">
            <text:p>9.314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273]-[.G272]" office:value-type="float" office:value="0.0000439999999990448">
            <text:p>0.000044</text:p>
          </table:table-cell>
          <table:table-cell table:formula="of:=ROW([.K272])-261" office:value-type="float" office:value="11">
            <text:p>11</text:p>
          </table:table-cell>
          <table:table-cell table:formula="of:=[.C272]=[.I272]" office:value-type="boolean" office:boolean-value="true">
            <text:p>TRUE</text:p>
          </table:table-cell>
          <table:table-cell table:formula="of:=[.D272]=[.J272]" office:value-type="boolean" office:boolean-value="true">
            <text:p>TRUE</text:p>
          </table:table-cell>
          <table:table-cell table:formula="of:=[.E272]-[.K272]" office:value-type="float" office:value="-0.000000999999997475243">
            <text:p>-0.000001</text:p>
          </table:table-cell>
          <table:table-cell table:formula="of:=[.O272]&gt;0.00001" office:value-type="boolean" office:boolean-value="false">
            <text:p>FALSE</text:p>
          </table:table-cell>
          <table:table-cell table:formula="of:=[.O27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8338">
            <text:p>9.89833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274]-[.A273]" office:value-type="float" office:value="0.0000429999999997932">
            <text:p>0.000043</text:p>
          </table:table-cell>
          <table:table-cell table:formula="of:=ROW([.E273])-261" office:value-type="float" office:value="12">
            <text:p>12</text:p>
          </table:table-cell>
          <table:table-cell office:value-type="float" office:value="9.314157">
            <text:p>9.31415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274]-[.G273]" office:value-type="float" office:value="0.0000420000000005416">
            <text:p>0.000042</text:p>
          </table:table-cell>
          <table:table-cell table:formula="of:=ROW([.K273])-261" office:value-type="float" office:value="12">
            <text:p>12</text:p>
          </table:table-cell>
          <table:table-cell table:formula="of:=[.C273]=[.I273]" office:value-type="boolean" office:boolean-value="true">
            <text:p>TRUE</text:p>
          </table:table-cell>
          <table:table-cell table:formula="of:=[.D273]=[.J273]" office:value-type="boolean" office:boolean-value="true">
            <text:p>TRUE</text:p>
          </table:table-cell>
          <table:table-cell table:formula="of:=[.E273]-[.K273]" office:value-type="float" office:value="0.0000009999999992516">
            <text:p>0.000001</text:p>
          </table:table-cell>
          <table:table-cell table:formula="of:=[.O273]&gt;0.00001" office:value-type="boolean" office:boolean-value="false">
            <text:p>FALSE</text:p>
          </table:table-cell>
          <table:table-cell table:formula="of:=[.O27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8381">
            <text:p>9.89838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75]-[.A274]" office:value-type="float" office:value="0.0000429999999997932">
            <text:p>0.000043</text:p>
          </table:table-cell>
          <table:table-cell table:formula="of:=ROW([.E274])-261" office:value-type="float" office:value="13">
            <text:p>13</text:p>
          </table:table-cell>
          <table:table-cell office:value-type="float" office:value="9.314199">
            <text:p>9.31419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275]-[.G274]" office:value-type="float" office:value="0.0000439999999990448">
            <text:p>0.000044</text:p>
          </table:table-cell>
          <table:table-cell table:formula="of:=ROW([.K274])-261" office:value-type="float" office:value="13">
            <text:p>13</text:p>
          </table:table-cell>
          <table:table-cell table:formula="of:=[.C274]=[.I274]" office:value-type="boolean" office:boolean-value="true">
            <text:p>TRUE</text:p>
          </table:table-cell>
          <table:table-cell table:formula="of:=[.D274]=[.J274]" office:value-type="boolean" office:boolean-value="true">
            <text:p>TRUE</text:p>
          </table:table-cell>
          <table:table-cell table:formula="of:=[.E274]-[.K274]" office:value-type="float" office:value="-0.0000009999999992516">
            <text:p>-0.000001</text:p>
          </table:table-cell>
          <table:table-cell table:formula="of:=[.O274]&gt;0.00001" office:value-type="boolean" office:boolean-value="false">
            <text:p>FALSE</text:p>
          </table:table-cell>
          <table:table-cell table:formula="of:=[.O27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8424">
            <text:p>9.898424</text:p>
          </table:table-cell>
          <table:table-cell table:number-columns-repeated="3" office:value-type="float" office:value="1">
            <text:p>1</text:p>
          </table:table-cell>
          <table:table-cell table:formula="of:=[.A276]-[.A275]" office:value-type="float" office:value="0.0000419999999987653">
            <text:p>0.000042</text:p>
          </table:table-cell>
          <table:table-cell table:formula="of:=ROW([.E275])-261" office:value-type="float" office:value="14">
            <text:p>14</text:p>
          </table:table-cell>
          <table:table-cell office:value-type="float" office:value="9.314243">
            <text:p>9.314243</text:p>
          </table:table-cell>
          <table:table-cell table:number-columns-repeated="3" office:value-type="float" office:value="1">
            <text:p>1</text:p>
          </table:table-cell>
          <table:table-cell table:formula="of:=[.G276]-[.G275]" office:value-type="float" office:value="0.0000420000000005416">
            <text:p>0.000042</text:p>
          </table:table-cell>
          <table:table-cell table:formula="of:=ROW([.K275])-261" office:value-type="float" office:value="14">
            <text:p>14</text:p>
          </table:table-cell>
          <table:table-cell table:formula="of:=[.C275]=[.I275]" office:value-type="boolean" office:boolean-value="true">
            <text:p>TRUE</text:p>
          </table:table-cell>
          <table:table-cell table:formula="of:=[.D275]=[.J275]" office:value-type="boolean" office:boolean-value="true">
            <text:p>TRUE</text:p>
          </table:table-cell>
          <table:table-cell table:formula="of:=[.E275]-[.K275]" office:value-type="float" office:value="-1.77635683940025E-015">
            <text:p>-1.77635683940025E-015</text:p>
          </table:table-cell>
          <table:table-cell table:formula="of:=[.O275]&gt;0.00001" office:value-type="boolean" office:boolean-value="false">
            <text:p>FALSE</text:p>
          </table:table-cell>
          <table:table-cell table:formula="of:=[.O27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8466">
            <text:p>9.898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77]-[.A276]" office:value-type="float" office:value="0.0000430000000015696">
            <text:p>0.000043</text:p>
          </table:table-cell>
          <table:table-cell table:formula="of:=ROW([.E276])-261" office:value-type="float" office:value="15">
            <text:p>15</text:p>
          </table:table-cell>
          <table:table-cell office:value-type="float" office:value="9.314285">
            <text:p>9.3142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277]-[.G276]" office:value-type="float" office:value="0.0000450000000000728">
            <text:p>0.000045</text:p>
          </table:table-cell>
          <table:table-cell table:formula="of:=ROW([.K276])-261" office:value-type="float" office:value="15">
            <text:p>15</text:p>
          </table:table-cell>
          <table:table-cell table:formula="of:=[.C276]=[.I276]" office:value-type="boolean" office:boolean-value="true">
            <text:p>TRUE</text:p>
          </table:table-cell>
          <table:table-cell table:formula="of:=[.D276]=[.J276]" office:value-type="boolean" office:boolean-value="true">
            <text:p>TRUE</text:p>
          </table:table-cell>
          <table:table-cell table:formula="of:=[.E276]-[.K276]" office:value-type="float" office:value="-0.0000019999999985032">
            <text:p>-0.000002</text:p>
          </table:table-cell>
          <table:table-cell table:formula="of:=[.O276]&gt;0.00001" office:value-type="boolean" office:boolean-value="false">
            <text:p>FALSE</text:p>
          </table:table-cell>
          <table:table-cell table:formula="of:=[.O27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8509">
            <text:p>9.89850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278]-[.A277]" office:value-type="float" office:value="0.0000429999999997932">
            <text:p>0.000043</text:p>
          </table:table-cell>
          <table:table-cell table:formula="of:=ROW([.E277])-261" office:value-type="float" office:value="16">
            <text:p>16</text:p>
          </table:table-cell>
          <table:table-cell office:value-type="float" office:value="9.31433">
            <text:p>9.3143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278]-[.G277]" office:value-type="float" office:value="0.0000420000000005416">
            <text:p>0.000042</text:p>
          </table:table-cell>
          <table:table-cell table:formula="of:=ROW([.K277])-261" office:value-type="float" office:value="16">
            <text:p>16</text:p>
          </table:table-cell>
          <table:table-cell table:formula="of:=[.C277]=[.I277]" office:value-type="boolean" office:boolean-value="true">
            <text:p>TRUE</text:p>
          </table:table-cell>
          <table:table-cell table:formula="of:=[.D277]=[.J277]" office:value-type="boolean" office:boolean-value="true">
            <text:p>TRUE</text:p>
          </table:table-cell>
          <table:table-cell table:formula="of:=[.E277]-[.K277]" office:value-type="float" office:value="0.0000009999999992516">
            <text:p>0.000001</text:p>
          </table:table-cell>
          <table:table-cell table:formula="of:=[.O277]&gt;0.00001" office:value-type="boolean" office:boolean-value="false">
            <text:p>FALSE</text:p>
          </table:table-cell>
          <table:table-cell table:formula="of:=[.O27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8552">
            <text:p>9.89855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79]-[.A278]" office:value-type="float" office:value="0.0000419999999987653">
            <text:p>0.000042</text:p>
          </table:table-cell>
          <table:table-cell table:formula="of:=ROW([.E278])-261" office:value-type="float" office:value="17">
            <text:p>17</text:p>
          </table:table-cell>
          <table:table-cell office:value-type="float" office:value="9.314372">
            <text:p>9.3143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279]-[.G278]" office:value-type="float" office:value="0.0000439999999990448">
            <text:p>0.000044</text:p>
          </table:table-cell>
          <table:table-cell table:formula="of:=ROW([.K278])-261" office:value-type="float" office:value="17">
            <text:p>17</text:p>
          </table:table-cell>
          <table:table-cell table:formula="of:=[.C278]=[.I278]" office:value-type="boolean" office:boolean-value="true">
            <text:p>TRUE</text:p>
          </table:table-cell>
          <table:table-cell table:formula="of:=[.D278]=[.J278]" office:value-type="boolean" office:boolean-value="true">
            <text:p>TRUE</text:p>
          </table:table-cell>
          <table:table-cell table:formula="of:=[.E278]-[.K278]" office:value-type="float" office:value="-0.00000200000000027956">
            <text:p>-0.000002</text:p>
          </table:table-cell>
          <table:table-cell table:formula="of:=[.O278]&gt;0.00001" office:value-type="boolean" office:boolean-value="false">
            <text:p>FALSE</text:p>
          </table:table-cell>
          <table:table-cell table:formula="of:=[.O27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8594">
            <text:p>9.898594</text:p>
          </table:table-cell>
          <table:table-cell table:number-columns-repeated="3" office:value-type="float" office:value="1">
            <text:p>1</text:p>
          </table:table-cell>
          <table:table-cell table:formula="of:=[.A280]-[.A279]" office:value-type="float" office:value="0.0000430000000015696">
            <text:p>0.000043</text:p>
          </table:table-cell>
          <table:table-cell table:formula="of:=ROW([.E279])-261" office:value-type="float" office:value="18">
            <text:p>18</text:p>
          </table:table-cell>
          <table:table-cell office:value-type="float" office:value="9.314416">
            <text:p>9.314416</text:p>
          </table:table-cell>
          <table:table-cell table:number-columns-repeated="3" office:value-type="float" office:value="1">
            <text:p>1</text:p>
          </table:table-cell>
          <table:table-cell table:formula="of:=[.G280]-[.G279]" office:value-type="float" office:value="0.0000420000000005416">
            <text:p>0.000042</text:p>
          </table:table-cell>
          <table:table-cell table:formula="of:=ROW([.K279])-261" office:value-type="float" office:value="18">
            <text:p>18</text:p>
          </table:table-cell>
          <table:table-cell table:formula="of:=[.C279]=[.I279]" office:value-type="boolean" office:boolean-value="true">
            <text:p>TRUE</text:p>
          </table:table-cell>
          <table:table-cell table:formula="of:=[.D279]=[.J279]" office:value-type="boolean" office:boolean-value="true">
            <text:p>TRUE</text:p>
          </table:table-cell>
          <table:table-cell table:formula="of:=[.E279]-[.K279]" office:value-type="float" office:value="0.00000100000000102796">
            <text:p>0.000001</text:p>
          </table:table-cell>
          <table:table-cell table:formula="of:=[.O279]&gt;0.00001" office:value-type="boolean" office:boolean-value="false">
            <text:p>FALSE</text:p>
          </table:table-cell>
          <table:table-cell table:formula="of:=[.O27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8637">
            <text:p>9.8986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81]-[.A280]" office:value-type="float" office:value="0.0000429999999997932">
            <text:p>0.000043</text:p>
          </table:table-cell>
          <table:table-cell table:formula="of:=ROW([.E280])-261" office:value-type="float" office:value="19">
            <text:p>19</text:p>
          </table:table-cell>
          <table:table-cell office:value-type="float" office:value="9.314458">
            <text:p>9.3144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281]-[.G280]" office:value-type="float" office:value="0.0000450000000000728">
            <text:p>0.000045</text:p>
          </table:table-cell>
          <table:table-cell table:formula="of:=ROW([.K280])-261" office:value-type="float" office:value="19">
            <text:p>19</text:p>
          </table:table-cell>
          <table:table-cell table:formula="of:=[.C280]=[.I280]" office:value-type="boolean" office:boolean-value="true">
            <text:p>TRUE</text:p>
          </table:table-cell>
          <table:table-cell table:formula="of:=[.D280]=[.J280]" office:value-type="boolean" office:boolean-value="true">
            <text:p>TRUE</text:p>
          </table:table-cell>
          <table:table-cell table:formula="of:=[.E280]-[.K280]" office:value-type="float" office:value="-0.00000200000000027956">
            <text:p>-0.000002</text:p>
          </table:table-cell>
          <table:table-cell table:formula="of:=[.O280]&gt;0.00001" office:value-type="boolean" office:boolean-value="false">
            <text:p>FALSE</text:p>
          </table:table-cell>
          <table:table-cell table:formula="of:=[.O28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868">
            <text:p>9.8986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282]-[.A281]" office:value-type="float" office:value="0.0000419999999987653">
            <text:p>0.000042</text:p>
          </table:table-cell>
          <table:table-cell table:formula="of:=ROW([.E281])-261" office:value-type="float" office:value="20">
            <text:p>20</text:p>
          </table:table-cell>
          <table:table-cell office:value-type="float" office:value="9.314503">
            <text:p>9.31450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282]-[.G281]" office:value-type="float" office:value="0.0000420000000005416">
            <text:p>0.000042</text:p>
          </table:table-cell>
          <table:table-cell table:formula="of:=ROW([.K281])-261" office:value-type="float" office:value="20">
            <text:p>20</text:p>
          </table:table-cell>
          <table:table-cell table:formula="of:=[.C281]=[.I281]" office:value-type="boolean" office:boolean-value="true">
            <text:p>TRUE</text:p>
          </table:table-cell>
          <table:table-cell table:formula="of:=[.D281]=[.J281]" office:value-type="boolean" office:boolean-value="true">
            <text:p>TRUE</text:p>
          </table:table-cell>
          <table:table-cell table:formula="of:=[.E281]-[.K281]" office:value-type="float" office:value="-1.77635683940025E-015">
            <text:p>-1.77635683940025E-015</text:p>
          </table:table-cell>
          <table:table-cell table:formula="of:=[.O281]&gt;0.00001" office:value-type="boolean" office:boolean-value="false">
            <text:p>FALSE</text:p>
          </table:table-cell>
          <table:table-cell table:formula="of:=[.O28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8722">
            <text:p>9.89872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83]-[.A282]" office:value-type="float" office:value="0.0000429999999997932">
            <text:p>0.000043</text:p>
          </table:table-cell>
          <table:table-cell table:formula="of:=ROW([.E282])-261" office:value-type="float" office:value="21">
            <text:p>21</text:p>
          </table:table-cell>
          <table:table-cell office:value-type="float" office:value="9.314545">
            <text:p>9.31454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283]-[.G282]" office:value-type="float" office:value="0.0000439999999990448">
            <text:p>0.000044</text:p>
          </table:table-cell>
          <table:table-cell table:formula="of:=ROW([.K282])-261" office:value-type="float" office:value="21">
            <text:p>21</text:p>
          </table:table-cell>
          <table:table-cell table:formula="of:=[.C282]=[.I282]" office:value-type="boolean" office:boolean-value="true">
            <text:p>TRUE</text:p>
          </table:table-cell>
          <table:table-cell table:formula="of:=[.D282]=[.J282]" office:value-type="boolean" office:boolean-value="true">
            <text:p>TRUE</text:p>
          </table:table-cell>
          <table:table-cell table:formula="of:=[.E282]-[.K282]" office:value-type="float" office:value="-0.0000009999999992516">
            <text:p>-0.000001</text:p>
          </table:table-cell>
          <table:table-cell table:formula="of:=[.O282]&gt;0.00001" office:value-type="boolean" office:boolean-value="false">
            <text:p>FALSE</text:p>
          </table:table-cell>
          <table:table-cell table:formula="of:=[.O28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8765">
            <text:p>9.898765</text:p>
          </table:table-cell>
          <table:table-cell table:number-columns-repeated="3" office:value-type="float" office:value="1">
            <text:p>1</text:p>
          </table:table-cell>
          <table:table-cell table:formula="of:=[.A284]-[.A283]" office:value-type="float" office:value="0.0000430000000015696">
            <text:p>0.000043</text:p>
          </table:table-cell>
          <table:table-cell table:formula="of:=ROW([.E283])-261" office:value-type="float" office:value="22">
            <text:p>22</text:p>
          </table:table-cell>
          <table:table-cell office:value-type="float" office:value="9.314589">
            <text:p>9.314589</text:p>
          </table:table-cell>
          <table:table-cell table:number-columns-repeated="3" office:value-type="float" office:value="1">
            <text:p>1</text:p>
          </table:table-cell>
          <table:table-cell table:formula="of:=[.G284]-[.G283]" office:value-type="float" office:value="0.0000420000000005416">
            <text:p>0.000042</text:p>
          </table:table-cell>
          <table:table-cell table:formula="of:=ROW([.K283])-261" office:value-type="float" office:value="22">
            <text:p>22</text:p>
          </table:table-cell>
          <table:table-cell table:formula="of:=[.C283]=[.I283]" office:value-type="boolean" office:boolean-value="true">
            <text:p>TRUE</text:p>
          </table:table-cell>
          <table:table-cell table:formula="of:=[.D283]=[.J283]" office:value-type="boolean" office:boolean-value="true">
            <text:p>TRUE</text:p>
          </table:table-cell>
          <table:table-cell table:formula="of:=[.E283]-[.K283]" office:value-type="float" office:value="0.00000100000000102796">
            <text:p>0.000001</text:p>
          </table:table-cell>
          <table:table-cell table:formula="of:=[.O283]&gt;0.00001" office:value-type="boolean" office:boolean-value="false">
            <text:p>FALSE</text:p>
          </table:table-cell>
          <table:table-cell table:formula="of:=[.O28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8808">
            <text:p>9.8988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85]-[.A284]" office:value-type="float" office:value="0.0000419999999987653">
            <text:p>0.000042</text:p>
          </table:table-cell>
          <table:table-cell table:formula="of:=ROW([.E284])-261" office:value-type="float" office:value="23">
            <text:p>23</text:p>
          </table:table-cell>
          <table:table-cell office:value-type="float" office:value="9.314631">
            <text:p>9.3146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285]-[.G284]" office:value-type="float" office:value="0.0000450000000000728">
            <text:p>0.000045</text:p>
          </table:table-cell>
          <table:table-cell table:formula="of:=ROW([.K284])-261" office:value-type="float" office:value="23">
            <text:p>23</text:p>
          </table:table-cell>
          <table:table-cell table:formula="of:=[.C284]=[.I284]" office:value-type="boolean" office:boolean-value="true">
            <text:p>TRUE</text:p>
          </table:table-cell>
          <table:table-cell table:formula="of:=[.D284]=[.J284]" office:value-type="boolean" office:boolean-value="true">
            <text:p>TRUE</text:p>
          </table:table-cell>
          <table:table-cell table:formula="of:=[.E284]-[.K284]" office:value-type="float" office:value="-0.00000300000000130751">
            <text:p>-0.000003</text:p>
          </table:table-cell>
          <table:table-cell table:formula="of:=[.O284]&gt;0.00001" office:value-type="boolean" office:boolean-value="false">
            <text:p>FALSE</text:p>
          </table:table-cell>
          <table:table-cell table:formula="of:=[.O28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885">
            <text:p>9.8988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286]-[.A285]" office:value-type="float" office:value="0.0000429999999997932">
            <text:p>0.000043</text:p>
          </table:table-cell>
          <table:table-cell table:formula="of:=ROW([.E285])-261" office:value-type="float" office:value="24">
            <text:p>24</text:p>
          </table:table-cell>
          <table:table-cell office:value-type="float" office:value="9.314676">
            <text:p>9.31467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286]-[.G285]" office:value-type="float" office:value="0.0000409999999995137">
            <text:p>0.000041</text:p>
          </table:table-cell>
          <table:table-cell table:formula="of:=ROW([.K285])-261" office:value-type="float" office:value="24">
            <text:p>24</text:p>
          </table:table-cell>
          <table:table-cell table:formula="of:=[.C285]=[.I285]" office:value-type="boolean" office:boolean-value="true">
            <text:p>TRUE</text:p>
          </table:table-cell>
          <table:table-cell table:formula="of:=[.D285]=[.J285]" office:value-type="boolean" office:boolean-value="true">
            <text:p>TRUE</text:p>
          </table:table-cell>
          <table:table-cell table:formula="of:=[.E285]-[.K285]" office:value-type="float" office:value="0.00000200000000027956">
            <text:p>0.000002</text:p>
          </table:table-cell>
          <table:table-cell table:formula="of:=[.O285]&gt;0.00001" office:value-type="boolean" office:boolean-value="false">
            <text:p>FALSE</text:p>
          </table:table-cell>
          <table:table-cell table:formula="of:=[.O28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8893">
            <text:p>9.89889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87]-[.A286]" office:value-type="float" office:value="0.0000429999999997932">
            <text:p>0.000043</text:p>
          </table:table-cell>
          <table:table-cell table:formula="of:=ROW([.E286])-261" office:value-type="float" office:value="25">
            <text:p>25</text:p>
          </table:table-cell>
          <table:table-cell office:value-type="float" office:value="9.314717">
            <text:p>9.31471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287]-[.G286]" office:value-type="float" office:value="0.0000450000000000728">
            <text:p>0.000045</text:p>
          </table:table-cell>
          <table:table-cell table:formula="of:=ROW([.K286])-261" office:value-type="float" office:value="25">
            <text:p>25</text:p>
          </table:table-cell>
          <table:table-cell table:formula="of:=[.C286]=[.I286]" office:value-type="boolean" office:boolean-value="true">
            <text:p>TRUE</text:p>
          </table:table-cell>
          <table:table-cell table:formula="of:=[.D286]=[.J286]" office:value-type="boolean" office:boolean-value="true">
            <text:p>TRUE</text:p>
          </table:table-cell>
          <table:table-cell table:formula="of:=[.E286]-[.K286]" office:value-type="float" office:value="-0.00000200000000027956">
            <text:p>-0.000002</text:p>
          </table:table-cell>
          <table:table-cell table:formula="of:=[.O286]&gt;0.00001" office:value-type="boolean" office:boolean-value="false">
            <text:p>FALSE</text:p>
          </table:table-cell>
          <table:table-cell table:formula="of:=[.O28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8936">
            <text:p>9.898936</text:p>
          </table:table-cell>
          <table:table-cell table:number-columns-repeated="3" office:value-type="float" office:value="1">
            <text:p>1</text:p>
          </table:table-cell>
          <table:table-cell table:formula="of:=[.A288]-[.A287]" office:value-type="float" office:value="0.0000420000000005416">
            <text:p>0.000042</text:p>
          </table:table-cell>
          <table:table-cell table:formula="of:=ROW([.E287])-261" office:value-type="float" office:value="26">
            <text:p>26</text:p>
          </table:table-cell>
          <table:table-cell office:value-type="float" office:value="9.314762">
            <text:p>9.314762</text:p>
          </table:table-cell>
          <table:table-cell table:number-columns-repeated="3" office:value-type="float" office:value="1">
            <text:p>1</text:p>
          </table:table-cell>
          <table:table-cell table:formula="of:=[.G288]-[.G287]" office:value-type="float" office:value="0.0000420000000005416">
            <text:p>0.000042</text:p>
          </table:table-cell>
          <table:table-cell table:formula="of:=ROW([.K287])-261" office:value-type="float" office:value="26">
            <text:p>26</text:p>
          </table:table-cell>
          <table:table-cell table:formula="of:=[.C287]=[.I287]" office:value-type="boolean" office:boolean-value="true">
            <text:p>TRUE</text:p>
          </table:table-cell>
          <table:table-cell table:formula="of:=[.D287]=[.J287]" office:value-type="boolean" office:boolean-value="true">
            <text:p>TRUE</text:p>
          </table:table-cell>
          <table:table-cell table:formula="of:=[.E287]-[.K287]" office:value-type="float" office:value="0">
            <text:p>0</text:p>
          </table:table-cell>
          <table:table-cell table:formula="of:=[.O287]&gt;0.00001" office:value-type="boolean" office:boolean-value="false">
            <text:p>FALSE</text:p>
          </table:table-cell>
          <table:table-cell table:formula="of:=[.O28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8978">
            <text:p>9.8989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89]-[.A288]" office:value-type="float" office:value="0.0000429999999997932">
            <text:p>0.000043</text:p>
          </table:table-cell>
          <table:table-cell table:formula="of:=ROW([.E288])-261" office:value-type="float" office:value="27">
            <text:p>27</text:p>
          </table:table-cell>
          <table:table-cell office:value-type="float" office:value="9.314804">
            <text:p>9.3148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289]-[.G288]" office:value-type="float" office:value="0.0000499999999998835">
            <text:p>0.00005</text:p>
          </table:table-cell>
          <table:table-cell table:formula="of:=ROW([.K288])-261" office:value-type="float" office:value="27">
            <text:p>27</text:p>
          </table:table-cell>
          <table:table-cell table:formula="of:=[.C288]=[.I288]" office:value-type="boolean" office:boolean-value="true">
            <text:p>TRUE</text:p>
          </table:table-cell>
          <table:table-cell table:formula="of:=[.D288]=[.J288]" office:value-type="boolean" office:boolean-value="true">
            <text:p>TRUE</text:p>
          </table:table-cell>
          <table:table-cell table:formula="of:=[.E288]-[.K288]" office:value-type="float" office:value="-0.00000700000000009027">
            <text:p>-0.000007</text:p>
          </table:table-cell>
          <table:table-cell table:formula="of:=[.O288]&gt;0.00001" office:value-type="boolean" office:boolean-value="false">
            <text:p>FALSE</text:p>
          </table:table-cell>
          <table:table-cell table:formula="of:=[.O28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9021">
            <text:p>9.89902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290]-[.A289]" office:value-type="float" office:value="0.0000429999999997932">
            <text:p>0.000043</text:p>
          </table:table-cell>
          <table:table-cell table:formula="of:=ROW([.E289])-261" office:value-type="float" office:value="28">
            <text:p>28</text:p>
          </table:table-cell>
          <table:table-cell office:value-type="float" office:value="9.314854">
            <text:p>9.31485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290]-[.G289]" office:value-type="float" office:value="0.0000419999999987653">
            <text:p>0.000042</text:p>
          </table:table-cell>
          <table:table-cell table:formula="of:=ROW([.K289])-261" office:value-type="float" office:value="28">
            <text:p>28</text:p>
          </table:table-cell>
          <table:table-cell table:formula="of:=[.C289]=[.I289]" office:value-type="boolean" office:boolean-value="true">
            <text:p>TRUE</text:p>
          </table:table-cell>
          <table:table-cell table:formula="of:=[.D289]=[.J289]" office:value-type="boolean" office:boolean-value="true">
            <text:p>TRUE</text:p>
          </table:table-cell>
          <table:table-cell table:formula="of:=[.E289]-[.K289]" office:value-type="float" office:value="0.00000100000000102796">
            <text:p>0.000001</text:p>
          </table:table-cell>
          <table:table-cell table:formula="of:=[.O289]&gt;0.00001" office:value-type="boolean" office:boolean-value="false">
            <text:p>FALSE</text:p>
          </table:table-cell>
          <table:table-cell table:formula="of:=[.O28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9064">
            <text:p>9.89906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91]-[.A290]" office:value-type="float" office:value="0.0000420000000005416">
            <text:p>0.000042</text:p>
          </table:table-cell>
          <table:table-cell table:formula="of:=ROW([.E290])-261" office:value-type="float" office:value="29">
            <text:p>29</text:p>
          </table:table-cell>
          <table:table-cell office:value-type="float" office:value="9.314896">
            <text:p>9.31489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291]-[.G290]" office:value-type="float" office:value="0.0000450000000000728">
            <text:p>0.000045</text:p>
          </table:table-cell>
          <table:table-cell table:formula="of:=ROW([.K290])-261" office:value-type="float" office:value="29">
            <text:p>29</text:p>
          </table:table-cell>
          <table:table-cell table:formula="of:=[.C290]=[.I290]" office:value-type="boolean" office:boolean-value="true">
            <text:p>TRUE</text:p>
          </table:table-cell>
          <table:table-cell table:formula="of:=[.D290]=[.J290]" office:value-type="boolean" office:boolean-value="true">
            <text:p>TRUE</text:p>
          </table:table-cell>
          <table:table-cell table:formula="of:=[.E290]-[.K290]" office:value-type="float" office:value="-0.00000299999999953116">
            <text:p>-0.000003</text:p>
          </table:table-cell>
          <table:table-cell table:formula="of:=[.O290]&gt;0.00001" office:value-type="boolean" office:boolean-value="false">
            <text:p>FALSE</text:p>
          </table:table-cell>
          <table:table-cell table:formula="of:=[.O29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9106">
            <text:p>9.899106</text:p>
          </table:table-cell>
          <table:table-cell table:number-columns-repeated="3" office:value-type="float" office:value="1">
            <text:p>1</text:p>
          </table:table-cell>
          <table:table-cell table:formula="of:=[.A292]-[.A291]" office:value-type="float" office:value="0.0000429999999997932">
            <text:p>0.000043</text:p>
          </table:table-cell>
          <table:table-cell table:formula="of:=ROW([.E291])-261" office:value-type="float" office:value="30">
            <text:p>30</text:p>
          </table:table-cell>
          <table:table-cell office:value-type="float" office:value="9.314941">
            <text:p>9.314941</text:p>
          </table:table-cell>
          <table:table-cell table:number-columns-repeated="3" office:value-type="float" office:value="1">
            <text:p>1</text:p>
          </table:table-cell>
          <table:table-cell table:formula="of:=[.G292]-[.G291]" office:value-type="float" office:value="0.0000420000000005416">
            <text:p>0.000042</text:p>
          </table:table-cell>
          <table:table-cell table:formula="of:=ROW([.K291])-261" office:value-type="float" office:value="30">
            <text:p>30</text:p>
          </table:table-cell>
          <table:table-cell table:formula="of:=[.C291]=[.I291]" office:value-type="boolean" office:boolean-value="true">
            <text:p>TRUE</text:p>
          </table:table-cell>
          <table:table-cell table:formula="of:=[.D291]=[.J291]" office:value-type="boolean" office:boolean-value="true">
            <text:p>TRUE</text:p>
          </table:table-cell>
          <table:table-cell table:formula="of:=[.E291]-[.K291]" office:value-type="float" office:value="0.0000009999999992516">
            <text:p>0.000001</text:p>
          </table:table-cell>
          <table:table-cell table:formula="of:=[.O291]&gt;0.00001" office:value-type="boolean" office:boolean-value="false">
            <text:p>FALSE</text:p>
          </table:table-cell>
          <table:table-cell table:formula="of:=[.O29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9149">
            <text:p>9.8991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93]-[.A292]" office:value-type="float" office:value="0.0000429999999997932">
            <text:p>0.000043</text:p>
          </table:table-cell>
          <table:table-cell table:formula="of:=ROW([.E292])-261" office:value-type="float" office:value="31">
            <text:p>31</text:p>
          </table:table-cell>
          <table:table-cell office:value-type="float" office:value="9.314983">
            <text:p>9.3149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293]-[.G292]" office:value-type="float" office:value="0.0000440000000008212">
            <text:p>0.000044</text:p>
          </table:table-cell>
          <table:table-cell table:formula="of:=ROW([.K292])-261" office:value-type="float" office:value="31">
            <text:p>31</text:p>
          </table:table-cell>
          <table:table-cell table:formula="of:=[.C292]=[.I292]" office:value-type="boolean" office:boolean-value="true">
            <text:p>TRUE</text:p>
          </table:table-cell>
          <table:table-cell table:formula="of:=[.D292]=[.J292]" office:value-type="boolean" office:boolean-value="true">
            <text:p>TRUE</text:p>
          </table:table-cell>
          <table:table-cell table:formula="of:=[.E292]-[.K292]" office:value-type="float" office:value="-0.00000100000000102796">
            <text:p>-0.000001</text:p>
          </table:table-cell>
          <table:table-cell table:formula="of:=[.O292]&gt;0.00001" office:value-type="boolean" office:boolean-value="false">
            <text:p>FALSE</text:p>
          </table:table-cell>
          <table:table-cell table:formula="of:=[.O29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9192">
            <text:p>9.89919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294]-[.A293]" office:value-type="float" office:value="0.0000420000000005416">
            <text:p>0.000042</text:p>
          </table:table-cell>
          <table:table-cell table:formula="of:=ROW([.E293])-261" office:value-type="float" office:value="32">
            <text:p>32</text:p>
          </table:table-cell>
          <table:table-cell office:value-type="float" office:value="9.315027">
            <text:p>9.31502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294]-[.G293]" office:value-type="float" office:value="0.0000419999999987653">
            <text:p>0.000042</text:p>
          </table:table-cell>
          <table:table-cell table:formula="of:=ROW([.K293])-261" office:value-type="float" office:value="32">
            <text:p>32</text:p>
          </table:table-cell>
          <table:table-cell table:formula="of:=[.C293]=[.I293]" office:value-type="boolean" office:boolean-value="true">
            <text:p>TRUE</text:p>
          </table:table-cell>
          <table:table-cell table:formula="of:=[.D293]=[.J293]" office:value-type="boolean" office:boolean-value="true">
            <text:p>TRUE</text:p>
          </table:table-cell>
          <table:table-cell table:formula="of:=[.E293]-[.K293]" office:value-type="float" office:value="1.77635683940025E-015">
            <text:p>1.77635683940025E-015</text:p>
          </table:table-cell>
          <table:table-cell table:formula="of:=[.O293]&gt;0.00001" office:value-type="boolean" office:boolean-value="false">
            <text:p>FALSE</text:p>
          </table:table-cell>
          <table:table-cell table:formula="of:=[.O29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9234">
            <text:p>9.89923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95]-[.A294]" office:value-type="float" office:value="0.0000429999999997932">
            <text:p>0.000043</text:p>
          </table:table-cell>
          <table:table-cell table:formula="of:=ROW([.E294])-261" office:value-type="float" office:value="33">
            <text:p>33</text:p>
          </table:table-cell>
          <table:table-cell office:value-type="float" office:value="9.315069">
            <text:p>9.3150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295]-[.G294]" office:value-type="float" office:value="0.0000440000000008212">
            <text:p>0.000044</text:p>
          </table:table-cell>
          <table:table-cell table:formula="of:=ROW([.K294])-261" office:value-type="float" office:value="33">
            <text:p>33</text:p>
          </table:table-cell>
          <table:table-cell table:formula="of:=[.C294]=[.I294]" office:value-type="boolean" office:boolean-value="true">
            <text:p>TRUE</text:p>
          </table:table-cell>
          <table:table-cell table:formula="of:=[.D294]=[.J294]" office:value-type="boolean" office:boolean-value="true">
            <text:p>TRUE</text:p>
          </table:table-cell>
          <table:table-cell table:formula="of:=[.E294]-[.K294]" office:value-type="float" office:value="-0.00000100000000102796">
            <text:p>-0.000001</text:p>
          </table:table-cell>
          <table:table-cell table:formula="of:=[.O294]&gt;0.00001" office:value-type="boolean" office:boolean-value="false">
            <text:p>FALSE</text:p>
          </table:table-cell>
          <table:table-cell table:formula="of:=[.O29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9277">
            <text:p>9.899277</text:p>
          </table:table-cell>
          <table:table-cell table:number-columns-repeated="3" office:value-type="float" office:value="1">
            <text:p>1</text:p>
          </table:table-cell>
          <table:table-cell table:formula="of:=[.A296]-[.A295]" office:value-type="float" office:value="0.0000429999999997932">
            <text:p>0.000043</text:p>
          </table:table-cell>
          <table:table-cell table:formula="of:=ROW([.E295])-261" office:value-type="float" office:value="34">
            <text:p>34</text:p>
          </table:table-cell>
          <table:table-cell office:value-type="float" office:value="9.315113">
            <text:p>9.315113</text:p>
          </table:table-cell>
          <table:table-cell table:number-columns-repeated="3" office:value-type="float" office:value="1">
            <text:p>1</text:p>
          </table:table-cell>
          <table:table-cell table:formula="of:=[.G296]-[.G295]" office:value-type="float" office:value="0.0000420000000005416">
            <text:p>0.000042</text:p>
          </table:table-cell>
          <table:table-cell table:formula="of:=ROW([.K295])-261" office:value-type="float" office:value="34">
            <text:p>34</text:p>
          </table:table-cell>
          <table:table-cell table:formula="of:=[.C295]=[.I295]" office:value-type="boolean" office:boolean-value="true">
            <text:p>TRUE</text:p>
          </table:table-cell>
          <table:table-cell table:formula="of:=[.D295]=[.J295]" office:value-type="boolean" office:boolean-value="true">
            <text:p>TRUE</text:p>
          </table:table-cell>
          <table:table-cell table:formula="of:=[.E295]-[.K295]" office:value-type="float" office:value="0.0000009999999992516">
            <text:p>0.000001</text:p>
          </table:table-cell>
          <table:table-cell table:formula="of:=[.O295]&gt;0.00001" office:value-type="boolean" office:boolean-value="false">
            <text:p>FALSE</text:p>
          </table:table-cell>
          <table:table-cell table:formula="of:=[.O29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932">
            <text:p>9.899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97]-[.A296]" office:value-type="float" office:value="0.0000420000000005416">
            <text:p>0.000042</text:p>
          </table:table-cell>
          <table:table-cell table:formula="of:=ROW([.E296])-261" office:value-type="float" office:value="35">
            <text:p>35</text:p>
          </table:table-cell>
          <table:table-cell office:value-type="float" office:value="9.315155">
            <text:p>9.3151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297]-[.G296]" office:value-type="float" office:value="0.0000450000000000728">
            <text:p>0.000045</text:p>
          </table:table-cell>
          <table:table-cell table:formula="of:=ROW([.K296])-261" office:value-type="float" office:value="35">
            <text:p>35</text:p>
          </table:table-cell>
          <table:table-cell table:formula="of:=[.C296]=[.I296]" office:value-type="boolean" office:boolean-value="true">
            <text:p>TRUE</text:p>
          </table:table-cell>
          <table:table-cell table:formula="of:=[.D296]=[.J296]" office:value-type="boolean" office:boolean-value="true">
            <text:p>TRUE</text:p>
          </table:table-cell>
          <table:table-cell table:formula="of:=[.E296]-[.K296]" office:value-type="float" office:value="-0.00000299999999953116">
            <text:p>-0.000003</text:p>
          </table:table-cell>
          <table:table-cell table:formula="of:=[.O296]&gt;0.00001" office:value-type="boolean" office:boolean-value="false">
            <text:p>FALSE</text:p>
          </table:table-cell>
          <table:table-cell table:formula="of:=[.O29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9362">
            <text:p>9.89936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298]-[.A297]" office:value-type="float" office:value="0.0000429999999997932">
            <text:p>0.000043</text:p>
          </table:table-cell>
          <table:table-cell table:formula="of:=ROW([.E297])-261" office:value-type="float" office:value="36">
            <text:p>36</text:p>
          </table:table-cell>
          <table:table-cell office:value-type="float" office:value="9.3152">
            <text:p>9.315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298]-[.G297]" office:value-type="float" office:value="0.0000419999999987653">
            <text:p>0.000042</text:p>
          </table:table-cell>
          <table:table-cell table:formula="of:=ROW([.K297])-261" office:value-type="float" office:value="36">
            <text:p>36</text:p>
          </table:table-cell>
          <table:table-cell table:formula="of:=[.C297]=[.I297]" office:value-type="boolean" office:boolean-value="true">
            <text:p>TRUE</text:p>
          </table:table-cell>
          <table:table-cell table:formula="of:=[.D297]=[.J297]" office:value-type="boolean" office:boolean-value="true">
            <text:p>TRUE</text:p>
          </table:table-cell>
          <table:table-cell table:formula="of:=[.E297]-[.K297]" office:value-type="float" office:value="0.00000100000000102796">
            <text:p>0.000001</text:p>
          </table:table-cell>
          <table:table-cell table:formula="of:=[.O297]&gt;0.00001" office:value-type="boolean" office:boolean-value="false">
            <text:p>FALSE</text:p>
          </table:table-cell>
          <table:table-cell table:formula="of:=[.O29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9405">
            <text:p>9.89940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99]-[.A298]" office:value-type="float" office:value="0.0000429999999997932">
            <text:p>0.000043</text:p>
          </table:table-cell>
          <table:table-cell table:formula="of:=ROW([.E298])-261" office:value-type="float" office:value="37">
            <text:p>37</text:p>
          </table:table-cell>
          <table:table-cell office:value-type="float" office:value="9.315242">
            <text:p>9.31524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299]-[.G298]" office:value-type="float" office:value="0.0000440000000008212">
            <text:p>0.000044</text:p>
          </table:table-cell>
          <table:table-cell table:formula="of:=ROW([.K298])-261" office:value-type="float" office:value="37">
            <text:p>37</text:p>
          </table:table-cell>
          <table:table-cell table:formula="of:=[.C298]=[.I298]" office:value-type="boolean" office:boolean-value="true">
            <text:p>TRUE</text:p>
          </table:table-cell>
          <table:table-cell table:formula="of:=[.D298]=[.J298]" office:value-type="boolean" office:boolean-value="true">
            <text:p>TRUE</text:p>
          </table:table-cell>
          <table:table-cell table:formula="of:=[.E298]-[.K298]" office:value-type="float" office:value="-0.00000100000000102796">
            <text:p>-0.000001</text:p>
          </table:table-cell>
          <table:table-cell table:formula="of:=[.O298]&gt;0.00001" office:value-type="boolean" office:boolean-value="false">
            <text:p>FALSE</text:p>
          </table:table-cell>
          <table:table-cell table:formula="of:=[.O29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9448">
            <text:p>9.899448</text:p>
          </table:table-cell>
          <table:table-cell table:number-columns-repeated="3" office:value-type="float" office:value="1">
            <text:p>1</text:p>
          </table:table-cell>
          <table:table-cell table:formula="of:=[.A300]-[.A299]" office:value-type="float" office:value="0.0000420000000005416">
            <text:p>0.000042</text:p>
          </table:table-cell>
          <table:table-cell table:formula="of:=ROW([.E299])-261" office:value-type="float" office:value="38">
            <text:p>38</text:p>
          </table:table-cell>
          <table:table-cell office:value-type="float" office:value="9.315286">
            <text:p>9.315286</text:p>
          </table:table-cell>
          <table:table-cell table:number-columns-repeated="3" office:value-type="float" office:value="1">
            <text:p>1</text:p>
          </table:table-cell>
          <table:table-cell table:formula="of:=[.G300]-[.G299]" office:value-type="float" office:value="0.0000419999999987653">
            <text:p>0.000042</text:p>
          </table:table-cell>
          <table:table-cell table:formula="of:=ROW([.K299])-261" office:value-type="float" office:value="38">
            <text:p>38</text:p>
          </table:table-cell>
          <table:table-cell table:formula="of:=[.C299]=[.I299]" office:value-type="boolean" office:boolean-value="true">
            <text:p>TRUE</text:p>
          </table:table-cell>
          <table:table-cell table:formula="of:=[.D299]=[.J299]" office:value-type="boolean" office:boolean-value="true">
            <text:p>TRUE</text:p>
          </table:table-cell>
          <table:table-cell table:formula="of:=[.E299]-[.K299]" office:value-type="float" office:value="1.77635683940025E-015">
            <text:p>1.77635683940025E-015</text:p>
          </table:table-cell>
          <table:table-cell table:formula="of:=[.O299]&gt;0.00001" office:value-type="boolean" office:boolean-value="false">
            <text:p>FALSE</text:p>
          </table:table-cell>
          <table:table-cell table:formula="of:=[.O29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949">
            <text:p>9.899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301]-[.A300]" office:value-type="float" office:value="0.0000429999999997932">
            <text:p>0.000043</text:p>
          </table:table-cell>
          <table:table-cell table:formula="of:=ROW([.E300])-261" office:value-type="float" office:value="39">
            <text:p>39</text:p>
          </table:table-cell>
          <table:table-cell office:value-type="float" office:value="9.315328">
            <text:p>9.3153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301]-[.G300]" office:value-type="float" office:value="0.0000450000000000728">
            <text:p>0.000045</text:p>
          </table:table-cell>
          <table:table-cell table:formula="of:=ROW([.K300])-261" office:value-type="float" office:value="39">
            <text:p>39</text:p>
          </table:table-cell>
          <table:table-cell table:formula="of:=[.C300]=[.I300]" office:value-type="boolean" office:boolean-value="true">
            <text:p>TRUE</text:p>
          </table:table-cell>
          <table:table-cell table:formula="of:=[.D300]=[.J300]" office:value-type="boolean" office:boolean-value="true">
            <text:p>TRUE</text:p>
          </table:table-cell>
          <table:table-cell table:formula="of:=[.E300]-[.K300]" office:value-type="float" office:value="-0.00000200000000027956">
            <text:p>-0.000002</text:p>
          </table:table-cell>
          <table:table-cell table:formula="of:=[.O300]&gt;0.00001" office:value-type="boolean" office:boolean-value="false">
            <text:p>FALSE</text:p>
          </table:table-cell>
          <table:table-cell table:formula="of:=[.O30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9533">
            <text:p>9.89953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302]-[.A301]" office:value-type="float" office:value="0.0000429999999997932">
            <text:p>0.000043</text:p>
          </table:table-cell>
          <table:table-cell table:formula="of:=ROW([.E301])-261" office:value-type="float" office:value="40">
            <text:p>40</text:p>
          </table:table-cell>
          <table:table-cell office:value-type="float" office:value="9.315373">
            <text:p>9.31537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302]-[.G301]" office:value-type="float" office:value="0.00004100000000129">
            <text:p>0.000041</text:p>
          </table:table-cell>
          <table:table-cell table:formula="of:=ROW([.K301])-261" office:value-type="float" office:value="40">
            <text:p>40</text:p>
          </table:table-cell>
          <table:table-cell table:formula="of:=[.C301]=[.I301]" office:value-type="boolean" office:boolean-value="true">
            <text:p>TRUE</text:p>
          </table:table-cell>
          <table:table-cell table:formula="of:=[.D301]=[.J301]" office:value-type="boolean" office:boolean-value="true">
            <text:p>TRUE</text:p>
          </table:table-cell>
          <table:table-cell table:formula="of:=[.E301]-[.K301]" office:value-type="float" office:value="0.0000019999999985032">
            <text:p>0.000002</text:p>
          </table:table-cell>
          <table:table-cell table:formula="of:=[.O301]&gt;0.00001" office:value-type="boolean" office:boolean-value="false">
            <text:p>FALSE</text:p>
          </table:table-cell>
          <table:table-cell table:formula="of:=[.O30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9576">
            <text:p>9.89957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303]-[.A302]" office:value-type="float" office:value="0.0000420000000005416">
            <text:p>0.000042</text:p>
          </table:table-cell>
          <table:table-cell table:formula="of:=ROW([.E302])-261" office:value-type="float" office:value="41">
            <text:p>41</text:p>
          </table:table-cell>
          <table:table-cell office:value-type="float" office:value="9.315414">
            <text:p>9.3154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303]-[.G302]" office:value-type="float" office:value="0.0000450000000000728">
            <text:p>0.000045</text:p>
          </table:table-cell>
          <table:table-cell table:formula="of:=ROW([.K302])-261" office:value-type="float" office:value="41">
            <text:p>41</text:p>
          </table:table-cell>
          <table:table-cell table:formula="of:=[.C302]=[.I302]" office:value-type="boolean" office:boolean-value="true">
            <text:p>TRUE</text:p>
          </table:table-cell>
          <table:table-cell table:formula="of:=[.D302]=[.J302]" office:value-type="boolean" office:boolean-value="true">
            <text:p>TRUE</text:p>
          </table:table-cell>
          <table:table-cell table:formula="of:=[.E302]-[.K302]" office:value-type="float" office:value="-0.00000299999999953116">
            <text:p>-0.000003</text:p>
          </table:table-cell>
          <table:table-cell table:formula="of:=[.O302]&gt;0.00001" office:value-type="boolean" office:boolean-value="false">
            <text:p>FALSE</text:p>
          </table:table-cell>
          <table:table-cell table:formula="of:=[.O30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9618">
            <text:p>9.899618</text:p>
          </table:table-cell>
          <table:table-cell table:number-columns-repeated="3" office:value-type="float" office:value="1">
            <text:p>1</text:p>
          </table:table-cell>
          <table:table-cell table:formula="of:=[.A304]-[.A303]" office:value-type="float" office:value="0.0000429999999997932">
            <text:p>0.000043</text:p>
          </table:table-cell>
          <table:table-cell table:formula="of:=ROW([.E303])-261" office:value-type="float" office:value="42">
            <text:p>42</text:p>
          </table:table-cell>
          <table:table-cell office:value-type="float" office:value="9.315459">
            <text:p>9.315459</text:p>
          </table:table-cell>
          <table:table-cell table:number-columns-repeated="3" office:value-type="float" office:value="1">
            <text:p>1</text:p>
          </table:table-cell>
          <table:table-cell table:formula="of:=[.G304]-[.G303]" office:value-type="float" office:value="0.0000419999999987653">
            <text:p>0.000042</text:p>
          </table:table-cell>
          <table:table-cell table:formula="of:=ROW([.K303])-261" office:value-type="float" office:value="42">
            <text:p>42</text:p>
          </table:table-cell>
          <table:table-cell table:formula="of:=[.C303]=[.I303]" office:value-type="boolean" office:boolean-value="true">
            <text:p>TRUE</text:p>
          </table:table-cell>
          <table:table-cell table:formula="of:=[.D303]=[.J303]" office:value-type="boolean" office:boolean-value="true">
            <text:p>TRUE</text:p>
          </table:table-cell>
          <table:table-cell table:formula="of:=[.E303]-[.K303]" office:value-type="float" office:value="0.00000100000000102796">
            <text:p>0.000001</text:p>
          </table:table-cell>
          <table:table-cell table:formula="of:=[.O303]&gt;0.00001" office:value-type="boolean" office:boolean-value="false">
            <text:p>FALSE</text:p>
          </table:table-cell>
          <table:table-cell table:formula="of:=[.O30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9661">
            <text:p>9.8996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305]-[.A304]" office:value-type="float" office:value="0.0000429999999997932">
            <text:p>0.000043</text:p>
          </table:table-cell>
          <table:table-cell table:formula="of:=ROW([.E304])-261" office:value-type="float" office:value="43">
            <text:p>43</text:p>
          </table:table-cell>
          <table:table-cell office:value-type="float" office:value="9.315501">
            <text:p>9.3155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305]-[.G304]" office:value-type="float" office:value="0.0000450000000000728">
            <text:p>0.000045</text:p>
          </table:table-cell>
          <table:table-cell table:formula="of:=ROW([.K304])-261" office:value-type="float" office:value="43">
            <text:p>43</text:p>
          </table:table-cell>
          <table:table-cell table:formula="of:=[.C304]=[.I304]" office:value-type="boolean" office:boolean-value="true">
            <text:p>TRUE</text:p>
          </table:table-cell>
          <table:table-cell table:formula="of:=[.D304]=[.J304]" office:value-type="boolean" office:boolean-value="true">
            <text:p>TRUE</text:p>
          </table:table-cell>
          <table:table-cell table:formula="of:=[.E304]-[.K304]" office:value-type="float" office:value="-0.00000200000000027956">
            <text:p>-0.000002</text:p>
          </table:table-cell>
          <table:table-cell table:formula="of:=[.O304]&gt;0.00001" office:value-type="boolean" office:boolean-value="false">
            <text:p>FALSE</text:p>
          </table:table-cell>
          <table:table-cell table:formula="of:=[.O30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9704">
            <text:p>9.89970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306]-[.A305]" office:value-type="float" office:value="0.0000420000000005416">
            <text:p>0.000042</text:p>
          </table:table-cell>
          <table:table-cell table:formula="of:=ROW([.E305])-261" office:value-type="float" office:value="44">
            <text:p>44</text:p>
          </table:table-cell>
          <table:table-cell office:value-type="float" office:value="9.315546">
            <text:p>9.31554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306]-[.G305]" office:value-type="float" office:value="0.00004100000000129">
            <text:p>0.000041</text:p>
          </table:table-cell>
          <table:table-cell table:formula="of:=ROW([.K305])-261" office:value-type="float" office:value="44">
            <text:p>44</text:p>
          </table:table-cell>
          <table:table-cell table:formula="of:=[.C305]=[.I305]" office:value-type="boolean" office:boolean-value="true">
            <text:p>TRUE</text:p>
          </table:table-cell>
          <table:table-cell table:formula="of:=[.D305]=[.J305]" office:value-type="boolean" office:boolean-value="true">
            <text:p>TRUE</text:p>
          </table:table-cell>
          <table:table-cell table:formula="of:=[.E305]-[.K305]" office:value-type="float" office:value="0.0000009999999992516">
            <text:p>0.000001</text:p>
          </table:table-cell>
          <table:table-cell table:formula="of:=[.O305]&gt;0.00001" office:value-type="boolean" office:boolean-value="false">
            <text:p>FALSE</text:p>
          </table:table-cell>
          <table:table-cell table:formula="of:=[.O30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9746">
            <text:p>9.89974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307]-[.A306]" office:value-type="float" office:value="0.0000429999999997932">
            <text:p>0.000043</text:p>
          </table:table-cell>
          <table:table-cell table:formula="of:=ROW([.E306])-261" office:value-type="float" office:value="45">
            <text:p>45</text:p>
          </table:table-cell>
          <table:table-cell office:value-type="float" office:value="9.315587">
            <text:p>9.31558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307]-[.G306]" office:value-type="float" office:value="0.0000450000000000728">
            <text:p>0.000045</text:p>
          </table:table-cell>
          <table:table-cell table:formula="of:=ROW([.K306])-261" office:value-type="float" office:value="45">
            <text:p>45</text:p>
          </table:table-cell>
          <table:table-cell table:formula="of:=[.C306]=[.I306]" office:value-type="boolean" office:boolean-value="true">
            <text:p>TRUE</text:p>
          </table:table-cell>
          <table:table-cell table:formula="of:=[.D306]=[.J306]" office:value-type="boolean" office:boolean-value="true">
            <text:p>TRUE</text:p>
          </table:table-cell>
          <table:table-cell table:formula="of:=[.E306]-[.K306]" office:value-type="float" office:value="-0.00000200000000027956">
            <text:p>-0.000002</text:p>
          </table:table-cell>
          <table:table-cell table:formula="of:=[.O306]&gt;0.00001" office:value-type="boolean" office:boolean-value="false">
            <text:p>FALSE</text:p>
          </table:table-cell>
          <table:table-cell table:formula="of:=[.O30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9789">
            <text:p>9.899789</text:p>
          </table:table-cell>
          <table:table-cell table:number-columns-repeated="3" office:value-type="float" office:value="1">
            <text:p>1</text:p>
          </table:table-cell>
          <table:table-cell table:formula="of:=[.A308]-[.A307]" office:value-type="float" office:value="0.0000429999999997932">
            <text:p>0.000043</text:p>
          </table:table-cell>
          <table:table-cell table:formula="of:=ROW([.E307])-261" office:value-type="float" office:value="46">
            <text:p>46</text:p>
          </table:table-cell>
          <table:table-cell office:value-type="float" office:value="9.315632">
            <text:p>9.315632</text:p>
          </table:table-cell>
          <table:table-cell table:number-columns-repeated="3" office:value-type="float" office:value="1">
            <text:p>1</text:p>
          </table:table-cell>
          <table:table-cell table:formula="of:=[.G308]-[.G307]" office:value-type="float" office:value="0.0000419999999987653">
            <text:p>0.000042</text:p>
          </table:table-cell>
          <table:table-cell table:formula="of:=ROW([.K307])-261" office:value-type="float" office:value="46">
            <text:p>46</text:p>
          </table:table-cell>
          <table:table-cell table:formula="of:=[.C307]=[.I307]" office:value-type="boolean" office:boolean-value="true">
            <text:p>TRUE</text:p>
          </table:table-cell>
          <table:table-cell table:formula="of:=[.D307]=[.J307]" office:value-type="boolean" office:boolean-value="true">
            <text:p>TRUE</text:p>
          </table:table-cell>
          <table:table-cell table:formula="of:=[.E307]-[.K307]" office:value-type="float" office:value="0.00000100000000102796">
            <text:p>0.000001</text:p>
          </table:table-cell>
          <table:table-cell table:formula="of:=[.O307]&gt;0.00001" office:value-type="boolean" office:boolean-value="false">
            <text:p>FALSE</text:p>
          </table:table-cell>
          <table:table-cell table:formula="of:=[.O30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9832">
            <text:p>9.8998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309]-[.A308]" office:value-type="float" office:value="0.0000420000000005416">
            <text:p>0.000042</text:p>
          </table:table-cell>
          <table:table-cell table:formula="of:=ROW([.E308])-261" office:value-type="float" office:value="47">
            <text:p>47</text:p>
          </table:table-cell>
          <table:table-cell office:value-type="float" office:value="9.315674">
            <text:p>9.3156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309]-[.G308]" office:value-type="float" office:value="0.0000440000000008212">
            <text:p>0.000044</text:p>
          </table:table-cell>
          <table:table-cell table:formula="of:=ROW([.K308])-261" office:value-type="float" office:value="47">
            <text:p>47</text:p>
          </table:table-cell>
          <table:table-cell table:formula="of:=[.C308]=[.I308]" office:value-type="boolean" office:boolean-value="true">
            <text:p>TRUE</text:p>
          </table:table-cell>
          <table:table-cell table:formula="of:=[.D308]=[.J308]" office:value-type="boolean" office:boolean-value="true">
            <text:p>TRUE</text:p>
          </table:table-cell>
          <table:table-cell table:formula="of:=[.E308]-[.K308]" office:value-type="float" office:value="-0.00000200000000027956">
            <text:p>-0.000002</text:p>
          </table:table-cell>
          <table:table-cell table:formula="of:=[.O308]&gt;0.00001" office:value-type="boolean" office:boolean-value="false">
            <text:p>FALSE</text:p>
          </table:table-cell>
          <table:table-cell table:formula="of:=[.O30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9874">
            <text:p>9.89987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310]-[.A309]" office:value-type="float" office:value="0.0000429999999997932">
            <text:p>0.000043</text:p>
          </table:table-cell>
          <table:table-cell table:formula="of:=ROW([.E309])-261" office:value-type="float" office:value="48">
            <text:p>48</text:p>
          </table:table-cell>
          <table:table-cell office:value-type="float" office:value="9.315718">
            <text:p>9.31571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310]-[.G309]" office:value-type="float" office:value="0.0000420000000005416">
            <text:p>0.000042</text:p>
          </table:table-cell>
          <table:table-cell table:formula="of:=ROW([.K309])-261" office:value-type="float" office:value="48">
            <text:p>48</text:p>
          </table:table-cell>
          <table:table-cell table:formula="of:=[.C309]=[.I309]" office:value-type="boolean" office:boolean-value="true">
            <text:p>TRUE</text:p>
          </table:table-cell>
          <table:table-cell table:formula="of:=[.D309]=[.J309]" office:value-type="boolean" office:boolean-value="true">
            <text:p>TRUE</text:p>
          </table:table-cell>
          <table:table-cell table:formula="of:=[.E309]-[.K309]" office:value-type="float" office:value="0.0000009999999992516">
            <text:p>0.000001</text:p>
          </table:table-cell>
          <table:table-cell table:formula="of:=[.O309]&gt;0.00001" office:value-type="boolean" office:boolean-value="false">
            <text:p>FALSE</text:p>
          </table:table-cell>
          <table:table-cell table:formula="of:=[.O30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9917">
            <text:p>9.89991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311]-[.A310]" office:value-type="float" office:value="0.0000429999999997932">
            <text:p>0.000043</text:p>
          </table:table-cell>
          <table:table-cell table:formula="of:=ROW([.E310])-261" office:value-type="float" office:value="49">
            <text:p>49</text:p>
          </table:table-cell>
          <table:table-cell office:value-type="float" office:value="9.31576">
            <text:p>9.3157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311]-[.G310]" office:value-type="float" office:value="0.0000439999999990448">
            <text:p>0.000044</text:p>
          </table:table-cell>
          <table:table-cell table:formula="of:=ROW([.K310])-261" office:value-type="float" office:value="49">
            <text:p>49</text:p>
          </table:table-cell>
          <table:table-cell table:formula="of:=[.C310]=[.I310]" office:value-type="boolean" office:boolean-value="true">
            <text:p>TRUE</text:p>
          </table:table-cell>
          <table:table-cell table:formula="of:=[.D310]=[.J310]" office:value-type="boolean" office:boolean-value="true">
            <text:p>TRUE</text:p>
          </table:table-cell>
          <table:table-cell table:formula="of:=[.E310]-[.K310]" office:value-type="float" office:value="-0.0000009999999992516">
            <text:p>-0.000001</text:p>
          </table:table-cell>
          <table:table-cell table:formula="of:=[.O310]&gt;0.00001" office:value-type="boolean" office:boolean-value="false">
            <text:p>FALSE</text:p>
          </table:table-cell>
          <table:table-cell table:formula="of:=[.O31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89996">
            <text:p>9.89996</text:p>
          </table:table-cell>
          <table:table-cell table:number-columns-repeated="3" office:value-type="float" office:value="1">
            <text:p>1</text:p>
          </table:table-cell>
          <table:table-cell table:formula="of:=[.A312]-[.A311]" office:value-type="float" office:value="0.0000420000000005416">
            <text:p>0.000042</text:p>
          </table:table-cell>
          <table:table-cell table:formula="of:=ROW([.E311])-261" office:value-type="float" office:value="50">
            <text:p>50</text:p>
          </table:table-cell>
          <table:table-cell office:value-type="float" office:value="9.315804">
            <text:p>9.315804</text:p>
          </table:table-cell>
          <table:table-cell table:number-columns-repeated="3" office:value-type="float" office:value="1">
            <text:p>1</text:p>
          </table:table-cell>
          <table:table-cell table:formula="of:=[.G312]-[.G311]" office:value-type="float" office:value="0.0000420000000005416">
            <text:p>0.000042</text:p>
          </table:table-cell>
          <table:table-cell table:formula="of:=ROW([.K311])-261" office:value-type="float" office:value="50">
            <text:p>50</text:p>
          </table:table-cell>
          <table:table-cell table:formula="of:=[.C311]=[.I311]" office:value-type="boolean" office:boolean-value="true">
            <text:p>TRUE</text:p>
          </table:table-cell>
          <table:table-cell table:formula="of:=[.D311]=[.J311]" office:value-type="boolean" office:boolean-value="true">
            <text:p>TRUE</text:p>
          </table:table-cell>
          <table:table-cell table:formula="of:=[.E311]-[.K311]" office:value-type="float" office:value="0">
            <text:p>0</text:p>
          </table:table-cell>
          <table:table-cell table:formula="of:=[.O311]&gt;0.00001" office:value-type="boolean" office:boolean-value="false">
            <text:p>FALSE</text:p>
          </table:table-cell>
          <table:table-cell table:formula="of:=[.O31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0002">
            <text:p>9.9000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313]-[.A312]" office:value-type="float" office:value="0.0000429999999997932">
            <text:p>0.000043</text:p>
          </table:table-cell>
          <table:table-cell table:formula="of:=ROW([.E312])-261" office:value-type="float" office:value="51">
            <text:p>51</text:p>
          </table:table-cell>
          <table:table-cell office:value-type="float" office:value="9.315846">
            <text:p>9.315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313]-[.G312]" office:value-type="float" office:value="0.0000509999999991351">
            <text:p>0.000051</text:p>
          </table:table-cell>
          <table:table-cell table:formula="of:=ROW([.K312])-261" office:value-type="float" office:value="51">
            <text:p>51</text:p>
          </table:table-cell>
          <table:table-cell table:formula="of:=[.C312]=[.I312]" office:value-type="boolean" office:boolean-value="true">
            <text:p>TRUE</text:p>
          </table:table-cell>
          <table:table-cell table:formula="of:=[.D312]=[.J312]" office:value-type="boolean" office:boolean-value="true">
            <text:p>TRUE</text:p>
          </table:table-cell>
          <table:table-cell table:formula="of:=[.E312]-[.K312]" office:value-type="float" office:value="-0.00000799999999934187">
            <text:p>-0.000008</text:p>
          </table:table-cell>
          <table:table-cell table:formula="of:=[.O312]&gt;0.00001" office:value-type="boolean" office:boolean-value="false">
            <text:p>FALSE</text:p>
          </table:table-cell>
          <table:table-cell table:formula="of:=[.O31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0045">
            <text:p>9.90004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314]-[.A313]" office:value-type="float" office:value="0.0000429999999997932">
            <text:p>0.000043</text:p>
          </table:table-cell>
          <table:table-cell table:formula="of:=ROW([.E313])-261" office:value-type="float" office:value="52">
            <text:p>52</text:p>
          </table:table-cell>
          <table:table-cell office:value-type="float" office:value="9.315897">
            <text:p>9.31589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314]-[.G313]" office:value-type="float" office:value="0.0000420000000005416">
            <text:p>0.000042</text:p>
          </table:table-cell>
          <table:table-cell table:formula="of:=ROW([.K313])-261" office:value-type="float" office:value="52">
            <text:p>52</text:p>
          </table:table-cell>
          <table:table-cell table:formula="of:=[.C313]=[.I313]" office:value-type="boolean" office:boolean-value="true">
            <text:p>TRUE</text:p>
          </table:table-cell>
          <table:table-cell table:formula="of:=[.D313]=[.J313]" office:value-type="boolean" office:boolean-value="true">
            <text:p>TRUE</text:p>
          </table:table-cell>
          <table:table-cell table:formula="of:=[.E313]-[.K313]" office:value-type="float" office:value="0.0000009999999992516">
            <text:p>0.000001</text:p>
          </table:table-cell>
          <table:table-cell table:formula="of:=[.O313]&gt;0.00001" office:value-type="boolean" office:boolean-value="false">
            <text:p>FALSE</text:p>
          </table:table-cell>
          <table:table-cell table:formula="of:=[.O31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0088">
            <text:p>9.90008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315]-[.A314]" office:value-type="float" office:value="0.0000420000000005416">
            <text:p>0.000042</text:p>
          </table:table-cell>
          <table:table-cell table:formula="of:=ROW([.E314])-261" office:value-type="float" office:value="53">
            <text:p>53</text:p>
          </table:table-cell>
          <table:table-cell office:value-type="float" office:value="9.315939">
            <text:p>9.31593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315]-[.G314]" office:value-type="float" office:value="0.0000439999999990448">
            <text:p>0.000044</text:p>
          </table:table-cell>
          <table:table-cell table:formula="of:=ROW([.K314])-261" office:value-type="float" office:value="53">
            <text:p>53</text:p>
          </table:table-cell>
          <table:table-cell table:formula="of:=[.C314]=[.I314]" office:value-type="boolean" office:boolean-value="true">
            <text:p>TRUE</text:p>
          </table:table-cell>
          <table:table-cell table:formula="of:=[.D314]=[.J314]" office:value-type="boolean" office:boolean-value="true">
            <text:p>TRUE</text:p>
          </table:table-cell>
          <table:table-cell table:formula="of:=[.E314]-[.K314]" office:value-type="float" office:value="-0.0000019999999985032">
            <text:p>-0.000002</text:p>
          </table:table-cell>
          <table:table-cell table:formula="of:=[.O314]&gt;0.00001" office:value-type="boolean" office:boolean-value="false">
            <text:p>FALSE</text:p>
          </table:table-cell>
          <table:table-cell table:formula="of:=[.O31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013">
            <text:p>9.90013</text:p>
          </table:table-cell>
          <table:table-cell table:number-columns-repeated="3" office:value-type="float" office:value="1">
            <text:p>1</text:p>
          </table:table-cell>
          <table:table-cell table:formula="of:=[.A316]-[.A315]" office:value-type="float" office:value="0.0000429999999997932">
            <text:p>0.000043</text:p>
          </table:table-cell>
          <table:table-cell table:formula="of:=ROW([.E315])-261" office:value-type="float" office:value="54">
            <text:p>54</text:p>
          </table:table-cell>
          <table:table-cell office:value-type="float" office:value="9.315983">
            <text:p>9.315983</text:p>
          </table:table-cell>
          <table:table-cell table:number-columns-repeated="3" office:value-type="float" office:value="1">
            <text:p>1</text:p>
          </table:table-cell>
          <table:table-cell table:formula="of:=[.G316]-[.G315]" office:value-type="float" office:value="0.0000420000000005416">
            <text:p>0.000042</text:p>
          </table:table-cell>
          <table:table-cell table:formula="of:=ROW([.K315])-261" office:value-type="float" office:value="54">
            <text:p>54</text:p>
          </table:table-cell>
          <table:table-cell table:formula="of:=[.C315]=[.I315]" office:value-type="boolean" office:boolean-value="true">
            <text:p>TRUE</text:p>
          </table:table-cell>
          <table:table-cell table:formula="of:=[.D315]=[.J315]" office:value-type="boolean" office:boolean-value="true">
            <text:p>TRUE</text:p>
          </table:table-cell>
          <table:table-cell table:formula="of:=[.E315]-[.K315]" office:value-type="float" office:value="0.0000009999999992516">
            <text:p>0.000001</text:p>
          </table:table-cell>
          <table:table-cell table:formula="of:=[.O315]&gt;0.00001" office:value-type="boolean" office:boolean-value="false">
            <text:p>FALSE</text:p>
          </table:table-cell>
          <table:table-cell table:formula="of:=[.O31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0173">
            <text:p>9.9001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317]-[.A316]" office:value-type="float" office:value="0.0000429999999997932">
            <text:p>0.000043</text:p>
          </table:table-cell>
          <table:table-cell table:formula="of:=ROW([.E316])-261" office:value-type="float" office:value="55">
            <text:p>55</text:p>
          </table:table-cell>
          <table:table-cell office:value-type="float" office:value="9.316025">
            <text:p>9.3160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317]-[.G316]" office:value-type="float" office:value="0.0000450000000000728">
            <text:p>0.000045</text:p>
          </table:table-cell>
          <table:table-cell table:formula="of:=ROW([.K316])-261" office:value-type="float" office:value="55">
            <text:p>55</text:p>
          </table:table-cell>
          <table:table-cell table:formula="of:=[.C316]=[.I316]" office:value-type="boolean" office:boolean-value="true">
            <text:p>TRUE</text:p>
          </table:table-cell>
          <table:table-cell table:formula="of:=[.D316]=[.J316]" office:value-type="boolean" office:boolean-value="true">
            <text:p>TRUE</text:p>
          </table:table-cell>
          <table:table-cell table:formula="of:=[.E316]-[.K316]" office:value-type="float" office:value="-0.00000200000000027956">
            <text:p>-0.000002</text:p>
          </table:table-cell>
          <table:table-cell table:formula="of:=[.O316]&gt;0.00001" office:value-type="boolean" office:boolean-value="false">
            <text:p>FALSE</text:p>
          </table:table-cell>
          <table:table-cell table:formula="of:=[.O31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0216">
            <text:p>9.90021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318]-[.A317]" office:value-type="float" office:value="0.0000420000000005416">
            <text:p>0.000042</text:p>
          </table:table-cell>
          <table:table-cell table:formula="of:=ROW([.E317])-261" office:value-type="float" office:value="56">
            <text:p>56</text:p>
          </table:table-cell>
          <table:table-cell office:value-type="float" office:value="9.31607">
            <text:p>9.3160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318]-[.G317]" office:value-type="float" office:value="0.0000420000000005416">
            <text:p>0.000042</text:p>
          </table:table-cell>
          <table:table-cell table:formula="of:=ROW([.K317])-261" office:value-type="float" office:value="56">
            <text:p>56</text:p>
          </table:table-cell>
          <table:table-cell table:formula="of:=[.C317]=[.I317]" office:value-type="boolean" office:boolean-value="true">
            <text:p>TRUE</text:p>
          </table:table-cell>
          <table:table-cell table:formula="of:=[.D317]=[.J317]" office:value-type="boolean" office:boolean-value="true">
            <text:p>TRUE</text:p>
          </table:table-cell>
          <table:table-cell table:formula="of:=[.E317]-[.K317]" office:value-type="float" office:value="0">
            <text:p>0</text:p>
          </table:table-cell>
          <table:table-cell table:formula="of:=[.O317]&gt;0.00001" office:value-type="boolean" office:boolean-value="false">
            <text:p>FALSE</text:p>
          </table:table-cell>
          <table:table-cell table:formula="of:=[.O31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0258">
            <text:p>9.90025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319]-[.A318]" office:value-type="float" office:value="0.0000429999999997932">
            <text:p>0.000043</text:p>
          </table:table-cell>
          <table:table-cell table:formula="of:=ROW([.E318])-261" office:value-type="float" office:value="57">
            <text:p>57</text:p>
          </table:table-cell>
          <table:table-cell office:value-type="float" office:value="9.316112">
            <text:p>9.3161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319]-[.G318]" office:value-type="float" office:value="0.0000439999999990448">
            <text:p>0.000044</text:p>
          </table:table-cell>
          <table:table-cell table:formula="of:=ROW([.K318])-261" office:value-type="float" office:value="57">
            <text:p>57</text:p>
          </table:table-cell>
          <table:table-cell table:formula="of:=[.C318]=[.I318]" office:value-type="boolean" office:boolean-value="true">
            <text:p>TRUE</text:p>
          </table:table-cell>
          <table:table-cell table:formula="of:=[.D318]=[.J318]" office:value-type="boolean" office:boolean-value="true">
            <text:p>TRUE</text:p>
          </table:table-cell>
          <table:table-cell table:formula="of:=[.E318]-[.K318]" office:value-type="float" office:value="-0.0000009999999992516">
            <text:p>-0.000001</text:p>
          </table:table-cell>
          <table:table-cell table:formula="of:=[.O318]&gt;0.00001" office:value-type="boolean" office:boolean-value="false">
            <text:p>FALSE</text:p>
          </table:table-cell>
          <table:table-cell table:formula="of:=[.O31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0301">
            <text:p>9.900301</text:p>
          </table:table-cell>
          <table:table-cell table:number-columns-repeated="3" office:value-type="float" office:value="1">
            <text:p>1</text:p>
          </table:table-cell>
          <table:table-cell table:formula="of:=[.A320]-[.A319]" office:value-type="float" office:value="0.0000429999999997932">
            <text:p>0.000043</text:p>
          </table:table-cell>
          <table:table-cell table:formula="of:=ROW([.E319])-261" office:value-type="float" office:value="58">
            <text:p>58</text:p>
          </table:table-cell>
          <table:table-cell office:value-type="float" office:value="9.316156">
            <text:p>9.316156</text:p>
          </table:table-cell>
          <table:table-cell table:number-columns-repeated="3" office:value-type="float" office:value="1">
            <text:p>1</text:p>
          </table:table-cell>
          <table:table-cell table:formula="of:=[.G320]-[.G319]" office:value-type="float" office:value="0.0000420000000005416">
            <text:p>0.000042</text:p>
          </table:table-cell>
          <table:table-cell table:formula="of:=ROW([.K319])-261" office:value-type="float" office:value="58">
            <text:p>58</text:p>
          </table:table-cell>
          <table:table-cell table:formula="of:=[.C319]=[.I319]" office:value-type="boolean" office:boolean-value="true">
            <text:p>TRUE</text:p>
          </table:table-cell>
          <table:table-cell table:formula="of:=[.D319]=[.J319]" office:value-type="boolean" office:boolean-value="true">
            <text:p>TRUE</text:p>
          </table:table-cell>
          <table:table-cell table:formula="of:=[.E319]-[.K319]" office:value-type="float" office:value="0.0000009999999992516">
            <text:p>0.000001</text:p>
          </table:table-cell>
          <table:table-cell table:formula="of:=[.O319]&gt;0.00001" office:value-type="boolean" office:boolean-value="false">
            <text:p>FALSE</text:p>
          </table:table-cell>
          <table:table-cell table:formula="of:=[.O31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0344">
            <text:p>9.9003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321]-[.A320]" office:value-type="float" office:value="0.0000419999999987653">
            <text:p>0.000042</text:p>
          </table:table-cell>
          <table:table-cell table:formula="of:=ROW([.E320])-261" office:value-type="float" office:value="59">
            <text:p>59</text:p>
          </table:table-cell>
          <table:table-cell office:value-type="float" office:value="9.316198">
            <text:p>9.3161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321]-[.G320]" office:value-type="float" office:value="0.0000450000000000728">
            <text:p>0.000045</text:p>
          </table:table-cell>
          <table:table-cell table:formula="of:=ROW([.K320])-261" office:value-type="float" office:value="59">
            <text:p>59</text:p>
          </table:table-cell>
          <table:table-cell table:formula="of:=[.C320]=[.I320]" office:value-type="boolean" office:boolean-value="true">
            <text:p>TRUE</text:p>
          </table:table-cell>
          <table:table-cell table:formula="of:=[.D320]=[.J320]" office:value-type="boolean" office:boolean-value="true">
            <text:p>TRUE</text:p>
          </table:table-cell>
          <table:table-cell table:formula="of:=[.E320]-[.K320]" office:value-type="float" office:value="-0.00000300000000130751">
            <text:p>-0.000003</text:p>
          </table:table-cell>
          <table:table-cell table:formula="of:=[.O320]&gt;0.00001" office:value-type="boolean" office:boolean-value="false">
            <text:p>FALSE</text:p>
          </table:table-cell>
          <table:table-cell table:formula="of:=[.O32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0386">
            <text:p>9.90038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322]-[.A321]" office:value-type="float" office:value="0.0000429999999997932">
            <text:p>0.000043</text:p>
          </table:table-cell>
          <table:table-cell table:formula="of:=ROW([.E321])-261" office:value-type="float" office:value="60">
            <text:p>60</text:p>
          </table:table-cell>
          <table:table-cell office:value-type="float" office:value="9.316243">
            <text:p>9.3162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322]-[.G321]" office:value-type="float" office:value="0.0000409999999995137">
            <text:p>0.000041</text:p>
          </table:table-cell>
          <table:table-cell table:formula="of:=ROW([.K321])-261" office:value-type="float" office:value="60">
            <text:p>60</text:p>
          </table:table-cell>
          <table:table-cell table:formula="of:=[.C321]=[.I321]" office:value-type="boolean" office:boolean-value="true">
            <text:p>TRUE</text:p>
          </table:table-cell>
          <table:table-cell table:formula="of:=[.D321]=[.J321]" office:value-type="boolean" office:boolean-value="true">
            <text:p>TRUE</text:p>
          </table:table-cell>
          <table:table-cell table:formula="of:=[.E321]-[.K321]" office:value-type="float" office:value="0.00000200000000027956">
            <text:p>0.000002</text:p>
          </table:table-cell>
          <table:table-cell table:formula="of:=[.O321]&gt;0.00001" office:value-type="boolean" office:boolean-value="false">
            <text:p>FALSE</text:p>
          </table:table-cell>
          <table:table-cell table:formula="of:=[.O32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0429">
            <text:p>9.90042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323]-[.A322]" office:value-type="float" office:value="0.0000430000000015696">
            <text:p>0.000043</text:p>
          </table:table-cell>
          <table:table-cell table:formula="of:=ROW([.E322])-261" office:value-type="float" office:value="61">
            <text:p>61</text:p>
          </table:table-cell>
          <table:table-cell office:value-type="float" office:value="9.316284">
            <text:p>9.31628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323]-[.G322]" office:value-type="float" office:value="0.0000450000000000728">
            <text:p>0.000045</text:p>
          </table:table-cell>
          <table:table-cell table:formula="of:=ROW([.K322])-261" office:value-type="float" office:value="61">
            <text:p>61</text:p>
          </table:table-cell>
          <table:table-cell table:formula="of:=[.C322]=[.I322]" office:value-type="boolean" office:boolean-value="true">
            <text:p>TRUE</text:p>
          </table:table-cell>
          <table:table-cell table:formula="of:=[.D322]=[.J322]" office:value-type="boolean" office:boolean-value="true">
            <text:p>TRUE</text:p>
          </table:table-cell>
          <table:table-cell table:formula="of:=[.E322]-[.K322]" office:value-type="float" office:value="-0.0000019999999985032">
            <text:p>-0.000002</text:p>
          </table:table-cell>
          <table:table-cell table:formula="of:=[.O322]&gt;0.00001" office:value-type="boolean" office:boolean-value="false">
            <text:p>FALSE</text:p>
          </table:table-cell>
          <table:table-cell table:formula="of:=[.O32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0472">
            <text:p>9.900472</text:p>
          </table:table-cell>
          <table:table-cell table:number-columns-repeated="3" office:value-type="float" office:value="1">
            <text:p>1</text:p>
          </table:table-cell>
          <table:table-cell table:formula="of:=[.A324]-[.A323]" office:value-type="float" office:value="0.0000419999999987653">
            <text:p>0.000042</text:p>
          </table:table-cell>
          <table:table-cell table:formula="of:=ROW([.E323])-261" office:value-type="float" office:value="62">
            <text:p>62</text:p>
          </table:table-cell>
          <table:table-cell office:value-type="float" office:value="9.316329">
            <text:p>9.316329</text:p>
          </table:table-cell>
          <table:table-cell table:number-columns-repeated="3" office:value-type="float" office:value="1">
            <text:p>1</text:p>
          </table:table-cell>
          <table:table-cell table:formula="of:=[.G324]-[.G323]" office:value-type="float" office:value="0.0000420000000005416">
            <text:p>0.000042</text:p>
          </table:table-cell>
          <table:table-cell table:formula="of:=ROW([.K323])-261" office:value-type="float" office:value="62">
            <text:p>62</text:p>
          </table:table-cell>
          <table:table-cell table:formula="of:=[.C323]=[.I323]" office:value-type="boolean" office:boolean-value="true">
            <text:p>TRUE</text:p>
          </table:table-cell>
          <table:table-cell table:formula="of:=[.D323]=[.J323]" office:value-type="boolean" office:boolean-value="true">
            <text:p>TRUE</text:p>
          </table:table-cell>
          <table:table-cell table:formula="of:=[.E323]-[.K323]" office:value-type="float" office:value="-1.77635683940025E-015">
            <text:p>-1.77635683940025E-015</text:p>
          </table:table-cell>
          <table:table-cell table:formula="of:=[.O323]&gt;0.00001" office:value-type="boolean" office:boolean-value="false">
            <text:p>FALSE</text:p>
          </table:table-cell>
          <table:table-cell table:formula="of:=[.O32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0514">
            <text:p>9.9005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325]-[.A324]" office:value-type="float" office:value="0.0000860000000013628">
            <text:p>0.000086</text:p>
          </table:table-cell>
          <table:table-cell office:value-type="string">
            <text:p>seventh time</text:p>
          </table:table-cell>
          <table:table-cell office:value-type="float" office:value="9.316371">
            <text:p>9.3163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325]-[.G324]" office:value-type="float" office:value="0.0000889999999991176">
            <text:p>0.000089</text:p>
          </table:table-cell>
          <table:table-cell office:value-type="string">
            <text:p>seventh time</text:p>
          </table:table-cell>
          <table:table-cell table:formula="of:=[.C324]=[.I324]" office:value-type="boolean" office:boolean-value="true">
            <text:p>TRUE</text:p>
          </table:table-cell>
          <table:table-cell table:formula="of:=[.D324]=[.J324]" office:value-type="boolean" office:boolean-value="true">
            <text:p>TRUE</text:p>
          </table:table-cell>
          <table:table-cell table:formula="of:=[.E324]-[.K324]" office:value-type="float" office:value="-0.0000029999999977548">
            <text:p>-0.000003</text:p>
          </table:table-cell>
          <table:table-cell table:formula="of:=[.O324]&gt;0.00001" office:value-type="boolean" office:boolean-value="false">
            <text:p>FALSE</text:p>
          </table:table-cell>
          <table:table-cell table:formula="of:=[.O32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06">
            <text:p>9.900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326]-[.A325]" office:value-type="float" office:value="0.0000419999999987653">
            <text:p>0.000042</text:p>
          </table:table-cell>
          <table:table-cell table:formula="of:=ROW([.E325])-324" office:value-type="float" office:value="1">
            <text:p>1</text:p>
          </table:table-cell>
          <table:table-cell office:value-type="float" office:value="9.31646">
            <text:p>9.3164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326]-[.G325]" office:value-type="float" office:value="0.0000420000000005416">
            <text:p>0.000042</text:p>
          </table:table-cell>
          <table:table-cell table:formula="of:=ROW([.K325])-324" office:value-type="float" office:value="1">
            <text:p>1</text:p>
          </table:table-cell>
          <table:table-cell table:formula="of:=[.C325]=[.I325]" office:value-type="boolean" office:boolean-value="true">
            <text:p>TRUE</text:p>
          </table:table-cell>
          <table:table-cell table:formula="of:=[.D325]=[.J325]" office:value-type="boolean" office:boolean-value="true">
            <text:p>TRUE</text:p>
          </table:table-cell>
          <table:table-cell table:formula="of:=[.E325]-[.K325]" office:value-type="float" office:value="-1.77635683940025E-015">
            <text:p>-1.77635683940025E-015</text:p>
          </table:table-cell>
          <table:table-cell table:formula="of:=[.O325]&gt;0.00001" office:value-type="boolean" office:boolean-value="false">
            <text:p>FALSE</text:p>
          </table:table-cell>
          <table:table-cell table:formula="of:=[.O32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0642">
            <text:p>9.90064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327]-[.A326]" office:value-type="float" office:value="0.0000429999999997932">
            <text:p>0.000043</text:p>
          </table:table-cell>
          <table:table-cell table:formula="of:=ROW([.E326])-324" office:value-type="float" office:value="2">
            <text:p>2</text:p>
          </table:table-cell>
          <table:table-cell office:value-type="float" office:value="9.316502">
            <text:p>9.31650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327]-[.G326]" office:value-type="float" office:value="0.0000450000000000728">
            <text:p>0.000045</text:p>
          </table:table-cell>
          <table:table-cell table:formula="of:=ROW([.K326])-324" office:value-type="float" office:value="2">
            <text:p>2</text:p>
          </table:table-cell>
          <table:table-cell table:formula="of:=[.C326]=[.I326]" office:value-type="boolean" office:boolean-value="true">
            <text:p>TRUE</text:p>
          </table:table-cell>
          <table:table-cell table:formula="of:=[.D326]=[.J326]" office:value-type="boolean" office:boolean-value="true">
            <text:p>TRUE</text:p>
          </table:table-cell>
          <table:table-cell table:formula="of:=[.E326]-[.K326]" office:value-type="float" office:value="-0.00000200000000027956">
            <text:p>-0.000002</text:p>
          </table:table-cell>
          <table:table-cell table:formula="of:=[.O326]&gt;0.00001" office:value-type="boolean" office:boolean-value="false">
            <text:p>FALSE</text:p>
          </table:table-cell>
          <table:table-cell table:formula="of:=[.O32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0685">
            <text:p>9.900685</text:p>
          </table:table-cell>
          <table:table-cell table:number-columns-repeated="3" office:value-type="float" office:value="1">
            <text:p>1</text:p>
          </table:table-cell>
          <table:table-cell table:formula="of:=[.A328]-[.A327]" office:value-type="float" office:value="0.0000430000000015696">
            <text:p>0.000043</text:p>
          </table:table-cell>
          <table:table-cell table:formula="of:=ROW([.E327])-324" office:value-type="float" office:value="3">
            <text:p>3</text:p>
          </table:table-cell>
          <table:table-cell office:value-type="float" office:value="9.316547">
            <text:p>9.316547</text:p>
          </table:table-cell>
          <table:table-cell table:number-columns-repeated="3" office:value-type="float" office:value="1">
            <text:p>1</text:p>
          </table:table-cell>
          <table:table-cell table:formula="of:=[.G328]-[.G327]" office:value-type="float" office:value="0.0000420000000005416">
            <text:p>0.000042</text:p>
          </table:table-cell>
          <table:table-cell table:formula="of:=ROW([.K327])-324" office:value-type="float" office:value="3">
            <text:p>3</text:p>
          </table:table-cell>
          <table:table-cell table:formula="of:=[.C327]=[.I327]" office:value-type="boolean" office:boolean-value="true">
            <text:p>TRUE</text:p>
          </table:table-cell>
          <table:table-cell table:formula="of:=[.D327]=[.J327]" office:value-type="boolean" office:boolean-value="true">
            <text:p>TRUE</text:p>
          </table:table-cell>
          <table:table-cell table:formula="of:=[.E327]-[.K327]" office:value-type="float" office:value="0.00000100000000102796">
            <text:p>0.000001</text:p>
          </table:table-cell>
          <table:table-cell table:formula="of:=[.O327]&gt;0.00001" office:value-type="boolean" office:boolean-value="false">
            <text:p>FALSE</text:p>
          </table:table-cell>
          <table:table-cell table:formula="of:=[.O32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0728">
            <text:p>9.9007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329]-[.A328]" office:value-type="float" office:value="0.0000419999999987653">
            <text:p>0.000042</text:p>
          </table:table-cell>
          <table:table-cell table:formula="of:=ROW([.E328])-324" office:value-type="float" office:value="4">
            <text:p>4</text:p>
          </table:table-cell>
          <table:table-cell office:value-type="float" office:value="9.316589">
            <text:p>9.3165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329]-[.G328]" office:value-type="float" office:value="0.0000439999999990448">
            <text:p>0.000044</text:p>
          </table:table-cell>
          <table:table-cell table:formula="of:=ROW([.K328])-324" office:value-type="float" office:value="4">
            <text:p>4</text:p>
          </table:table-cell>
          <table:table-cell table:formula="of:=[.C328]=[.I328]" office:value-type="boolean" office:boolean-value="true">
            <text:p>TRUE</text:p>
          </table:table-cell>
          <table:table-cell table:formula="of:=[.D328]=[.J328]" office:value-type="boolean" office:boolean-value="true">
            <text:p>TRUE</text:p>
          </table:table-cell>
          <table:table-cell table:formula="of:=[.E328]-[.K328]" office:value-type="float" office:value="-0.00000200000000027956">
            <text:p>-0.000002</text:p>
          </table:table-cell>
          <table:table-cell table:formula="of:=[.O328]&gt;0.00001" office:value-type="boolean" office:boolean-value="false">
            <text:p>FALSE</text:p>
          </table:table-cell>
          <table:table-cell table:formula="of:=[.O32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077">
            <text:p>9.9007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330]-[.A329]" office:value-type="float" office:value="0.0000429999999997932">
            <text:p>0.000043</text:p>
          </table:table-cell>
          <table:table-cell table:formula="of:=ROW([.E329])-324" office:value-type="float" office:value="5">
            <text:p>5</text:p>
          </table:table-cell>
          <table:table-cell office:value-type="float" office:value="9.316633">
            <text:p>9.31663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330]-[.G329]" office:value-type="float" office:value="0.0000420000000005416">
            <text:p>0.000042</text:p>
          </table:table-cell>
          <table:table-cell table:formula="of:=ROW([.K329])-324" office:value-type="float" office:value="5">
            <text:p>5</text:p>
          </table:table-cell>
          <table:table-cell table:formula="of:=[.C329]=[.I329]" office:value-type="boolean" office:boolean-value="true">
            <text:p>TRUE</text:p>
          </table:table-cell>
          <table:table-cell table:formula="of:=[.D329]=[.J329]" office:value-type="boolean" office:boolean-value="true">
            <text:p>TRUE</text:p>
          </table:table-cell>
          <table:table-cell table:formula="of:=[.E329]-[.K329]" office:value-type="float" office:value="0.0000009999999992516">
            <text:p>0.000001</text:p>
          </table:table-cell>
          <table:table-cell table:formula="of:=[.O329]&gt;0.00001" office:value-type="boolean" office:boolean-value="false">
            <text:p>FALSE</text:p>
          </table:table-cell>
          <table:table-cell table:formula="of:=[.O32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0813">
            <text:p>9.9008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331]-[.A330]" office:value-type="float" office:value="0.0000429999999997932">
            <text:p>0.000043</text:p>
          </table:table-cell>
          <table:table-cell table:formula="of:=ROW([.E330])-324" office:value-type="float" office:value="6">
            <text:p>6</text:p>
          </table:table-cell>
          <table:table-cell office:value-type="float" office:value="9.316675">
            <text:p>9.31667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331]-[.G330]" office:value-type="float" office:value="0.0000439999999990448">
            <text:p>0.000044</text:p>
          </table:table-cell>
          <table:table-cell table:formula="of:=ROW([.K330])-324" office:value-type="float" office:value="6">
            <text:p>6</text:p>
          </table:table-cell>
          <table:table-cell table:formula="of:=[.C330]=[.I330]" office:value-type="boolean" office:boolean-value="true">
            <text:p>TRUE</text:p>
          </table:table-cell>
          <table:table-cell table:formula="of:=[.D330]=[.J330]" office:value-type="boolean" office:boolean-value="true">
            <text:p>TRUE</text:p>
          </table:table-cell>
          <table:table-cell table:formula="of:=[.E330]-[.K330]" office:value-type="float" office:value="-0.0000009999999992516">
            <text:p>-0.000001</text:p>
          </table:table-cell>
          <table:table-cell table:formula="of:=[.O330]&gt;0.00001" office:value-type="boolean" office:boolean-value="false">
            <text:p>FALSE</text:p>
          </table:table-cell>
          <table:table-cell table:formula="of:=[.O33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0856">
            <text:p>9.900856</text:p>
          </table:table-cell>
          <table:table-cell table:number-columns-repeated="3" office:value-type="float" office:value="1">
            <text:p>1</text:p>
          </table:table-cell>
          <table:table-cell table:formula="of:=[.A332]-[.A331]" office:value-type="float" office:value="0.0000420000000005416">
            <text:p>0.000042</text:p>
          </table:table-cell>
          <table:table-cell table:formula="of:=ROW([.E331])-324" office:value-type="float" office:value="7">
            <text:p>7</text:p>
          </table:table-cell>
          <table:table-cell office:value-type="float" office:value="9.316719">
            <text:p>9.316719</text:p>
          </table:table-cell>
          <table:table-cell table:number-columns-repeated="3" office:value-type="float" office:value="1">
            <text:p>1</text:p>
          </table:table-cell>
          <table:table-cell table:formula="of:=[.G332]-[.G331]" office:value-type="float" office:value="0.0000420000000005416">
            <text:p>0.000042</text:p>
          </table:table-cell>
          <table:table-cell table:formula="of:=ROW([.K331])-324" office:value-type="float" office:value="7">
            <text:p>7</text:p>
          </table:table-cell>
          <table:table-cell table:formula="of:=[.C331]=[.I331]" office:value-type="boolean" office:boolean-value="true">
            <text:p>TRUE</text:p>
          </table:table-cell>
          <table:table-cell table:formula="of:=[.D331]=[.J331]" office:value-type="boolean" office:boolean-value="true">
            <text:p>TRUE</text:p>
          </table:table-cell>
          <table:table-cell table:formula="of:=[.E331]-[.K331]" office:value-type="float" office:value="0">
            <text:p>0</text:p>
          </table:table-cell>
          <table:table-cell table:formula="of:=[.O331]&gt;0.00001" office:value-type="boolean" office:boolean-value="false">
            <text:p>FALSE</text:p>
          </table:table-cell>
          <table:table-cell table:formula="of:=[.O33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0898">
            <text:p>9.9008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333]-[.A332]" office:value-type="float" office:value="0.0000429999999997932">
            <text:p>0.000043</text:p>
          </table:table-cell>
          <table:table-cell table:formula="of:=ROW([.E332])-324" office:value-type="float" office:value="8">
            <text:p>8</text:p>
          </table:table-cell>
          <table:table-cell office:value-type="float" office:value="9.316761">
            <text:p>9.3167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333]-[.G332]" office:value-type="float" office:value="0.0000450000000000728">
            <text:p>0.000045</text:p>
          </table:table-cell>
          <table:table-cell table:formula="of:=ROW([.K332])-324" office:value-type="float" office:value="8">
            <text:p>8</text:p>
          </table:table-cell>
          <table:table-cell table:formula="of:=[.C332]=[.I332]" office:value-type="boolean" office:boolean-value="true">
            <text:p>TRUE</text:p>
          </table:table-cell>
          <table:table-cell table:formula="of:=[.D332]=[.J332]" office:value-type="boolean" office:boolean-value="true">
            <text:p>TRUE</text:p>
          </table:table-cell>
          <table:table-cell table:formula="of:=[.E332]-[.K332]" office:value-type="float" office:value="-0.00000200000000027956">
            <text:p>-0.000002</text:p>
          </table:table-cell>
          <table:table-cell table:formula="of:=[.O332]&gt;0.00001" office:value-type="boolean" office:boolean-value="false">
            <text:p>FALSE</text:p>
          </table:table-cell>
          <table:table-cell table:formula="of:=[.O33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0941">
            <text:p>9.90094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334]-[.A333]" office:value-type="float" office:value="0.0000429999999997932">
            <text:p>0.000043</text:p>
          </table:table-cell>
          <table:table-cell table:formula="of:=ROW([.E333])-324" office:value-type="float" office:value="9">
            <text:p>9</text:p>
          </table:table-cell>
          <table:table-cell office:value-type="float" office:value="9.316806">
            <text:p>9.31680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334]-[.G333]" office:value-type="float" office:value="0.0000420000000005416">
            <text:p>0.000042</text:p>
          </table:table-cell>
          <table:table-cell table:formula="of:=ROW([.K333])-324" office:value-type="float" office:value="9">
            <text:p>9</text:p>
          </table:table-cell>
          <table:table-cell table:formula="of:=[.C333]=[.I333]" office:value-type="boolean" office:boolean-value="true">
            <text:p>TRUE</text:p>
          </table:table-cell>
          <table:table-cell table:formula="of:=[.D333]=[.J333]" office:value-type="boolean" office:boolean-value="true">
            <text:p>TRUE</text:p>
          </table:table-cell>
          <table:table-cell table:formula="of:=[.E333]-[.K333]" office:value-type="float" office:value="0.0000009999999992516">
            <text:p>0.000001</text:p>
          </table:table-cell>
          <table:table-cell table:formula="of:=[.O333]&gt;0.00001" office:value-type="boolean" office:boolean-value="false">
            <text:p>FALSE</text:p>
          </table:table-cell>
          <table:table-cell table:formula="of:=[.O33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0984">
            <text:p>9.90098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335]-[.A334]" office:value-type="float" office:value="0.0000420000000005416">
            <text:p>0.000042</text:p>
          </table:table-cell>
          <table:table-cell table:formula="of:=ROW([.E334])-324" office:value-type="float" office:value="10">
            <text:p>10</text:p>
          </table:table-cell>
          <table:table-cell office:value-type="float" office:value="9.316848">
            <text:p>9.31684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335]-[.G334]" office:value-type="float" office:value="0.0000439999999990448">
            <text:p>0.000044</text:p>
          </table:table-cell>
          <table:table-cell table:formula="of:=ROW([.K334])-324" office:value-type="float" office:value="10">
            <text:p>10</text:p>
          </table:table-cell>
          <table:table-cell table:formula="of:=[.C334]=[.I334]" office:value-type="boolean" office:boolean-value="true">
            <text:p>TRUE</text:p>
          </table:table-cell>
          <table:table-cell table:formula="of:=[.D334]=[.J334]" office:value-type="boolean" office:boolean-value="true">
            <text:p>TRUE</text:p>
          </table:table-cell>
          <table:table-cell table:formula="of:=[.E334]-[.K334]" office:value-type="float" office:value="-0.0000019999999985032">
            <text:p>-0.000002</text:p>
          </table:table-cell>
          <table:table-cell table:formula="of:=[.O334]&gt;0.00001" office:value-type="boolean" office:boolean-value="false">
            <text:p>FALSE</text:p>
          </table:table-cell>
          <table:table-cell table:formula="of:=[.O33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1026">
            <text:p>9.901026</text:p>
          </table:table-cell>
          <table:table-cell table:number-columns-repeated="3" office:value-type="float" office:value="1">
            <text:p>1</text:p>
          </table:table-cell>
          <table:table-cell table:formula="of:=[.A336]-[.A335]" office:value-type="float" office:value="0.0000429999999997932">
            <text:p>0.000043</text:p>
          </table:table-cell>
          <table:table-cell table:formula="of:=ROW([.E335])-324" office:value-type="float" office:value="11">
            <text:p>11</text:p>
          </table:table-cell>
          <table:table-cell office:value-type="float" office:value="9.316892">
            <text:p>9.316892</text:p>
          </table:table-cell>
          <table:table-cell table:number-columns-repeated="3" office:value-type="float" office:value="1">
            <text:p>1</text:p>
          </table:table-cell>
          <table:table-cell table:formula="of:=[.G336]-[.G335]" office:value-type="float" office:value="0.0000480000000013803">
            <text:p>0.000048</text:p>
          </table:table-cell>
          <table:table-cell table:formula="of:=ROW([.K335])-324" office:value-type="float" office:value="11">
            <text:p>11</text:p>
          </table:table-cell>
          <table:table-cell table:formula="of:=[.C335]=[.I335]" office:value-type="boolean" office:boolean-value="true">
            <text:p>TRUE</text:p>
          </table:table-cell>
          <table:table-cell table:formula="of:=[.D335]=[.J335]" office:value-type="boolean" office:boolean-value="true">
            <text:p>TRUE</text:p>
          </table:table-cell>
          <table:table-cell table:formula="of:=[.E335]-[.K335]" office:value-type="float" office:value="-0.00000500000000158707">
            <text:p>-0.000005</text:p>
          </table:table-cell>
          <table:table-cell table:formula="of:=[.O335]&gt;0.00001" office:value-type="boolean" office:boolean-value="false">
            <text:p>FALSE</text:p>
          </table:table-cell>
          <table:table-cell table:formula="of:=[.O33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1069">
            <text:p>9.9010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337]-[.A336]" office:value-type="float" office:value="0.0000429999999997932">
            <text:p>0.000043</text:p>
          </table:table-cell>
          <table:table-cell table:formula="of:=ROW([.E336])-324" office:value-type="float" office:value="12">
            <text:p>12</text:p>
          </table:table-cell>
          <table:table-cell office:value-type="float" office:value="9.31694">
            <text:p>9.316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337]-[.G336]" office:value-type="float" office:value="0.0000450000000000728">
            <text:p>0.000045</text:p>
          </table:table-cell>
          <table:table-cell table:formula="of:=ROW([.K336])-324" office:value-type="float" office:value="12">
            <text:p>12</text:p>
          </table:table-cell>
          <table:table-cell table:formula="of:=[.C336]=[.I336]" office:value-type="boolean" office:boolean-value="true">
            <text:p>TRUE</text:p>
          </table:table-cell>
          <table:table-cell table:formula="of:=[.D336]=[.J336]" office:value-type="boolean" office:boolean-value="true">
            <text:p>TRUE</text:p>
          </table:table-cell>
          <table:table-cell table:formula="of:=[.E336]-[.K336]" office:value-type="float" office:value="-0.00000200000000027956">
            <text:p>-0.000002</text:p>
          </table:table-cell>
          <table:table-cell table:formula="of:=[.O336]&gt;0.00001" office:value-type="boolean" office:boolean-value="false">
            <text:p>FALSE</text:p>
          </table:table-cell>
          <table:table-cell table:formula="of:=[.O33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1112">
            <text:p>9.9011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338]-[.A337]" office:value-type="float" office:value="0.0000420000000005416">
            <text:p>0.000042</text:p>
          </table:table-cell>
          <table:table-cell table:formula="of:=ROW([.E337])-324" office:value-type="float" office:value="13">
            <text:p>13</text:p>
          </table:table-cell>
          <table:table-cell office:value-type="float" office:value="9.316985">
            <text:p>9.31698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338]-[.G337]" office:value-type="float" office:value="0.0000419999999987653">
            <text:p>0.000042</text:p>
          </table:table-cell>
          <table:table-cell table:formula="of:=ROW([.K337])-324" office:value-type="float" office:value="13">
            <text:p>13</text:p>
          </table:table-cell>
          <table:table-cell table:formula="of:=[.C337]=[.I337]" office:value-type="boolean" office:boolean-value="true">
            <text:p>TRUE</text:p>
          </table:table-cell>
          <table:table-cell table:formula="of:=[.D337]=[.J337]" office:value-type="boolean" office:boolean-value="true">
            <text:p>TRUE</text:p>
          </table:table-cell>
          <table:table-cell table:formula="of:=[.E337]-[.K337]" office:value-type="float" office:value="1.77635683940025E-015">
            <text:p>1.77635683940025E-015</text:p>
          </table:table-cell>
          <table:table-cell table:formula="of:=[.O337]&gt;0.00001" office:value-type="boolean" office:boolean-value="false">
            <text:p>FALSE</text:p>
          </table:table-cell>
          <table:table-cell table:formula="of:=[.O33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1154">
            <text:p>9.90115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339]-[.A338]" office:value-type="float" office:value="0.0000429999999997932">
            <text:p>0.000043</text:p>
          </table:table-cell>
          <table:table-cell table:formula="of:=ROW([.E338])-324" office:value-type="float" office:value="14">
            <text:p>14</text:p>
          </table:table-cell>
          <table:table-cell office:value-type="float" office:value="9.317027">
            <text:p>9.31702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339]-[.G338]" office:value-type="float" office:value="0.0000440000000008212">
            <text:p>0.000044</text:p>
          </table:table-cell>
          <table:table-cell table:formula="of:=ROW([.K338])-324" office:value-type="float" office:value="14">
            <text:p>14</text:p>
          </table:table-cell>
          <table:table-cell table:formula="of:=[.C338]=[.I338]" office:value-type="boolean" office:boolean-value="true">
            <text:p>TRUE</text:p>
          </table:table-cell>
          <table:table-cell table:formula="of:=[.D338]=[.J338]" office:value-type="boolean" office:boolean-value="true">
            <text:p>TRUE</text:p>
          </table:table-cell>
          <table:table-cell table:formula="of:=[.E338]-[.K338]" office:value-type="float" office:value="-0.00000100000000102796">
            <text:p>-0.000001</text:p>
          </table:table-cell>
          <table:table-cell table:formula="of:=[.O338]&gt;0.00001" office:value-type="boolean" office:boolean-value="false">
            <text:p>FALSE</text:p>
          </table:table-cell>
          <table:table-cell table:formula="of:=[.O33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1197">
            <text:p>9.901197</text:p>
          </table:table-cell>
          <table:table-cell table:number-columns-repeated="3" office:value-type="float" office:value="1">
            <text:p>1</text:p>
          </table:table-cell>
          <table:table-cell table:formula="of:=[.A340]-[.A339]" office:value-type="float" office:value="0.0000429999999997932">
            <text:p>0.000043</text:p>
          </table:table-cell>
          <table:table-cell table:formula="of:=ROW([.E339])-324" office:value-type="float" office:value="15">
            <text:p>15</text:p>
          </table:table-cell>
          <table:table-cell office:value-type="float" office:value="9.317071">
            <text:p>9.317071</text:p>
          </table:table-cell>
          <table:table-cell table:number-columns-repeated="3" office:value-type="float" office:value="1">
            <text:p>1</text:p>
          </table:table-cell>
          <table:table-cell table:formula="of:=[.G340]-[.G339]" office:value-type="float" office:value="0.0000419999999987653">
            <text:p>0.000042</text:p>
          </table:table-cell>
          <table:table-cell table:formula="of:=ROW([.K339])-324" office:value-type="float" office:value="15">
            <text:p>15</text:p>
          </table:table-cell>
          <table:table-cell table:formula="of:=[.C339]=[.I339]" office:value-type="boolean" office:boolean-value="true">
            <text:p>TRUE</text:p>
          </table:table-cell>
          <table:table-cell table:formula="of:=[.D339]=[.J339]" office:value-type="boolean" office:boolean-value="true">
            <text:p>TRUE</text:p>
          </table:table-cell>
          <table:table-cell table:formula="of:=[.E339]-[.K339]" office:value-type="float" office:value="0.00000100000000102796">
            <text:p>0.000001</text:p>
          </table:table-cell>
          <table:table-cell table:formula="of:=[.O339]&gt;0.00001" office:value-type="boolean" office:boolean-value="false">
            <text:p>FALSE</text:p>
          </table:table-cell>
          <table:table-cell table:formula="of:=[.O33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124">
            <text:p>9.901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341]-[.A340]" office:value-type="float" office:value="0.0000420000000005416">
            <text:p>0.000042</text:p>
          </table:table-cell>
          <table:table-cell table:formula="of:=ROW([.E340])-324" office:value-type="float" office:value="16">
            <text:p>16</text:p>
          </table:table-cell>
          <table:table-cell office:value-type="float" office:value="9.317113">
            <text:p>9.317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341]-[.G340]" office:value-type="float" office:value="0.0000450000000000728">
            <text:p>0.000045</text:p>
          </table:table-cell>
          <table:table-cell table:formula="of:=ROW([.K340])-324" office:value-type="float" office:value="16">
            <text:p>16</text:p>
          </table:table-cell>
          <table:table-cell table:formula="of:=[.C340]=[.I340]" office:value-type="boolean" office:boolean-value="true">
            <text:p>TRUE</text:p>
          </table:table-cell>
          <table:table-cell table:formula="of:=[.D340]=[.J340]" office:value-type="boolean" office:boolean-value="true">
            <text:p>TRUE</text:p>
          </table:table-cell>
          <table:table-cell table:formula="of:=[.E340]-[.K340]" office:value-type="float" office:value="-0.00000299999999953116">
            <text:p>-0.000003</text:p>
          </table:table-cell>
          <table:table-cell table:formula="of:=[.O340]&gt;0.00001" office:value-type="boolean" office:boolean-value="false">
            <text:p>FALSE</text:p>
          </table:table-cell>
          <table:table-cell table:formula="of:=[.O34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1282">
            <text:p>9.90128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342]-[.A341]" office:value-type="float" office:value="0.0000429999999997932">
            <text:p>0.000043</text:p>
          </table:table-cell>
          <table:table-cell table:formula="of:=ROW([.E341])-324" office:value-type="float" office:value="17">
            <text:p>17</text:p>
          </table:table-cell>
          <table:table-cell office:value-type="float" office:value="9.317158">
            <text:p>9.31715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342]-[.G341]" office:value-type="float" office:value="0.00004100000000129">
            <text:p>0.000041</text:p>
          </table:table-cell>
          <table:table-cell table:formula="of:=ROW([.K341])-324" office:value-type="float" office:value="17">
            <text:p>17</text:p>
          </table:table-cell>
          <table:table-cell table:formula="of:=[.C341]=[.I341]" office:value-type="boolean" office:boolean-value="true">
            <text:p>TRUE</text:p>
          </table:table-cell>
          <table:table-cell table:formula="of:=[.D341]=[.J341]" office:value-type="boolean" office:boolean-value="true">
            <text:p>TRUE</text:p>
          </table:table-cell>
          <table:table-cell table:formula="of:=[.E341]-[.K341]" office:value-type="float" office:value="0.0000019999999985032">
            <text:p>0.000002</text:p>
          </table:table-cell>
          <table:table-cell table:formula="of:=[.O341]&gt;0.00001" office:value-type="boolean" office:boolean-value="false">
            <text:p>FALSE</text:p>
          </table:table-cell>
          <table:table-cell table:formula="of:=[.O34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1325">
            <text:p>9.9013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343]-[.A342]" office:value-type="float" office:value="0.0000429999999997932">
            <text:p>0.000043</text:p>
          </table:table-cell>
          <table:table-cell table:formula="of:=ROW([.E342])-324" office:value-type="float" office:value="18">
            <text:p>18</text:p>
          </table:table-cell>
          <table:table-cell office:value-type="float" office:value="9.317199">
            <text:p>9.31719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343]-[.G342]" office:value-type="float" office:value="0.0000450000000000728">
            <text:p>0.000045</text:p>
          </table:table-cell>
          <table:table-cell table:formula="of:=ROW([.K342])-324" office:value-type="float" office:value="18">
            <text:p>18</text:p>
          </table:table-cell>
          <table:table-cell table:formula="of:=[.C342]=[.I342]" office:value-type="boolean" office:boolean-value="true">
            <text:p>TRUE</text:p>
          </table:table-cell>
          <table:table-cell table:formula="of:=[.D342]=[.J342]" office:value-type="boolean" office:boolean-value="true">
            <text:p>TRUE</text:p>
          </table:table-cell>
          <table:table-cell table:formula="of:=[.E342]-[.K342]" office:value-type="float" office:value="-0.00000200000000027956">
            <text:p>-0.000002</text:p>
          </table:table-cell>
          <table:table-cell table:formula="of:=[.O342]&gt;0.00001" office:value-type="boolean" office:boolean-value="false">
            <text:p>FALSE</text:p>
          </table:table-cell>
          <table:table-cell table:formula="of:=[.O34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1368">
            <text:p>9.901368</text:p>
          </table:table-cell>
          <table:table-cell table:number-columns-repeated="3" office:value-type="float" office:value="1">
            <text:p>1</text:p>
          </table:table-cell>
          <table:table-cell table:formula="of:=[.A344]-[.A343]" office:value-type="float" office:value="0.0000420000000005416">
            <text:p>0.000042</text:p>
          </table:table-cell>
          <table:table-cell table:formula="of:=ROW([.E343])-324" office:value-type="float" office:value="19">
            <text:p>19</text:p>
          </table:table-cell>
          <table:table-cell office:value-type="float" office:value="9.317244">
            <text:p>9.317244</text:p>
          </table:table-cell>
          <table:table-cell table:number-columns-repeated="3" office:value-type="float" office:value="1">
            <text:p>1</text:p>
          </table:table-cell>
          <table:table-cell table:formula="of:=[.G344]-[.G343]" office:value-type="float" office:value="0.0000419999999987653">
            <text:p>0.000042</text:p>
          </table:table-cell>
          <table:table-cell table:formula="of:=ROW([.K343])-324" office:value-type="float" office:value="19">
            <text:p>19</text:p>
          </table:table-cell>
          <table:table-cell table:formula="of:=[.C343]=[.I343]" office:value-type="boolean" office:boolean-value="true">
            <text:p>TRUE</text:p>
          </table:table-cell>
          <table:table-cell table:formula="of:=[.D343]=[.J343]" office:value-type="boolean" office:boolean-value="true">
            <text:p>TRUE</text:p>
          </table:table-cell>
          <table:table-cell table:formula="of:=[.E343]-[.K343]" office:value-type="float" office:value="1.77635683940025E-015">
            <text:p>1.77635683940025E-015</text:p>
          </table:table-cell>
          <table:table-cell table:formula="of:=[.O343]&gt;0.00001" office:value-type="boolean" office:boolean-value="false">
            <text:p>FALSE</text:p>
          </table:table-cell>
          <table:table-cell table:formula="of:=[.O34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141">
            <text:p>9.901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345]-[.A344]" office:value-type="float" office:value="0.0000429999999997932">
            <text:p>0.000043</text:p>
          </table:table-cell>
          <table:table-cell table:formula="of:=ROW([.E344])-324" office:value-type="float" office:value="20">
            <text:p>20</text:p>
          </table:table-cell>
          <table:table-cell office:value-type="float" office:value="9.317286">
            <text:p>9.3172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345]-[.G344]" office:value-type="float" office:value="0.0000440000000008212">
            <text:p>0.000044</text:p>
          </table:table-cell>
          <table:table-cell table:formula="of:=ROW([.K344])-324" office:value-type="float" office:value="20">
            <text:p>20</text:p>
          </table:table-cell>
          <table:table-cell table:formula="of:=[.C344]=[.I344]" office:value-type="boolean" office:boolean-value="true">
            <text:p>TRUE</text:p>
          </table:table-cell>
          <table:table-cell table:formula="of:=[.D344]=[.J344]" office:value-type="boolean" office:boolean-value="true">
            <text:p>TRUE</text:p>
          </table:table-cell>
          <table:table-cell table:formula="of:=[.E344]-[.K344]" office:value-type="float" office:value="-0.00000100000000102796">
            <text:p>-0.000001</text:p>
          </table:table-cell>
          <table:table-cell table:formula="of:=[.O344]&gt;0.00001" office:value-type="boolean" office:boolean-value="false">
            <text:p>FALSE</text:p>
          </table:table-cell>
          <table:table-cell table:formula="of:=[.O34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1453">
            <text:p>9.90145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346]-[.A345]" office:value-type="float" office:value="0.0000429999999997932">
            <text:p>0.000043</text:p>
          </table:table-cell>
          <table:table-cell table:formula="of:=ROW([.E345])-324" office:value-type="float" office:value="21">
            <text:p>21</text:p>
          </table:table-cell>
          <table:table-cell office:value-type="float" office:value="9.31733">
            <text:p>9.3173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346]-[.G345]" office:value-type="float" office:value="0.0000420000000005416">
            <text:p>0.000042</text:p>
          </table:table-cell>
          <table:table-cell table:formula="of:=ROW([.K345])-324" office:value-type="float" office:value="21">
            <text:p>21</text:p>
          </table:table-cell>
          <table:table-cell table:formula="of:=[.C345]=[.I345]" office:value-type="boolean" office:boolean-value="true">
            <text:p>TRUE</text:p>
          </table:table-cell>
          <table:table-cell table:formula="of:=[.D345]=[.J345]" office:value-type="boolean" office:boolean-value="true">
            <text:p>TRUE</text:p>
          </table:table-cell>
          <table:table-cell table:formula="of:=[.E345]-[.K345]" office:value-type="float" office:value="0.0000009999999992516">
            <text:p>0.000001</text:p>
          </table:table-cell>
          <table:table-cell table:formula="of:=[.O345]&gt;0.00001" office:value-type="boolean" office:boolean-value="false">
            <text:p>FALSE</text:p>
          </table:table-cell>
          <table:table-cell table:formula="of:=[.O34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1496">
            <text:p>9.90149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347]-[.A346]" office:value-type="float" office:value="0.0000420000000005416">
            <text:p>0.000042</text:p>
          </table:table-cell>
          <table:table-cell table:formula="of:=ROW([.E346])-324" office:value-type="float" office:value="22">
            <text:p>22</text:p>
          </table:table-cell>
          <table:table-cell office:value-type="float" office:value="9.317372">
            <text:p>9.3173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347]-[.G346]" office:value-type="float" office:value="0.0000450000000000728">
            <text:p>0.000045</text:p>
          </table:table-cell>
          <table:table-cell table:formula="of:=ROW([.K346])-324" office:value-type="float" office:value="22">
            <text:p>22</text:p>
          </table:table-cell>
          <table:table-cell table:formula="of:=[.C346]=[.I346]" office:value-type="boolean" office:boolean-value="true">
            <text:p>TRUE</text:p>
          </table:table-cell>
          <table:table-cell table:formula="of:=[.D346]=[.J346]" office:value-type="boolean" office:boolean-value="true">
            <text:p>TRUE</text:p>
          </table:table-cell>
          <table:table-cell table:formula="of:=[.E346]-[.K346]" office:value-type="float" office:value="-0.00000299999999953116">
            <text:p>-0.000003</text:p>
          </table:table-cell>
          <table:table-cell table:formula="of:=[.O346]&gt;0.00001" office:value-type="boolean" office:boolean-value="false">
            <text:p>FALSE</text:p>
          </table:table-cell>
          <table:table-cell table:formula="of:=[.O34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1538">
            <text:p>9.901538</text:p>
          </table:table-cell>
          <table:table-cell table:number-columns-repeated="3" office:value-type="float" office:value="1">
            <text:p>1</text:p>
          </table:table-cell>
          <table:table-cell table:formula="of:=[.A348]-[.A347]" office:value-type="float" office:value="0.0000429999999997932">
            <text:p>0.000043</text:p>
          </table:table-cell>
          <table:table-cell table:formula="of:=ROW([.E347])-324" office:value-type="float" office:value="23">
            <text:p>23</text:p>
          </table:table-cell>
          <table:table-cell office:value-type="float" office:value="9.317417">
            <text:p>9.317417</text:p>
          </table:table-cell>
          <table:table-cell table:number-columns-repeated="3" office:value-type="float" office:value="1">
            <text:p>1</text:p>
          </table:table-cell>
          <table:table-cell table:formula="of:=[.G348]-[.G347]" office:value-type="float" office:value="0.0000419999999987653">
            <text:p>0.000042</text:p>
          </table:table-cell>
          <table:table-cell table:formula="of:=ROW([.K347])-324" office:value-type="float" office:value="23">
            <text:p>23</text:p>
          </table:table-cell>
          <table:table-cell table:formula="of:=[.C347]=[.I347]" office:value-type="boolean" office:boolean-value="true">
            <text:p>TRUE</text:p>
          </table:table-cell>
          <table:table-cell table:formula="of:=[.D347]=[.J347]" office:value-type="boolean" office:boolean-value="true">
            <text:p>TRUE</text:p>
          </table:table-cell>
          <table:table-cell table:formula="of:=[.E347]-[.K347]" office:value-type="float" office:value="0.00000100000000102796">
            <text:p>0.000001</text:p>
          </table:table-cell>
          <table:table-cell table:formula="of:=[.O347]&gt;0.00001" office:value-type="boolean" office:boolean-value="false">
            <text:p>FALSE</text:p>
          </table:table-cell>
          <table:table-cell table:formula="of:=[.O34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1581">
            <text:p>9.9015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349]-[.A348]" office:value-type="float" office:value="0.0000429999999997932">
            <text:p>0.000043</text:p>
          </table:table-cell>
          <table:table-cell table:formula="of:=ROW([.E348])-324" office:value-type="float" office:value="24">
            <text:p>24</text:p>
          </table:table-cell>
          <table:table-cell office:value-type="float" office:value="9.317459">
            <text:p>9.3174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349]-[.G348]" office:value-type="float" office:value="0.0000440000000008212">
            <text:p>0.000044</text:p>
          </table:table-cell>
          <table:table-cell table:formula="of:=ROW([.K348])-324" office:value-type="float" office:value="24">
            <text:p>24</text:p>
          </table:table-cell>
          <table:table-cell table:formula="of:=[.C348]=[.I348]" office:value-type="boolean" office:boolean-value="true">
            <text:p>TRUE</text:p>
          </table:table-cell>
          <table:table-cell table:formula="of:=[.D348]=[.J348]" office:value-type="boolean" office:boolean-value="true">
            <text:p>TRUE</text:p>
          </table:table-cell>
          <table:table-cell table:formula="of:=[.E348]-[.K348]" office:value-type="float" office:value="-0.00000100000000102796">
            <text:p>-0.000001</text:p>
          </table:table-cell>
          <table:table-cell table:formula="of:=[.O348]&gt;0.00001" office:value-type="boolean" office:boolean-value="false">
            <text:p>FALSE</text:p>
          </table:table-cell>
          <table:table-cell table:formula="of:=[.O34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1624">
            <text:p>9.90162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350]-[.A349]" office:value-type="float" office:value="0.0000420000000005416">
            <text:p>0.000042</text:p>
          </table:table-cell>
          <table:table-cell table:formula="of:=ROW([.E349])-324" office:value-type="float" office:value="25">
            <text:p>25</text:p>
          </table:table-cell>
          <table:table-cell office:value-type="float" office:value="9.317503">
            <text:p>9.31750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350]-[.G349]" office:value-type="float" office:value="0.0000419999999987653">
            <text:p>0.000042</text:p>
          </table:table-cell>
          <table:table-cell table:formula="of:=ROW([.K349])-324" office:value-type="float" office:value="25">
            <text:p>25</text:p>
          </table:table-cell>
          <table:table-cell table:formula="of:=[.C349]=[.I349]" office:value-type="boolean" office:boolean-value="true">
            <text:p>TRUE</text:p>
          </table:table-cell>
          <table:table-cell table:formula="of:=[.D349]=[.J349]" office:value-type="boolean" office:boolean-value="true">
            <text:p>TRUE</text:p>
          </table:table-cell>
          <table:table-cell table:formula="of:=[.E349]-[.K349]" office:value-type="float" office:value="1.77635683940025E-015">
            <text:p>1.77635683940025E-015</text:p>
          </table:table-cell>
          <table:table-cell table:formula="of:=[.O349]&gt;0.00001" office:value-type="boolean" office:boolean-value="false">
            <text:p>FALSE</text:p>
          </table:table-cell>
          <table:table-cell table:formula="of:=[.O34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1666">
            <text:p>9.90166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351]-[.A350]" office:value-type="float" office:value="0.0000429999999997932">
            <text:p>0.000043</text:p>
          </table:table-cell>
          <table:table-cell table:formula="of:=ROW([.E350])-324" office:value-type="float" office:value="26">
            <text:p>26</text:p>
          </table:table-cell>
          <table:table-cell office:value-type="float" office:value="9.317545">
            <text:p>9.31754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351]-[.G350]" office:value-type="float" office:value="0.0000440000000008212">
            <text:p>0.000044</text:p>
          </table:table-cell>
          <table:table-cell table:formula="of:=ROW([.K350])-324" office:value-type="float" office:value="26">
            <text:p>26</text:p>
          </table:table-cell>
          <table:table-cell table:formula="of:=[.C350]=[.I350]" office:value-type="boolean" office:boolean-value="true">
            <text:p>TRUE</text:p>
          </table:table-cell>
          <table:table-cell table:formula="of:=[.D350]=[.J350]" office:value-type="boolean" office:boolean-value="true">
            <text:p>TRUE</text:p>
          </table:table-cell>
          <table:table-cell table:formula="of:=[.E350]-[.K350]" office:value-type="float" office:value="-0.00000100000000102796">
            <text:p>-0.000001</text:p>
          </table:table-cell>
          <table:table-cell table:formula="of:=[.O350]&gt;0.00001" office:value-type="boolean" office:boolean-value="false">
            <text:p>FALSE</text:p>
          </table:table-cell>
          <table:table-cell table:formula="of:=[.O35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1709">
            <text:p>9.901709</text:p>
          </table:table-cell>
          <table:table-cell table:number-columns-repeated="3" office:value-type="float" office:value="1">
            <text:p>1</text:p>
          </table:table-cell>
          <table:table-cell table:formula="of:=[.A352]-[.A351]" office:value-type="float" office:value="0.0000429999999997932">
            <text:p>0.000043</text:p>
          </table:table-cell>
          <table:table-cell table:formula="of:=ROW([.E351])-324" office:value-type="float" office:value="27">
            <text:p>27</text:p>
          </table:table-cell>
          <table:table-cell office:value-type="float" office:value="9.317589">
            <text:p>9.317589</text:p>
          </table:table-cell>
          <table:table-cell table:number-columns-repeated="3" office:value-type="float" office:value="1">
            <text:p>1</text:p>
          </table:table-cell>
          <table:table-cell table:formula="of:=[.G352]-[.G351]" office:value-type="float" office:value="0.0000420000000005416">
            <text:p>0.000042</text:p>
          </table:table-cell>
          <table:table-cell table:formula="of:=ROW([.K351])-324" office:value-type="float" office:value="27">
            <text:p>27</text:p>
          </table:table-cell>
          <table:table-cell table:formula="of:=[.C351]=[.I351]" office:value-type="boolean" office:boolean-value="true">
            <text:p>TRUE</text:p>
          </table:table-cell>
          <table:table-cell table:formula="of:=[.D351]=[.J351]" office:value-type="boolean" office:boolean-value="true">
            <text:p>TRUE</text:p>
          </table:table-cell>
          <table:table-cell table:formula="of:=[.E351]-[.K351]" office:value-type="float" office:value="0.0000009999999992516">
            <text:p>0.000001</text:p>
          </table:table-cell>
          <table:table-cell table:formula="of:=[.O351]&gt;0.00001" office:value-type="boolean" office:boolean-value="false">
            <text:p>FALSE</text:p>
          </table:table-cell>
          <table:table-cell table:formula="of:=[.O35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1752">
            <text:p>9.9017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353]-[.A352]" office:value-type="float" office:value="0.0000420000000005416">
            <text:p>0.000042</text:p>
          </table:table-cell>
          <table:table-cell table:formula="of:=ROW([.E352])-324" office:value-type="float" office:value="28">
            <text:p>28</text:p>
          </table:table-cell>
          <table:table-cell office:value-type="float" office:value="9.317631">
            <text:p>9.3176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353]-[.G352]" office:value-type="float" office:value="0.0000450000000000728">
            <text:p>0.000045</text:p>
          </table:table-cell>
          <table:table-cell table:formula="of:=ROW([.K352])-324" office:value-type="float" office:value="28">
            <text:p>28</text:p>
          </table:table-cell>
          <table:table-cell table:formula="of:=[.C352]=[.I352]" office:value-type="boolean" office:boolean-value="true">
            <text:p>TRUE</text:p>
          </table:table-cell>
          <table:table-cell table:formula="of:=[.D352]=[.J352]" office:value-type="boolean" office:boolean-value="true">
            <text:p>TRUE</text:p>
          </table:table-cell>
          <table:table-cell table:formula="of:=[.E352]-[.K352]" office:value-type="float" office:value="-0.00000299999999953116">
            <text:p>-0.000003</text:p>
          </table:table-cell>
          <table:table-cell table:formula="of:=[.O352]&gt;0.00001" office:value-type="boolean" office:boolean-value="false">
            <text:p>FALSE</text:p>
          </table:table-cell>
          <table:table-cell table:formula="of:=[.O35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1794">
            <text:p>9.90179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354]-[.A353]" office:value-type="float" office:value="0.0000429999999997932">
            <text:p>0.000043</text:p>
          </table:table-cell>
          <table:table-cell table:formula="of:=ROW([.E353])-324" office:value-type="float" office:value="29">
            <text:p>29</text:p>
          </table:table-cell>
          <table:table-cell office:value-type="float" office:value="9.317676">
            <text:p>9.31767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354]-[.G353]" office:value-type="float" office:value="0.0000419999999987653">
            <text:p>0.000042</text:p>
          </table:table-cell>
          <table:table-cell table:formula="of:=ROW([.K353])-324" office:value-type="float" office:value="29">
            <text:p>29</text:p>
          </table:table-cell>
          <table:table-cell table:formula="of:=[.C353]=[.I353]" office:value-type="boolean" office:boolean-value="true">
            <text:p>TRUE</text:p>
          </table:table-cell>
          <table:table-cell table:formula="of:=[.D353]=[.J353]" office:value-type="boolean" office:boolean-value="true">
            <text:p>TRUE</text:p>
          </table:table-cell>
          <table:table-cell table:formula="of:=[.E353]-[.K353]" office:value-type="float" office:value="0.00000100000000102796">
            <text:p>0.000001</text:p>
          </table:table-cell>
          <table:table-cell table:formula="of:=[.O353]&gt;0.00001" office:value-type="boolean" office:boolean-value="false">
            <text:p>FALSE</text:p>
          </table:table-cell>
          <table:table-cell table:formula="of:=[.O35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1837">
            <text:p>9.90183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355]-[.A354]" office:value-type="float" office:value="0.0000429999999997932">
            <text:p>0.000043</text:p>
          </table:table-cell>
          <table:table-cell table:formula="of:=ROW([.E354])-324" office:value-type="float" office:value="30">
            <text:p>30</text:p>
          </table:table-cell>
          <table:table-cell office:value-type="float" office:value="9.317718">
            <text:p>9.31771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355]-[.G354]" office:value-type="float" office:value="0.0000440000000008212">
            <text:p>0.000044</text:p>
          </table:table-cell>
          <table:table-cell table:formula="of:=ROW([.K354])-324" office:value-type="float" office:value="30">
            <text:p>30</text:p>
          </table:table-cell>
          <table:table-cell table:formula="of:=[.C354]=[.I354]" office:value-type="boolean" office:boolean-value="true">
            <text:p>TRUE</text:p>
          </table:table-cell>
          <table:table-cell table:formula="of:=[.D354]=[.J354]" office:value-type="boolean" office:boolean-value="true">
            <text:p>TRUE</text:p>
          </table:table-cell>
          <table:table-cell table:formula="of:=[.E354]-[.K354]" office:value-type="float" office:value="-0.00000100000000102796">
            <text:p>-0.000001</text:p>
          </table:table-cell>
          <table:table-cell table:formula="of:=[.O354]&gt;0.00001" office:value-type="boolean" office:boolean-value="false">
            <text:p>FALSE</text:p>
          </table:table-cell>
          <table:table-cell table:formula="of:=[.O35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188">
            <text:p>9.90188</text:p>
          </table:table-cell>
          <table:table-cell table:number-columns-repeated="3" office:value-type="float" office:value="1">
            <text:p>1</text:p>
          </table:table-cell>
          <table:table-cell table:formula="of:=[.A356]-[.A355]" office:value-type="float" office:value="0.0000850000000003348">
            <text:p>0.000085</text:p>
          </table:table-cell>
          <table:table-cell office:value-type="string">
            <text:p>eighth time</text:p>
          </table:table-cell>
          <table:table-cell office:value-type="float" office:value="9.317762">
            <text:p>9.317762</text:p>
          </table:table-cell>
          <table:table-cell table:number-columns-repeated="3" office:value-type="float" office:value="1">
            <text:p>1</text:p>
          </table:table-cell>
          <table:table-cell table:formula="of:=[.G356]-[.G355]" office:value-type="float" office:value="0.0000870000000006144">
            <text:p>0.000087</text:p>
          </table:table-cell>
          <table:table-cell office:value-type="string">
            <text:p>eighth time</text:p>
          </table:table-cell>
          <table:table-cell table:formula="of:=[.C355]=[.I355]" office:value-type="boolean" office:boolean-value="true">
            <text:p>TRUE</text:p>
          </table:table-cell>
          <table:table-cell table:formula="of:=[.D355]=[.J355]" office:value-type="boolean" office:boolean-value="true">
            <text:p>TRUE</text:p>
          </table:table-cell>
          <table:table-cell table:formula="of:=[.E355]-[.K355]" office:value-type="float" office:value="-0.00000200000000027956">
            <text:p>-0.000002</text:p>
          </table:table-cell>
          <table:table-cell table:formula="of:=[.O355]&gt;0.00001" office:value-type="boolean" office:boolean-value="false">
            <text:p>FALSE</text:p>
          </table:table-cell>
          <table:table-cell table:formula="of:=[.O35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1965">
            <text:p>9.9019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357]-[.A356]" office:value-type="float" office:value="0.0000429999999997932">
            <text:p>0.000043</text:p>
          </table:table-cell>
          <table:table-cell table:formula="of:=ROW([.E356])-355" office:value-type="float" office:value="1">
            <text:p>1</text:p>
          </table:table-cell>
          <table:table-cell office:value-type="float" office:value="9.317849">
            <text:p>9.3178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357]-[.G356]" office:value-type="float" office:value="0.0000450000000000728">
            <text:p>0.000045</text:p>
          </table:table-cell>
          <table:table-cell table:formula="of:=ROW([.K356])-355" office:value-type="float" office:value="1">
            <text:p>1</text:p>
          </table:table-cell>
          <table:table-cell table:formula="of:=[.C356]=[.I356]" office:value-type="boolean" office:boolean-value="true">
            <text:p>TRUE</text:p>
          </table:table-cell>
          <table:table-cell table:formula="of:=[.D356]=[.J356]" office:value-type="boolean" office:boolean-value="true">
            <text:p>TRUE</text:p>
          </table:table-cell>
          <table:table-cell table:formula="of:=[.E356]-[.K356]" office:value-type="float" office:value="-0.00000200000000027956">
            <text:p>-0.000002</text:p>
          </table:table-cell>
          <table:table-cell table:formula="of:=[.O356]&gt;0.00001" office:value-type="boolean" office:boolean-value="false">
            <text:p>FALSE</text:p>
          </table:table-cell>
          <table:table-cell table:formula="of:=[.O35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2008">
            <text:p>9.90200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358]-[.A357]" office:value-type="float" office:value="0.0000419999999987653">
            <text:p>0.000042</text:p>
          </table:table-cell>
          <table:table-cell table:formula="of:=ROW([.E357])-355" office:value-type="float" office:value="2">
            <text:p>2</text:p>
          </table:table-cell>
          <table:table-cell office:value-type="float" office:value="9.317894">
            <text:p>9.31789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358]-[.G357]" office:value-type="float" office:value="0.0000479999999996039">
            <text:p>0.000048</text:p>
          </table:table-cell>
          <table:table-cell table:formula="of:=ROW([.K357])-355" office:value-type="float" office:value="2">
            <text:p>2</text:p>
          </table:table-cell>
          <table:table-cell table:formula="of:=[.C357]=[.I357]" office:value-type="boolean" office:boolean-value="true">
            <text:p>TRUE</text:p>
          </table:table-cell>
          <table:table-cell table:formula="of:=[.D357]=[.J357]" office:value-type="boolean" office:boolean-value="true">
            <text:p>TRUE</text:p>
          </table:table-cell>
          <table:table-cell table:formula="of:=[.E357]-[.K357]" office:value-type="float" office:value="-0.00000600000000083867">
            <text:p>-0.000006</text:p>
          </table:table-cell>
          <table:table-cell table:formula="of:=[.O357]&gt;0.00001" office:value-type="boolean" office:boolean-value="false">
            <text:p>FALSE</text:p>
          </table:table-cell>
          <table:table-cell table:formula="of:=[.O35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205">
            <text:p>9.9020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359]-[.A358]" office:value-type="float" office:value="0.0000430000000015696">
            <text:p>0.000043</text:p>
          </table:table-cell>
          <table:table-cell table:formula="of:=ROW([.E358])-355" office:value-type="float" office:value="3">
            <text:p>3</text:p>
          </table:table-cell>
          <table:table-cell office:value-type="float" office:value="9.317942">
            <text:p>9.31794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359]-[.G358]" office:value-type="float" office:value="0.0000439999999990448">
            <text:p>0.000044</text:p>
          </table:table-cell>
          <table:table-cell table:formula="of:=ROW([.K358])-355" office:value-type="float" office:value="3">
            <text:p>3</text:p>
          </table:table-cell>
          <table:table-cell table:formula="of:=[.C358]=[.I358]" office:value-type="boolean" office:boolean-value="true">
            <text:p>TRUE</text:p>
          </table:table-cell>
          <table:table-cell table:formula="of:=[.D358]=[.J358]" office:value-type="boolean" office:boolean-value="true">
            <text:p>TRUE</text:p>
          </table:table-cell>
          <table:table-cell table:formula="of:=[.E358]-[.K358]" office:value-type="float" office:value="-0.000000999999997475243">
            <text:p>-0.000001</text:p>
          </table:table-cell>
          <table:table-cell table:formula="of:=[.O358]&gt;0.00001" office:value-type="boolean" office:boolean-value="false">
            <text:p>FALSE</text:p>
          </table:table-cell>
          <table:table-cell table:formula="of:=[.O35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2093">
            <text:p>9.902093</text:p>
          </table:table-cell>
          <table:table-cell table:number-columns-repeated="3" office:value-type="float" office:value="1">
            <text:p>1</text:p>
          </table:table-cell>
          <table:table-cell table:formula="of:=[.A360]-[.A359]" office:value-type="float" office:value="0.0000429999999997932">
            <text:p>0.000043</text:p>
          </table:table-cell>
          <table:table-cell table:formula="of:=ROW([.E359])-355" office:value-type="float" office:value="4">
            <text:p>4</text:p>
          </table:table-cell>
          <table:table-cell office:value-type="float" office:value="9.317986">
            <text:p>9.317986</text:p>
          </table:table-cell>
          <table:table-cell table:number-columns-repeated="3" office:value-type="float" office:value="1">
            <text:p>1</text:p>
          </table:table-cell>
          <table:table-cell table:formula="of:=[.G360]-[.G359]" office:value-type="float" office:value="0.0000420000000005416">
            <text:p>0.000042</text:p>
          </table:table-cell>
          <table:table-cell table:formula="of:=ROW([.K359])-355" office:value-type="float" office:value="4">
            <text:p>4</text:p>
          </table:table-cell>
          <table:table-cell table:formula="of:=[.C359]=[.I359]" office:value-type="boolean" office:boolean-value="true">
            <text:p>TRUE</text:p>
          </table:table-cell>
          <table:table-cell table:formula="of:=[.D359]=[.J359]" office:value-type="boolean" office:boolean-value="true">
            <text:p>TRUE</text:p>
          </table:table-cell>
          <table:table-cell table:formula="of:=[.E359]-[.K359]" office:value-type="float" office:value="0.0000009999999992516">
            <text:p>0.000001</text:p>
          </table:table-cell>
          <table:table-cell table:formula="of:=[.O359]&gt;0.00001" office:value-type="boolean" office:boolean-value="false">
            <text:p>FALSE</text:p>
          </table:table-cell>
          <table:table-cell table:formula="of:=[.O35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2136">
            <text:p>9.9021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361]-[.A360]" office:value-type="float" office:value="0.0000419999999987653">
            <text:p>0.000042</text:p>
          </table:table-cell>
          <table:table-cell table:formula="of:=ROW([.E360])-355" office:value-type="float" office:value="5">
            <text:p>5</text:p>
          </table:table-cell>
          <table:table-cell office:value-type="float" office:value="9.318028">
            <text:p>9.3180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361]-[.G360]" office:value-type="float" office:value="0.0000450000000000728">
            <text:p>0.000045</text:p>
          </table:table-cell>
          <table:table-cell table:formula="of:=ROW([.K360])-355" office:value-type="float" office:value="5">
            <text:p>5</text:p>
          </table:table-cell>
          <table:table-cell table:formula="of:=[.C360]=[.I360]" office:value-type="boolean" office:boolean-value="true">
            <text:p>TRUE</text:p>
          </table:table-cell>
          <table:table-cell table:formula="of:=[.D360]=[.J360]" office:value-type="boolean" office:boolean-value="true">
            <text:p>TRUE</text:p>
          </table:table-cell>
          <table:table-cell table:formula="of:=[.E360]-[.K360]" office:value-type="float" office:value="-0.00000300000000130751">
            <text:p>-0.000003</text:p>
          </table:table-cell>
          <table:table-cell table:formula="of:=[.O360]&gt;0.00001" office:value-type="boolean" office:boolean-value="false">
            <text:p>FALSE</text:p>
          </table:table-cell>
          <table:table-cell table:formula="of:=[.O36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2178">
            <text:p>9.90217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362]-[.A361]" office:value-type="float" office:value="0.0000430000000015696">
            <text:p>0.000043</text:p>
          </table:table-cell>
          <table:table-cell table:formula="of:=ROW([.E361])-355" office:value-type="float" office:value="6">
            <text:p>6</text:p>
          </table:table-cell>
          <table:table-cell office:value-type="float" office:value="9.318073">
            <text:p>9.31807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362]-[.G361]" office:value-type="float" office:value="0.0000409999999995137">
            <text:p>0.000041</text:p>
          </table:table-cell>
          <table:table-cell table:formula="of:=ROW([.K361])-355" office:value-type="float" office:value="6">
            <text:p>6</text:p>
          </table:table-cell>
          <table:table-cell table:formula="of:=[.C361]=[.I361]" office:value-type="boolean" office:boolean-value="true">
            <text:p>TRUE</text:p>
          </table:table-cell>
          <table:table-cell table:formula="of:=[.D361]=[.J361]" office:value-type="boolean" office:boolean-value="true">
            <text:p>TRUE</text:p>
          </table:table-cell>
          <table:table-cell table:formula="of:=[.E361]-[.K361]" office:value-type="float" office:value="0.00000200000000205591">
            <text:p>0.000002</text:p>
          </table:table-cell>
          <table:table-cell table:formula="of:=[.O361]&gt;0.00001" office:value-type="boolean" office:boolean-value="false">
            <text:p>FALSE</text:p>
          </table:table-cell>
          <table:table-cell table:formula="of:=[.O36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2221">
            <text:p>9.90222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363]-[.A362]" office:value-type="float" office:value="0.0000429999999997932">
            <text:p>0.000043</text:p>
          </table:table-cell>
          <table:table-cell table:formula="of:=ROW([.E362])-355" office:value-type="float" office:value="7">
            <text:p>7</text:p>
          </table:table-cell>
          <table:table-cell office:value-type="float" office:value="9.318114">
            <text:p>9.3181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363]-[.G362]" office:value-type="float" office:value="0.0000450000000000728">
            <text:p>0.000045</text:p>
          </table:table-cell>
          <table:table-cell table:formula="of:=ROW([.K362])-355" office:value-type="float" office:value="7">
            <text:p>7</text:p>
          </table:table-cell>
          <table:table-cell table:formula="of:=[.C362]=[.I362]" office:value-type="boolean" office:boolean-value="true">
            <text:p>TRUE</text:p>
          </table:table-cell>
          <table:table-cell table:formula="of:=[.D362]=[.J362]" office:value-type="boolean" office:boolean-value="true">
            <text:p>TRUE</text:p>
          </table:table-cell>
          <table:table-cell table:formula="of:=[.E362]-[.K362]" office:value-type="float" office:value="-0.00000200000000027956">
            <text:p>-0.000002</text:p>
          </table:table-cell>
          <table:table-cell table:formula="of:=[.O362]&gt;0.00001" office:value-type="boolean" office:boolean-value="false">
            <text:p>FALSE</text:p>
          </table:table-cell>
          <table:table-cell table:formula="of:=[.O36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2264">
            <text:p>9.902264</text:p>
          </table:table-cell>
          <table:table-cell table:number-columns-repeated="3" office:value-type="float" office:value="1">
            <text:p>1</text:p>
          </table:table-cell>
          <table:table-cell table:formula="of:=[.A364]-[.A363]" office:value-type="float" office:value="0.0000429999999997932">
            <text:p>0.000043</text:p>
          </table:table-cell>
          <table:table-cell table:formula="of:=ROW([.E363])-355" office:value-type="float" office:value="8">
            <text:p>8</text:p>
          </table:table-cell>
          <table:table-cell office:value-type="float" office:value="9.318159">
            <text:p>9.318159</text:p>
          </table:table-cell>
          <table:table-cell table:number-columns-repeated="3" office:value-type="float" office:value="1">
            <text:p>1</text:p>
          </table:table-cell>
          <table:table-cell table:formula="of:=[.G364]-[.G363]" office:value-type="float" office:value="0.0000420000000005416">
            <text:p>0.000042</text:p>
          </table:table-cell>
          <table:table-cell table:formula="of:=ROW([.K363])-355" office:value-type="float" office:value="8">
            <text:p>8</text:p>
          </table:table-cell>
          <table:table-cell table:formula="of:=[.C363]=[.I363]" office:value-type="boolean" office:boolean-value="true">
            <text:p>TRUE</text:p>
          </table:table-cell>
          <table:table-cell table:formula="of:=[.D363]=[.J363]" office:value-type="boolean" office:boolean-value="true">
            <text:p>TRUE</text:p>
          </table:table-cell>
          <table:table-cell table:formula="of:=[.E363]-[.K363]" office:value-type="float" office:value="0.0000009999999992516">
            <text:p>0.000001</text:p>
          </table:table-cell>
          <table:table-cell table:formula="of:=[.O363]&gt;0.00001" office:value-type="boolean" office:boolean-value="false">
            <text:p>FALSE</text:p>
          </table:table-cell>
          <table:table-cell table:formula="of:=[.O36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2307">
            <text:p>9.9023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365]-[.A364]" office:value-type="float" office:value="0.0000419999999987653">
            <text:p>0.000042</text:p>
          </table:table-cell>
          <table:table-cell table:formula="of:=ROW([.E364])-355" office:value-type="float" office:value="9">
            <text:p>9</text:p>
          </table:table-cell>
          <table:table-cell office:value-type="float" office:value="9.318201">
            <text:p>9.318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365]-[.G364]" office:value-type="float" office:value="0.0000439999999990448">
            <text:p>0.000044</text:p>
          </table:table-cell>
          <table:table-cell table:formula="of:=ROW([.K364])-355" office:value-type="float" office:value="9">
            <text:p>9</text:p>
          </table:table-cell>
          <table:table-cell table:formula="of:=[.C364]=[.I364]" office:value-type="boolean" office:boolean-value="true">
            <text:p>TRUE</text:p>
          </table:table-cell>
          <table:table-cell table:formula="of:=[.D364]=[.J364]" office:value-type="boolean" office:boolean-value="true">
            <text:p>TRUE</text:p>
          </table:table-cell>
          <table:table-cell table:formula="of:=[.E364]-[.K364]" office:value-type="float" office:value="-0.00000200000000027956">
            <text:p>-0.000002</text:p>
          </table:table-cell>
          <table:table-cell table:formula="of:=[.O364]&gt;0.00001" office:value-type="boolean" office:boolean-value="false">
            <text:p>FALSE</text:p>
          </table:table-cell>
          <table:table-cell table:formula="of:=[.O36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2349">
            <text:p>9.90234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366]-[.A365]" office:value-type="float" office:value="0.0000430000000015696">
            <text:p>0.000043</text:p>
          </table:table-cell>
          <table:table-cell table:formula="of:=ROW([.E365])-355" office:value-type="float" office:value="10">
            <text:p>10</text:p>
          </table:table-cell>
          <table:table-cell office:value-type="float" office:value="9.318245">
            <text:p>9.31824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366]-[.G365]" office:value-type="float" office:value="0.0000420000000005416">
            <text:p>0.000042</text:p>
          </table:table-cell>
          <table:table-cell table:formula="of:=ROW([.K365])-355" office:value-type="float" office:value="10">
            <text:p>10</text:p>
          </table:table-cell>
          <table:table-cell table:formula="of:=[.C365]=[.I365]" office:value-type="boolean" office:boolean-value="true">
            <text:p>TRUE</text:p>
          </table:table-cell>
          <table:table-cell table:formula="of:=[.D365]=[.J365]" office:value-type="boolean" office:boolean-value="true">
            <text:p>TRUE</text:p>
          </table:table-cell>
          <table:table-cell table:formula="of:=[.E365]-[.K365]" office:value-type="float" office:value="0.00000100000000102796">
            <text:p>0.000001</text:p>
          </table:table-cell>
          <table:table-cell table:formula="of:=[.O365]&gt;0.00001" office:value-type="boolean" office:boolean-value="false">
            <text:p>FALSE</text:p>
          </table:table-cell>
          <table:table-cell table:formula="of:=[.O36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2392">
            <text:p>9.90239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367]-[.A366]" office:value-type="float" office:value="0.0000429999999997932">
            <text:p>0.000043</text:p>
          </table:table-cell>
          <table:table-cell table:formula="of:=ROW([.E366])-355" office:value-type="float" office:value="11">
            <text:p>11</text:p>
          </table:table-cell>
          <table:table-cell office:value-type="float" office:value="9.318287">
            <text:p>9.31828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367]-[.G366]" office:value-type="float" office:value="0.0000450000000000728">
            <text:p>0.000045</text:p>
          </table:table-cell>
          <table:table-cell table:formula="of:=ROW([.K366])-355" office:value-type="float" office:value="11">
            <text:p>11</text:p>
          </table:table-cell>
          <table:table-cell table:formula="of:=[.C366]=[.I366]" office:value-type="boolean" office:boolean-value="true">
            <text:p>TRUE</text:p>
          </table:table-cell>
          <table:table-cell table:formula="of:=[.D366]=[.J366]" office:value-type="boolean" office:boolean-value="true">
            <text:p>TRUE</text:p>
          </table:table-cell>
          <table:table-cell table:formula="of:=[.E366]-[.K366]" office:value-type="float" office:value="-0.00000200000000027956">
            <text:p>-0.000002</text:p>
          </table:table-cell>
          <table:table-cell table:formula="of:=[.O366]&gt;0.00001" office:value-type="boolean" office:boolean-value="false">
            <text:p>FALSE</text:p>
          </table:table-cell>
          <table:table-cell table:formula="of:=[.O366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2435">
            <text:p>9.902435</text:p>
          </table:table-cell>
          <table:table-cell table:number-columns-repeated="3" office:value-type="float" office:value="1">
            <text:p>1</text:p>
          </table:table-cell>
          <table:table-cell table:formula="of:=[.A368]-[.A367]" office:value-type="float" office:value="0.0000419999999987653">
            <text:p>0.000042</text:p>
          </table:table-cell>
          <table:table-cell table:formula="of:=ROW([.E367])-355" office:value-type="float" office:value="12">
            <text:p>12</text:p>
          </table:table-cell>
          <table:table-cell office:value-type="float" office:value="9.318332">
            <text:p>9.318332</text:p>
          </table:table-cell>
          <table:table-cell table:number-columns-repeated="3" office:value-type="float" office:value="1">
            <text:p>1</text:p>
          </table:table-cell>
          <table:table-cell table:formula="of:=[.G368]-[.G367]" office:value-type="float" office:value="0.0000409999999995137">
            <text:p>0.000041</text:p>
          </table:table-cell>
          <table:table-cell table:formula="of:=ROW([.K367])-355" office:value-type="float" office:value="12">
            <text:p>12</text:p>
          </table:table-cell>
          <table:table-cell table:formula="of:=[.C367]=[.I367]" office:value-type="boolean" office:boolean-value="true">
            <text:p>TRUE</text:p>
          </table:table-cell>
          <table:table-cell table:formula="of:=[.D367]=[.J367]" office:value-type="boolean" office:boolean-value="true">
            <text:p>TRUE</text:p>
          </table:table-cell>
          <table:table-cell table:formula="of:=[.E367]-[.K367]" office:value-type="float" office:value="0.0000009999999992516">
            <text:p>0.000001</text:p>
          </table:table-cell>
          <table:table-cell table:formula="of:=[.O367]&gt;0.00001" office:value-type="boolean" office:boolean-value="false">
            <text:p>FALSE</text:p>
          </table:table-cell>
          <table:table-cell table:formula="of:=[.O367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2477">
            <text:p>9.9024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369]-[.A368]" office:value-type="float" office:value="0.0000430000000015696">
            <text:p>0.000043</text:p>
          </table:table-cell>
          <table:table-cell table:formula="of:=ROW([.E368])-355" office:value-type="float" office:value="13">
            <text:p>13</text:p>
          </table:table-cell>
          <table:table-cell office:value-type="float" office:value="9.318373">
            <text:p>9.3183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369]-[.G368]" office:value-type="float" office:value="0.0000450000000000728">
            <text:p>0.000045</text:p>
          </table:table-cell>
          <table:table-cell table:formula="of:=ROW([.K368])-355" office:value-type="float" office:value="13">
            <text:p>13</text:p>
          </table:table-cell>
          <table:table-cell table:formula="of:=[.C368]=[.I368]" office:value-type="boolean" office:boolean-value="true">
            <text:p>TRUE</text:p>
          </table:table-cell>
          <table:table-cell table:formula="of:=[.D368]=[.J368]" office:value-type="boolean" office:boolean-value="true">
            <text:p>TRUE</text:p>
          </table:table-cell>
          <table:table-cell table:formula="of:=[.E368]-[.K368]" office:value-type="float" office:value="-0.0000019999999985032">
            <text:p>-0.000002</text:p>
          </table:table-cell>
          <table:table-cell table:formula="of:=[.O368]&gt;0.00001" office:value-type="boolean" office:boolean-value="false">
            <text:p>FALSE</text:p>
          </table:table-cell>
          <table:table-cell table:formula="of:=[.O368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252">
            <text:p>9.9025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370]-[.A369]" office:value-type="float" office:value="0.0000429999999997932">
            <text:p>0.000043</text:p>
          </table:table-cell>
          <table:table-cell table:formula="of:=ROW([.E369])-355" office:value-type="float" office:value="14">
            <text:p>14</text:p>
          </table:table-cell>
          <table:table-cell office:value-type="float" office:value="9.318418">
            <text:p>9.31841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370]-[.G369]" office:value-type="float" office:value="0.0000420000000005416">
            <text:p>0.000042</text:p>
          </table:table-cell>
          <table:table-cell table:formula="of:=ROW([.K369])-355" office:value-type="float" office:value="14">
            <text:p>14</text:p>
          </table:table-cell>
          <table:table-cell table:formula="of:=[.C369]=[.I369]" office:value-type="boolean" office:boolean-value="true">
            <text:p>TRUE</text:p>
          </table:table-cell>
          <table:table-cell table:formula="of:=[.D369]=[.J369]" office:value-type="boolean" office:boolean-value="true">
            <text:p>TRUE</text:p>
          </table:table-cell>
          <table:table-cell table:formula="of:=[.E369]-[.K369]" office:value-type="float" office:value="0.0000009999999992516">
            <text:p>0.000001</text:p>
          </table:table-cell>
          <table:table-cell table:formula="of:=[.O369]&gt;0.00001" office:value-type="boolean" office:boolean-value="false">
            <text:p>FALSE</text:p>
          </table:table-cell>
          <table:table-cell table:formula="of:=[.O369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2563">
            <text:p>9.90256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371]-[.A370]" office:value-type="float" office:value="0.0000419999999987653">
            <text:p>0.000042</text:p>
          </table:table-cell>
          <table:table-cell table:formula="of:=ROW([.E370])-355" office:value-type="float" office:value="15">
            <text:p>15</text:p>
          </table:table-cell>
          <table:table-cell office:value-type="float" office:value="9.31846">
            <text:p>9.3184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371]-[.G370]" office:value-type="float" office:value="0.0000440000000008212">
            <text:p>0.000044</text:p>
          </table:table-cell>
          <table:table-cell table:formula="of:=ROW([.K370])-355" office:value-type="float" office:value="15">
            <text:p>15</text:p>
          </table:table-cell>
          <table:table-cell table:formula="of:=[.C370]=[.I370]" office:value-type="boolean" office:boolean-value="true">
            <text:p>TRUE</text:p>
          </table:table-cell>
          <table:table-cell table:formula="of:=[.D370]=[.J370]" office:value-type="boolean" office:boolean-value="true">
            <text:p>TRUE</text:p>
          </table:table-cell>
          <table:table-cell table:formula="of:=[.E370]-[.K370]" office:value-type="float" office:value="-0.00000200000000205591">
            <text:p>-0.000002</text:p>
          </table:table-cell>
          <table:table-cell table:formula="of:=[.O370]&gt;0.00001" office:value-type="boolean" office:boolean-value="false">
            <text:p>FALSE</text:p>
          </table:table-cell>
          <table:table-cell table:formula="of:=[.O370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2605">
            <text:p>9.902605</text:p>
          </table:table-cell>
          <table:table-cell table:number-columns-repeated="3" office:value-type="float" office:value="1">
            <text:p>1</text:p>
          </table:table-cell>
          <table:table-cell table:formula="of:=[.A372]-[.A371]" office:value-type="float" office:value="0.0000429999999997932">
            <text:p>0.000043</text:p>
          </table:table-cell>
          <table:table-cell table:formula="of:=ROW([.E371])-355" office:value-type="float" office:value="16">
            <text:p>16</text:p>
          </table:table-cell>
          <table:table-cell office:value-type="float" office:value="9.318504">
            <text:p>9.318504</text:p>
          </table:table-cell>
          <table:table-cell table:number-columns-repeated="3" office:value-type="float" office:value="1">
            <text:p>1</text:p>
          </table:table-cell>
          <table:table-cell table:formula="of:=[.G372]-[.G371]" office:value-type="float" office:value="0.0000419999999987653">
            <text:p>0.000042</text:p>
          </table:table-cell>
          <table:table-cell table:formula="of:=ROW([.K371])-355" office:value-type="float" office:value="16">
            <text:p>16</text:p>
          </table:table-cell>
          <table:table-cell table:formula="of:=[.C371]=[.I371]" office:value-type="boolean" office:boolean-value="true">
            <text:p>TRUE</text:p>
          </table:table-cell>
          <table:table-cell table:formula="of:=[.D371]=[.J371]" office:value-type="boolean" office:boolean-value="true">
            <text:p>TRUE</text:p>
          </table:table-cell>
          <table:table-cell table:formula="of:=[.E371]-[.K371]" office:value-type="float" office:value="0.00000100000000102796">
            <text:p>0.000001</text:p>
          </table:table-cell>
          <table:table-cell table:formula="of:=[.O371]&gt;0.00001" office:value-type="boolean" office:boolean-value="false">
            <text:p>FALSE</text:p>
          </table:table-cell>
          <table:table-cell table:formula="of:=[.O371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2648">
            <text:p>9.902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373]-[.A372]" office:value-type="float" office:value="0.0000430000000015696">
            <text:p>0.000043</text:p>
          </table:table-cell>
          <table:table-cell table:formula="of:=ROW([.E372])-355" office:value-type="float" office:value="17">
            <text:p>17</text:p>
          </table:table-cell>
          <table:table-cell office:value-type="float" office:value="9.318546">
            <text:p>9.3185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373]-[.G372]" office:value-type="float" office:value="0.0000450000000000728">
            <text:p>0.000045</text:p>
          </table:table-cell>
          <table:table-cell table:formula="of:=ROW([.K372])-355" office:value-type="float" office:value="17">
            <text:p>17</text:p>
          </table:table-cell>
          <table:table-cell table:formula="of:=[.C372]=[.I372]" office:value-type="boolean" office:boolean-value="true">
            <text:p>TRUE</text:p>
          </table:table-cell>
          <table:table-cell table:formula="of:=[.D372]=[.J372]" office:value-type="boolean" office:boolean-value="true">
            <text:p>TRUE</text:p>
          </table:table-cell>
          <table:table-cell table:formula="of:=[.E372]-[.K372]" office:value-type="float" office:value="-0.0000019999999985032">
            <text:p>-0.000002</text:p>
          </table:table-cell>
          <table:table-cell table:formula="of:=[.O372]&gt;0.00001" office:value-type="boolean" office:boolean-value="false">
            <text:p>FALSE</text:p>
          </table:table-cell>
          <table:table-cell table:formula="of:=[.O372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2691">
            <text:p>9.90269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A374]-[.A373]" office:value-type="float" office:value="0.0000419999999987653">
            <text:p>0.000042</text:p>
          </table:table-cell>
          <table:table-cell table:formula="of:=ROW([.E373])-355" office:value-type="float" office:value="18">
            <text:p>18</text:p>
          </table:table-cell>
          <table:table-cell office:value-type="float" office:value="9.318591">
            <text:p>9.31859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G374]-[.G373]" office:value-type="float" office:value="0.0000420000000005416">
            <text:p>0.000042</text:p>
          </table:table-cell>
          <table:table-cell table:formula="of:=ROW([.K373])-355" office:value-type="float" office:value="18">
            <text:p>18</text:p>
          </table:table-cell>
          <table:table-cell table:formula="of:=[.C373]=[.I373]" office:value-type="boolean" office:boolean-value="true">
            <text:p>TRUE</text:p>
          </table:table-cell>
          <table:table-cell table:formula="of:=[.D373]=[.J373]" office:value-type="boolean" office:boolean-value="true">
            <text:p>TRUE</text:p>
          </table:table-cell>
          <table:table-cell table:formula="of:=[.E373]-[.K373]" office:value-type="float" office:value="-1.77635683940025E-015">
            <text:p>-1.77635683940025E-015</text:p>
          </table:table-cell>
          <table:table-cell table:formula="of:=[.O373]&gt;0.00001" office:value-type="boolean" office:boolean-value="false">
            <text:p>FALSE</text:p>
          </table:table-cell>
          <table:table-cell table:formula="of:=[.O373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2733">
            <text:p>9.9027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375]-[.A374]" office:value-type="float" office:value="0.0000429999999997932">
            <text:p>0.000043</text:p>
          </table:table-cell>
          <table:table-cell table:formula="of:=ROW([.E374])-355" office:value-type="float" office:value="19">
            <text:p>19</text:p>
          </table:table-cell>
          <table:table-cell office:value-type="float" office:value="9.318633">
            <text:p>9.3186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375]-[.G374]" office:value-type="float" office:value="0.0000439999999990448">
            <text:p>0.000044</text:p>
          </table:table-cell>
          <table:table-cell table:formula="of:=ROW([.K374])-355" office:value-type="float" office:value="19">
            <text:p>19</text:p>
          </table:table-cell>
          <table:table-cell table:formula="of:=[.C374]=[.I374]" office:value-type="boolean" office:boolean-value="true">
            <text:p>TRUE</text:p>
          </table:table-cell>
          <table:table-cell table:formula="of:=[.D374]=[.J374]" office:value-type="boolean" office:boolean-value="true">
            <text:p>TRUE</text:p>
          </table:table-cell>
          <table:table-cell table:formula="of:=[.E374]-[.K374]" office:value-type="float" office:value="-0.0000009999999992516">
            <text:p>-0.000001</text:p>
          </table:table-cell>
          <table:table-cell table:formula="of:=[.O374]&gt;0.00001" office:value-type="boolean" office:boolean-value="false">
            <text:p>FALSE</text:p>
          </table:table-cell>
          <table:table-cell table:formula="of:=[.O374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2776">
            <text:p>9.902776</text:p>
          </table:table-cell>
          <table:table-cell table:number-columns-repeated="3" office:value-type="float" office:value="1">
            <text:p>1</text:p>
          </table:table-cell>
          <table:table-cell table:formula="of:=[.A376]-[.A375]" office:value-type="float" office:value="0.0000429999999997932">
            <text:p>0.000043</text:p>
          </table:table-cell>
          <table:table-cell table:formula="of:=ROW([.E375])-355" office:value-type="float" office:value="20">
            <text:p>20</text:p>
          </table:table-cell>
          <table:table-cell office:value-type="float" office:value="9.318677">
            <text:p>9.318677</text:p>
          </table:table-cell>
          <table:table-cell table:number-columns-repeated="3" office:value-type="float" office:value="1">
            <text:p>1</text:p>
          </table:table-cell>
          <table:table-cell table:formula="of:=[.G376]-[.G375]" office:value-type="float" office:value="0.0000420000000005416">
            <text:p>0.000042</text:p>
          </table:table-cell>
          <table:table-cell table:formula="of:=ROW([.K375])-355" office:value-type="float" office:value="20">
            <text:p>20</text:p>
          </table:table-cell>
          <table:table-cell table:formula="of:=[.C375]=[.I375]" office:value-type="boolean" office:boolean-value="true">
            <text:p>TRUE</text:p>
          </table:table-cell>
          <table:table-cell table:formula="of:=[.D375]=[.J375]" office:value-type="boolean" office:boolean-value="true">
            <text:p>TRUE</text:p>
          </table:table-cell>
          <table:table-cell table:formula="of:=[.E375]-[.K375]" office:value-type="float" office:value="0.0000009999999992516">
            <text:p>0.000001</text:p>
          </table:table-cell>
          <table:table-cell table:formula="of:=[.O375]&gt;0.00001" office:value-type="boolean" office:boolean-value="false">
            <text:p>FALSE</text:p>
          </table:table-cell>
          <table:table-cell table:formula="of:=[.O375]&lt;-0.00001" office:value-type="boolean" office:boolean-value="false">
            <text:p>FALSE</text:p>
          </table:table-cell>
        </table:table-row>
        <table:table-row table:style-name="ro1">
          <table:table-cell office:value-type="float" office:value="9.902819">
            <text:p>9.9028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377]-[.A376]" office:value-type="float" office:value="-9.902819">
            <text:p>-9.902819</text:p>
          </table:table-cell>
          <table:table-cell office:value-type="string">
            <text:p>last time</text:p>
          </table:table-cell>
          <table:table-cell office:value-type="float" office:value="9.318719">
            <text:p>9.3187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377]-[.G376]" office:value-type="float" office:value="-9.318719">
            <text:p>-9.318719</text:p>
          </table:table-cell>
          <table:table-cell office:value-type="string">
            <text:p>last time</text:p>
          </table:table-cell>
          <table:table-cell table:formula="of:=[.C376]=[.I376]" office:value-type="boolean" office:boolean-value="true">
            <text:p>TRUE</text:p>
          </table:table-cell>
          <table:table-cell table:formula="of:=[.D376]=[.J376]" office:value-type="boolean" office:boolean-value="true">
            <text:p>TRUE</text:p>
          </table:table-cell>
          <table:table-cell table:formula="of:=[.E376]-[.K376]" office:value-type="float" office:value="-0.584099999999999">
            <text:p>-0.5841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8/07/2014</text:date>, <text:time>14:2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8-07T14:26:14</dc:date>
    <dc:creator>sdlfj slgih</dc:creator>
    <meta:generator>OpenOffice.org/3.3$Unix OpenOffice.org_project/330m20$Build-9567</meta:generator>
    <meta:editing-duration>PT15H43M24S</meta:editing-duration>
    <meta:editing-cycles>1</meta:editing-cycles>
    <meta:document-statistic meta:table-count="1" meta:cell-count="6114" meta:object-count="0"/>
  </office:meta>
</office:document-meta>
</file>